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2000000000A0000000A55FED2B9C604A8DC.gif" manifest:media-type="image/gif"/>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3900000045D8CA0451A98A09C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mic Sans MS1" svg:font-family="'Comic Sans MS'"/>
    <style:font-face style:name="Times New Roman1" svg:font-family="'Times New Roman'"/>
    <style:font-face style:name="Wingdings 31" svg:font-family="'Wingdings 3'"/>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4.697cm"/>
    </style:style>
    <style:style style:name="co26" style:family="table-column">
      <style:table-column-properties fo:break-before="auto" style:column-width="2.859cm"/>
    </style:style>
    <style:style style:name="co27" style:family="table-column">
      <style:table-column-properties fo:break-before="auto" style:column-width="3.233cm"/>
    </style:style>
    <style:style style:name="co28" style:family="table-column">
      <style:table-column-properties fo:break-before="auto" style:column-width="2.847cm"/>
    </style:style>
    <style:style style:name="co29" style:family="table-column">
      <style:table-column-properties fo:break-before="auto" style:column-width="2.436cm"/>
    </style:style>
    <style:style style:name="co30" style:family="table-column">
      <style:table-column-properties fo:break-before="auto" style:column-width="2.866cm"/>
    </style:style>
    <style:style style:name="co31" style:family="table-column">
      <style:table-column-properties fo:break-before="auto" style:column-width="2.545cm"/>
    </style:style>
    <style:style style:name="co32" style:family="table-column">
      <style:table-column-properties fo:break-before="auto" style:column-width="2.293cm"/>
    </style:style>
    <style:style style:name="co33" style:family="table-column">
      <style:table-column-properties fo:break-before="auto" style:column-width="2.626cm"/>
    </style:style>
    <style:style style:name="co34" style:family="table-column">
      <style:table-column-properties fo:break-before="auto" style:column-width="3.05cm"/>
    </style:style>
    <style:style style:name="co35" style:family="table-column">
      <style:table-column-properties fo:break-before="auto" style:column-width="3.267cm"/>
    </style:style>
    <style:style style:name="co36" style:family="table-column">
      <style:table-column-properties fo:break-before="auto" style:column-width="1.513cm"/>
    </style:style>
    <style:style style:name="co37" style:family="table-column">
      <style:table-column-properties fo:break-before="auto" style:column-width="9.458cm"/>
    </style:style>
    <style:style style:name="co38" style:family="table-column">
      <style:table-column-properties fo:break-before="auto" style:column-width="4.203cm"/>
    </style:style>
    <style:style style:name="co39" style:family="table-column">
      <style:table-column-properties fo:break-before="auto" style:column-width="2.752cm"/>
    </style:style>
    <style:style style:name="co40" style:family="table-column">
      <style:table-column-properties fo:break-before="auto" style:column-width="3.318cm"/>
    </style:style>
    <style:style style:name="co41" style:family="table-column">
      <style:table-column-properties fo:break-before="auto" style:column-width="0.697cm"/>
    </style:style>
    <style:style style:name="co42" style:family="table-column">
      <style:table-column-properties fo:break-before="auto" style:column-width="3.189cm"/>
    </style:style>
    <style:style style:name="co43"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2.646cm" fo:break-before="auto" style:use-optimal-row-height="false"/>
    </style:style>
    <style:style style:name="ro8" style:family="table-row">
      <style:table-row-properties style:row-height="1.194cm" fo:break-before="auto" style:use-optimal-row-height="true"/>
    </style:style>
    <style:style style:name="ro9" style:family="table-row">
      <style:table-row-properties style:row-height="1.588cm" fo:break-before="auto" style:use-optimal-row-height="false"/>
    </style:style>
    <style:style style:name="ro10" style:family="table-row">
      <style:table-row-properties style:row-height="2.21cm" fo:break-before="auto" style:use-optimal-row-height="true"/>
    </style:style>
    <style:style style:name="ro11" style:family="table-row">
      <style:table-row-properties style:row-height="1.369cm" fo:break-before="auto" style:use-optimal-row-height="true"/>
    </style:style>
    <style:style style:name="ro12" style:family="table-row">
      <style:table-row-properties style:row-height="1.998cm" fo:break-before="auto" style:use-optimal-row-height="false"/>
    </style:style>
    <style:style style:name="ro13" style:family="table-row">
      <style:table-row-properties style:row-height="2.558cm" fo:break-before="auto" style:use-optimal-row-height="false"/>
    </style:style>
    <style:style style:name="ro14" style:family="table-row">
      <style:table-row-properties style:row-height="1.402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tableooo:tab-color="#000000"/>
    </style:style>
    <style:style style:name="ta3" style:family="table" style:master-page-name="Default">
      <style:table-properties table:display="true" style:writing-mode="lr-tb" tableooo:tab-color="#127622"/>
    </style:style>
    <style:style style:name="ta4" style:family="table" style:master-page-name="Default">
      <style:table-properties table:display="true" style:writing-mode="lr-tb" tableooo:tab-color="#ea7500"/>
    </style:style>
    <style:style style:name="ta5" style:family="table" style:master-page-name="Default">
      <style:table-properties table:display="true" style:writing-mode="lr-tb" tableooo:tab-color="#5983b0"/>
    </style:style>
    <style:style style:name="ta6" style:family="table" style:master-page-name="Default">
      <style:table-properties table:display="true" style:writing-mode="lr-tb" tableooo:tab-color="#355269"/>
    </style:style>
    <style:style style:name="ta7" style:family="table" style:master-page-name="Default">
      <style:table-properties table:display="true" style:writing-mode="lr-tb"/>
    </style:style>
    <style:style style:name="ta8" style:family="table" style:master-page-name="Default">
      <style:table-properties table:display="false" style:writing-mode="lr-tb"/>
    </style:style>
    <number:number-style style:name="N2">
      <number:number number:decimal-places="2" loext:min-decimal-places="2" number:min-integer-digits="1"/>
    </number:number-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7"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70"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5"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85"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8pt" style:font-name-asian="Wingdings 31" style:font-size-asian="88pt" style:font-name-complex="Wingdings 31"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1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40"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35"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48"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5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9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9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1" fo:font-size="88pt" style:font-name-asian="Wingdings 31" style:font-size-asian="88pt" style:font-name-complex="Wingdings 31"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1"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1" fo:font-size="88pt" style:font-name-asian="Wingdings 31" style:font-size-asian="88pt" style:font-name-complex="Wingdings 31"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5"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82" style:family="table-cell" style:parent-style-name="Default" style:data-style-name="N0">
      <style:table-cell-properties style:cell-protect="protected formula-hidden"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34" style:family="table-cell" style:parent-style-name="Default">
      <style:table-cell-properties style:cell-protect="protected formula-hidden" style:print-content="true" fo:background-color="transparent"/>
      <style:text-properties style:font-name="Times New Roman" fo:font-size="28pt" style:font-size-asian="28pt" style:font-size-complex="28pt"/>
    </style:style>
    <style:style style:name="ce456" style:family="table-cell" style:parent-style-name="Default">
      <style:table-cell-properties style:cell-protect="protected formula-hidden"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1"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59"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381"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8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450"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6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0pt" style:font-size-asian="80pt" style:font-size-complex="80pt"/>
    </style:style>
    <style:style style:name="ce38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9"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80pt" style:font-size-asian="80pt" style:font-size-complex="80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83" style:family="table-cell" style:parent-style-name="Default">
      <style:table-cell-properties fo:border-bottom="0.06pt solid #000000" style:cell-protect="protected formula-hidden" style:print-content="true" fo:background-color="transparent" fo:border-left="none" fo:border-right="none" fo:border-top="none"/>
    </style:style>
    <style:style style:name="ce400"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84"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1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158"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0"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1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4"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5"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05"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31"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512" style:family="table-cell" style:parent-style-name="Default">
      <style:table-cell-properties style:cell-protect="protected formula-hidden" style:print-content="true" fo:background-color="transparent"/>
    </style:style>
    <style:style style:name="ce498"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517"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5" style:family="table-cell" style:parent-style-name="Default">
      <style:table-cell-properties style:cell-protect="protected formula-hidden"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518"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52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 fo:font-size="88pt" style:font-size-asian="88pt" style:font-size-complex="88pt"/>
    </style:style>
    <style:style style:name="ce520"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 fo:font-size="88pt" style:font-size-asian="88pt" style:font-size-complex="88pt"/>
    </style:style>
    <style:style style:name="ce123"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523" style:family="table-cell" style:parent-style-name="Default">
      <style:table-cell-properties style:cell-protect="protected formula-hidden" style:print-content="true" fo:background-color="transparent" fo:border="none"/>
    </style:style>
    <style:style style:name="ce504" style:family="table-cell" style:parent-style-name="Default">
      <style:table-cell-properties style:cell-protect="protected formula-hidden" style:print-content="true" fo:background-color="transparent" fo:border="none"/>
    </style:style>
    <style:style style:name="ce448"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463"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64"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3"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9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503"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94"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96"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822"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73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29"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760"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66"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70"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779"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783"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4"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789"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79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85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8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884" style:family="table-cell" style:parent-style-name="Default">
      <style:table-cell-properties style:cell-protect="protected" style:print-content="true" fo:background-color="transparent" fo:border="none"/>
    </style:style>
    <style:style style:name="ce530"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53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97"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898"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53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3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07"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37"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3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39"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540"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02" style:family="table-cell" style:parent-style-name="Default">
      <style:table-cell-properties style:cell-protect="hidden-and-protected" style:print-content="true"/>
    </style:style>
    <style:style style:name="ce92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926"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44"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929" style:family="table-cell" style:parent-style-name="Default">
      <style:table-cell-properties style:cell-protect="hidden-and-protected" style:print-content="true"/>
      <style:text-properties style:font-name="Times New Roman" fo:font-size="12pt" style:font-size-asian="12pt" style:font-size-complex="12pt"/>
    </style:style>
    <style:style style:name="ce54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547"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48"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49"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55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5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53"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4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55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55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56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56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6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6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581" style:family="table-cell" style:parent-style-name="Default">
      <style:table-cell-properties style:cell-protect="hidden-and-protected" style:print-content="true" style:vertical-align="middle"/>
    </style:style>
    <style:style style:name="ce583"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58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58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7"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45" style:family="table-cell" style:parent-style-name="Default">
      <style:table-cell-properties style:cell-protect="hidden-and-protected" style:print-content="true" fo:background-color="transparent"/>
      <style:text-properties style:use-window-font-color="true"/>
    </style:style>
    <style:style style:name="ce644" style:family="table-cell" style:parent-style-name="Default">
      <style:table-cell-properties fo:background-color="transparent"/>
      <style:text-properties style:use-window-font-color="true"/>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6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6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588"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59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59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59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99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8"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599"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663"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1"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02"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0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69"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1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100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1"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2"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3"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631"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63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3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0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02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968"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69"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638"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4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64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64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 fo:font-size="12pt" style:font-size-asian="12pt" style:font-size-complex="12pt"/>
    </style:style>
    <style:style style:name="ce1033"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655"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65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36"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1037"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 fo:font-size="40pt" style:font-size-asian="40pt" style:font-size-complex="40pt"/>
    </style:style>
    <style:style style:name="ce1038"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66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67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76"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8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68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772"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73" style:family="table-cell" style:parent-style-name="Default" style:data-style-name="N0">
      <style:table-cell-properties style:text-align-source="fix" style:repeat-content="false"/>
      <style:paragraph-properties fo:text-align="center" fo:margin-left="0cm"/>
      <style:text-properties style:font-name="Times New Roman" fo:font-size="12pt" style:font-size-asian="12pt" style:font-size-complex="12pt"/>
    </style:style>
    <style:style style:name="ce8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6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69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98"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84"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34"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8"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690"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691"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693"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69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699"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6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80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701"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070"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8"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09"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5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7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1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71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714"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9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28" style:family="table-cell" style:parent-style-name="Default">
      <style:table-cell-properties fo:background-color="transparent"/>
    </style:style>
    <style:style style:name="ce9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6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716"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1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2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5"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0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30"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84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84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1"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00"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74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1" style:family="table-cell" style:parent-style-name="Default">
      <style:table-cell-properties style:cell-protect="hidden-and-protected" style:print-content="true"/>
      <style:text-properties fo:font-size="12pt" style:font-size-asian="12pt" style:font-size-complex="12pt"/>
    </style:style>
    <style:style style:name="ce74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1" style:font-size-asian="12pt" style:font-name-complex="Times New Roman1" style:font-size-complex="12pt"/>
    </style:style>
    <style:style style:name="ce74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1" style:font-size-asian="12pt" style:font-name-complex="Times New Roman1" style:font-size-complex="12pt"/>
    </style:style>
    <style:style style:name="ce74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53"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0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49"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1110"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51"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75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754" style:family="table-cell" style:parent-style-name="Default" style:data-style-name="N99">
      <style:table-cell-properties style:cell-protect="hidden-and-protected" style:print-content="true"/>
    </style:style>
    <style:style style:name="ce863"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58"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59" style:family="table-cell" style:parent-style-name="Default">
      <style:table-cell-properties style:cell-protect="hidden-and-protected" style:print-content="true" style:text-align-source="fix" style:repeat-content="false"/>
      <style:paragraph-properties fo:text-align="center" fo:margin-left="0cm"/>
    </style:style>
    <style:style style:name="ce762" style:family="table-cell" style:parent-style-name="Default" style:data-style-name="N0">
      <style:table-cell-properties style:cell-protect="hidden-and-protected" style:print-content="true"/>
    </style:style>
    <style:style style:name="ce1118"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775"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6"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2"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786"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78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5"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6"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793" style:family="table-cell" style:parent-style-name="Default">
      <style:table-cell-properties style:cell-protect="hidden-and-protected" style:print-content="true" fo:border="0.06pt solid #000000"/>
    </style:style>
    <style:style style:name="ce795" style:family="table-cell" style:parent-style-name="Default" style:data-style-name="N99">
      <style:table-cell-properties style:cell-protect="hidden-and-protected" style:print-content="true" style:vertical-align="middle"/>
    </style:style>
    <style:style style:name="ce933"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56"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811"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12"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813"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138"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8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816"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818"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6"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835"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49"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95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start" fo:margin-left="0cm"/>
      <style:text-properties style:font-name="Times New Roman" fo:font-size="12pt" style:font-size-asian="12pt" style:font-size-complex="12pt"/>
    </style:style>
    <style:style style:name="ce85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55"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856"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858"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151" style:family="table-cell" style:parent-style-name="Default">
      <style:table-cell-properties fo:border-bottom="0.06pt solid #000000" fo:border-left="none" fo:border-right="none" fo:border-top="0.06pt solid #000000"/>
    </style:style>
    <style:style style:name="ce95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Wingdings 3" fo:font-size="40pt" style:font-size-asian="40pt" style:font-size-complex="40pt"/>
    </style:style>
    <style:style style:name="ce959" style:family="table-cell" style:parent-style-name="Default">
      <style:table-cell-properties fo:border-bottom="0.06pt solid #000000" fo:border-left="none" fo:border-right="none" fo:border-top="none"/>
    </style:style>
    <style:style style:name="ce960" style:family="table-cell" style:parent-style-name="Default">
      <style:table-cell-properties style:text-align-source="fix" style:repeat-content="false" fo:border="0.06pt solid #000000" style:vertical-align="middle"/>
      <style:paragraph-properties fo:text-align="center"/>
    </style:style>
    <style:style style:name="ce1155" style:family="table-cell" style:parent-style-name="Default">
      <style:table-cell-properties fo:border="0.06pt solid #000000"/>
    </style:style>
    <style:style style:name="ce911"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64"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86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6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972"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808"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7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975"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871"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872" style:family="table-cell" style:parent-style-name="Default">
      <style:table-cell-properties style:cell-protect="hidden-and-protected" style:print-content="true" fo:background-color="transparent"/>
    </style:style>
    <style:style style:name="ce978"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089"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88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8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88" style:family="table-cell" style:parent-style-name="Default">
      <style:table-cell-properties fo:border-bottom="0.06pt solid #000000" fo:border-left="none" fo:border-right="0.06pt solid #000000" fo:border-top="0.06pt solid #000000"/>
    </style:style>
    <style:style style:name="ce992"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869"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88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8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88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90"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1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 fo:font-size="12pt" style:font-size-asian="12pt" style:font-size-complex="12pt"/>
    </style:style>
    <style:style style:name="ce919"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92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96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893"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899"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009"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 fo:font-size="12pt" style:font-size-asian="12pt" style:font-size-complex="12pt"/>
    </style:style>
    <style:style style:name="ce9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9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0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0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9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19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3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200"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9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2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92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0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93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98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9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3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98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9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13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13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955" style:family="table-cell" style:parent-style-name="Default">
      <style:table-cell-properties style:cell-protect="hidden-and-protected" style:print-content="true" fo:background-color="transparent" style:vertical-align="middle"/>
      <style:text-properties style:use-window-font-color="true"/>
    </style:style>
    <style:style style:name="ce121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211"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12"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13"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45" style:family="table-cell" style:parent-style-name="Default">
      <style:table-cell-properties style:cell-protect="hidden-and-protected" style:print-content="true"/>
      <style:text-properties style:font-name="Times New Roman"/>
    </style:style>
    <style:style style:name="ce12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216" style:family="table-cell" style:parent-style-name="Default">
      <style:table-cell-properties style:cell-protect="hidden-and-protected" style:print-content="true" style:text-align-source="fix" style:repeat-content="false"/>
      <style:paragraph-properties fo:text-align="center" fo:margin-left="0cm"/>
      <style:text-properties fo:color="#ffffff" style:font-name="Times New Roman"/>
    </style:style>
    <style:style style:name="ce1217" style:family="table-cell" style:parent-style-name="Default">
      <style:table-cell-properties style:cell-protect="protected" style:print-content="true"/>
      <style:text-properties style:font-name="Times New Roman"/>
    </style:style>
    <style:style style:name="ce1249"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219"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0"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1" style:family="table-cell" style:parent-style-name="Default" style:data-style-name="N2">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22" style:family="table-cell" style:parent-style-name="Default" style:data-style-name="N2">
      <style:table-cell-properties style:cell-protect="hidden-and-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223" style:family="table-cell" style:parent-style-name="Default">
      <style:table-cell-properties style:cell-protect="hidden-and-protected" style:print-content="true"/>
      <style:text-properties style:font-name="Times New Roman" fo:font-size="6pt" style:font-size-asian="6pt" style:font-size-complex="6pt"/>
    </style:style>
    <style:style style:name="ce1224"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5"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6" style:family="table-cell" style:parent-style-name="Default" style:data-style-name="N0">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27"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8pt" style:font-size-asian="18pt" style:font-size-complex="18pt"/>
    </style:style>
    <style:style style:name="ce1228" style:family="table-cell" style:parent-style-name="Default" style:data-style-name="N99">
      <style:table-cell-properties style:cell-protect="hidden-and-protected" style:print-content="true" style:text-align-source="fix" style:repeat-content="false"/>
      <style:paragraph-properties fo:text-align="center" fo:margin-left="0cm"/>
      <style:text-properties style:font-name="Times New Roman" fo:font-size="18pt" style:font-size-asian="18pt" style:font-size-complex="18pt"/>
    </style:style>
    <style:style style:name="ce1229" style:family="table-cell" style:parent-style-name="Default" style:data-style-name="N99">
      <style:table-cell-properties style:cell-protect="hidden-and-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230"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231" style:family="table-cell" style:parent-style-name="Default">
      <style:table-cell-properties style:cell-protect="hidden-and-protected" style:print-content="true" fo:background-color="transparent"/>
      <style:text-properties style:font-name="Times New Roman"/>
    </style:style>
    <style:style style:name="ce1232"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26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234"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226" style:family="table-cell" style:parent-style-name="Default">
      <style:table-cell-properties style:cell-protect="protected" style:print-content="true"/>
    </style:style>
    <style:style style:name="ce1235" style:family="table-cell" style:parent-style-name="Default">
      <style:table-cell-properties style:cell-protect="hidden-and-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fo:font-style="italic" style:font-style-asian="italic" style:font-style-complex="italic"/>
    </style:style>
    <style:style style:name="T20" style:family="text">
      <style:text-properties fo:color="#ce181e" fo:font-weight="bold" style:font-weight-asian="bold" style:font-weight-complex="bold"/>
    </style:style>
    <style:style style:name="T21" style:family="text">
      <style:text-properties fo:color="#ce181e" style:font-name="Symbol" fo:font-weight="bold" style:font-weight-asian="bold" style:font-weight-complex="bold"/>
    </style:style>
    <style:style style:name="T22"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26" style:family="text">
      <style:text-properties fo:color="#000000" fo:font-weight="normal" fo:font-style="italic" style:font-weight-asian="normal" style:font-weight-complex="normal" style:font-style-asian="italic" style:font-style-complex="italic"/>
    </style:style>
    <style:style style:name="T27" style:family="text">
      <style:text-properties fo:color="#000000" fo:font-weight="normal" style:font-weight-asian="normal" style:font-weight-complex="normal" fo:font-style="italic" style:font-style-asian="italic" style:font-style-complex="italic"/>
    </style:style>
    <style:style style:name="T28" style:family="text">
      <style:text-properties fo:color="#0000ff" fo:font-style="italic" style:font-style-asian="italic" style:font-style-complex="italic"/>
    </style:style>
    <style:style style:name="T29" style:family="text">
      <style:text-properties fo:color="#0000ff"/>
    </style:style>
    <style:style style:name="T30" style:family="text">
      <style:text-properties fo:color="#ff0000" fo:font-style="italic" style:font-style-asian="italic" style:font-style-complex="italic"/>
    </style:style>
    <style:style style:name="T31" style:family="text">
      <style:text-properties fo:color="#ff0000"/>
    </style:style>
    <style:style style:name="T32" style:family="text">
      <style:text-properties fo:color="#0000ff" fo:font-weight="normal" fo:font-style="italic" style:font-weight-asian="normal" style:font-weight-complex="normal" style:font-style-asian="italic" style:font-style-complex="italic"/>
    </style:style>
    <style:style style:name="T33" style:family="text">
      <style:text-properties fo:color="#0000ff" fo:font-weight="normal" style:font-weight-asian="normal" style:font-weight-complex="normal"/>
    </style:style>
    <style:style style:name="T34" style:family="text">
      <style:text-properties fo:color="#0000ff" fo:font-weight="normal" style:font-weight-asian="normal" style:font-weight-complex="normal" fo:font-style="italic" style:font-style-asian="italic" style:font-style-complex="italic"/>
    </style:style>
    <style:style style:name="T35" style:family="text">
      <style:text-properties fo:font-style="italic" style:font-style-asian="italic" style:font-style-complex="italic" style:text-position="-33% 58%"/>
    </style:style>
    <style:style style:name="T36" style:family="text">
      <style:text-properties fo:font-style="italic" style:text-position="-33% 58%" style:font-style-asian="italic" style:font-style-complex="italic"/>
    </style:style>
    <style:style style:name="T37"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39"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0"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1"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2"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43" style:family="text">
      <style:text-properties style:text-underline-style="none" style:text-underline-color="font-color" fo:font-style="italic" style:font-style-asian="italic" style:font-style-complex="italic" style:text-position="-33% 58%"/>
    </style:style>
    <style:style style:name="T44" style:family="text">
      <style:text-properties fo:font-style="normal" style:text-position="-33% 58%" style:font-style-asian="normal" style:font-style-complex="normal"/>
    </style:style>
    <style:style style:name="T45" style:family="text">
      <style:text-properties fo:font-style="normal" style:font-style-asian="normal" style:font-style-complex="normal" style:text-position="-33% 58%"/>
    </style:style>
    <style:style style:name="T46" style:family="text">
      <style:text-properties fo:font-style="italic" style:text-position="0% 100%"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2" draw:name="Image 1" draw:style-name="gr2" draw:text-style-name="P2" svg:width="22.714cm" svg:height="1.828cm" svg:x="0cm" svg:y="18.495cm">
            <draw:image xlink:href="Pictures/100000000000033900000045D8CA0451A98A09C1.png" xlink:type="simple" xlink:show="embed" xlink:actuate="onLoad" loext:mime-type="image/png">
              <text:p/>
            </draw:image>
          </draw:frame>
          <draw:line draw:z-index="5" draw:style-name="gr3" draw:text-style-name="P3" svg:x1="10cm" svg:y1="19.804cm" svg:x2="9cm" svg:y2="20.794cm">
            <text:p/>
          </draw:line>
          <draw:line draw:z-index="6" draw:style-name="gr3" draw:text-style-name="P3" svg:x1="22cm" svg:y1="18.814cm" svg:x2="15.5cm" svg:y2="20.89cm">
            <text:p/>
          </draw:line>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7"/>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7"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3">
          <table:table-cell table:style-name="ce7" office:value-type="string" calcext:value-type="string" table:number-columns-spanned="8" table:number-rows-spanned="1">
            <text:p>Toute autre utilisation : </text:p>
            <text:p>modification ; commerciale ; …  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4">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4">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4">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4">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5">
          <table:table-cell table:style-name="ce8" table:number-columns-repeated="8"/>
          <table:table-cell table:number-columns-repeated="1016"/>
        </table:table-row>
        <table:table-row table:style-name="ro5">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5">
          <table:covered-table-cell table:style-name="ce11"/>
          <table:covered-table-cell table:number-columns-repeated="7" table:style-name="ce8"/>
          <table:table-cell table:number-columns-repeated="1016"/>
        </table:table-row>
        <table:table-row table:style-name="ro5">
          <table:table-cell table:style-name="ce11"/>
          <table:table-cell table:style-name="ce8" table:number-columns-repeated="7"/>
          <table:table-cell table:number-columns-repeated="1016"/>
        </table:table-row>
        <table:table-row table:style-name="ro5">
          <table:table-cell table:style-name="ce12"/>
          <table:table-cell table:style-name="ce38" table:number-columns-repeated="7"/>
          <table:table-cell table:number-columns-repeated="1016"/>
        </table:table-row>
        <table:table-row table:style-name="ro5">
          <table:table-cell/>
          <table:table-cell>
            <draw:control table:end-cell-address="Aide.D25" table:end-x="0.293cm" table:end-y="0.525cm" draw:z-index="3" draw:style-name="gr4" draw:text-style-name="P4" svg:width="3.399cm" svg:height="0.703cm" svg:x="1.41cm" svg:y="0.351cm" draw:control="control3"/>
          </table:table-cell>
          <table:table-cell table:number-columns-repeated="2"/>
          <table:table-cell>
            <draw:control table:end-cell-address="Aide.F26" table:end-x="1.501cm" table:end-y="0.034cm" draw:z-index="4" draw:style-name="gr4" draw:text-style-name="P4" svg:width="3.491cm" svg:height="0.824cm" svg:x="0.269cm" svg:y="0.27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72"/>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number-rows-repeated="3">
          <table:table-cell table:number-columns-repeated="1024"/>
        </table:table-row>
        <table:table-row table:style-name="ro5">
          <table:table-cell table:style-name="ce72"/>
          <table:table-cell table:number-columns-repeated="1023"/>
        </table:table-row>
        <table:table-row table:style-name="ro5">
          <table:table-cell table:style-name="ce16"/>
          <table:table-cell table:number-columns-repeated="1023"/>
        </table:table-row>
        <table:table-row table:style-name="ro6">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5">
          <table:table-cell table:number-columns-repeated="1024"/>
        </table:table-row>
        <table:table-row table:style-name="ro5">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5">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5">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5" table:number-rows-repeated="1048537">
          <table:table-cell table:number-columns-repeated="1024"/>
        </table:table-row>
        <table:table-row table:style-name="ro5">
          <table:table-cell table:number-columns-repeated="1024"/>
        </table:table-row>
      </table:table>
      <table:table table:name="Droite" table:style-name="ta2" table:protected="true" table:protection-key="l2Z8uLvnF9Ig4wEwVzNf7j/Iiag="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8"/>
        <table:table-column table:style-name="co3" table:default-cell-style-name="ce78"/>
        <table:table-column table:style-name="co4" table:number-columns-repeated="2" table:default-cell-style-name="ce78"/>
        <table:table-column table:style-name="co5" table:default-cell-style-name="ce78"/>
        <table:table-column table:style-name="co6" table:default-cell-style-name="ce78"/>
        <table:table-column table:style-name="co2" table:default-cell-style-name="ce78"/>
        <table:table-column table:style-name="co7" table:default-cell-style-name="ce78"/>
        <table:table-column table:style-name="co1" table:number-columns-repeated="56" table:default-cell-style-name="ce78"/>
        <table:table-row table:style-name="ro7">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32];[$Données.G17];&quot;&quot;)">
            <text:p/>
          </table:table-cell>
          <table:table-cell table:style-name="ce66" office:value-type="string" calcext:value-type="string">
            <text:p>/20</text:p>
          </table:table-cell>
          <table:table-cell table:number-columns-repeated="59"/>
        </table:table-row>
        <table:table-row table:style-name="ro8">
          <table:table-cell table:style-name="ce31"/>
          <table:table-cell table:style-name="ce73"/>
          <table:table-cell/>
          <table:table-cell table:style-name="ce72" table:number-columns-repeated="2"/>
          <table:table-cell table:number-columns-repeated="59"/>
        </table:table-row>
        <table:table-row table:style-name="ro8">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8">
          <table:table-cell table:style-name="ce36"/>
          <table:table-cell table:number-columns-repeated="63"/>
        </table:table-row>
        <table:table-row table:style-name="ro9">
          <table:table-cell table:style-name="ce70" office:value-type="string" calcext:value-type="string" table:number-columns-spanned="1" table:number-rows-spanned="2">
            <text:p>Racine de l’équation<text:span text:style-name="T7"> f (x) = 0</text:span></text:p>
          </table:table-cell>
          <table:table-cell table:style-name="ce45"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8">
          <table:covered-table-cell table:style-name="ce70"/>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8">
          <table:table-cell table:style-name="ce3" office:value-type="string" calcext:value-type="string">
            <text:p>Vrai ou Faux</text:p>
          </table:table-cell>
          <table:table-cell table:style-name="ce79" table:formula="of:=IF(ISBLANK([.B6]);&quot;&quot;;IF([.$A$32];IF([.B6]=[Données.C6];1;0);&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8">
          <table:table-cell table:style-name="ce3" office:value-type="string" calcext:value-type="string">
            <text:p>Réponse</text:p>
          </table:table-cell>
          <table:table-cell table:style-name="ce80" table:formula="of:=IF(AND([.$A$32];[.$A$33]);[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8">
          <table:table-cell table:style-name="ce57"/>
          <table:table-cell table:style-name="ce134"/>
          <table:table-cell table:style-name="ce72"/>
          <table:table-cell table:style-name="ce134"/>
          <table:table-cell table:style-name="ce68"/>
          <table:table-cell table:number-columns-repeated="59"/>
        </table:table-row>
        <table:table-row table:style-name="ro8">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8">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8">
          <table:table-cell table:number-columns-repeated="64"/>
        </table:table-row>
        <table:table-row table:style-name="ro8">
          <table:table-cell table:style-name="ce45" office:value-type="string" calcext:value-type="string">
            <text:p>x</text:p>
          </table:table-cell>
          <table:table-cell table:style-name="ce89"/>
          <table:table-cell table:style-name="ce125" table:number-columns-spanned="2" table:number-rows-spanned="1"/>
          <table:covered-table-cell table:style-name="ce125"/>
          <table:table-cell table:style-name="ce156"/>
          <table:table-cell/>
          <table:table-cell table:style-name="ce45" office:value-type="string" calcext:value-type="string">
            <text:p>x</text:p>
          </table:table-cell>
          <table:table-cell table:style-name="ce188" table:formula="of:=IF(AND([.$A$32];[.$A$33]);[Données.B8];&quot;&quot;)">
            <text:p/>
          </table:table-cell>
          <table:table-cell table:style-name="ce180" table:formula="of:=IF(AND([.$A$32];[.$A$33]);[Données.C8];&quot;&quot;)" table:number-columns-spanned="2" table:number-rows-spanned="1">
            <text:p/>
          </table:table-cell>
          <table:covered-table-cell table:style-name="ce180" table:formula="of:=#REF!" office:value-type="string" office:string-value="" calcext:value-type="error">
            <text:p>#RÉF !</text:p>
          </table:covered-table-cell>
          <table:table-cell table:style-name="ce214" table:formula="of:=IF(AND([.$A$32];[.$A$33]);[Données.E8];&quot;&quot;)">
            <text:p/>
          </table:table-cell>
          <table:table-cell table:number-columns-repeated="53"/>
        </table:table-row>
        <table:table-row table:style-name="ro8">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5"/>
          <table:covered-table-cell table:style-name="ce155"/>
          <table:table-cell/>
          <table:table-cell table:style-name="ce85" table:formula="of:=IF([.$A$34]=1;&quot;Signe de f ’(x)&quot;;&quot;/\/\/\/\/\/\/\/\/\/\/\/\/\/\&quot;)" office:value-type="string" office:string-value="/\/\/\/\/\/\/\/\/\/\/\/\/\/\" calcext:value-type="string">
            <text:p>/\/\/\/\/\/\/\/\/\/\/\/\/\/\</text:p>
          </table:table-cell>
          <table:table-cell table:style-name="ce172" table:formula="of:=IF(AND([.$A$32];[.$A$33];[.$A$34]);[Données.B9];&quot;&quot;)" table:number-columns-spanned="4" table:number-rows-spanned="1">
            <text:p/>
          </table:table-cell>
          <table:covered-table-cell table:number-columns-repeated="2" table:style-name="ce180"/>
          <table:covered-table-cell table:style-name="ce193"/>
          <table:table-cell table:number-columns-repeated="53"/>
        </table:table-row>
        <table:table-row table:style-name="ro8">
          <table:table-cell table:style-name="ce85"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5" office:value-type="string" calcext:value-type="string" table:number-columns-spanned="1" table:number-rows-spanned="2">
            <text:p>Variations de <text:span text:style-name="T7">f</text:span></text:p>
          </table:table-cell>
          <table:table-cell table:style-name="ce174" table:formula="of:=IF(AND([.$A$32];[.$A$33]);[$Données.B10];&quot;&quot;)">
            <text:p/>
          </table:table-cell>
          <table:table-cell table:style-name="ce181" table:formula="of:=IF(AND([.$A$32];[.$A$33]);[$Données.C10];&quot;&quot;)" table:number-columns-spanned="2" table:number-rows-spanned="2">
            <text:p/>
          </table:table-cell>
          <table:covered-table-cell table:style-name="ce183"/>
          <table:table-cell table:style-name="ce197" table:formula="of:=IF(AND([.$A$32];[.$A$33]);[$Données.E10];&quot;&quot;)">
            <text:p/>
          </table:table-cell>
          <table:table-cell table:number-columns-repeated="53"/>
        </table:table-row>
        <table:table-row table:style-name="ro8">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A$32];[.$A$33]);[$Données.B11];&quot;&quot;)">
            <text:p/>
          </table:table-cell>
          <table:covered-table-cell table:style-name="ce182"/>
          <table:covered-table-cell table:style-name="ce186"/>
          <table:table-cell table:style-name="ce198" table:formula="of:=IF(AND([.$A$32];[.$A$33]);[$Données.E11];&quot;&quot;)">
            <text:p/>
          </table:table-cell>
          <table:table-cell table:number-columns-repeated="53"/>
        </table:table-row>
        <table:table-row table:style-name="ro8">
          <table:table-cell table:style-name="ce85" office:value-type="string" calcext:value-type="string">
            <text:p>Signe de<text:span text:style-name="T7"> f (x)</text:span></text:p>
          </table:table-cell>
          <table:table-cell table:style-name="ce90"/>
          <table:table-cell table:style-name="ce105" table:number-columns-spanned="2" table:number-rows-spanned="1"/>
          <table:covered-table-cell table:style-name="ce125"/>
          <table:table-cell table:style-name="ce160"/>
          <table:table-cell/>
          <table:table-cell table:style-name="ce34" office:value-type="string" calcext:value-type="string">
            <text:p>Signe de <text:span text:style-name="T7">f (x)</text:span></text:p>
          </table:table-cell>
          <table:table-cell table:style-name="ce54" table:formula="of:=IF(AND([.$A$32];[.$A$33]);[Données.B12];&quot;&quot;)">
            <text:p/>
          </table:table-cell>
          <table:table-cell table:style-name="ce180" table:formula="of:=IF(AND([.$A$32];[.$A$33]);0;&quot;&quot;)" table:number-columns-spanned="2" table:number-rows-spanned="1">
            <text:p/>
          </table:table-cell>
          <table:covered-table-cell table:style-name="ce180" table:formula="of:=IF(#REF!;#REF!;&quot;&quot;)" office:value-type="string" office:string-value="" calcext:value-type="error">
            <text:p>#RÉF !</text:p>
          </table:covered-table-cell>
          <table:table-cell table:style-name="ce145" table:formula="of:=IF(AND([.$A$32];[.$A$33]);[Données.E12];&quot;&quot;)">
            <text:p/>
          </table:table-cell>
          <table:table-cell table:number-columns-repeated="53"/>
        </table:table-row>
        <table:table-row table:style-name="ro8" table:number-rows-repeated="2">
          <table:table-cell table:style-name="ce72" table:number-columns-repeated="4"/>
          <table:table-cell table:style-name="ce168"/>
          <table:table-cell table:number-columns-repeated="59"/>
        </table:table-row>
        <table:table-row table:style-name="ro8">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8" table:number-rows-repeated="2">
          <table:table-cell table:style-name="ce72" table:number-columns-repeated="5"/>
          <table:table-cell table:number-columns-repeated="59"/>
        </table:table-row>
        <table:table-row table:style-name="ro8" table:number-rows-repeated="9">
          <table:table-cell table:number-columns-repeated="64"/>
        </table:table-row>
        <table:table-row table:style-name="ro8">
          <table:table-cell table:style-name="ce35" office:value-type="boolean" office:boolean-value="false" calcext:value-type="boolean">
            <text:p>FAUX</text:p>
          </table:table-cell>
          <table:table-cell table:number-columns-repeated="63"/>
        </table:table-row>
        <table:table-row table:style-name="ro8">
          <table:table-cell table:style-name="ce35" office:value-type="boolean" office:boolean-value="false" calcext:value-type="boolean">
            <text:p>FAUX</text:p>
          </table:table-cell>
          <table:table-cell table:number-columns-repeated="63"/>
        </table:table-row>
        <table:table-row table:style-name="ro8">
          <table:table-cell table:style-name="ce35" office:value-type="boolean" office:boolean-value="false" calcext:value-type="boolean">
            <text:p>FAUX</text:p>
          </table:table-cell>
          <table:table-cell table:number-columns-repeated="63"/>
        </table:table-row>
        <table:table-row table:style-name="ro8" table:number-rows-repeated="1048541">
          <table:table-cell table:number-columns-repeated="64"/>
        </table:table-row>
        <table:table-row table:style-name="ro8">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l2Z8uLvnF9Ig4wEwVzNf7j/Iiag="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B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715cm" svg:x2="27.024cm" svg:y2="17.9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997cm" svg:x2="22.152cm" svg:y2="23.1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2.03cm" svg:x2="31.452cm" svg:y2="23.177cm">
            <text:p/>
          </draw:line>
          <draw:line draw:z-index="8" draw:style-name="gr5" draw:text-style-name="P3" svg:x1="31.452cm" svg:y1="30.746cm" svg:x2="31.452cm" svg:y2="31.893cm">
            <text:p/>
          </draw:line>
          <draw:line draw:z-index="9" draw:style-name="gr5" draw:text-style-name="P3" svg:x1="22.148cm" svg:y1="30.754cm" svg:x2="22.148cm" svg:y2="31.9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40"/>
        <table:table-column table:style-name="co9" table:default-cell-style-name="ce240"/>
        <table:table-column table:style-name="co10" table:number-columns-repeated="2" table:default-cell-style-name="ce240"/>
        <table:table-column table:style-name="co11" table:number-columns-repeated="2" table:default-cell-style-name="ce240"/>
        <table:table-column table:style-name="co10" table:default-cell-style-name="ce240"/>
        <table:table-column table:style-name="co9" table:default-cell-style-name="ce240"/>
        <table:table-column table:style-name="co12" table:default-cell-style-name="ce240"/>
        <table:table-column table:style-name="co13" table:default-cell-style-name="ce240"/>
        <table:table-column table:style-name="co14" table:number-columns-repeated="7"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10">
          <table:table-cell table:style-name="ce207" office:value-type="string" calcext:value-type="string" table:number-columns-spanned="6" table:number-rows-spanned="1">
            <text:p>KELLER Stéphane</text:p>
            <text:p>Lycée agricole Louis Pasteur</text:p>
          </table:table-cell>
          <table:covered-table-cell table:style-name="ce248"/>
          <table:covered-table-cell table:style-name="ce288"/>
          <table:covered-table-cell table:number-columns-repeated="2" table:style-name="ce248"/>
          <table:covered-table-cell table:style-name="ce337"/>
          <table:table-cell table:style-name="ce343" table:formula="of:=IF([.$AA$26];[$Données.I43];&quot;&quot;)">
            <text:p/>
          </table:table-cell>
          <table:table-cell table:style-name="ce344" office:value-type="string" calcext:value-type="string">
            <text:p>/20</text:p>
          </table:table-cell>
          <table:table-cell table:number-columns-repeated="1016"/>
        </table:table-row>
        <table:table-row table:style-name="ro8">
          <table:table-cell table:style-name="ce208"/>
          <table:table-cell table:style-name="ce257"/>
          <table:table-cell/>
          <table:table-cell table:style-name="ce248" table:number-columns-repeated="2"/>
          <table:table-cell table:number-columns-repeated="1019"/>
        </table:table-row>
        <table:table-row table:style-name="ro8">
          <table:table-cell table:style-name="ce200" office:value-type="string" calcext:value-type="string" table:number-columns-spanned="5" table:number-rows-spanned="1">
            <text:p>Fonction définie sur [-10 ; 10]</text:p>
          </table:table-cell>
          <table:covered-table-cell table:style-name="ce257"/>
          <table:covered-table-cell table:number-columns-repeated="3" table:style-name="ce225"/>
          <table:table-cell table:number-columns-repeated="1019"/>
        </table:table-row>
        <table:table-row table:style-name="ro8">
          <table:table-cell table:style-name="ce213"/>
          <table:table-cell table:number-columns-repeated="1023"/>
        </table:table-row>
        <table:table-row table:style-name="ro11">
          <table:table-cell table:style-name="ce216" office:value-type="string" calcext:value-type="string" table:number-columns-spanned="1" table:number-rows-spanned="2">
            <text:p>Racines de l’équation<text:span text:style-name="T7"> f (x) </text:span>= 0</text:p>
          </table:table-cell>
          <table:table-cell table:style-name="ce218" office:value-type="string" calcext:value-type="string" table:number-columns-spanned="2" table:number-rows-spanned="1">
            <text:p><text:span text:style-name="T14">x</text:span><text:span text:style-name="T16">1</text:span></text:p>
          </table:table-cell>
          <table:covered-table-cell table:style-name="ce248"/>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8">
          <table:covered-table-cell table:style-name="ce218"/>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8">
          <table:table-cell table:style-name="ce219" office:value-type="string" calcext:value-type="string">
            <text:p>Vrai ou Faux</text:p>
          </table:table-cell>
          <table:table-cell table:style-name="ce251" table:formula="of:=IF(ISBLANK([.B6]);&quot;&quot;;IF([.$AA$26];IF([.B6]=[Données.D29];1;0);&quot;&quot;))" table:number-columns-spanned="2" table:number-rows-spanned="1">
            <text:p/>
          </table:table-cell>
          <table:covered-table-cell table:style-name="ce290"/>
          <table:table-cell table:style-name="ce251" table:formula="of:=IF(ISBLANK([.D6]);&quot;&quot;;IF([.$AA$26];IF([.D6]=[Données.E29];1;0);&quot;&quot;))" table:number-columns-spanned="2" table:number-rows-spanned="1">
            <text:p/>
          </table:table-cell>
          <table:covered-table-cell table:style-name="ce320"/>
          <table:table-cell table:number-columns-repeated="1019"/>
        </table:table-row>
        <table:table-row table:style-name="ro8">
          <table:table-cell table:style-name="ce219" office:value-type="string" calcext:value-type="string">
            <text:p>Réponse</text:p>
          </table:table-cell>
          <table:table-cell table:style-name="ce252" table:formula="of:=IF(AND([.$AA$26];[.$AB$26]);[Données.D29];&quot;&quot;)" table:number-columns-spanned="2" table:number-rows-spanned="1">
            <text:p/>
          </table:table-cell>
          <table:covered-table-cell table:style-name="ce291"/>
          <table:table-cell table:style-name="ce252" table:formula="of:=IF(AND([.$AA$26];[.$AB$26]);[Données.E29];&quot;&quot;)" table:number-columns-spanned="2" table:number-rows-spanned="1">
            <text:p/>
          </table:table-cell>
          <table:covered-table-cell table:style-name="ce321"/>
          <table:table-cell table:number-columns-repeated="1019"/>
        </table:table-row>
        <table:table-row table:style-name="ro8">
          <table:table-cell table:number-columns-repeated="1024"/>
        </table:table-row>
        <table:table-row table:style-name="ro8">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8">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8">
          <table:table-cell table:number-columns-repeated="8"/>
          <table:table-cell table:style-name="ce358" table:number-columns-repeated="12"/>
          <table:table-cell table:number-columns-repeated="1004"/>
        </table:table-row>
        <table:table-row table:style-name="ro8">
          <table:table-cell table:style-name="ce231" office:value-type="string" calcext:value-type="string">
            <text:p>x</text:p>
          </table:table-cell>
          <table:table-cell table:style-name="ce209"/>
          <table:table-cell table:style-name="ce295" table:number-columns-spanned="2" table:number-rows-spanned="1"/>
          <table:covered-table-cell table:style-name="ce295"/>
          <table:table-cell table:style-name="ce242"/>
          <table:table-cell table:style-name="ce295" table:number-columns-spanned="2" table:number-rows-spanned="1"/>
          <table:covered-table-cell table:style-name="ce297"/>
          <table:table-cell table:style-name="ce255"/>
          <table:table-cell table:style-name="ce358"/>
          <table:table-cell table:style-name="ce248" table:number-columns-repeated="8"/>
          <table:table-cell table:style-name="ce358" table:number-columns-repeated="3"/>
          <table:table-cell table:number-columns-repeated="1004"/>
        </table:table-row>
        <table:table-row table:style-name="ro8">
          <table:table-cell table:style-name="ce235" table:formula="of:=IF([.$AC$26]=1;&quot;Signe de f '(x)&quot;;&quot;/\/\/\/\/\/\/\/\/\/\/\/\/\/\&quot;)" office:value-type="string" office:string-value="/\/\/\/\/\/\/\/\/\/\/\/\/\/\" calcext:value-type="string">
            <text:p>/\/\/\/\/\/\/\/\/\/\/\/\/\/\</text:p>
          </table:table-cell>
          <table:table-cell table:style-name="ce245" table:number-columns-spanned="3" table:number-rows-spanned="1"/>
          <table:covered-table-cell table:style-name="ce297"/>
          <table:covered-table-cell table:style-name="ce295"/>
          <table:table-cell table:style-name="ce227"/>
          <table:table-cell table:style-name="ce309" table:number-columns-spanned="3" table:number-rows-spanned="1"/>
          <table:covered-table-cell table:style-name="ce297"/>
          <table:covered-table-cell table:style-name="ce316"/>
          <table:table-cell table:style-name="ce358"/>
          <table:table-cell table:style-name="ce248" table:number-columns-repeated="8"/>
          <table:table-cell table:style-name="ce358" table:number-columns-repeated="3"/>
          <table:table-cell table:number-columns-repeated="1004"/>
        </table:table-row>
        <table:table-row table:style-name="ro12">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48" table:number-columns-repeated="8"/>
          <table:table-cell table:style-name="ce359"/>
          <table:table-cell table:style-name="ce358" table:number-columns-repeated="2"/>
          <table:table-cell table:number-columns-repeated="1004"/>
        </table:table-row>
        <table:table-row table:style-name="ro12">
          <table:covered-table-cell table:style-name="ce235"/>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48" table:number-columns-repeated="8"/>
          <table:table-cell table:style-name="ce359"/>
          <table:table-cell table:style-name="ce358" table:number-columns-repeated="2"/>
          <table:table-cell table:number-columns-repeated="1004"/>
        </table:table-row>
        <table:table-row table:style-name="ro8">
          <table:table-cell table:style-name="ce235" office:value-type="string" calcext:value-type="string">
            <text:p>Signe de<text:span text:style-name="T7"> f (x)</text:span></text:p>
          </table:table-cell>
          <table:table-cell table:style-name="ce211"/>
          <table:table-cell table:style-name="ce297" table:number-columns-spanned="2" table:number-rows-spanned="1"/>
          <table:covered-table-cell table:style-name="ce295"/>
          <table:table-cell table:style-name="ce227"/>
          <table:table-cell table:style-name="ce295" table:number-columns-spanned="2" table:number-rows-spanned="1"/>
          <table:covered-table-cell table:style-name="ce297"/>
          <table:table-cell table:style-name="ce258"/>
          <table:table-cell table:style-name="ce358" table:number-columns-repeated="12"/>
          <table:table-cell table:number-columns-repeated="1004"/>
        </table:table-row>
        <table:table-row table:style-name="ro8">
          <table:table-cell table:style-name="ce248" table:number-columns-repeated="8"/>
          <table:table-cell table:number-columns-repeated="1016"/>
        </table:table-row>
        <table:table-row table:style-name="ro8">
          <table:table-cell table:style-name="ce231" office:value-type="string" calcext:value-type="string">
            <text:p>x</text:p>
          </table:table-cell>
          <table:table-cell table:style-name="ce281" table:formula="of:=IF(AND([.$AA$26];[.$AB$26]);[Données.B31];&quot;&quot;)">
            <text:p/>
          </table:table-cell>
          <table:table-cell table:style-name="ce300" table:formula="of:=IF(AND([.$AA$26];[.$AB$26]);[Données.C31];&quot;&quot;)" table:number-columns-spanned="2" table:number-rows-spanned="1">
            <text:p/>
          </table:table-cell>
          <table:covered-table-cell table:style-name="ce300"/>
          <table:table-cell table:style-name="ce334" table:formula="of:=IF(AND([.$AA$26];[.$AB$26]);[Données.E31];&quot;&quot;)">
            <text:p/>
          </table:table-cell>
          <table:table-cell table:style-name="ce300" table:formula="of:=IF(AND([.$AA$26];[.$AB$26]);[Données.F31];&quot;&quot;)" table:number-columns-spanned="2" table:number-rows-spanned="1">
            <text:p/>
          </table:table-cell>
          <table:covered-table-cell table:style-name="ce301"/>
          <table:table-cell table:style-name="ce351" table:formula="of:=IF(AND([.$AA$26];[.$AB$26]);[Données.H31];&quot;&quot;)">
            <text:p/>
          </table:table-cell>
          <table:table-cell table:number-columns-repeated="1016"/>
        </table:table-row>
        <table:table-row table:style-name="ro8">
          <table:table-cell table:style-name="ce235" table:formula="of:=IF([.$AC$26]=1;&quot;Signe de f '(x)&quot;;&quot;/\/\/\/\/\/\/\/\/\/\/\/\/\/\&quot;)" office:value-type="string" office:string-value="/\/\/\/\/\/\/\/\/\/\/\/\/\/\" calcext:value-type="string">
            <text:p>/\/\/\/\/\/\/\/\/\/\/\/\/\/\</text:p>
          </table:table-cell>
          <table:table-cell table:style-name="ce283" table:formula="of:=IF(AND([.$AA$26];[.$AB$26];[.$AC$26]);[Données.B32];&quot;&quot;)" table:number-columns-spanned="3" table:number-rows-spanned="1">
            <text:p/>
          </table:table-cell>
          <table:covered-table-cell table:style-name="ce301"/>
          <table:covered-table-cell table:style-name="ce300"/>
          <table:table-cell table:style-name="ce300" table:formula="of:=IF(AND([.$AA$26];[.$AB$26];[.$AC$26]);[Données.E32];&quot;&quot;)">
            <text:p/>
          </table:table-cell>
          <table:table-cell table:style-name="ce341" table:formula="of:=IF(AND([.$AA$26];[.$AB$26];[.$AC$26]);[Données.F32];&quot;&quot;)" table:number-columns-spanned="3" table:number-rows-spanned="1">
            <text:p/>
          </table:table-cell>
          <table:covered-table-cell table:style-name="ce301"/>
          <table:covered-table-cell table:style-name="ce352"/>
          <table:table-cell table:number-columns-repeated="1016"/>
        </table:table-row>
        <table:table-row table:style-name="ro12">
          <table:table-cell table:style-name="ce233" office:value-type="string" calcext:value-type="string" table:number-columns-spanned="1" table:number-rows-spanned="2">
            <text:p>Variations de <text:span text:style-name="T7">f</text:span></text:p>
          </table:table-cell>
          <table:table-cell table:style-name="ce284" table:formula="of:=IF(AND([.$AA$26];[.$AB$26]);[Données.B33];&quot;&quot;)">
            <text:p/>
          </table:table-cell>
          <table:table-cell table:style-name="ce305" table:formula="of:=IF(AND([.$AA$26];[.$AB$26]);IF([$Données.A29]&lt;0;&quot;k&quot;;&quot;&quot;);&quot;&quot;)" table:number-columns-spanned="2" table:number-rows-spanned="2">
            <text:p/>
          </table:table-cell>
          <table:covered-table-cell table:style-name="ce315"/>
          <table:table-cell table:style-name="ce335" table:formula="of:=IF(AND([.$AA$26];[.$AB$26]);[Données.E33];&quot;&quot;)">
            <text:p/>
          </table:table-cell>
          <table:table-cell table:style-name="ce305" table:formula="of:=IF(AND([.$AA$26];[.$AB$26]);IF([$Données.A29]&lt;0;&quot;&quot;;&quot;k&quot;);&quot;&quot;)" table:number-columns-spanned="2" table:number-rows-spanned="2">
            <text:p/>
          </table:table-cell>
          <table:covered-table-cell table:style-name="ce315"/>
          <table:table-cell table:style-name="ce353" table:formula="of:=IF(AND([.$AA$26];[.$AB$26]);[Données.H33];&quot;&quot;)">
            <text:p/>
          </table:table-cell>
          <table:table-cell table:number-columns-repeated="1016"/>
        </table:table-row>
        <table:table-row table:style-name="ro12">
          <table:covered-table-cell table:style-name="ce235"/>
          <table:table-cell table:style-name="ce285" table:formula="of:=IF(AND([.$AA$26];[.$AB$26]);[Données.B34];&quot;&quot;)">
            <text:p/>
          </table:table-cell>
          <table:covered-table-cell table:style-name="ce307"/>
          <table:covered-table-cell table:style-name="ce317"/>
          <table:table-cell table:style-name="ce336" table:formula="of:=IF(AND([.$AA$26];[.$AB$26]);[Données.E34];&quot;&quot;)">
            <text:p/>
          </table:table-cell>
          <table:covered-table-cell table:style-name="ce307"/>
          <table:covered-table-cell table:style-name="ce317"/>
          <table:table-cell table:style-name="ce354" table:formula="of:=IF(AND([.$AA$26];[.$AB$26]);[Données.H34];&quot;&quot;)">
            <text:p/>
          </table:table-cell>
          <table:table-cell table:number-columns-repeated="1016"/>
        </table:table-row>
        <table:table-row table:style-name="ro8">
          <table:table-cell table:style-name="ce235" office:value-type="string" calcext:value-type="string">
            <text:p>Signe de<text:span text:style-name="T7"> f (x)</text:span></text:p>
          </table:table-cell>
          <table:table-cell table:style-name="ce286" table:formula="of:=IF(AND([.$AA$26];[.$AB$26]);[Données.B35];&quot;&quot;)">
            <text:p/>
          </table:table-cell>
          <table:table-cell table:style-name="ce301" table:formula="of:=IF(AND([.$AA$26];[.$AB$26]);[Données.C35];&quot;&quot;)" table:number-columns-spanned="2" table:number-rows-spanned="1">
            <text:p/>
          </table:table-cell>
          <table:covered-table-cell table:style-name="ce300"/>
          <table:table-cell table:style-name="ce300" table:formula="of:=IF(AND([.$AA$26];[.$AB$26]);[Données.E35];&quot;&quot;)">
            <text:p/>
          </table:table-cell>
          <table:table-cell table:style-name="ce300" table:formula="of:=IF(AND([.$AA$26];[.$AB$26]);[Données.F35];&quot;&quot;)" table:number-columns-spanned="2" table:number-rows-spanned="1">
            <text:p/>
          </table:table-cell>
          <table:covered-table-cell table:style-name="ce301"/>
          <table:table-cell table:style-name="ce355" table:formula="of:=IF(AND([.$AA$26];[.$AB$26]);[Données.H35];&quot;&quot;)">
            <text:p/>
          </table:table-cell>
          <table:table-cell table:number-columns-repeated="1016"/>
        </table:table-row>
        <table:table-row table:style-name="ro8" table:number-rows-repeated="2">
          <table:table-cell table:style-name="ce248"/>
          <table:table-cell table:number-columns-repeated="4"/>
          <table:table-cell table:style-name="ce342"/>
          <table:table-cell table:number-columns-repeated="1018"/>
        </table:table-row>
        <table:table-row table:style-name="ro8">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number-columns-repeated="3" table:style-name="ce361" office:value-type="boolean" office:boolean-value="false" calcext:value-type="boolean">
            <text:p>FAUX</text:p>
          </table:table-cell>
          <table:table-cell table:number-columns-repeated="995"/>
        </table:table-row>
        <table:table-row table:style-name="ro8" table:number-rows-repeated="1048549">
          <table:table-cell table:number-columns-repeated="1024"/>
        </table:table-row>
        <table:table-row table:style-name="ro8">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l2Z8uLvnF9Ig4wEwVzNf7j/Iiag="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0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78"/>
        <table:table-column table:style-name="co16" table:default-cell-style-name="ce78"/>
        <table:table-column table:style-name="co17" table:default-cell-style-name="ce78"/>
        <table:table-column table:style-name="co18" table:number-columns-repeated="7" table:default-cell-style-name="ce78"/>
        <table:table-column table:style-name="co19" table:default-cell-style-name="ce78"/>
        <table:table-column table:style-name="co18" table:number-columns-repeated="3" table:default-cell-style-name="ce78"/>
        <table:table-column table:style-name="co20" table:default-cell-style-name="ce78"/>
        <table:table-column table:style-name="co21" table:default-cell-style-name="ce78"/>
        <table:table-column table:style-name="co22" table:default-cell-style-name="ce78"/>
        <table:table-column table:style-name="co23" table:default-cell-style-name="ce78"/>
        <table:table-column table:style-name="co24" table:number-columns-repeated="10" table:default-cell-style-name="ce78"/>
        <table:table-column table:style-name="co1" table:number-columns-repeated="992" table:default-cell-style-name="ce78"/>
        <table:table-column table:style-name="co1" table:number-columns-repeated="4" table:default-cell-style-name="Default"/>
        <table:table-row table:style-name="ro13">
          <table:table-cell table:style-name="ce375" office:value-type="string" calcext:value-type="string" table:number-columns-spanned="10" table:number-rows-spanned="1">
            <text:p>KELLER Stéphane</text:p>
            <text:p>Lycée agricole Louis Pasteur</text:p>
          </table:table-cell>
          <table:covered-table-cell table:style-name="ce375"/>
          <table:covered-table-cell table:style-name="ce72"/>
          <table:covered-table-cell/>
          <table:covered-table-cell table:style-name="ce72"/>
          <table:covered-table-cell table:style-name="ce400"/>
          <table:covered-table-cell table:style-name="ce72"/>
          <table:covered-table-cell/>
          <table:covered-table-cell table:number-columns-repeated="2" table:style-name="Default"/>
          <table:table-cell table:style-name="ce60" table:formula="of:=IF([.$BA$2];20*[$Données.$H$97]/[$Données.$G$97];&quot;&quot;)">
            <text:p/>
          </table:table-cell>
          <table:table-cell table:style-name="ce66" office:value-type="string" calcext:value-type="string">
            <text:p>/20</text:p>
          </table:table-cell>
          <table:table-cell table:number-columns-repeated="3"/>
          <table:table-cell table:style-name="ce72"/>
          <table:table-cell table:number-columns-repeated="3"/>
          <table:table-cell table:style-name="ce123"/>
          <table:table-cell table:number-columns-repeated="1004"/>
        </table:table-row>
        <table:table-row table:style-name="ro14">
          <table:table-cell table:style-name="ce31" table:number-columns-repeated="2"/>
          <table:table-cell table:style-name="ce73"/>
          <table:table-cell/>
          <table:table-cell table:style-name="ce72" table:number-columns-repeated="2"/>
          <table:table-cell table:number-columns-repeated="46"/>
          <table:table-cell table:style-name="ce35" office:value-type="boolean" office:boolean-value="false" calcext:value-type="boolean">
            <text:p>FAUX</text:p>
          </table:table-cell>
          <table:table-cell table:number-columns-repeated="971"/>
        </table:table-row>
        <table:table-row table:style-name="ro14">
          <table:table-cell table:style-name="ce53" office:value-type="string" calcext:value-type="string" table:number-columns-spanned="5" table:number-rows-spanned="1">
            <text:p>Fonction définie sur [-8 ; 8]</text:p>
          </table:table-cell>
          <table:covered-table-cell table:style-name="ce456"/>
          <table:covered-table-cell table:style-name="ce73"/>
          <table:covered-table-cell table:number-columns-repeated="2"/>
          <table:table-cell table:number-columns-repeated="47"/>
          <table:table-cell table:style-name="ce35" office:value-type="boolean" office:boolean-value="false" calcext:value-type="boolean">
            <text:p>FAUX</text:p>
          </table:table-cell>
          <table:table-cell table:number-columns-repeated="971"/>
        </table:table-row>
        <table:table-row table:style-name="ro14">
          <table:table-cell table:style-name="ce36" table:number-columns-repeated="2"/>
          <table:table-cell table:number-columns-repeated="50"/>
          <table:table-cell table:style-name="ce35" office:value-type="boolean" office:boolean-value="false" calcext:value-type="boolean">
            <text:p>FAUX</text:p>
          </table:table-cell>
          <table:table-cell table:number-columns-repeated="971"/>
        </table:table-row>
        <table:table-row table:style-name="ro14">
          <table:table-cell table:style-name="ce442"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137"/>
          <table:table-cell table:style-name="ce505"/>
          <table:table-cell table:number-columns-repeated="1010"/>
        </table:table-row>
        <table:table-row table:style-name="ro14">
          <table:table-cell table:style-name="ce69"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505" table:number-columns-repeated="2"/>
          <table:table-cell table:number-columns-repeated="1010"/>
        </table:table-row>
        <table:table-row table:style-name="ro14">
          <table:table-cell table:style-name="ce57" table:number-columns-repeated="2"/>
          <table:table-cell table:style-name="ce450" table:number-columns-repeated="4"/>
          <table:table-cell table:style-name="ce72" table:number-columns-repeated="4"/>
          <table:table-cell table:style-name="ce113"/>
          <table:table-cell/>
          <table:table-cell table:style-name="ce148" table:number-columns-repeated="2"/>
          <table:table-cell table:number-columns-repeated="1010"/>
        </table:table-row>
        <table:table-row table:style-name="ro14">
          <table:table-cell table:style-name="ce442" office:value-type="string" calcext:value-type="string">
            <text:p>x</text:p>
          </table:table-cell>
          <table:table-cell table:style-name="ce471" table:formula="of:=IF(AND([.$BA$2];[.$BA$3]);IF(ISBLANK([$Données.B87]);&quot;&quot;;[$Données.B87]);&quot;&quot;)">
            <text:p/>
          </table:table-cell>
          <table:table-cell table:style-name="ce467" table:formula="of:=IF(AND([.$BA$2];[.$BA$3]);IF(ISBLANK([$Données.C87]);&quot;&quot;;[$Données.C87]);&quot;&quot;)">
            <text:p/>
          </table:table-cell>
          <table:table-cell table:style-name="ce467" table:formula="of:=IF(AND([.$BA$2];[.$BA$3]);IF(ISBLANK([$Données.D87]);&quot;&quot;;[$Données.D87]);&quot;&quot;)">
            <text:p/>
          </table:table-cell>
          <table:table-cell table:style-name="ce467" table:formula="of:=IF(AND([.$BA$2];[.$BA$3]);IF(ISBLANK([$Données.E87]);&quot;&quot;;[$Données.E87]);&quot;&quot;)">
            <text:p/>
          </table:table-cell>
          <table:table-cell table:style-name="ce467" table:formula="of:=IF(AND([.$BA$2];[.$BA$3]);IF(ISBLANK([$Données.F87]);&quot;&quot;;[$Données.F87]);&quot;&quot;)">
            <text:p/>
          </table:table-cell>
          <table:table-cell table:style-name="ce467" table:formula="of:=IF(AND([.$BA$2];[.$BA$3]);IF(ISBLANK([$Données.G87]);&quot;&quot;;[$Données.G87]);&quot;&quot;)">
            <text:p/>
          </table:table-cell>
          <table:table-cell table:style-name="ce467" table:formula="of:=IF(AND([.$BA$2];[.$BA$3]);IF(ISBLANK([$Données.H87]);&quot;&quot;;[$Données.H87]);&quot;&quot;)">
            <text:p/>
          </table:table-cell>
          <table:table-cell table:style-name="ce467" table:formula="of:=IF(AND([.$BA$2];[.$BA$3]);IF(ISBLANK([$Données.I87]);&quot;&quot;;[$Données.I87]);&quot;&quot;)">
            <text:p/>
          </table:table-cell>
          <table:table-cell table:style-name="ce467" table:formula="of:=IF(AND([.$BA$2];[.$BA$3]);IF(ISBLANK([$Données.J87]);&quot;&quot;;[$Données.J87]);&quot;&quot;)">
            <text:p/>
          </table:table-cell>
          <table:table-cell table:style-name="ce467" table:formula="of:=IF(AND([.$BA$2];[.$BA$3]);IF(ISBLANK([$Données.K87]);&quot;&quot;;[$Données.K87]);&quot;&quot;)">
            <text:p/>
          </table:table-cell>
          <table:table-cell table:style-name="ce493" table:formula="of:=IF(AND([.$BA$2];[.$BA$3]);IF(ISBLANK([$Données.L87]);&quot;&quot;;[$Données.L87]);&quot;&quot;)">
            <text:p/>
          </table:table-cell>
          <table:table-cell table:style-name="ce431" table:number-columns-repeated="2"/>
          <table:table-cell table:number-columns-repeated="1010"/>
        </table:table-row>
        <table:table-row table:style-name="ro14">
          <table:table-cell table:style-name="ce69" office:value-type="string" calcext:value-type="string">
            <text:p>Signe de<text:span text:style-name="T7"> f (x)</text:span></text:p>
          </table:table-cell>
          <table:table-cell table:style-name="ce471" table:formula="of:=IF(AND([.$BA$2];[.$BA$3]);IF(ISBLANK([$Données.B88]);&quot;&quot;;[$Données.B88]);&quot;&quot;)">
            <text:p/>
          </table:table-cell>
          <table:table-cell table:style-name="ce467" table:formula="of:=IF(AND([.$BA$2];[.$BA$3]);IF(ISBLANK([$Données.C88]);&quot;&quot;;[$Données.C88]);&quot;&quot;)">
            <text:p/>
          </table:table-cell>
          <table:table-cell table:style-name="ce467" table:formula="of:=IF(AND([.$BA$2];[.$BA$3]);IF(ISBLANK([$Données.D88]);&quot;&quot;;[$Données.D88]);&quot;&quot;)">
            <text:p/>
          </table:table-cell>
          <table:table-cell table:style-name="ce467" table:formula="of:=IF(AND([.$BA$2];[.$BA$3]);IF(ISBLANK([$Données.E88]);&quot;&quot;;[$Données.E88]);&quot;&quot;)">
            <text:p/>
          </table:table-cell>
          <table:table-cell table:style-name="ce467" table:formula="of:=IF(AND([.$BA$2];[.$BA$3]);IF(ISBLANK([$Données.F88]);&quot;&quot;;[$Données.F88]);&quot;&quot;)">
            <text:p/>
          </table:table-cell>
          <table:table-cell table:style-name="ce484" table:formula="of:=IF(AND([.$BA$2];[.$BA$3]);IF(ISBLANK([$Données.G88]);&quot;&quot;;[$Données.G88]);&quot;&quot;)">
            <text:p/>
          </table:table-cell>
          <table:table-cell table:style-name="ce467" table:formula="of:=IF(AND([.$BA$2];[.$BA$3]);IF(ISBLANK([$Données.H88]);&quot;&quot;;[$Données.H88]);&quot;&quot;)">
            <text:p/>
          </table:table-cell>
          <table:table-cell table:style-name="ce484" table:formula="of:=IF(AND([.$BA$2];[.$BA$3]);IF(ISBLANK([$Données.I88]);&quot;&quot;;[$Données.I88]);&quot;&quot;)">
            <text:p/>
          </table:table-cell>
          <table:table-cell table:style-name="ce467" table:formula="of:=IF(AND([.$BA$2];[.$BA$3]);IF(ISBLANK([$Données.J88]);&quot;&quot;;[$Données.J88]);&quot;&quot;)">
            <text:p/>
          </table:table-cell>
          <table:table-cell table:style-name="ce467" table:formula="of:=IF(AND([.$BA$2];[.$BA$3]);IF(ISBLANK([$Données.K88]);&quot;&quot;;[$Données.K88]);&quot;&quot;)">
            <text:p/>
          </table:table-cell>
          <table:table-cell table:style-name="ce490" table:formula="of:=IF(AND([.$BA$2];[.$BA$3]);IF(ISBLANK([$Données.L88]);&quot;&quot;;[$Données.L88]);&quot;&quot;)">
            <text:p/>
          </table:table-cell>
          <table:table-cell table:style-name="ce505"/>
          <table:table-cell table:style-name="ce137"/>
          <table:table-cell table:number-columns-repeated="1010"/>
        </table:table-row>
        <table:table-row table:style-name="ro14">
          <table:table-cell table:style-name="ce449" table:number-columns-repeated="6"/>
          <table:table-cell table:style-name="ce72" table:number-columns-repeated="3"/>
          <table:table-cell/>
          <table:table-cell table:style-name="ce158"/>
          <table:table-cell table:number-columns-repeated="1013"/>
        </table:table-row>
        <table:table-row table:style-name="ro14">
          <table:table-cell table:style-name="ce52" office:value-type="string" calcext:value-type="string" table:number-columns-spanned="12" table:number-rows-spanned="1">
            <text:p>Dans les cellules C16, E16, G16, I16 et J16 :</text:p>
          </table:table-cell>
          <table:covered-table-cell table:style-name="ce459"/>
          <table:covered-table-cell table:style-name="ce102"/>
          <table:covered-table-cell table:style-name="ce459"/>
          <table:covered-table-cell table:number-columns-repeated="8" table:style-name="ce131"/>
          <table:table-cell table:style-name="ce72" table:number-columns-repeated="2"/>
          <table:table-cell table:style-name="ce137"/>
          <table:table-cell table:style-name="ce6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52"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59"/>
          <table:covered-table-cell table:style-name="ce102"/>
          <table:covered-table-cell table:style-name="ce459"/>
          <table:covered-table-cell table:number-columns-repeated="8" table:style-name="ce131"/>
          <table:table-cell table:style-name="ce148"/>
          <table:table-cell table:style-name="ce512"/>
          <table:table-cell table:style-name="ce137"/>
          <table:table-cell table:style-name="ce43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72" table:number-columns-repeated="12"/>
          <table:table-cell table:style-name="ce148"/>
          <table:table-cell table:style-name="ce512"/>
          <table:table-cell table:style-name="ce72"/>
          <table:table-cell table:style-name="ce431" table:number-columns-spanned="1" table:number-rows-spanned="2"/>
          <table:table-cell table:style-name="ce524"/>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45" office:value-type="string" calcext:value-type="string">
            <text:p>x</text:p>
          </table:table-cell>
          <table:table-cell table:style-name="ce378"/>
          <table:table-cell table:style-name="ce104" table:number-columns-repeated="9"/>
          <table:table-cell table:style-name="ce409"/>
          <table:table-cell table:style-name="ce72" table:number-columns-repeated="3"/>
          <table:covered-table-cell table:style-name="ce434"/>
          <table:table-cell table:style-name="ce525"/>
          <table:covered-table-cell table:style-name="ce137"/>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table-cell table:style-name="ce512" table:number-columns-repeated="2"/>
          <table:table-cell table:style-name="ce148"/>
          <table:table-cell table:number-columns-repeated="992"/>
        </table:table-row>
        <table:table-row table:style-name="ro14">
          <table:table-cell table:style-name="ce382" table:formula="of:=IF([.$BA$4]=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72"/>
          <table:table-cell table:style-name="ce498" table:number-columns-repeated="2"/>
          <table:table-cell table:style-name="ce148" table:number-columns-repeated="12"/>
          <table:table-cell table:style-name="ce512" table:number-columns-repeated="2"/>
          <table:table-cell table:style-name="ce148" table:number-columns-repeated="3"/>
          <table:table-cell table:number-columns-repeated="986"/>
          <table:table-cell table:style-name="Default" table:number-columns-repeated="2"/>
          <table:table-cell table:number-columns-repeated="2"/>
          <table:table-cell table:style-name="ce72" table:number-columns-repeated="2"/>
        </table:table-row>
        <table:table-row table:style-name="ro14">
          <table:table-cell table:style-name="ce382"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505" table:number-columns-repeated="2"/>
          <table:table-cell table:style-name="ce72"/>
          <table:table-cell table:style-name="ce61"/>
          <table:table-cell table:style-name="ce517"/>
          <table:table-cell table:style-name="ce505" table:number-columns-repeated="12"/>
          <table:table-cell table:style-name="ce512" table:number-columns-repeated="2"/>
          <table:table-cell table:style-name="ce148"/>
          <table:table-cell table:number-columns-repeated="992"/>
        </table:table-row>
        <table:table-row table:style-name="ro14">
          <table:covered-table-cell table:style-name="ce434"/>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137" table:number-columns-repeated="2"/>
          <table:table-cell table:style-name="ce72"/>
          <table:table-cell table:style-name="ce431"/>
          <table:table-cell table:style-name="ce518"/>
          <table:table-cell table:style-name="ce505" table:number-columns-repeated="12"/>
          <table:table-cell table:style-name="ce512" table:number-columns-repeated="2"/>
          <table:table-cell table:style-name="ce148"/>
          <table:table-cell table:number-columns-repeated="992"/>
        </table:table-row>
        <table:table-row table:style-name="ro14">
          <table:table-cell table:number-columns-repeated="12"/>
          <table:table-cell table:style-name="ce508" table:number-columns-repeated="2"/>
          <table:table-cell table:style-name="ce72"/>
          <table:table-cell table:style-name="ce431" table:number-columns-spanned="1" table:number-rows-spanned="2"/>
          <table:table-cell table:style-name="ce517"/>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12" table:number-columns-repeated="2"/>
          <table:table-cell table:style-name="ce148"/>
          <table:table-cell table:number-columns-repeated="992"/>
        </table:table-row>
        <table:table-row table:style-name="ro14">
          <table:table-cell table:style-name="ce45" office:value-type="string" calcext:value-type="string">
            <text:p>x</text:p>
          </table:table-cell>
          <table:table-cell table:style-name="ce381" table:formula="of:=IF(AND([.$BA$2];[.$BA$3]);IF(ISBLANK([$Données.P87]);&quot;&quot;;[$Données.P87]);&quot;&quot;)">
            <text:p/>
          </table:table-cell>
          <table:table-cell table:style-name="ce388" table:formula="of:=IF(AND([.$BA$2];[.$BA$3]);IF(ISBLANK([$Données.Q87]);&quot;&quot;;[$Données.Q87]);&quot;&quot;)">
            <text:p/>
          </table:table-cell>
          <table:table-cell table:style-name="ce388" table:formula="of:=IF(AND([.$BA$2];[.$BA$3]);IF(ISBLANK([$Données.R87]);&quot;&quot;;[$Données.R87]);&quot;&quot;)">
            <text:p/>
          </table:table-cell>
          <table:table-cell table:style-name="ce388" table:formula="of:=IF(AND([.$BA$2];[.$BA$3]);IF(ISBLANK([$Données.S87]);&quot;&quot;;[$Données.S87]);&quot;&quot;)">
            <text:p/>
          </table:table-cell>
          <table:table-cell table:style-name="ce388" table:formula="of:=IF(AND([.$BA$2];[.$BA$3]);IF(ISBLANK([$Données.T87]);&quot;&quot;;[$Données.T87]);&quot;&quot;)">
            <text:p/>
          </table:table-cell>
          <table:table-cell table:style-name="ce388" table:formula="of:=IF(AND([.$BA$2];[.$BA$3]);IF(ISBLANK([$Données.U87]);&quot;&quot;;[$Données.U87]);&quot;&quot;)">
            <text:p/>
          </table:table-cell>
          <table:table-cell table:style-name="ce388" table:formula="of:=IF(AND([.$BA$2];[.$BA$3]);IF(ISBLANK([$Données.V87]);&quot;&quot;;[$Données.V87]);&quot;&quot;)">
            <text:p/>
          </table:table-cell>
          <table:table-cell table:style-name="ce388" table:formula="of:=IF(AND([.$BA$2];[.$BA$3]);IF(ISBLANK([$Données.W87]);&quot;&quot;;[$Données.W87]);&quot;&quot;)">
            <text:p/>
          </table:table-cell>
          <table:table-cell table:style-name="ce388" table:formula="of:=IF(AND([.$BA$2];[.$BA$3]);IF(ISBLANK([$Données.X87]);&quot;&quot;;[$Données.X87]);&quot;&quot;)">
            <text:p/>
          </table:table-cell>
          <table:table-cell table:style-name="ce388" table:formula="of:=IF(AND([.$BA$2];[.$BA$3]);IF(ISBLANK([$Données.Y87]);&quot;&quot;;[$Données.Y87]);&quot;&quot;)">
            <text:p/>
          </table:table-cell>
          <table:table-cell table:style-name="ce413" table:formula="of:=IF(AND([.$BA$2];[.$BA$3]);IF(ISBLANK([$Données.Z87]);&quot;&quot;;[$Données.Z87]);&quot;&quot;)">
            <text:p/>
          </table:table-cell>
          <table:table-cell table:style-name="ce148" table:number-columns-repeated="2"/>
          <table:table-cell table:style-name="ce72"/>
          <table:covered-table-cell table:style-name="ce434"/>
          <table:table-cell table:style-name="ce517"/>
          <table:covered-table-cell table:style-name="ce137"/>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table-cell table:style-name="ce512" table:number-columns-repeated="2"/>
          <table:table-cell table:style-name="ce148"/>
          <table:table-cell table:number-columns-repeated="992"/>
        </table:table-row>
        <table:table-row table:style-name="ro14">
          <table:table-cell table:style-name="ce382" table:formula="of:=IF([.$BA$4]=1;&quot;Signe de f '(x)&quot;;&quot;/\/\/\/\/\/\/\/\/\/\&quot;)" office:value-type="string" office:string-value="/\/\/\/\/\/\/\/\/\/\" calcext:value-type="string">
            <text:p>/\/\/\/\/\/\/\/\/\/\</text:p>
          </table:table-cell>
          <table:table-cell table:style-name="ce381" table:formula="of:=IF(AND([.$BA$2];[.$BA$3];[.$BA$4]);IF(ISBLANK([$Données.P88]);&quot;&quot;;[$Données.P88]);&quot;&quot;)">
            <text:p/>
          </table:table-cell>
          <table:table-cell table:style-name="ce388" table:formula="of:=IF(AND([.$BA$2];[.$BA$3];[.$BA$4]);IF(ISBLANK([$Données.Q88]);&quot;&quot;;[$Données.Q88]);&quot;&quot;)">
            <text:p/>
          </table:table-cell>
          <table:table-cell table:style-name="ce388" table:formula="of:=IF(AND([.$BA$2];[.$BA$3];[.$BA$4]);IF(ISBLANK([$Données.R88]);&quot;&quot;;[$Données.R88]);&quot;&quot;)">
            <text:p/>
          </table:table-cell>
          <table:table-cell table:style-name="ce388" table:formula="of:=IF(AND([.$BA$2];[.$BA$3];[.$BA$4]);IF(ISBLANK([$Données.S88]);&quot;&quot;;[$Données.S88]);&quot;&quot;)">
            <text:p/>
          </table:table-cell>
          <table:table-cell table:style-name="ce388" table:formula="of:=IF(AND([.$BA$2];[.$BA$3];[.$BA$4]);IF(ISBLANK([$Données.T88]);&quot;&quot;;[$Données.T88]);&quot;&quot;)">
            <text:p/>
          </table:table-cell>
          <table:table-cell table:style-name="ce388" table:formula="of:=IF(AND([.$BA$2];[.$BA$3];[.$BA$4]);IF(ISBLANK([$Données.U88]);&quot;&quot;;[$Données.U88]);&quot;&quot;)">
            <text:p/>
          </table:table-cell>
          <table:table-cell table:style-name="ce388" table:formula="of:=IF(AND([.$BA$2];[.$BA$3];[.$BA$4]);IF(ISBLANK([$Données.V88]);&quot;&quot;;[$Données.V88]);&quot;&quot;)">
            <text:p/>
          </table:table-cell>
          <table:table-cell table:style-name="ce388" table:formula="of:=IF(AND([.$BA$2];[.$BA$3];[.$BA$4]);IF(ISBLANK([$Données.W88]);&quot;&quot;;[$Données.W88]);&quot;&quot;)">
            <text:p/>
          </table:table-cell>
          <table:table-cell table:style-name="ce388" table:formula="of:=IF(AND([.$BA$2];[.$BA$3];[.$BA$4]);IF(ISBLANK([$Données.X88]);&quot;&quot;;[$Données.X88]);&quot;&quot;)">
            <text:p/>
          </table:table-cell>
          <table:table-cell table:style-name="ce388" table:formula="of:=IF(AND([.$BA$2];[.$BA$3];[.$BA$4]);IF(ISBLANK([$Données.Y88]);&quot;&quot;;[$Données.Y88]);&quot;&quot;)">
            <text:p/>
          </table:table-cell>
          <table:table-cell table:style-name="ce413" table:formula="of:=IF(AND([.$BA$2];[.$BA$3];[.$BA$4]);IF(ISBLANK([$Données.Z88]);&quot;&quot;;[$Données.Z88]);&quot;&quot;)">
            <text:p/>
          </table:table-cell>
          <table:table-cell table:number-columns-repeated="2"/>
          <table:table-cell table:style-name="ce72"/>
          <table:table-cell table:style-name="ce512" table:number-columns-repeated="13"/>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4">
          <table:table-cell table:style-name="ce382" office:value-type="string" calcext:value-type="string" table:number-columns-spanned="1" table:number-rows-spanned="2">
            <text:p>Variations</text:p>
            <text:p>de <text:span text:style-name="T7">f</text:span></text:p>
          </table:table-cell>
          <table:table-cell table:style-name="ce174" table:formula="of:=IF(AND([.$BA$2];[.$BA$3]);IF(ISBLANK([$Données.P89]);&quot;&quot;;[$Données.P89]);&quot;&quot;)">
            <text:p/>
          </table:table-cell>
          <table:table-cell table:style-name="ce389" table:formula="of:=IF(AND([.$BA$2];[.$BA$3]);IF(ISBLANK([$Données.Q89]);&quot;&quot;;[$Données.Q89]);&quot;&quot;)" table:number-columns-spanned="1" table:number-rows-spanned="2">
            <text:p/>
          </table:table-cell>
          <table:table-cell table:style-name="ce183" table:formula="of:=IF(AND([.$BA$2];[.$BA$3]);IF(ISBLANK([$Données.R89]);&quot;&quot;;[$Données.R89]);&quot;&quot;)">
            <text:p/>
          </table:table-cell>
          <table:table-cell table:style-name="ce389" table:formula="of:=IF(AND([.$BA$2];[.$BA$3]);IF(ISBLANK([$Données.S89]);&quot;&quot;;[$Données.S89]);&quot;&quot;)" table:number-columns-spanned="1" table:number-rows-spanned="2">
            <text:p/>
          </table:table-cell>
          <table:table-cell table:style-name="ce183" table:formula="of:=IF(AND([.$BA$2];[.$BA$3]);IF(ISBLANK([$Données.T89]);&quot;&quot;;[$Données.T89]);&quot;&quot;)">
            <text:p/>
          </table:table-cell>
          <table:table-cell table:style-name="ce389" table:formula="of:=IF(AND([.$BA$2];[.$BA$3]);IF(ISBLANK([$Données.U89]);&quot;&quot;;[$Données.U89]);&quot;&quot;)" table:number-columns-spanned="1" table:number-rows-spanned="2">
            <text:p/>
          </table:table-cell>
          <table:table-cell table:style-name="ce183" table:formula="of:=IF(AND([.$BA$2];[.$BA$3]);IF(ISBLANK([$Données.V89]);&quot;&quot;;[$Données.V89]);&quot;&quot;)">
            <text:p/>
          </table:table-cell>
          <table:table-cell table:style-name="ce389" table:formula="of:=IF(AND([.$BA$2];[.$BA$3]);IF(ISBLANK([$Données.W89]);&quot;&quot;;[$Données.W89]);&quot;&quot;)" table:number-columns-spanned="1" table:number-rows-spanned="2">
            <text:p/>
          </table:table-cell>
          <table:table-cell table:style-name="ce183" table:formula="of:=IF(AND([.$BA$2];[.$BA$3]);IF(ISBLANK([$Données.X89]);&quot;&quot;;[$Données.X89]);&quot;&quot;)">
            <text:p/>
          </table:table-cell>
          <table:table-cell table:style-name="ce389" table:formula="of:=IF(AND([.$BA$2];[.$BA$3]);IF(ISBLANK([$Données.Y89]);&quot;&quot;;[$Données.Y89]);&quot;&quot;)" table:number-columns-spanned="1" table:number-rows-spanned="2">
            <text:p/>
          </table:table-cell>
          <table:table-cell table:style-name="ce414" table:formula="of:=IF(AND([.$BA$2];[.$BA$3]);IF(ISBLANK([$Données.Z89]);&quot;&quot;;[$Données.Z89]);&quot;&quot;)">
            <text:p/>
          </table:table-cell>
          <table:table-cell table:number-columns-repeated="2"/>
          <table:table-cell table:style-name="ce166"/>
          <table:table-cell table:style-name="ce137" table:number-columns-repeated="11"/>
          <table:table-cell table:style-name="ce504"/>
          <table:table-cell table:style-name="ce137"/>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4">
          <table:covered-table-cell table:style-name="ce434"/>
          <table:table-cell table:style-name="ce383" table:formula="of:=IF(AND([.$BA$2];[.$BA$3]);IF(ISBLANK([$Données.P90]);&quot;&quot;;[$Données.P90]);&quot;&quot;)">
            <text:p/>
          </table:table-cell>
          <table:covered-table-cell table:style-name="ce182"/>
          <table:table-cell table:style-name="ce186" table:formula="of:=IF(AND([.$BA$2];[.$BA$3]);IF(ISBLANK([$Données.R90]);&quot;&quot;;[$Données.R90]);&quot;&quot;)">
            <text:p/>
          </table:table-cell>
          <table:covered-table-cell table:style-name="ce483"/>
          <table:table-cell table:style-name="ce186" table:formula="of:=IF(AND([.$BA$2];[.$BA$3]);IF(ISBLANK([$Données.T90]);&quot;&quot;;[$Données.T90]);&quot;&quot;)">
            <text:p/>
          </table:table-cell>
          <table:covered-table-cell table:style-name="ce483"/>
          <table:table-cell table:style-name="ce186" table:formula="of:=IF(AND([.$BA$2];[.$BA$3]);IF(ISBLANK([$Données.V90]);&quot;&quot;;[$Données.V90]);&quot;&quot;)">
            <text:p/>
          </table:table-cell>
          <table:covered-table-cell table:style-name="ce483"/>
          <table:table-cell table:style-name="ce186" table:formula="of:=IF(AND([.$BA$2];[.$BA$3]);IF(ISBLANK([$Données.X90]);&quot;&quot;;[$Données.X90]);&quot;&quot;)">
            <text:p/>
          </table:table-cell>
          <table:covered-table-cell table:style-name="ce483"/>
          <table:table-cell table:style-name="ce415" table:formula="of:=IF(AND([.$BA$2];[.$BA$3]);IF(ISBLANK([$Données.Z90]);&quot;&quot;;[$Données.Z90]);&quot;&quot;)">
            <text:p/>
          </table:table-cell>
          <table:table-cell table:style-name="ce72" table:number-columns-repeated="7"/>
          <table:table-cell table:number-columns-repeated="999"/>
          <table:table-cell table:style-name="Default" table:number-columns-repeated="2"/>
          <table:table-cell table:number-columns-repeated="2"/>
          <table:table-cell table:style-name="ce72" table:number-columns-repeated="2"/>
        </table:table-row>
        <table:table-row table:style-name="ro14" table:number-rows-repeated="2">
          <table:table-cell table:style-name="ce72" table:number-columns-repeated="19"/>
          <table:table-cell table:number-columns-repeated="999"/>
          <table:table-cell table:style-name="Default" table:number-columns-repeated="2"/>
          <table:table-cell table:number-columns-repeated="2"/>
          <table:table-cell table:style-name="ce72" table:number-columns-repeated="2"/>
        </table:table-row>
        <table:table-row table:style-name="ro14">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style-name="ce240"/>
          <table:table-cell table:style-name="ce72" table:number-columns-repeated="2"/>
          <table:table-cell table:number-columns-repeated="1010"/>
        </table:table-row>
        <table:table-row table:style-name="ro8">
          <table:table-cell table:style-name="ce72" table:number-columns-repeated="12"/>
          <table:table-cell table:style-name="ce240" table:number-columns-repeated="14"/>
          <table:table-cell table:number-columns-repeated="3" table:style-name="ce361" office:value-type="boolean" office:boolean-value="true" calcext:value-type="boolean">
            <text:p>VRAI</text:p>
          </table:table-cell>
          <table:table-cell table:style-name="ce240" table:number-columns-repeated="35"/>
          <table:table-cell table:style-name="Default" table:number-columns-repeated="955"/>
          <table:table-cell table:style-name="ce363" table:number-columns-repeated="5"/>
        </table:table-row>
        <table:table-row table:style-name="ro14" table:number-rows-repeated="6">
          <table:table-cell table:style-name="ce72" table:number-columns-repeated="14"/>
          <table:table-cell table:number-columns-repeated="1010"/>
        </table:table-row>
        <table:table-row table:style-name="ro14">
          <table:table-cell table:number-columns-repeated="12"/>
          <table:table-cell table:style-name="ce72" table:number-columns-repeated="2"/>
          <table:table-cell table:number-columns-repeated="1010"/>
        </table:table-row>
        <table:table-row table:style-name="ro8" table:number-rows-repeated="1048542">
          <table:table-cell table:number-columns-repeated="1024"/>
        </table:table-row>
        <table:table-row table:style-name="ro8">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In)équation niveau 1" table:style-name="ta5" table:protected="true" table:protection-key="l2Z8uLvnF9Ig4wEwVzNf7j/Iiag="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2" form:id="control2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2.718cm" draw:control="control20"/>
          <draw:control draw:z-index="1" draw:style-name="gr4" draw:text-style-name="P1" svg:width="4.505cm" svg:height="1.521cm" svg:x="35.339cm" svg:y="32.758cm" draw:control="control21"/>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2.685cm" draw:control="control22"/>
          <draw:control draw:z-index="4" draw:style-name="gr1" draw:text-style-name="P1" svg:width="4.528cm" svg:height="1.5cm" svg:x="0.407cm" svg:y="32.67cm" draw:control="control23"/>
        </table:shapes>
        <table:table-column table:style-name="co8" table:default-cell-style-name="ce240"/>
        <table:table-column table:style-name="co9" table:default-cell-style-name="ce240"/>
        <table:table-column table:style-name="co10" table:number-columns-repeated="11" table:default-cell-style-name="ce240"/>
        <table:table-column table:style-name="co14" table:number-columns-repeated="4"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10">
          <table:table-cell table:style-name="ce207" office:value-type="string" calcext:value-type="string" table:number-columns-spanned="5" table:number-rows-spanned="1">
            <text:p>KELLER Stéphane</text:p>
            <text:p>Lycée agricole Louis Pasteur</text:p>
          </table:table-cell>
          <table:covered-table-cell table:style-name="ce248"/>
          <table:covered-table-cell table:style-name="ce288"/>
          <table:covered-table-cell table:number-columns-repeated="2" table:style-name="ce248"/>
          <table:table-cell table:style-name="ce343" table:formula="of:=IF([.$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8">
          <table:table-cell table:style-name="ce208"/>
          <table:table-cell table:style-name="ce257"/>
          <table:table-cell/>
          <table:table-cell table:style-name="ce248"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8">
          <table:table-cell table:style-name="ce200" office:value-type="string" calcext:value-type="string" table:number-columns-spanned="5" table:number-rows-spanned="1">
            <text:p>Fonction définie sur [-10 ; 10]</text:p>
          </table:table-cell>
          <table:covered-table-cell table:style-name="ce257"/>
          <table:covered-table-cell table:number-columns-repeated="3"/>
          <table:table-cell table:number-columns-repeated="1019"/>
        </table:table-row>
        <table:table-row table:style-name="ro8">
          <table:table-cell table:style-name="ce448"/>
          <table:table-cell table:style-name="ce36"/>
          <table:table-cell table:style-name="ce78" table:number-columns-repeated="5"/>
          <table:table-cell table:number-columns-repeated="1017"/>
        </table:table-row>
        <table:table-row table:style-name="ro8">
          <table:table-cell table:style-name="ce457" office:value-type="string" calcext:value-type="string" table:number-columns-spanned="7" table:number-rows-spanned="1">
            <text:p>Ensemble solution de l’équation <text:span text:style-name="T19">f </text:span>(<text:span text:style-name="T19">x</text:span>) = 0</text:p>
          </table:table-cell>
          <table:covered-table-cell table:style-name="ce448"/>
          <table:covered-table-cell table:style-name="ce36"/>
          <table:covered-table-cell table:style-name="ce448"/>
          <table:covered-table-cell table:style-name="ce463"/>
          <table:covered-table-cell table:number-columns-repeated="2" table:style-name="ce78"/>
          <table:table-cell table:number-columns-repeated="1017"/>
        </table:table-row>
        <table:table-row table:style-name="ro8">
          <table:table-cell table:style-name="ce448"/>
          <table:table-cell table:style-name="ce463" office:value-type="string" calcext:value-type="string">
            <text:p>S =</text:p>
          </table:table-cell>
          <table:table-cell table:style-name="ce241"/>
          <table:table-cell table:style-name="ce297" table:number-columns-repeated="3"/>
          <table:table-cell table:style-name="ce369"/>
          <table:table-cell table:number-columns-repeated="1017"/>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477" table:formula="of:=IF(ISBLANK([.C6]);&quot;&quot;;IF([.$AA$1];IF([.C6]=[$Données.V59];1;0);&quot;&quot;))">
            <text:p/>
          </table:table-cell>
          <table:table-cell table:style-name="ce570" table:formula="of:=IF(ISBLANK([.D6]);&quot;&quot;;IF([.$AA$1];IF([.D6]=[$Données.W59];1;0);&quot;&quot;))">
            <text:p/>
          </table:table-cell>
          <table:table-cell table:style-name="ce570" table:formula="of:=IF(ISBLANK([.E6]);&quot;&quot;;IF([.$AA$1];IF([.E6]=[$Données.X59];1;0);&quot;&quot;))">
            <text:p/>
          </table:table-cell>
          <table:table-cell table:style-name="ce570" table:formula="of:=IF(ISBLANK([.F6]);&quot;&quot;;IF([.$AA$1];IF([.F6]=[$Données.Y59];1;0);&quot;&quot;))">
            <text:p/>
          </table:table-cell>
          <table:table-cell table:style-name="ce589" table:formula="of:=IF(ISBLANK([.G6]);&quot;&quot;;IF([.$AA$1];IF([.G6]=[$Données.Z59];1;0);&quot;&quot;))">
            <text:p/>
          </table:table-cell>
          <table:table-cell table:number-columns-repeated="1017"/>
        </table:table-row>
        <table:table-row table:style-name="ro8">
          <table:table-cell table:style-name="ce3" office:value-type="string" calcext:value-type="string">
            <text:p>Réponse</text:p>
          </table:table-cell>
          <table:table-cell table:style-name="ce442" office:value-type="string" calcext:value-type="string">
            <text:p>S =</text:p>
          </table:table-cell>
          <table:table-cell table:style-name="ce492" table:formula="of:=IF(AND([.$AA$1];[.$AA$2]);[$Données.V59];&quot;&quot;)">
            <text:p/>
          </table:table-cell>
          <table:table-cell table:style-name="ce509" table:formula="of:=IF(AND([.$AA$1];[.$AA$2]);[$Données.W59];&quot;&quot;)">
            <text:p/>
          </table:table-cell>
          <table:table-cell table:style-name="ce492" table:formula="of:=IF(AND([.$AA$1];[.$AA$2]);[$Données.X59];&quot;&quot;)">
            <text:p/>
          </table:table-cell>
          <table:table-cell table:style-name="ce509" table:formula="of:=IF(AND([.$AA$1];[.$AA$2]);[$Données.Y59];&quot;&quot;)">
            <text:p/>
          </table:table-cell>
          <table:table-cell table:style-name="ce594" table:formula="of:=IF(AND([.$AA$1];[.$AA$2]);[$Données.Z59];&quot;&quot;)">
            <text:p/>
          </table:table-cell>
          <table:table-cell table:number-columns-repeated="1017"/>
        </table:table-row>
        <table:table-row table:style-name="ro8">
          <table:table-cell table:style-name="ce57"/>
          <table:table-cell table:style-name="ce464"/>
          <table:table-cell table:style-name="ce476" table:number-columns-repeated="5"/>
          <table:table-cell table:number-columns-repeated="1017"/>
        </table:table-row>
        <table:table-row table:style-name="ro15">
          <table:table-cell table:style-name="ce294" office:value-type="string" calcext:value-type="string">
            <text:p>Saisir <text:span text:style-name="T20">ou</text:span> pour le symbole <text:span text:style-name="T21"></text:span> (union).</text:p>
          </table:table-cell>
          <table:table-cell table:style-name="ce464"/>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64"/>
          <table:table-cell table:style-name="ce476" table:number-columns-repeated="5"/>
          <table:table-cell table:style-name="ce462"/>
          <table:table-cell table:number-columns-repeated="1016"/>
        </table:table-row>
        <table:table-row table:style-name="ro8">
          <table:table-cell table:style-name="ce462" table:number-columns-repeated="8"/>
          <table:table-cell table:style-name="ce358" table:number-columns-repeated="12"/>
          <table:table-cell table:number-columns-repeated="1004"/>
        </table:table-row>
        <table:table-row table:style-name="ro8">
          <table:table-cell table:style-name="ce167" office:value-type="string" calcext:value-type="string" table:number-columns-spanned="7" table:number-rows-spanned="1">
            <text:p>Ensemble solution de l’inéquation <text:span text:style-name="T26">f </text:span><text:span text:style-name="T4">(</text:span><text:span text:style-name="T27">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503"/>
          <table:table-cell table:style-name="ce380" table:formula="of:=[$Données.AE67]" office:value-type="string" office:string-value="&lt;" calcext:value-type="string">
            <text:p>&lt;</text:p>
          </table:table-cell>
          <table:table-cell table:style-name="ce568" office:value-type="float" office:value="0" calcext:value-type="float">
            <text:p>0</text:p>
          </table:table-cell>
          <table:table-cell table:style-name="ce292" table:number-columns-repeated="3"/>
          <table:table-cell table:style-name="ce319"/>
          <table:table-cell table:style-name="ce248" table:number-columns-repeated="4"/>
          <table:table-cell table:style-name="ce358" table:number-columns-repeated="3"/>
          <table:table-cell table:number-columns-repeated="1004"/>
        </table:table-row>
        <table:table-row table:style-name="ro8">
          <table:table-cell table:style-name="ce448"/>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style-name="ce248" table:number-columns-repeated="4"/>
          <table:table-cell table:style-name="ce358" table:number-columns-repeated="3"/>
          <table:table-cell table:number-columns-repeated="1004"/>
        </table:table-row>
        <table:table-row table:style-name="ro12">
          <table:table-cell table:style-name="ce3" office:value-type="string" calcext:value-type="string" table:number-columns-spanned="2" table:number-rows-spanned="1">
            <text:p>Vrai ou Faux</text:p>
          </table:table-cell>
          <table:covered-table-cell table:style-name="ce448"/>
          <table:table-cell table:style-name="ce477" table:formula="of:=IF(ISBLANK([.C14]);&quot;&quot;;IF([.$AA$1];IF([.C14]=[$Données.V68];1;0);&quot;&quot;))">
            <text:p/>
          </table:table-cell>
          <table:table-cell table:style-name="ce570" table:formula="of:=IF(ISBLANK([.D14]);&quot;&quot;;IF([.$AA$1];IF([.D14]=[$Données.W68];1;0);&quot;&quot;))">
            <text:p/>
          </table:table-cell>
          <table:table-cell table:style-name="ce570" table:formula="of:=IF(ISBLANK([.E14]);&quot;&quot;;IF([.$AA$1];IF([.E14]=[$Données.X68];1;0);&quot;&quot;))">
            <text:p/>
          </table:table-cell>
          <table:table-cell table:style-name="ce570" table:formula="of:=IF(ISBLANK([.F14]);&quot;&quot;;IF([.$AA$1];IF([.F14]=[$Données.Y68];1;0);&quot;&quot;))">
            <text:p/>
          </table:table-cell>
          <table:table-cell table:style-name="ce570" table:formula="of:=IF(ISBLANK([.G14]);&quot;&quot;;IF([.$AA$1];IF([.G14]=[$Données.Z68];1;0);&quot;&quot;))">
            <text:p/>
          </table:table-cell>
          <table:table-cell table:style-name="ce570" table:formula="of:=IF(ISBLANK([.H14]);&quot;&quot;;IF([.$AA$1];IF([.H14]=[$Données.AA68];1;0);&quot;&quot;))">
            <text:p/>
          </table:table-cell>
          <table:table-cell table:style-name="ce570" table:formula="of:=IF(ISBLANK([.I14]);&quot;&quot;;IF([.$AA$1];IF([.I14]=[$Données.AB68];1;0);&quot;&quot;))">
            <text:p/>
          </table:table-cell>
          <table:table-cell table:style-name="ce570" table:formula="of:=IF(ISBLANK([.J14]);&quot;&quot;;IF([.$AA$1];IF([.J14]=[$Données.AC68];1;0);&quot;&quot;))">
            <text:p/>
          </table:table-cell>
          <table:table-cell table:style-name="ce570" table:formula="of:=IF(ISBLANK([.K14]);&quot;&quot;;IF([.$AA$1];IF([.K14]=[$Données.AD68];1;0);&quot;&quot;))">
            <text:p/>
          </table:table-cell>
          <table:table-cell table:style-name="ce570" table:formula="of:=IF(ISBLANK([.L14]);&quot;&quot;;IF([.$AA$1];IF([.L14]=[$Données.AE68];1;0);&quot;&quot;))">
            <text:p/>
          </table:table-cell>
          <table:table-cell table:style-name="ce589" table:formula="of:=IF(ISBLANK([.M14]);&quot;&quot;;IF([.$AA$1];IF([.M14]=[$Données.AF68];1;0);&quot;&quot;))">
            <text:p/>
          </table:table-cell>
          <table:table-cell table:style-name="ce248" table:number-columns-repeated="4"/>
          <table:table-cell table:style-name="ce359"/>
          <table:table-cell table:style-name="ce358" table:number-columns-repeated="2"/>
          <table:table-cell table:number-columns-repeated="1004"/>
        </table:table-row>
        <table:table-row table:style-name="ro12">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69];&quot;&quot;)">
            <text:p/>
          </table:table-cell>
          <table:table-cell table:style-name="ce509" table:formula="of:=IF(AND([.$AA$1];[.$AA$2]);[$Données.W69];&quot;&quot;)">
            <text:p/>
          </table:table-cell>
          <table:table-cell table:style-name="ce509" table:formula="of:=IF(AND([.$AA$1];[.$AA$2]);[$Données.X69];&quot;&quot;)">
            <text:p/>
          </table:table-cell>
          <table:table-cell table:style-name="ce509" table:formula="of:=IF(AND([.$AA$1];[.$AA$2]);[$Données.Y69];&quot;&quot;)">
            <text:p/>
          </table:table-cell>
          <table:table-cell table:style-name="ce509" table:formula="of:=IF(AND([.$AA$1];[.$AA$2]);[$Données.Z69];&quot;&quot;)">
            <text:p/>
          </table:table-cell>
          <table:table-cell table:style-name="ce600" table:formula="of:=IF(AND([.$AA$1];[.$AA$2]);[$Données.AA69];&quot;&quot;)">
            <text:p/>
          </table:table-cell>
          <table:table-cell table:style-name="ce509" table:formula="of:=IF(AND([.$AA$1];[.$AA$2]);[$Données.AB69];&quot;&quot;)">
            <text:p/>
          </table:table-cell>
          <table:table-cell table:style-name="ce509" table:formula="of:=IF(AND([.$AA$1];[.$AA$2]);[$Données.AC69];&quot;&quot;)">
            <text:p/>
          </table:table-cell>
          <table:table-cell table:style-name="ce509" table:formula="of:=IF(AND([.$AA$1];[.$AA$2]);[$Données.AD69];&quot;&quot;)">
            <text:p/>
          </table:table-cell>
          <table:table-cell table:style-name="ce509" table:formula="of:=IF(AND([.$AA$1];[.$AA$2]);[$Données.AE69];&quot;&quot;)">
            <text:p/>
          </table:table-cell>
          <table:table-cell table:style-name="ce611" table:formula="of:=IF(AND([.$AA$1];[.$AA$2]);[$Données.AF69];&quot;&quot;)">
            <text:p/>
          </table:table-cell>
          <table:table-cell table:style-name="ce248" table:number-columns-repeated="4"/>
          <table:table-cell table:style-name="ce359"/>
          <table:table-cell table:style-name="ce358" table:number-columns-repeated="2"/>
          <table:table-cell table:number-columns-repeated="1004"/>
        </table:table-row>
        <table:table-row table:style-name="ro8">
          <table:table-cell table:style-name="ce57" table:number-columns-spanned="2" table:number-rows-spanned="1"/>
          <table:covered-table-cell table:style-name="ce464"/>
          <table:table-cell table:style-name="ce478"/>
          <table:table-cell table:style-name="ce495" table:number-columns-repeated="4"/>
          <table:table-cell table:style-name="ce448" table:number-columns-repeated="6"/>
          <table:table-cell table:style-name="ce358" table:number-columns-repeated="7"/>
          <table:table-cell table:number-columns-repeated="1004"/>
        </table:table-row>
        <table:table-row table:style-name="ro8">
          <table:table-cell table:style-name="ce167" office:value-type="string" calcext:value-type="string" table:number-columns-spanned="7" table:number-rows-spanned="1">
            <text:p>Ensemble solution de l’inéquation<text:span text:style-name="T4"> </text:span><text:span text:style-name="T27">f </text:span><text:span text:style-name="T4">(</text:span><text:span text:style-name="T27">x</text:span><text:span text:style-name="T4">)</text:span></text:p>
          </table:table-cell>
          <table:covered-table-cell table:style-name="ce177"/>
          <table:covered-table-cell table:number-columns-repeated="5" table:style-name="ce328"/>
          <table:table-cell table:style-name="ce380" table:formula="of:=[$Données.AE71]" office:value-type="string" office:string-value="&gt;" calcext:value-type="string">
            <text:p>&gt;</text:p>
          </table:table-cell>
          <table:table-cell table:style-name="ce568" office:value-type="float" office:value="0" calcext:value-type="float">
            <text:p>0</text:p>
          </table:table-cell>
          <table:table-cell table:style-name="ce292" table:number-columns-repeated="2"/>
          <table:table-cell table:style-name="ce503"/>
          <table:table-cell table:style-name="ce408"/>
          <table:table-cell table:number-columns-repeated="1011"/>
        </table:table-row>
        <table:table-row table:style-name="ro8">
          <table:table-cell table:style-name="ce448"/>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1011"/>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477" table:formula="of:=IF(ISBLANK([.C19]);&quot;&quot;;IF([.$AA$1];IF([.C19]=[$Données.V72];1;0);&quot;&quot;))">
            <text:p/>
          </table:table-cell>
          <table:table-cell table:style-name="ce570" table:formula="of:=IF(ISBLANK([.D19]);&quot;&quot;;IF([.$AA$1];IF([.D19]=[$Données.W72];1;0);&quot;&quot;))">
            <text:p/>
          </table:table-cell>
          <table:table-cell table:style-name="ce570" table:formula="of:=IF(ISBLANK([.E19]);&quot;&quot;;IF([.$AA$1];IF([.E19]=[$Données.X72];1;0);&quot;&quot;))">
            <text:p/>
          </table:table-cell>
          <table:table-cell table:style-name="ce570" table:formula="of:=IF(ISBLANK([.F19]);&quot;&quot;;IF([.$AA$1];IF([.F19]=[$Données.Y72];1;0);&quot;&quot;))">
            <text:p/>
          </table:table-cell>
          <table:table-cell table:style-name="ce570" table:formula="of:=IF(ISBLANK([.G19]);&quot;&quot;;IF([.$AA$1];IF([.G19]=[$Données.Z72];1;0);&quot;&quot;))">
            <text:p/>
          </table:table-cell>
          <table:table-cell table:style-name="ce570" table:formula="of:=IF(ISBLANK([.H19]);&quot;&quot;;IF([.$AA$1];IF([.H19]=[$Données.AA72];1;0);&quot;&quot;))">
            <text:p/>
          </table:table-cell>
          <table:table-cell table:style-name="ce570" table:formula="of:=IF(ISBLANK([.I19]);&quot;&quot;;IF([.$AA$1];IF([.I19]=[$Données.AB72];1;0);&quot;&quot;))">
            <text:p/>
          </table:table-cell>
          <table:table-cell table:style-name="ce570" table:formula="of:=IF(ISBLANK([.J19]);&quot;&quot;;IF([.$AA$1];IF([.J19]=[$Données.AC72];1;0);&quot;&quot;))">
            <text:p/>
          </table:table-cell>
          <table:table-cell table:style-name="ce570" table:formula="of:=IF(ISBLANK([.K19]);&quot;&quot;;IF([.$AA$1];IF([.K19]=[$Données.AD72];1;0);&quot;&quot;))">
            <text:p/>
          </table:table-cell>
          <table:table-cell table:style-name="ce570" table:formula="of:=IF(ISBLANK([.L19]);&quot;&quot;;IF([.$AA$1];IF([.L19]=[$Données.AE72];1;0);&quot;&quot;))">
            <text:p/>
          </table:table-cell>
          <table:table-cell table:style-name="ce589" table:formula="of:=IF(ISBLANK([.M19]);&quot;&quot;;IF([.$AA$1];IF([.M19]=[$Données.AF72];1;0);&quot;&quot;))">
            <text:p/>
          </table:table-cell>
          <table:table-cell table:number-columns-repeated="1011"/>
        </table:table-row>
        <table:table-row table:style-name="ro12">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73];&quot;&quot;)">
            <text:p/>
          </table:table-cell>
          <table:table-cell table:style-name="ce509" table:formula="of:=IF(AND([.$AA$1];[.$AA$2]);[$Données.W73];&quot;&quot;)">
            <text:p/>
          </table:table-cell>
          <table:table-cell table:style-name="ce509" table:formula="of:=IF(AND([.$AA$1];[.$AA$2]);[$Données.X73];&quot;&quot;)">
            <text:p/>
          </table:table-cell>
          <table:table-cell table:style-name="ce509" table:formula="of:=IF(AND([.$AA$1];[.$AA$2]);[$Données.Y73];&quot;&quot;)">
            <text:p/>
          </table:table-cell>
          <table:table-cell table:style-name="ce509" table:formula="of:=IF(AND([.$AA$1];[.$AA$2]);[$Données.Z73];&quot;&quot;)">
            <text:p/>
          </table:table-cell>
          <table:table-cell table:style-name="ce600" table:formula="of:=IF(AND([.$AA$1];[.$AA$2]);[$Données.AA73];&quot;&quot;)">
            <text:p/>
          </table:table-cell>
          <table:table-cell table:style-name="ce509" table:formula="of:=IF(AND([.$AA$1];[.$AA$2]);[$Données.AB73];&quot;&quot;)">
            <text:p/>
          </table:table-cell>
          <table:table-cell table:style-name="ce509" table:formula="of:=IF(AND([.$AA$1];[.$AA$2]);[$Données.AC73];&quot;&quot;)">
            <text:p/>
          </table:table-cell>
          <table:table-cell table:style-name="ce509" table:formula="of:=IF(AND([.$AA$1];[.$AA$2]);[$Données.AD73];&quot;&quot;)">
            <text:p/>
          </table:table-cell>
          <table:table-cell table:style-name="ce509" table:formula="of:=IF(AND([.$AA$1];[.$AA$2]);[$Données.AE73];&quot;&quot;)">
            <text:p/>
          </table:table-cell>
          <table:table-cell table:style-name="ce611" table:formula="of:=IF(AND([.$AA$1];[.$AA$2]);[$Données.AF73];&quot;&quot;)">
            <text:p/>
          </table:table-cell>
          <table:table-cell table:number-columns-repeated="1011"/>
        </table:table-row>
        <table:table-row table:style-name="ro12">
          <table:table-cell table:style-name="ce461"/>
          <table:table-cell table:style-name="ce470"/>
          <table:table-cell table:style-name="ce494"/>
          <table:table-cell table:style-name="ce461"/>
          <table:table-cell table:style-name="ce507"/>
          <table:table-cell table:style-name="ce494"/>
          <table:table-cell table:style-name="ce461"/>
          <table:table-cell table:style-name="ce543"/>
          <table:table-cell table:number-columns-repeated="1016"/>
        </table:table-row>
        <table:table-row table:style-name="ro8">
          <table:table-cell table:style-name="ce461"/>
          <table:table-cell table:style-name="ce473"/>
          <table:table-cell table:style-name="ce494" table:number-columns-spanned="2" table:number-rows-spanned="1"/>
          <table:covered-table-cell table:style-name="ce461"/>
          <table:table-cell table:style-name="ce461"/>
          <table:table-cell table:style-name="ce461" table:number-columns-spanned="2" table:number-rows-spanned="1"/>
          <table:covered-table-cell table:style-name="ce494"/>
          <table:table-cell table:style-name="ce560"/>
          <table:table-cell table:number-columns-repeated="1016"/>
        </table:table-row>
        <table:table-row table:style-name="ro8" table:number-rows-repeated="2">
          <table:table-cell table:style-name="ce248"/>
          <table:table-cell table:number-columns-repeated="4"/>
          <table:table-cell table:style-name="ce342"/>
          <table:table-cell table:number-columns-repeated="1018"/>
        </table:table-row>
        <table:table-row table:style-name="ro8">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8" table:number-rows-repeated="5">
          <table:table-cell table:number-columns-repeated="1024"/>
        </table:table-row>
        <table:table-row table:style-name="ro8" table:number-rows-repeated="2">
          <table:table-cell/>
          <table:table-cell table:style-name="Default"/>
          <table:table-cell table:number-columns-repeated="1022"/>
        </table:table-row>
        <table:table-row table:style-name="ro8" table:number-rows-repeated="1048542">
          <table:table-cell table:number-columns-repeated="1024"/>
        </table:table-row>
        <table:table-row table:style-name="ro8">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6:'(In)équation niveau 1'.C17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6" table:protected="true" table:protection-key="l2Z8uLvnF9Ig4wEwVzNf7j/Iiag="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4" form:id="control24" form:label="Résultats" form:input-required="false" form:linked-cell="'(In)équation niveau 2'.B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5" form:id="control25" form:label="Réponses" form:input-required="false" form:linked-cell="'(In)équation niveau 2'.B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6" form:id="control2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4"/>
          <draw:control draw:z-index="1" draw:style-name="gr4" draw:text-style-name="P1" svg:width="4.505cm" svg:height="1.454cm" svg:x="38.603cm" svg:y="32.815cm" draw:control="control25"/>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26"/>
          <draw:control draw:z-index="4" draw:style-name="gr1" draw:text-style-name="P1" svg:width="4.528cm" svg:height="1.5cm" svg:x="0.698cm" svg:y="32.793cm" draw:control="control27"/>
        </table:shapes>
        <table:table-column table:style-name="co25" table:default-cell-style-name="ce448"/>
        <table:table-column table:style-name="co26" table:default-cell-style-name="ce78"/>
        <table:table-column table:style-name="co27" table:number-columns-repeated="11" table:default-cell-style-name="ce78"/>
        <table:table-column table:style-name="co1" table:number-columns-repeated="51" table:default-cell-style-name="ce78"/>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B$32];[$Données.M76];&quot;&quot;)">
            <text:p/>
          </table:table-cell>
          <table:table-cell table:style-name="ce203" office:value-type="string" calcext:value-type="string">
            <text:p>/20</text:p>
          </table:table-cell>
          <table:table-cell table:style-name="ce72"/>
          <table:table-cell table:number-columns-repeated="56"/>
        </table:table-row>
        <table:table-row table:style-name="ro8">
          <table:table-cell table:style-name="ce117"/>
          <table:table-cell table:style-name="ce126"/>
          <table:table-cell table:style-name="ce133"/>
          <table:table-cell table:style-name="ce148"/>
          <table:table-cell table:style-name="ce464" table:number-columns-repeated="2"/>
          <table:table-cell table:number-columns-repeated="58"/>
        </table:table-row>
        <table:table-row table:style-name="ro8">
          <table:table-cell table:style-name="ce53" office:value-type="string" calcext:value-type="string" table:number-columns-spanned="5" table:number-rows-spanned="1">
            <text:p>Fonctions définies sur [-10 ; 10]</text:p>
          </table:table-cell>
          <table:covered-table-cell table:style-name="ce448"/>
          <table:covered-table-cell table:style-name="ce73"/>
          <table:covered-table-cell table:number-columns-repeated="2"/>
          <table:table-cell table:number-columns-repeated="59"/>
        </table:table-row>
        <table:table-row table:style-name="ro8">
          <table:table-cell/>
          <table:table-cell table:style-name="ce36"/>
          <table:table-cell table:number-columns-repeated="5"/>
          <table:table-cell table:style-name="ce253"/>
          <table:table-cell table:number-columns-repeated="56"/>
        </table:table-row>
        <table:table-row table:style-name="ro8">
          <table:table-cell table:style-name="ce118" office:value-type="string" calcext:value-type="string" table:number-columns-spanned="7"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style-name="ce448"/>
          <table:covered-table-cell table:style-name="ce36"/>
          <table:covered-table-cell table:style-name="ce448"/>
          <table:covered-table-cell table:style-name="ce463"/>
          <table:covered-table-cell table:number-columns-repeated="2"/>
          <table:table-cell table:number-columns-repeated="57"/>
        </table:table-row>
        <table:table-row table:style-name="ro17">
          <table:table-cell/>
          <table:table-cell table:style-name="ce463" office:value-type="string" calcext:value-type="string">
            <text:p>S =</text:p>
          </table:table-cell>
          <table:table-cell table:style-name="ce241"/>
          <table:table-cell table:style-name="ce297" table:number-columns-repeated="3"/>
          <table:table-cell table:style-name="ce369"/>
          <table:table-cell table:style-name="ce448"/>
          <table:table-cell table:style-name="ce36"/>
          <table:table-cell table:number-columns-repeated="55"/>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637" table:formula="of:=IF(ISBLANK([.C6]);&quot;&quot;;IF([.$B$32];IF([.C6]=[Données.B59];1;0);&quot;&quot;))">
            <text:p/>
          </table:table-cell>
          <table:table-cell table:style-name="ce653" table:formula="of:=IF(ISBLANK([.D6]);&quot;&quot;;IF([.$B$32];IF([.D6]=[Données.C59];1;0);&quot;&quot;))">
            <text:p/>
          </table:table-cell>
          <table:table-cell table:style-name="ce664" table:formula="of:=IF(ISBLANK([.E6]);&quot;&quot;;IF([.$B$32];IF([.E6]=[Données.D59];1;0);&quot;&quot;))">
            <text:p/>
          </table:table-cell>
          <table:table-cell table:style-name="ce672" table:formula="of:=IF(ISBLANK([.F6]);&quot;&quot;;IF([.$B$32];IF([.F6]=[Données.E59];1;0);&quot;&quot;))">
            <text:p/>
          </table:table-cell>
          <table:table-cell table:style-name="ce702" table:formula="of:=IF(ISBLANK([.G6]);&quot;&quot;;IF([.$B$32];IF([.G6]=[Données.F59];1;0);&quot;&quot;))">
            <text:p/>
          </table:table-cell>
          <table:table-cell table:style-name="ce448"/>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B$32];[.$B$33]);[Données.B59];&quot;&quot;)">
            <text:p/>
          </table:table-cell>
          <table:table-cell table:style-name="ce522" table:formula="of:=IF(AND([.$B$32];[.$B$33]);[Données.C59];&quot;&quot;)">
            <text:p/>
          </table:table-cell>
          <table:table-cell table:style-name="ce556" table:formula="of:=IF(AND([.$B$32];[.$B$33]);[Données.D59];&quot;&quot;)">
            <text:p/>
          </table:table-cell>
          <table:table-cell table:style-name="ce573" table:formula="of:=IF(AND([.$B$32];[.$B$33]);[Données.E59];&quot;&quot;)">
            <text:p/>
          </table:table-cell>
          <table:table-cell table:style-name="ce582" table:formula="of:=IF(AND([.$B$32];[.$B$33]);[Données.F59];&quot;&quot;)">
            <text:p/>
          </table:table-cell>
          <table:table-cell table:style-name="ce448"/>
          <table:table-cell table:style-name="ce204"/>
          <table:table-cell table:number-columns-repeated="55"/>
        </table:table-row>
        <table:table-row table:style-name="ro17">
          <table:table-cell table:style-name="ce57"/>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17">
          <table:table-cell table:style-name="ce294" office:value-type="string" calcext:value-type="string">
            <text:p>Saisir <text:span text:style-name="T20">ou</text:span> pour le symbole <text:span text:style-name="T21"></text:span> (union).</text:p>
          </table:table-cell>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17">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8">
          <table:table-cell table:style-name="ce57"/>
          <table:table-cell table:style-name="ce448"/>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style-name="ce306"/>
          <table:covered-table-cell table:style-name="ce177"/>
          <table:covered-table-cell table:style-name="ce250"/>
          <table:covered-table-cell table:number-columns-repeated="2" table:style-name="ce503"/>
          <table:table-cell table:style-name="ce380" table:formula="of:=[$Données.K67]" office:value-type="string" office:string-value="≤" calcext:value-type="string">
            <text:p>≤</text:p>
          </table:table-cell>
          <table:table-cell table:style-name="ce677" office:value-type="string" calcext:value-type="string">
            <text:p><text:span text:style-name="T19">g</text:span>(<text:span text:style-name="T19">x</text:span>)</text:p>
          </table:table-cell>
          <table:table-cell table:style-name="ce306" table:number-columns-repeated="3"/>
          <table:table-cell table:style-name="ce319"/>
          <table:table-cell table:number-columns-repeated="51"/>
        </table:table-row>
        <table:table-row table:style-name="ro17">
          <table:table-cell/>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643" table:formula="of:=IF(ISBLANK([.C14]);&quot;&quot;;IF([.$B$32];IF([.C14]=[Données.B68];1;0);&quot;&quot;))">
            <text:p/>
          </table:table-cell>
          <table:table-cell table:style-name="ce658" table:formula="of:=IF(ISBLANK([.D14]);&quot;&quot;;IF([.$B$32];IF([.D14]=[Données.C68];1;0);&quot;&quot;))">
            <text:p/>
          </table:table-cell>
          <table:table-cell table:style-name="ce658" table:formula="of:=IF(ISBLANK([.E14]);&quot;&quot;;IF([.$B$32];IF([.E14]=[Données.D68];1;0);&quot;&quot;))">
            <text:p/>
          </table:table-cell>
          <table:table-cell table:style-name="ce658" table:formula="of:=IF(ISBLANK([.F14]);&quot;&quot;;IF([.$B$32];IF([.F14]=[Données.E68];1;0);&quot;&quot;))">
            <text:p/>
          </table:table-cell>
          <table:table-cell table:style-name="ce658" table:formula="of:=IF(ISBLANK([.G14]);&quot;&quot;;IF([.$B$32];IF([.G14]=[Données.F68];1;0);&quot;&quot;))">
            <text:p/>
          </table:table-cell>
          <table:table-cell table:style-name="ce724" table:formula="of:=IF(ISBLANK([.H14]);&quot;&quot;;IF([.$B$32];IF([.H14]=[Données.G68];1;0);&quot;&quot;))">
            <text:p/>
          </table:table-cell>
          <table:table-cell table:style-name="ce733" table:formula="of:=IF(ISBLANK([.I14]);&quot;&quot;;IF([.$B$32];IF([.I14]=[Données.H68];1;0);&quot;&quot;))">
            <text:p/>
          </table:table-cell>
          <table:table-cell table:style-name="ce736" table:formula="of:=IF(ISBLANK([.J14]);&quot;&quot;;IF([.$B$32];IF([.J14]=[Données.I68];1;0);&quot;&quot;))">
            <text:p/>
          </table:table-cell>
          <table:table-cell table:style-name="ce738" table:formula="of:=IF(ISBLANK([.K14]);&quot;&quot;;IF([.$B$32];IF([.K14]=[Données.J68];1;0);&quot;&quot;))">
            <text:p/>
          </table:table-cell>
          <table:table-cell table:style-name="ce744" table:formula="of:=IF(ISBLANK([.L14]);&quot;&quot;;IF([.$B$32];IF([.L14]=[Données.K68];1;0);&quot;&quot;))">
            <text:p/>
          </table:table-cell>
          <table:table-cell table:style-name="ce745" table:formula="of:=IF(ISBLANK([.M14]);&quot;&quot;;IF([.$B$32];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B$32];[.$B$33]);[Données.B69];&quot;&quot;)">
            <text:p/>
          </table:table-cell>
          <table:table-cell table:style-name="ce454" table:formula="of:=IF(AND([.$B$32];[.$B$33]);[Données.C69];&quot;&quot;)">
            <text:p/>
          </table:table-cell>
          <table:table-cell table:style-name="ce454" table:formula="of:=IF(AND([.$B$32];[.$B$33]);[Données.D69];&quot;&quot;)">
            <text:p/>
          </table:table-cell>
          <table:table-cell table:style-name="ce454" table:formula="of:=IF(AND([.$B$32];[.$B$33]);[Données.E69];&quot;&quot;)">
            <text:p/>
          </table:table-cell>
          <table:table-cell table:style-name="ce454" table:formula="of:=IF(AND([.$B$32];[.$B$33]);[Données.F69];&quot;&quot;)">
            <text:p/>
          </table:table-cell>
          <table:table-cell table:style-name="ce515" table:formula="of:=IF(AND([.$B$32];[.$B$33]);[Données.G69];&quot;&quot;)">
            <text:p/>
          </table:table-cell>
          <table:table-cell table:style-name="ce454" table:formula="of:=IF(AND([.$B$32];[.$B$33]);[Données.H69];&quot;&quot;)">
            <text:p/>
          </table:table-cell>
          <table:table-cell table:style-name="ce454" table:formula="of:=IF(AND([.$B$32];[.$B$33]);[Données.I69];&quot;&quot;)">
            <text:p/>
          </table:table-cell>
          <table:table-cell table:style-name="ce454" table:formula="of:=IF(AND([.$B$32];[.$B$33]);[Données.J69];&quot;&quot;)">
            <text:p/>
          </table:table-cell>
          <table:table-cell table:style-name="ce454" table:formula="of:=IF(AND([.$B$32];[.$B$33]);[Données.K69];&quot;&quot;)">
            <text:p/>
          </table:table-cell>
          <table:table-cell table:style-name="ce545" table:formula="of:=IF(AND([.$B$32];[.$B$33]);[Données.L69];&quot;&quot;)">
            <text:p/>
          </table:table-cell>
          <table:table-cell table:number-columns-repeated="51"/>
        </table:table-row>
        <table:table-row table:style-name="ro8">
          <table:table-cell table:style-name="ce57" table:number-columns-spanned="2" table:number-rows-spanned="1"/>
          <table:covered-table-cell table:style-name="ce464"/>
          <table:table-cell table:style-name="ce154"/>
          <table:table-cell table:style-name="ce176"/>
          <table:table-cell table:style-name="ce210"/>
          <table:table-cell table:style-name="ce215"/>
          <table:table-cell table:style-name="ce224"/>
          <table:table-cell table:style-name="ce448" table:number-columns-repeated="6"/>
          <table:table-cell table:number-columns-repeated="51"/>
        </table:table-row>
        <table:table-row table:style-name="ro18">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19">g</text:span>(<text:span text:style-name="T19">x</text:span>)</text:p>
          </table:table-cell>
          <table:table-cell table:style-name="ce306" table:number-columns-repeated="2"/>
          <table:table-cell table:style-name="ce503"/>
          <table:table-cell table:style-name="ce408"/>
          <table:table-cell table:number-columns-repeated="51"/>
        </table:table-row>
        <table:table-row table:style-name="ro17">
          <table:table-cell/>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647" table:formula="of:=IF(ISBLANK([.C19]);&quot;&quot;;IF([.$B$32];IF([.C19]=[Données.B72];1;0);&quot;&quot;))">
            <text:p/>
          </table:table-cell>
          <table:table-cell table:style-name="ce660" table:formula="of:=IF(ISBLANK([.D19]);&quot;&quot;;IF([.$B$32];IF([.D19]=[Données.C72];1;0);&quot;&quot;))">
            <text:p/>
          </table:table-cell>
          <table:table-cell table:style-name="ce660" table:formula="of:=IF(ISBLANK([.E19]);&quot;&quot;;IF([.$B$32];IF([.E19]=[Données.D72];1;0);&quot;&quot;))">
            <text:p/>
          </table:table-cell>
          <table:table-cell table:style-name="ce660" table:formula="of:=IF(ISBLANK([.F19]);&quot;&quot;;IF([.$B$32];IF([.F19]=[Données.E72];1;0);&quot;&quot;))">
            <text:p/>
          </table:table-cell>
          <table:table-cell table:style-name="ce660" table:formula="of:=IF(ISBLANK([.G19]);&quot;&quot;;IF([.$B$32];IF([.G19]=[Données.F72];1;0);&quot;&quot;))">
            <text:p/>
          </table:table-cell>
          <table:table-cell table:style-name="ce660" table:formula="of:=IF(ISBLANK([.H19]);&quot;&quot;;IF([.$B$32];IF([.H19]=[Données.G72];1;0);&quot;&quot;))">
            <text:p/>
          </table:table-cell>
          <table:table-cell table:style-name="ce660" table:formula="of:=IF(ISBLANK([.I19]);&quot;&quot;;IF([.$B$32];IF([.I19]=[Données.H72];1;0);&quot;&quot;))">
            <text:p/>
          </table:table-cell>
          <table:table-cell table:style-name="ce660" table:formula="of:=IF(ISBLANK([.J19]);&quot;&quot;;IF([.$B$32];IF([.J19]=[Données.I72];1;0);&quot;&quot;))">
            <text:p/>
          </table:table-cell>
          <table:table-cell table:style-name="ce660" table:formula="of:=IF(ISBLANK([.K19]);&quot;&quot;;IF([.$B$32];IF([.K19]=[Données.J72];1;0);&quot;&quot;))">
            <text:p/>
          </table:table-cell>
          <table:table-cell table:style-name="ce660" table:formula="of:=IF(ISBLANK([.L19]);&quot;&quot;;IF([.$B$32];IF([.L19]=[Données.K72];1;0);&quot;&quot;))">
            <text:p/>
          </table:table-cell>
          <table:table-cell table:style-name="ce750" table:formula="of:=IF(ISBLANK([.M19]);&quot;&quot;;IF([.$B$32];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B$32];[.$B$33]);[Données.B73];&quot;&quot;)">
            <text:p/>
          </table:table-cell>
          <table:table-cell table:style-name="ce469" table:formula="of:=IF(AND([.$B$32];[.$B$33]);[Données.C73];&quot;&quot;)">
            <text:p/>
          </table:table-cell>
          <table:table-cell table:style-name="ce480" table:formula="of:=IF(AND([.$B$32];[.$B$33]);[Données.D73];&quot;&quot;)">
            <text:p/>
          </table:table-cell>
          <table:table-cell table:style-name="ce496" table:formula="of:=IF(AND([.$B$32];[.$B$33]);[Données.E73];&quot;&quot;)">
            <text:p/>
          </table:table-cell>
          <table:table-cell table:style-name="ce510" table:formula="of:=IF(AND([.$B$32];[.$B$33]);[Données.F73];&quot;&quot;)">
            <text:p/>
          </table:table-cell>
          <table:table-cell table:style-name="ce516" table:formula="of:=IF(AND([.$B$32];[.$B$33]);[Données.G73];&quot;&quot;)">
            <text:p/>
          </table:table-cell>
          <table:table-cell table:style-name="ce526" table:formula="of:=IF(AND([.$B$32];[.$B$33]);[Données.H73];&quot;&quot;)">
            <text:p/>
          </table:table-cell>
          <table:table-cell table:style-name="ce532" table:formula="of:=IF(AND([.$B$32];[.$B$33]);[Données.I73];&quot;&quot;)">
            <text:p/>
          </table:table-cell>
          <table:table-cell table:style-name="ce536" table:formula="of:=IF(AND([.$B$32];[.$B$33]);[Données.J73];&quot;&quot;)">
            <text:p/>
          </table:table-cell>
          <table:table-cell table:style-name="ce536" table:formula="of:=IF(AND([.$B$32];[.$B$33]);[Données.K73];&quot;&quot;)">
            <text:p/>
          </table:table-cell>
          <table:table-cell table:style-name="ce558" table:formula="of:=IF(AND([.$B$32];[.$B$33]);[Données.L73];&quot;&quot;)">
            <text:p/>
          </table:table-cell>
          <table:table-cell table:number-columns-repeated="51"/>
        </table:table-row>
        <table:table-row table:style-name="ro8" table:number-rows-repeated="2">
          <table:table-cell table:number-columns-repeated="64"/>
        </table:table-row>
        <table:table-row table:style-name="ro8">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8" table:number-rows-repeated="7">
          <table:table-cell table:number-columns-repeated="64"/>
        </table:table-row>
        <table:table-row table:style-name="ro8">
          <table:table-cell/>
          <table:table-cell table:style-name="ce35" office:value-type="boolean" office:boolean-value="false" calcext:value-type="boolean">
            <text:p>FAUX</text:p>
          </table:table-cell>
          <table:table-cell table:number-columns-repeated="62"/>
        </table:table-row>
        <table:table-row table:style-name="ro8">
          <table:table-cell/>
          <table:table-cell table:style-name="ce35" office:value-type="boolean" office:boolean-value="false" calcext:value-type="boolean">
            <text:p>FAUX</text:p>
          </table:table-cell>
          <table:table-cell table:number-columns-repeated="62"/>
        </table:table-row>
        <table:table-row table:style-name="ro8" table:number-rows-repeated="1048542">
          <table:table-cell table:number-columns-repeated="64"/>
        </table:table-row>
        <table:table-row table:style-name="ro8">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Fonction homographique" table:style-name="ta7" table:protected="true" table:protection-key="l2Z8uLvnF9Ig4wEwVzNf7j/Iiag="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8" form:id="control28"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9" form:id="control29"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30" form:id="control30"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8"/>
          <draw:control draw:z-index="1" draw:style-name="gr4" draw:text-style-name="P1" svg:width="4.505cm" svg:height="1.337cm" svg:x="29.502cm" svg:y="33.383cm" draw:control="control29"/>
          <draw:control draw:z-index="2" draw:style-name="gr4" draw:text-style-name="P1" svg:width="4.505cm" svg:height="1.407cm" svg:x="19.326cm" svg:y="33.377cm" draw:control="control30"/>
          <draw:frame draw:z-index="3" draw:style-name="gr6" draw:text-style-name="P2" svg:width="66.389cm" svg:height="34.663cm" svg:x="34.054cm" svg:y="0.08cm">
            <draw:object draw:notify-on-update-of-ranges="Données.K208:Données.L208 Aide.A1:Aide.A1 Données.M208:Données.N208 Données.B235:Données.B435 Aide.A1:Aide.A1 Données.C235:Données.C435 Données.G208:Données.H208 Aide.A1:Aide.A1 Données.I208:Données.J208" xlink:href="./Object 6" xlink:type="simple" xlink:show="embed" xlink:actuate="onLoad">
              <loext:p/>
            </draw:object>
            <draw:image xlink:href="./ObjectReplacements/Object 6" xlink:type="simple" xlink:show="embed" xlink:actuate="onLoad"/>
          </draw:frame>
          <draw:control draw:z-index="4" draw:style-name="gr1" draw:text-style-name="P1" svg:width="11.496cm" svg:height="1.5cm" svg:x="5.718cm" svg:y="33.253cm" draw:control="control31"/>
          <draw:control draw:z-index="5" draw:style-name="gr1" draw:text-style-name="P1" svg:width="4.528cm" svg:height="1.5cm" svg:x="0.527cm" svg:y="33.212cm" draw:control="control32"/>
        </table:shapes>
        <table:table-column table:style-name="co15" table:default-cell-style-name="ce240"/>
        <table:table-column table:style-name="co16" table:default-cell-style-name="ce240"/>
        <table:table-column table:style-name="co17" table:default-cell-style-name="ce240"/>
        <table:table-column table:style-name="co18" table:number-columns-repeated="11" table:default-cell-style-name="ce240"/>
        <table:table-column table:style-name="co20" table:default-cell-style-name="ce240"/>
        <table:table-column table:style-name="co21" table:default-cell-style-name="ce240"/>
        <table:table-column table:style-name="co22" table:default-cell-style-name="ce240"/>
        <table:table-column table:style-name="co23" table:default-cell-style-name="ce240"/>
        <table:table-column table:style-name="co24" table:number-columns-repeated="10" table:default-cell-style-name="ce240"/>
        <table:table-column table:style-name="co1" table:number-columns-repeated="36" table:default-cell-style-name="ce240"/>
        <table:table-row table:style-name="ro13">
          <table:table-cell table:style-name="ce796" office:value-type="string" calcext:value-type="string" table:number-columns-spanned="10" table:number-rows-spanned="1">
            <text:p>KELLER Stéphane</text:p>
            <text:p>Lycée agricole Louis Pasteur</text:p>
          </table:table-cell>
          <table:covered-table-cell table:style-name="ce796"/>
          <table:covered-table-cell table:style-name="ce248"/>
          <table:covered-table-cell/>
          <table:covered-table-cell table:style-name="ce248"/>
          <table:covered-table-cell table:style-name="ce771"/>
          <table:covered-table-cell table:style-name="ce248"/>
          <table:covered-table-cell/>
          <table:covered-table-cell table:number-columns-repeated="2" table:style-name="ce248"/>
          <table:table-cell table:style-name="ce343" table:formula="of:=IF([.$BA$2];20*[$Données.$H$97]/[$Données.$G$97];&quot;&quot;)" office:value-type="float" office:value="0" calcext:value-type="float">
            <text:p>0</text:p>
          </table:table-cell>
          <table:table-cell table:style-name="ce344" office:value-type="string" calcext:value-type="string">
            <text:p>/20</text:p>
          </table:table-cell>
          <table:table-cell table:number-columns-repeated="3"/>
          <table:table-cell table:style-name="ce248"/>
          <table:table-cell table:number-columns-repeated="3"/>
          <table:table-cell table:style-name="ce814"/>
          <table:table-cell table:number-columns-repeated="44"/>
        </table:table-row>
        <table:table-row table:style-name="ro14">
          <table:table-cell table:style-name="ce208" table:number-columns-repeated="2"/>
          <table:table-cell table:style-name="ce257"/>
          <table:table-cell/>
          <table:table-cell table:style-name="ce248" table:number-columns-repeated="2"/>
          <table:table-cell table:number-columns-repeated="46"/>
          <table:table-cell table:style-name="ce361" office:value-type="boolean" office:boolean-value="true" calcext:value-type="boolean">
            <text:p>VRAI</text:p>
          </table:table-cell>
          <table:table-cell table:number-columns-repeated="11"/>
        </table:table-row>
        <table:table-row table:style-name="ro14">
          <table:table-cell table:style-name="ce200" office:value-type="string" calcext:value-type="string" table:number-columns-spanned="5" table:number-rows-spanned="1">
            <text:p>Fonction définie sur [-8 ; 8]</text:p>
          </table:table-cell>
          <table:covered-table-cell table:style-name="ce735"/>
          <table:covered-table-cell table:style-name="ce257"/>
          <table:covered-table-cell table:number-columns-repeated="2"/>
          <table:table-cell/>
          <table:table-cell table:style-name="ce774" office:value-type="string" calcext:value-type="string">
            <text:p>EN COURS DE CONSTRUCTION</text:p>
          </table:table-cell>
          <table:table-cell table:number-columns-repeated="45"/>
          <table:table-cell table:style-name="ce361" office:value-type="boolean" office:boolean-value="true" calcext:value-type="boolean">
            <text:p>VRAI</text:p>
          </table:table-cell>
          <table:table-cell table:number-columns-repeated="11"/>
        </table:table-row>
        <table:table-row table:style-name="ro14">
          <table:table-cell table:style-name="ce213" table:number-columns-repeated="2"/>
          <table:table-cell table:number-columns-repeated="50"/>
          <table:table-cell table:style-name="ce361" office:value-type="boolean" office:boolean-value="true" calcext:value-type="boolean">
            <text:p>VRAI</text:p>
          </table:table-cell>
          <table:table-cell table:number-columns-repeated="11"/>
        </table:table-row>
        <table:table-row table:style-name="ro14">
          <table:table-cell table:style-name="ce717" office:value-type="string" calcext:value-type="string">
            <text:p>x</text:p>
          </table:table-cell>
          <table:table-cell table:style-name="ce482"/>
          <table:table-cell table:style-name="ce99"/>
          <table:table-cell table:style-name="ce125"/>
          <table:table-cell table:style-name="ce99" table:number-columns-repeated="3"/>
          <table:table-cell table:style-name="ce125"/>
          <table:table-cell table:style-name="ce99"/>
          <table:table-cell table:style-name="ce125"/>
          <table:table-cell table:style-name="ce99"/>
          <table:table-cell table:style-name="ce488"/>
          <table:table-cell table:style-name="ce859"/>
          <table:table-cell table:style-name="ce794"/>
          <table:table-cell table:number-columns-repeated="50"/>
        </table:table-row>
        <table:table-row table:style-name="ro14">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25"/>
          <table:table-cell table:style-name="ce99"/>
          <table:table-cell table:style-name="ce125" table:number-columns-repeated="2"/>
          <table:table-cell table:style-name="ce99"/>
          <table:table-cell table:style-name="ce488"/>
          <table:table-cell table:style-name="ce794" table:number-columns-repeated="2"/>
          <table:table-cell table:number-columns-repeated="50"/>
        </table:table-row>
        <table:table-row table:style-name="ro14">
          <table:table-cell table:style-name="ce726" table:number-columns-repeated="2"/>
          <table:table-cell table:style-name="ce757" table:number-columns-repeated="4"/>
          <table:table-cell table:style-name="ce248" table:number-columns-repeated="4"/>
          <table:table-cell table:style-name="ce780"/>
          <table:table-cell/>
          <table:table-cell table:style-name="ce462" table:number-columns-repeated="2"/>
          <table:table-cell table:number-columns-repeated="50"/>
        </table:table-row>
        <table:table-row table:style-name="ro14">
          <table:table-cell table:style-name="ce717" office:value-type="string" calcext:value-type="string">
            <text:p>x</text:p>
          </table:table-cell>
          <table:table-cell table:style-name="ce737" table:formula="of:=IF(AND([.$BA$2];[.$BA$3]);IF(ISBLANK([$Données.B87]);&quot;&quot;;[$Données.B87]);&quot;&quot;)" office:value-type="float" office:value="-8" calcext:value-type="float">
            <text:p>-8</text:p>
          </table:table-cell>
          <table:table-cell table:style-name="ce760" table:formula="of:=IF(AND([.$BA$2];[.$BA$3]);IF(ISBLANK([$Données.C87]);&quot;&quot;;[$Données.C87]);&quot;&quot;)">
            <text:p/>
          </table:table-cell>
          <table:table-cell table:style-name="ce760" table:formula="of:=IF(AND([.$BA$2];[.$BA$3]);IF(ISBLANK([$Données.D87]);&quot;&quot;;[$Données.D87]);&quot;&quot;)" office:value-type="float" office:value="-4" calcext:value-type="float">
            <text:p>-4</text:p>
          </table:table-cell>
          <table:table-cell table:style-name="ce760" table:formula="of:=IF(AND([.$BA$2];[.$BA$3]);IF(ISBLANK([$Données.E87]);&quot;&quot;;[$Données.E87]);&quot;&quot;)">
            <text:p/>
          </table:table-cell>
          <table:table-cell table:style-name="ce760" table:formula="of:=IF(AND([.$BA$2];[.$BA$3]);IF(ISBLANK([$Données.F87]);&quot;&quot;;[$Données.F87]);&quot;&quot;)" office:value-type="float" office:value="4" calcext:value-type="float">
            <text:p>4</text:p>
          </table:table-cell>
          <table:table-cell table:style-name="ce760" table:formula="of:=IF(AND([.$BA$2];[.$BA$3]);IF(ISBLANK([$Données.G87]);&quot;&quot;;[$Données.G87]);&quot;&quot;)">
            <text:p/>
          </table:table-cell>
          <table:table-cell table:style-name="ce760" table:formula="of:=IF(AND([.$BA$2];[.$BA$3]);IF(ISBLANK([$Données.H87]);&quot;&quot;;[$Données.H87]);&quot;&quot;)" office:value-type="float" office:value="8" calcext:value-type="float">
            <text:p>8</text:p>
          </table:table-cell>
          <table:table-cell table:style-name="ce760" table:formula="of:=IF(AND([.$BA$2];[.$BA$3]);IF(ISBLANK([$Données.I87]);&quot;&quot;;[$Données.I87]);&quot;&quot;)">
            <text:p/>
          </table:table-cell>
          <table:table-cell table:style-name="ce760" table:formula="of:=IF(AND([.$BA$2];[.$BA$3]);IF(ISBLANK([$Données.J87]);&quot;&quot;;[$Données.J87]);&quot;&quot;)">
            <text:p/>
          </table:table-cell>
          <table:table-cell table:style-name="ce760" table:formula="of:=IF(AND([.$BA$2];[.$BA$3]);IF(ISBLANK([$Données.K87]);&quot;&quot;;[$Données.K87]);&quot;&quot;)">
            <text:p/>
          </table:table-cell>
          <table:table-cell table:style-name="ce783" table:formula="of:=IF(AND([.$BA$2];[.$BA$3]);IF(ISBLANK([$Données.L87]);&quot;&quot;;[$Données.L87]);&quot;&quot;)">
            <text:p/>
          </table:table-cell>
          <table:table-cell table:style-name="ce861" table:number-columns-repeated="2"/>
          <table:table-cell table:number-columns-repeated="50"/>
        </table:table-row>
        <table:table-row table:style-name="ro14">
          <table:table-cell table:style-name="ce723" office:value-type="string" calcext:value-type="string">
            <text:p>Signe de<text:span text:style-name="T7"> f (x)</text:span></text:p>
          </table:table-cell>
          <table:table-cell table:style-name="ce737" table:formula="of:=IF(AND([.$BA$2];[.$BA$3]);IF(ISBLANK([$Données.B88]);&quot;&quot;;[$Données.B88]);&quot;&quot;)">
            <text:p/>
          </table:table-cell>
          <table:table-cell table:style-name="ce760" table:formula="of:=IF(AND([.$BA$2];[.$BA$3]);IF(ISBLANK([$Données.C88]);&quot;&quot;;[$Données.C88]);&quot;&quot;)" office:value-type="string" office:string-value="-" calcext:value-type="string">
            <text:p>-</text:p>
          </table:table-cell>
          <table:table-cell table:style-name="ce760" table:formula="of:=IF(AND([.$BA$2];[.$BA$3]);IF(ISBLANK([$Données.D88]);&quot;&quot;;[$Données.D88]);&quot;&quot;)" office:value-type="float" office:value="0" calcext:value-type="float">
            <text:p>0</text:p>
          </table:table-cell>
          <table:table-cell table:style-name="ce760" table:formula="of:=IF(AND([.$BA$2];[.$BA$3]);IF(ISBLANK([$Données.E88]);&quot;&quot;;[$Données.E88]);&quot;&quot;)" office:value-type="string" office:string-value="-" calcext:value-type="string">
            <text:p>-</text:p>
          </table:table-cell>
          <table:table-cell table:style-name="ce760" table:formula="of:=IF(AND([.$BA$2];[.$BA$3]);IF(ISBLANK([$Données.F88]);&quot;&quot;;[$Données.F88]);&quot;&quot;)" office:value-type="float" office:value="0" calcext:value-type="float">
            <text:p>0</text:p>
          </table:table-cell>
          <table:table-cell table:style-name="ce779" table:formula="of:=IF(AND([.$BA$2];[.$BA$3]);IF(ISBLANK([$Données.G88]);&quot;&quot;;[$Données.G88]);&quot;&quot;)" office:value-type="string" office:string-value="-" calcext:value-type="string">
            <text:p>-</text:p>
          </table:table-cell>
          <table:table-cell table:style-name="ce760" table:formula="of:=IF(AND([.$BA$2];[.$BA$3]);IF(ISBLANK([$Données.H88]);&quot;&quot;;[$Données.H88]);&quot;&quot;)">
            <text:p/>
          </table:table-cell>
          <table:table-cell table:style-name="ce779" table:formula="of:=IF(AND([.$BA$2];[.$BA$3]);IF(ISBLANK([$Données.I88]);&quot;&quot;;[$Données.I88]);&quot;&quot;)">
            <text:p/>
          </table:table-cell>
          <table:table-cell table:style-name="ce760" table:formula="of:=IF(AND([.$BA$2];[.$BA$3]);IF(ISBLANK([$Données.J88]);&quot;&quot;;[$Données.J88]);&quot;&quot;)">
            <text:p/>
          </table:table-cell>
          <table:table-cell table:style-name="ce760" table:formula="of:=IF(AND([.$BA$2];[.$BA$3]);IF(ISBLANK([$Données.K88]);&quot;&quot;;[$Données.K88]);&quot;&quot;)">
            <text:p/>
          </table:table-cell>
          <table:table-cell table:style-name="ce784" table:formula="of:=IF(AND([.$BA$2];[.$BA$3]);IF(ISBLANK([$Données.L88]);&quot;&quot;;[$Données.L88]);&quot;&quot;)">
            <text:p/>
          </table:table-cell>
          <table:table-cell table:style-name="ce794"/>
          <table:table-cell table:style-name="ce859"/>
          <table:table-cell table:number-columns-repeated="50"/>
        </table:table-row>
        <table:table-row table:style-name="ro14">
          <table:table-cell table:style-name="ce728" table:number-columns-repeated="6"/>
          <table:table-cell table:style-name="ce248" table:number-columns-repeated="3"/>
          <table:table-cell/>
          <table:table-cell table:style-name="ce782"/>
          <table:table-cell table:number-columns-repeated="53"/>
        </table:table-row>
        <table:table-row table:style-name="ro14">
          <table:table-cell table:style-name="ce229" office:value-type="string" calcext:value-type="string" table:number-columns-spanned="12" table:number-rows-spanned="1">
            <text:p>Dans les cellules C16, E16, G16, I16 et J16 :</text:p>
          </table:table-cell>
          <table:covered-table-cell table:style-name="ce829"/>
          <table:covered-table-cell table:style-name="ce293"/>
          <table:covered-table-cell table:style-name="ce829"/>
          <table:covered-table-cell table:number-columns-repeated="8" table:style-name="ce325"/>
          <table:table-cell table:style-name="ce462"/>
          <table:table-cell table:style-name="ce798"/>
          <table:table-cell table:style-name="ce859"/>
          <table:table-cell table:style-name="ce86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4">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829"/>
          <table:covered-table-cell table:style-name="ce293"/>
          <table:covered-table-cell table:style-name="ce829"/>
          <table:covered-table-cell table:number-columns-repeated="8" table:style-name="ce325"/>
          <table:table-cell table:style-name="ce462"/>
          <table:table-cell table:style-name="ce798"/>
          <table:table-cell table:style-name="ce248"/>
          <table:table-cell table:style-name="ce861" table:number-columns-spanned="1" table:number-rows-spanned="2"/>
          <table:table-cell table:style-name="ce804"/>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798" table:number-columns-repeated="2"/>
          <table:table-cell table:style-name="ce462"/>
          <table:table-cell table:number-columns-repeated="32"/>
        </table:table-row>
        <table:table-row table:style-name="ro14">
          <table:table-cell table:style-name="ce248" table:number-columns-repeated="15"/>
          <table:covered-table-cell table:style-name="ce732"/>
          <table:table-cell table:style-name="ce805"/>
          <table:covered-table-cell table:style-name="ce859"/>
          <table:table-cell table:style-name="ce797"/>
          <table:covered-table-cell table:style-name="ce884"/>
          <table:table-cell table:style-name="ce797"/>
          <table:covered-table-cell table:style-name="ce884"/>
          <table:table-cell table:style-name="ce797"/>
          <table:covered-table-cell table:style-name="ce884"/>
          <table:table-cell table:style-name="ce797"/>
          <table:covered-table-cell table:style-name="ce884"/>
          <table:table-cell table:style-name="ce797"/>
          <table:covered-table-cell table:style-name="ce884"/>
          <table:table-cell table:style-name="ce797"/>
          <table:table-cell table:style-name="ce798" table:number-columns-repeated="2"/>
          <table:table-cell table:style-name="ce462"/>
          <table:table-cell table:number-columns-repeated="32"/>
        </table:table-row>
        <table:table-row table:style-name="ro14">
          <table:table-cell table:style-name="ce308" office:value-type="string" calcext:value-type="string">
            <text:p>x</text:p>
          </table:table-cell>
          <table:table-cell table:style-name="ce378"/>
          <table:table-cell table:style-name="ce125" table:number-columns-repeated="9"/>
          <table:table-cell table:style-name="ce409"/>
          <table:table-cell table:style-name="ce248"/>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32"/>
        </table:table-row>
        <table:table-row table:style-name="ro14">
          <table:table-cell table:style-name="ce822" table:formula="of:=IF([.$BA$4]=1;&quot;Signe de f '(x)&quot;;&quot;/\/\/\/\/\/\/\/\/\/\&quot;)" office:value-type="string" office:string-value="Signe de f '(x)" calcext:value-type="string">
            <text:p>Signe de f '(x)</text:p>
          </table:table-cell>
          <table:table-cell table:style-name="ce378"/>
          <table:table-cell table:style-name="ce125" table:number-columns-repeated="9"/>
          <table:table-cell table:style-name="ce409"/>
          <table:table-cell table:style-name="ce794" table:number-columns-repeated="2"/>
          <table:table-cell table:style-name="ce248"/>
          <table:table-cell table:style-name="ce80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4">
          <table:table-cell table:style-name="ce822"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859" table:number-columns-repeated="2"/>
          <table:table-cell table:style-name="ce248"/>
          <table:table-cell table:style-name="ce861"/>
          <table:table-cell table:style-name="ce806"/>
          <table:table-cell table:style-name="ce794" table:number-columns-repeated="12"/>
          <table:table-cell table:style-name="ce798" table:number-columns-repeated="2"/>
          <table:table-cell table:style-name="ce462"/>
          <table:table-cell table:number-columns-repeated="32"/>
        </table:table-row>
        <table:table-row table:style-name="ro14">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797" table:number-columns-repeated="2"/>
          <table:table-cell table:style-name="ce248"/>
          <table:table-cell table:style-name="ce861"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32"/>
        </table:table-row>
        <table:table-row table:style-name="ro14">
          <table:table-cell table:number-columns-repeated="12"/>
          <table:table-cell table:style-name="ce462" table:number-columns-repeated="2"/>
          <table:table-cell table:style-name="ce248"/>
          <table:covered-table-cell table:style-name="ce732"/>
          <table:table-cell table:style-name="ce802"/>
          <table:covered-table-cell table:style-name="ce859"/>
          <table:table-cell table:style-name="ce794"/>
          <table:covered-table-cell table:style-name="ce884"/>
          <table:table-cell table:style-name="ce794"/>
          <table:covered-table-cell table:style-name="ce884"/>
          <table:table-cell table:style-name="ce794"/>
          <table:covered-table-cell table:style-name="ce884"/>
          <table:table-cell table:style-name="ce794"/>
          <table:covered-table-cell table:style-name="ce884"/>
          <table:table-cell table:style-name="ce794"/>
          <table:covered-table-cell table:style-name="ce884"/>
          <table:table-cell table:style-name="ce794"/>
          <table:table-cell table:style-name="ce798" table:number-columns-repeated="2"/>
          <table:table-cell table:style-name="ce462"/>
          <table:table-cell table:number-columns-repeated="32"/>
        </table:table-row>
        <table:table-row table:style-name="ro14">
          <table:table-cell table:style-name="ce308" office:value-type="string" calcext:value-type="string">
            <text:p>x</text:p>
          </table:table-cell>
          <table:table-cell table:style-name="ce746" table:formula="of:=IF(AND([.$BA$2];[.$BA$3]);IF(ISBLANK([$Données.P87]);&quot;&quot;;[$Données.P87]);&quot;&quot;)" office:value-type="float" office:value="-8" calcext:value-type="float">
            <text:p>-8</text:p>
          </table:table-cell>
          <table:table-cell table:style-name="ce761" table:formula="of:=IF(AND([.$BA$2];[.$BA$3]);IF(ISBLANK([$Données.Q87]);&quot;&quot;;[$Données.Q87]);&quot;&quot;)">
            <text:p/>
          </table:table-cell>
          <table:table-cell table:style-name="ce761" table:formula="of:=IF(AND([.$BA$2];[.$BA$3]);IF(ISBLANK([$Données.R87]);&quot;&quot;;[$Données.R87]);&quot;&quot;)" office:value-type="float" office:value="-4" calcext:value-type="float">
            <text:p>-4</text:p>
          </table:table-cell>
          <table:table-cell table:style-name="ce761" table:formula="of:=IF(AND([.$BA$2];[.$BA$3]);IF(ISBLANK([$Données.S87]);&quot;&quot;;[$Données.S87]);&quot;&quot;)">
            <text:p/>
          </table:table-cell>
          <table:table-cell table:style-name="ce761" table:formula="of:=IF(AND([.$BA$2];[.$BA$3]);IF(ISBLANK([$Données.T87]);&quot;&quot;;[$Données.T87]);&quot;&quot;)" office:value-type="float" office:value="0" calcext:value-type="float">
            <text:p>0</text:p>
          </table:table-cell>
          <table:table-cell table:style-name="ce761" table:formula="of:=IF(AND([.$BA$2];[.$BA$3]);IF(ISBLANK([$Données.U87]);&quot;&quot;;[$Données.U87]);&quot;&quot;)">
            <text:p/>
          </table:table-cell>
          <table:table-cell table:style-name="ce761" table:formula="of:=IF(AND([.$BA$2];[.$BA$3]);IF(ISBLANK([$Données.V87]);&quot;&quot;;[$Données.V87]);&quot;&quot;)" office:value-type="float" office:value="4" calcext:value-type="float">
            <text:p>4</text:p>
          </table:table-cell>
          <table:table-cell table:style-name="ce761" table:formula="of:=IF(AND([.$BA$2];[.$BA$3]);IF(ISBLANK([$Données.W87]);&quot;&quot;;[$Données.W87]);&quot;&quot;)">
            <text:p/>
          </table:table-cell>
          <table:table-cell table:style-name="ce761" table:formula="of:=IF(AND([.$BA$2];[.$BA$3]);IF(ISBLANK([$Données.X87]);&quot;&quot;;[$Données.X87]);&quot;&quot;)" office:value-type="float" office:value="8" calcext:value-type="float">
            <text:p>8</text:p>
          </table:table-cell>
          <table:table-cell table:style-name="ce761" table:formula="of:=IF(AND([.$BA$2];[.$BA$3]);IF(ISBLANK([$Données.Y87]);&quot;&quot;;[$Données.Y87]);&quot;&quot;)">
            <text:p/>
          </table:table-cell>
          <table:table-cell table:style-name="ce788" table:formula="of:=IF(AND([.$BA$2];[.$BA$3]);IF(ISBLANK([$Données.Z87]);&quot;&quot;;[$Données.Z87]);&quot;&quot;)">
            <text:p/>
          </table:table-cell>
          <table:table-cell table:number-columns-repeated="2"/>
          <table:table-cell table:style-name="ce248"/>
          <table:table-cell table:style-name="ce798" table:number-columns-repeated="13"/>
          <table:table-cell table:style-name="ce462" table:number-columns-repeated="4"/>
          <table:table-cell table:number-columns-repeated="32"/>
        </table:table-row>
        <table:table-row table:style-name="ro14">
          <table:table-cell table:style-name="ce822" table:formula="of:=IF([.$BA$4]=1;&quot;Signe de f '(x)&quot;;&quot;/\/\/\/\/\/\/\/\/\/\&quot;)" office:value-type="string" office:string-value="Signe de f '(x)" calcext:value-type="string">
            <text:p>Signe de f '(x)</text:p>
          </table:table-cell>
          <table:table-cell table:style-name="ce746" table:formula="of:=IF(AND([.$BA$2];[.$BA$3];[.$BA$4]);IF(ISBLANK([$Données.P88]);&quot;&quot;;[$Données.P88]);&quot;&quot;)" office:value-type="float" office:value="0" calcext:value-type="float">
            <text:p>0</text:p>
          </table:table-cell>
          <table:table-cell table:style-name="ce761" table:formula="of:=IF(AND([.$BA$2];[.$BA$3];[.$BA$4]);IF(ISBLANK([$Données.Q88]);&quot;&quot;;[$Données.Q88]);&quot;&quot;)" office:value-type="string" office:string-value="+" calcext:value-type="string">
            <text:p>+</text:p>
          </table:table-cell>
          <table:table-cell table:style-name="ce761" table:formula="of:=IF(AND([.$BA$2];[.$BA$3];[.$BA$4]);IF(ISBLANK([$Données.R88]);&quot;&quot;;[$Données.R88]);&quot;&quot;)" office:value-type="float" office:value="0" calcext:value-type="float">
            <text:p>0</text:p>
          </table:table-cell>
          <table:table-cell table:style-name="ce761" table:formula="of:=IF(AND([.$BA$2];[.$BA$3];[.$BA$4]);IF(ISBLANK([$Données.S88]);&quot;&quot;;[$Données.S88]);&quot;&quot;)" office:value-type="string" office:string-value="-" calcext:value-type="string">
            <text:p>-</text:p>
          </table:table-cell>
          <table:table-cell table:style-name="ce761" table:formula="of:=IF(AND([.$BA$2];[.$BA$3];[.$BA$4]);IF(ISBLANK([$Données.T88]);&quot;&quot;;[$Données.T88]);&quot;&quot;)" office:value-type="float" office:value="0" calcext:value-type="float">
            <text:p>0</text:p>
          </table:table-cell>
          <table:table-cell table:style-name="ce761" table:formula="of:=IF(AND([.$BA$2];[.$BA$3];[.$BA$4]);IF(ISBLANK([$Données.U88]);&quot;&quot;;[$Données.U88]);&quot;&quot;)" office:value-type="string" office:string-value="+" calcext:value-type="string">
            <text:p>+</text:p>
          </table:table-cell>
          <table:table-cell table:style-name="ce761" table:formula="of:=IF(AND([.$BA$2];[.$BA$3];[.$BA$4]);IF(ISBLANK([$Données.V88]);&quot;&quot;;[$Données.V88]);&quot;&quot;)" office:value-type="float" office:value="0" calcext:value-type="float">
            <text:p>0</text:p>
          </table:table-cell>
          <table:table-cell table:style-name="ce761" table:formula="of:=IF(AND([.$BA$2];[.$BA$3];[.$BA$4]);IF(ISBLANK([$Données.W88]);&quot;&quot;;[$Données.W88]);&quot;&quot;)" office:value-type="string" office:string-value="-" calcext:value-type="string">
            <text:p>-</text:p>
          </table:table-cell>
          <table:table-cell table:style-name="ce761" table:formula="of:=IF(AND([.$BA$2];[.$BA$3];[.$BA$4]);IF(ISBLANK([$Données.X88]);&quot;&quot;;[$Données.X88]);&quot;&quot;)" office:value-type="float" office:value="0" calcext:value-type="float">
            <text:p>0</text:p>
          </table:table-cell>
          <table:table-cell table:style-name="ce761" table:formula="of:=IF(AND([.$BA$2];[.$BA$3];[.$BA$4]);IF(ISBLANK([$Données.Y88]);&quot;&quot;;[$Données.Y88]);&quot;&quot;)">
            <text:p/>
          </table:table-cell>
          <table:table-cell table:style-name="ce788" table:formula="of:=IF(AND([.$BA$2];[.$BA$3];[.$BA$4]);IF(ISBLANK([$Données.Z88]);&quot;&quot;;[$Données.Z88]);&quot;&quot;)">
            <text:p/>
          </table:table-cell>
          <table:table-cell table:number-columns-repeated="2"/>
          <table:table-cell table:style-name="ce800"/>
          <table:table-cell table:style-name="ce859" table:number-columns-repeated="11"/>
          <table:table-cell table:style-name="ce884"/>
          <table:table-cell table:style-name="ce859"/>
          <table:table-cell table:style-name="ce462" table:number-columns-repeated="4"/>
          <table:table-cell table:number-columns-repeated="32"/>
        </table:table-row>
        <table:table-row table:style-name="ro14">
          <table:table-cell table:style-name="ce822" office:value-type="string" calcext:value-type="string" table:number-columns-spanned="1" table:number-rows-spanned="2">
            <text:p>Variations</text:p>
            <text:p>de <text:span text:style-name="T7">f</text:span></text:p>
          </table:table-cell>
          <table:table-cell table:style-name="ce752" table:formula="of:=IF(AND([.$BA$2];[.$BA$3]);IF(ISBLANK([$Données.P89]);&quot;&quot;;[$Données.P89]);&quot;&quot;)">
            <text:p/>
          </table:table-cell>
          <table:table-cell table:style-name="ce764" table:formula="of:=IF(AND([.$BA$2];[.$BA$3]);IF(ISBLANK([$Données.Q89]);&quot;&quot;;[$Données.Q89]);&quot;&quot;)" office:value-type="string" office:string-value="k" calcext:value-type="string" table:number-columns-spanned="1" table:number-rows-spanned="2">
            <text:p>k</text:p>
          </table:table-cell>
          <table:table-cell table:style-name="ce766" table:formula="of:=IF(AND([.$BA$2];[.$BA$3]);IF(ISBLANK([$Données.R89]);&quot;&quot;;[$Données.R89]);&quot;&quot;)" office:value-type="float" office:value="0" calcext:value-type="float">
            <text:p>0</text:p>
          </table:table-cell>
          <table:table-cell table:style-name="ce764" table:formula="of:=IF(AND([.$BA$2];[.$BA$3]);IF(ISBLANK([$Données.S89]);&quot;&quot;;[$Données.S89]);&quot;&quot;)" office:value-type="string" office:string-value="m" calcext:value-type="string" table:number-columns-spanned="1" table:number-rows-spanned="2">
            <text:p>m</text:p>
          </table:table-cell>
          <table:table-cell table:style-name="ce766" table:formula="of:=IF(AND([.$BA$2];[.$BA$3]);IF(ISBLANK([$Données.T89]);&quot;&quot;;[$Données.T89]);&quot;&quot;)">
            <text:p/>
          </table:table-cell>
          <table:table-cell table:style-name="ce764" table:formula="of:=IF(AND([.$BA$2];[.$BA$3]);IF(ISBLANK([$Données.U89]);&quot;&quot;;[$Données.U89]);&quot;&quot;)" office:value-type="string" office:string-value="k" calcext:value-type="string" table:number-columns-spanned="1" table:number-rows-spanned="2">
            <text:p>k</text:p>
          </table:table-cell>
          <table:table-cell table:style-name="ce766" table:formula="of:=IF(AND([.$BA$2];[.$BA$3]);IF(ISBLANK([$Données.V89]);&quot;&quot;;[$Données.V89]);&quot;&quot;)" office:value-type="float" office:value="0" calcext:value-type="float">
            <text:p>0</text:p>
          </table:table-cell>
          <table:table-cell table:style-name="ce764" table:formula="of:=IF(AND([.$BA$2];[.$BA$3]);IF(ISBLANK([$Données.W89]);&quot;&quot;;[$Données.W89]);&quot;&quot;)" office:value-type="string" office:string-value="m" calcext:value-type="string" table:number-columns-spanned="1" table:number-rows-spanned="2">
            <text:p>m</text:p>
          </table:table-cell>
          <table:table-cell table:style-name="ce766" table:formula="of:=IF(AND([.$BA$2];[.$BA$3]);IF(ISBLANK([$Données.X89]);&quot;&quot;;[$Données.X89]);&quot;&quot;)">
            <text:p/>
          </table:table-cell>
          <table:table-cell table:style-name="ce764" table:formula="of:=IF(AND([.$BA$2];[.$BA$3]);IF(ISBLANK([$Données.Y89]);&quot;&quot;;[$Données.Y89]);&quot;&quot;)" table:number-columns-spanned="1" table:number-rows-spanned="2">
            <text:p/>
          </table:table-cell>
          <table:table-cell table:style-name="ce789" table:formula="of:=IF(AND([.$BA$2];[.$BA$3]);IF(ISBLANK([$Données.Z89]);&quot;&quot;;[$Données.Z89]);&quot;&quot;)">
            <text:p/>
          </table:table-cell>
          <table:table-cell table:style-name="ce248" table:number-columns-repeated="7"/>
          <table:table-cell table:number-columns-repeated="45"/>
        </table:table-row>
        <table:table-row table:style-name="ro14">
          <table:covered-table-cell table:style-name="ce732"/>
          <table:table-cell table:style-name="ce755" table:formula="of:=IF(AND([.$BA$2];[.$BA$3]);IF(ISBLANK([$Données.P90]);&quot;&quot;;[$Données.P90]);&quot;&quot;)" office:value-type="float" office:value="-6" calcext:value-type="float">
            <text:p>-6</text:p>
          </table:table-cell>
          <table:covered-table-cell table:style-name="ce765"/>
          <table:table-cell table:style-name="ce767" table:formula="of:=IF(AND([.$BA$2];[.$BA$3]);IF(ISBLANK([$Données.R90]);&quot;&quot;;[$Données.R90]);&quot;&quot;)">
            <text:p/>
          </table:table-cell>
          <table:covered-table-cell table:style-name="ce770"/>
          <table:table-cell table:style-name="ce767" table:formula="of:=IF(AND([.$BA$2];[.$BA$3]);IF(ISBLANK([$Données.T90]);&quot;&quot;;[$Données.T90]);&quot;&quot;)" office:value-type="float" office:value="-6" calcext:value-type="float">
            <text:p>-6</text:p>
          </table:table-cell>
          <table:covered-table-cell table:style-name="ce770"/>
          <table:table-cell table:style-name="ce767" table:formula="of:=IF(AND([.$BA$2];[.$BA$3]);IF(ISBLANK([$Données.V90]);&quot;&quot;;[$Données.V90]);&quot;&quot;)">
            <text:p/>
          </table:table-cell>
          <table:covered-table-cell table:style-name="ce770"/>
          <table:table-cell table:style-name="ce767" table:formula="of:=IF(AND([.$BA$2];[.$BA$3]);IF(ISBLANK([$Données.X90]);&quot;&quot;;[$Données.X90]);&quot;&quot;)" office:value-type="float" office:value="-9" calcext:value-type="float">
            <text:p>-9</text:p>
          </table:table-cell>
          <table:covered-table-cell table:style-name="ce770"/>
          <table:table-cell table:style-name="ce790" table:formula="of:=IF(AND([.$BA$2];[.$BA$3]);IF(ISBLANK([$Données.Z90]);&quot;&quot;;[$Données.Z90]);&quot;&quot;)">
            <text:p/>
          </table:table-cell>
          <table:table-cell table:style-name="ce248" table:number-columns-repeated="7"/>
          <table:table-cell table:number-columns-repeated="45"/>
        </table:table-row>
        <table:table-row table:style-name="ro14" table:number-rows-repeated="2">
          <table:table-cell table:style-name="ce248" table:number-columns-repeated="14"/>
          <table:table-cell table:number-columns-repeated="50"/>
        </table:table-row>
        <table:table-row table:style-name="ro14">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48" table:number-columns-repeated="2"/>
          <table:table-cell table:number-columns-repeated="50"/>
        </table:table-row>
        <table:table-row table:style-name="ro14" table:number-rows-repeated="6">
          <table:table-cell table:style-name="ce248" table:number-columns-repeated="14"/>
          <table:table-cell table:number-columns-repeated="50"/>
        </table:table-row>
        <table:table-row table:style-name="ro8" table:number-rows-repeated="1048544">
          <table:table-cell table:number-columns-repeated="64"/>
        </table:table-row>
        <table:table-row table:style-name="ro8">
          <table:table-cell table:number-columns-repeated="6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2 'Fonction homographique'.B11:'Fonction homographique'.B12">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Données" table:style-name="ta8" table:protected="true" table:protection-key="l2Z8uLvnF9Ig4wEwVzNf7j/Iiag="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19.929cm" svg:y="101.558cm">
            <draw:object draw:notify-on-update-of-ranges="Données.K208:Données.L208 Aide.A1:Aide.A1 Données.M208:Données.N208 Données.B235:Données.B435 Aide.A1:Aide.A1 Données.C235:Données.C435 Données.G208:Données.H208 Aide.A1:Aide.A1 Données.I208:Données.J208" xlink:href="./Object 7" xlink:type="simple" xlink:show="embed" xlink:actuate="onLoad">
              <loext:p/>
            </draw:object>
            <draw:image xlink:href="./ObjectReplacements/Object 7" xlink:type="simple" xlink:show="embed" xlink:actuate="onLoad"/>
          </draw:frame>
        </table:shapes>
        <table:table-column table:style-name="co28" table:default-cell-style-name="ce551"/>
        <table:table-column table:style-name="co29" table:default-cell-style-name="ce551"/>
        <table:table-column table:style-name="co1" table:number-columns-repeated="5" table:default-cell-style-name="ce551"/>
        <table:table-column table:style-name="co30" table:default-cell-style-name="ce551"/>
        <table:table-column table:style-name="co1" table:number-columns-repeated="2" table:default-cell-style-name="ce551"/>
        <table:table-column table:style-name="co31" table:default-cell-style-name="ce551"/>
        <table:table-column table:style-name="co1" table:default-cell-style-name="ce551"/>
        <table:table-column table:style-name="co32" table:default-cell-style-name="ce551"/>
        <table:table-column table:style-name="co1" table:number-columns-repeated="4" table:default-cell-style-name="ce551"/>
        <table:table-column table:style-name="co33" table:default-cell-style-name="ce551"/>
        <table:table-column table:style-name="co1" table:default-cell-style-name="ce551"/>
        <table:table-column table:style-name="co34" table:default-cell-style-name="ce551"/>
        <table:table-column table:style-name="co35" table:default-cell-style-name="ce551"/>
        <table:table-column table:style-name="co1" table:number-columns-repeated="34" table:default-cell-style-name="ce551"/>
        <table:table-column table:style-name="co1" table:default-cell-style-name="ce984"/>
        <table:table-column table:style-name="co1" table:number-columns-repeated="14" table:default-cell-style-name="ce551"/>
        <table:table-column table:style-name="co1" table:number-columns-repeated="23" table:default-cell-style-name="Default"/>
        <table:table-row table:style-name="ro5">
          <table:table-cell table:style-name="ce530" office:value-type="string" calcext:value-type="string" table:number-columns-spanned="13" table:number-rows-spanned="1">
            <text:p>KELLER Stéphane – Lycée agricole Louis Pasteur</text:p>
          </table:table-cell>
          <table:covered-table-cell table:style-name="ce588"/>
          <table:covered-table-cell table:style-name="ce638"/>
          <table:covered-table-cell table:style-name="ce684"/>
          <table:covered-table-cell table:number-columns-repeated="9"/>
          <table:table-cell table:number-columns-repeated="8"/>
          <table:table-cell table:style-name="ce1118"/>
          <table:table-cell table:style-name="ce1122" table:number-columns-repeated="12"/>
          <table:table-cell table:style-name="ce898" table:number-columns-repeated="4"/>
          <table:table-cell table:number-columns-repeated="55"/>
        </table:table-row>
        <table:table-row table:style-name="ro5">
          <table:table-cell table:style-name="ce531"/>
          <table:table-cell table:style-name="ce590"/>
          <table:table-cell table:style-name="ce1029"/>
          <table:table-cell table:style-name="ce685"/>
          <table:table-cell table:style-name="ce682" table:number-columns-repeated="17"/>
          <table:table-cell table:style-name="ce1118"/>
          <table:table-cell table:style-name="ce1122"/>
          <table:table-cell table:style-name="ce891" table:number-columns-repeated="2"/>
          <table:table-cell table:style-name="ce768" table:number-columns-repeated="3"/>
          <table:table-cell table:style-name="ce977" table:number-columns-repeated="5"/>
          <table:table-cell table:style-name="ce1122"/>
          <table:table-cell table:style-name="ce898" table:number-columns-repeated="4"/>
          <table:table-cell/>
          <table:table-cell table:style-name="ce682" table:number-columns-repeated="16"/>
          <table:table-cell table:style-name="ce985"/>
          <table:table-cell table:style-name="ce682" table:number-columns-repeated="14"/>
          <table:table-cell table:number-columns-repeated="23"/>
        </table:table-row>
        <table:table-row table:style-name="ro19">
          <table:table-cell table:style-name="ce897" office:value-type="string" calcext:value-type="string" table:number-columns-spanned="8" table:number-rows-spanned="1">
            <text:p>Données pour l’onglet Droite</text:p>
          </table:table-cell>
          <table:covered-table-cell table:number-columns-repeated="7" table:style-name="ce898"/>
          <table:table-cell table:style-name="ce898"/>
          <table:table-cell table:style-name="Default" table:number-columns-repeated="4"/>
          <table:table-cell table:style-name="ce1100" office:value-type="string" calcext:value-type="string" table:number-columns-spanned="3" table:number-rows-spanned="1">
            <text:p>Graphique parabole <text:span text:style-name="T19">C</text:span><text:span text:style-name="T35">f</text:span></text:p>
          </table:table-cell>
          <table:covered-table-cell table:style-name="ce898"/>
          <table:covered-table-cell table:style-name="ce929"/>
          <table:table-cell table:number-columns-repeated="3"/>
          <table:table-cell table:style-name="ce665" office:value-type="string" calcext:value-type="string">
            <text:p>num</text:p>
          </table:table-cell>
          <table:table-cell table:style-name="ce665" office:value-type="string" calcext:value-type="string">
            <text:p>Dénom</text:p>
          </table:table-cell>
          <table:table-cell table:number-columns-repeated="3" table:style-name="ce665" office:value-type="string" calcext:value-type="string">
            <text:p>Fraction</text:p>
          </table:table-cell>
          <table:table-cell table:style-name="ce894"/>
          <table:table-cell table:style-name="ce90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9">
          <table:table-cell table:style-name="ce898" table:number-columns-repeated="9"/>
          <table:table-cell table:style-name="Default" table:number-columns-repeated="4"/>
          <table:table-cell table:style-name="ce534" office:value-type="string" calcext:value-type="string">
            <text:p>x</text:p>
          </table:table-cell>
          <table:table-cell table:style-name="ce534" office:value-type="string" calcext:value-type="string">
            <text:p>y<text:span text:style-name="T44">1</text:span></text:p>
          </table:table-cell>
          <table:table-cell table:style-name="ce534" office:value-type="string" calcext:value-type="string">
            <text:p>y<text:span text:style-name="T16">2</text:span></text:p>
          </table:table-cell>
          <table:table-cell table:style-name="ce665" office:value-type="string" calcext:value-type="string">
            <text:p>Num</text:p>
          </table:table-cell>
          <table:table-cell table:style-name="ce665" office:value-type="string" calcext:value-type="string">
            <text:p>Dénom</text:p>
          </table:table-cell>
          <table:table-cell table:style-name="ce665" office:value-type="string" calcext:value-type="string">
            <text:p>PGCD</text:p>
          </table:table-cell>
          <table:table-cell table:number-columns-repeated="4" table:style-name="ce665" office:value-type="string" calcext:value-type="string">
            <text:p>simp</text:p>
          </table:table-cell>
          <table:table-cell table:style-name="ce665" office:value-type="string" calcext:value-type="string">
            <text:p>texte</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9">
          <table:table-cell table:style-name="ce534" office:value-type="string" calcext:value-type="string">
            <text:p>m</text:p>
          </table:table-cell>
          <table:table-cell table:style-name="ce534" office:value-type="string" calcext:value-type="string">
            <text:p>p</text:p>
          </table:table-cell>
          <table:table-cell table:style-name="ce641" office:value-type="string" calcext:value-type="string">
            <text:p><text:span text:style-name="T14">x</text:span><text:span text:style-name="T43">0</text:span></text:p>
          </table:table-cell>
          <table:table-cell table:style-name="ce944" office:value-type="string" calcext:value-type="string">
            <text:p>ALEA<text:span text:style-name="T19"> m</text:span></text:p>
          </table:table-cell>
          <table:table-cell table:style-name="ce898" table:number-columns-repeated="2"/>
          <table:table-cell table:style-name="ce1100" office:value-type="string" calcext:value-type="string" table:number-columns-spanned="2" table:number-rows-spanned="1">
            <text:p>Graphique droite 1</text:p>
          </table:table-cell>
          <table:covered-table-cell table:style-name="ce898"/>
          <table:table-cell table:style-name="ce898"/>
          <table:table-cell table:style-name="Default" table:number-columns-repeated="4"/>
          <table:table-cell table:style-name="ce535" office:value-type="float" office:value="-10" calcext:value-type="float">
            <text:p>-10</text:p>
          </table:table-cell>
          <table:table-cell table:style-name="ce756" table:formula="of:=[.$A$29]*[.N5]^2+[.$B$29]*[.N5]+[.$C$29]" office:value-type="float" office:value="-1.32544378698225" calcext:value-type="float">
            <text:p>-224/169 <text:s/></text:p>
          </table:table-cell>
          <table:table-cell table:style-name="ce535" table:formula="of:=[.$A$29]*[.N5]^2+[.$B$29]*[.N5]+[.$C$29]" office:value-type="float" office:value="-1.32544378698225" calcext:value-type="float">
            <text:p>-1,32544378698225</text:p>
          </table:table-cell>
          <table:table-cell table:style-name="ce629" table:formula="of:=[.O5]*[.R5]" office:value-type="float" office:value="-72800" calcext:value-type="float">
            <text:p>-72800</text:p>
          </table:table-cell>
          <table:table-cell table:style-name="ce629" table:formula="of:=[.$G$25]*10^[.$H$25]" office:value-type="float" office:value="54925" calcext:value-type="float">
            <text:p>54925</text:p>
          </table:table-cell>
          <table:table-cell table:style-name="ce808" table:formula="of:=GCD(ABS([.Q5]);ABS([.R5]))" office:value-type="float" office:value="325" calcext:value-type="float">
            <text:p>325</text:p>
          </table:table-cell>
          <table:table-cell table:style-name="ce808" table:formula="of:=[.Q5]/[.S5]" office:value-type="float" office:value="-224" calcext:value-type="float">
            <text:p>-224</text:p>
          </table:table-cell>
          <table:table-cell table:style-name="ce808" table:formula="of:=[.R5]/[.S5]" office:value-type="float" office:value="169" calcext:value-type="float">
            <text:p>169</text:p>
          </table:table-cell>
          <table:table-cell table:style-name="ce862" table:formula="of:=[.T5]/[.U5]" office:value-type="float" office:value="-1.32544378698225" calcext:value-type="float">
            <text:p>-224/169 <text:s text:c="3"/></text:p>
          </table:table-cell>
          <table:table-cell table:style-name="ce869" table:formula="of:=IF([.T5]=0;&quot;0&quot;;(IF([.T5]=[.U5];&quot;1&quot;;(IF([.T5]=-[.U5];&quot;-1&quot;;IF([.U5]=1;TEXT([.T5];10);[.V5]))))))" office:value-type="float" office:value="-1.32544378698225" calcext:value-type="float">
            <text:p>-224/169 <text:s text:c="2"/></text:p>
          </table:table-cell>
          <table:table-cell table:style-name="ce535" table:formula="of:=IF([.T5]=0;&quot;0&quot;;(IF([.T5]=[.U5];&quot;1&quot;;(IF([.T5]=-[.U5];&quot;-1&quot;;IF([.U5]=1;[.T5];CONCATENATE([.T5];&quot;/&quot;;[.U5])))))))" office:value-type="string" office:string-value="-224/169" calcext:value-type="string">
            <text:p>-224/169</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5" table:formula="of:=IF([.D6]=1;-1;1)" office:value-type="float" office:value="-1" calcext:value-type="float">
            <text:p>-1</text:p>
          </table:table-cell>
          <table:table-cell table:style-name="ce535" office:value-type="float" office:value="-6" calcext:value-type="float">
            <text:p>-6</text:p>
          </table:table-cell>
          <table:table-cell table:style-name="ce648" table:formula="of:=-[.B6]/[.A6]" office:value-type="float" office:value="-6" calcext:value-type="float">
            <text:p>-6</text:p>
          </table:table-cell>
          <table:table-cell table:style-name="ce629" office:value-type="float" office:value="1" calcext:value-type="float">
            <text:p>1</text:p>
          </table:table-cell>
          <table:table-cell table:style-name="ce898" table:number-columns-repeated="2"/>
          <table:table-cell table:style-name="ce534" office:value-type="string" calcext:value-type="string">
            <text:p>x</text:p>
          </table:table-cell>
          <table:table-cell table:style-name="ce534" office:value-type="string" calcext:value-type="string">
            <text:p>y</text:p>
          </table:table-cell>
          <table:table-cell table:style-name="ce898"/>
          <table:table-cell table:style-name="Default" table:number-columns-repeated="4"/>
          <table:table-cell table:style-name="ce535" office:value-type="float" office:value="-9" calcext:value-type="float">
            <text:p>-9</text:p>
          </table:table-cell>
          <table:table-cell table:style-name="ce756" table:formula="of:=[.$A$29]*[.N6]^2+[.$B$29]*[.N6]+[.$C$29]" office:value-type="float" office:value="0" calcext:value-type="float">
            <text:p>0/1 <text:s text:c="3"/></text:p>
          </table:table-cell>
          <table:table-cell table:style-name="ce535" table:formula="of:=[.$A$29]*[.N6]^2+[.$B$29]*[.N6]+[.$C$29]" office:value-type="float" office:value="0" calcext:value-type="float">
            <text:p>0</text:p>
          </table:table-cell>
          <table:table-cell table:style-name="ce629" table:formula="of:=[.O6]*[.R6]"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6]);ABS([.R6]))" office:value-type="float" office:value="54925" calcext:value-type="float">
            <text:p>54925</text:p>
          </table:table-cell>
          <table:table-cell table:style-name="ce808" table:formula="of:=[.Q6]/[.S6]" office:value-type="float" office:value="0" calcext:value-type="float">
            <text:p>0</text:p>
          </table:table-cell>
          <table:table-cell table:style-name="ce808" table:formula="of:=[.R6]/[.S6]" office:value-type="float" office:value="1" calcext:value-type="float">
            <text:p>1</text:p>
          </table:table-cell>
          <table:table-cell table:style-name="ce862" table:formula="of:=[.T6]/[.U6]" office:value-type="float" office:value="0" calcext:value-type="float">
            <text:p>0/1 <text:s text:c="5"/></text:p>
          </table:table-cell>
          <table:table-cell table:style-name="ce869" table:formula="of:=IF([.T6]=0;&quot;0&quot;;(IF([.T6]=[.U6];&quot;1&quot;;(IF([.T6]=-[.U6];&quot;-1&quot;;IF([.U6]=1;TEXT([.T6];10);[.V6]))))))" office:value-type="string" office:string-value="0" calcext:value-type="string">
            <text:p>0</text:p>
          </table:table-cell>
          <table:table-cell table:style-name="ce535" table:formula="of:=IF([.T6]=0;&quot;0&quot;;(IF([.T6]=[.U6];&quot;1&quot;;(IF([.T6]=-[.U6];&quot;-1&quot;;IF([.U6]=1;[.T6];CONCATENATE([.T6];&quot;/&quot;;[.U6])))))))" office:value-type="string" office:string-value="0" calcext:value-type="string">
            <text:p>0</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1"/>
          <table:table-cell table:style-name="ce590"/>
          <table:table-cell table:style-name="ce1029"/>
          <table:table-cell table:style-name="ce685"/>
          <table:table-cell table:style-name="ce898" table:number-columns-repeated="2"/>
          <table:table-cell table:style-name="ce535" office:value-type="float" office:value="-10" calcext:value-type="float">
            <text:p>-10</text:p>
          </table:table-cell>
          <table:table-cell table:style-name="ce535" table:formula="of:=[.$A$6]*[.G7]+[.$B$6]" office:value-type="float" office:value="4" calcext:value-type="float">
            <text:p>4</text:p>
          </table:table-cell>
          <table:table-cell table:style-name="ce898"/>
          <table:table-cell table:style-name="Default" table:number-columns-repeated="4"/>
          <table:table-cell table:style-name="ce535" office:value-type="float" office:value="-8" calcext:value-type="float">
            <text:p>-8</text:p>
          </table:table-cell>
          <table:table-cell table:style-name="ce756" table:formula="of:=[.$A$29]*[.N7]^2+[.$B$29]*[.N7]+[.$C$29]" office:value-type="float" office:value="1.13609467455621" calcext:value-type="float">
            <text:p>192/169 <text:s/></text:p>
          </table:table-cell>
          <table:table-cell table:style-name="ce535" table:formula="of:=[.$A$29]*[.N7]^2+[.$B$29]*[.N7]+[.$C$29]" office:value-type="float" office:value="1.13609467455621" calcext:value-type="float">
            <text:p>1,13609467455621</text:p>
          </table:table-cell>
          <table:table-cell table:style-name="ce629" table:formula="of:=[.O7]*[.R7]"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7]);ABS([.R7]))" office:value-type="float" office:value="325" calcext:value-type="float">
            <text:p>325</text:p>
          </table:table-cell>
          <table:table-cell table:style-name="ce808" table:formula="of:=[.Q7]/[.S7]" office:value-type="float" office:value="192" calcext:value-type="float">
            <text:p>192</text:p>
          </table:table-cell>
          <table:table-cell table:style-name="ce808" table:formula="of:=[.R7]/[.S7]" office:value-type="float" office:value="169" calcext:value-type="float">
            <text:p>169</text:p>
          </table:table-cell>
          <table:table-cell table:style-name="ce862" table:formula="of:=[.T7]/[.U7]" office:value-type="float" office:value="1.13609467455621" calcext:value-type="float">
            <text:p>192/169 <text:s text:c="3"/></text:p>
          </table:table-cell>
          <table:table-cell table:style-name="ce869" table:formula="of:=IF([.T7]=0;&quot;0&quot;;(IF([.T7]=[.U7];&quot;1&quot;;(IF([.T7]=-[.U7];&quot;-1&quot;;IF([.U7]=1;TEXT([.T7];10);[.V7]))))))" office:value-type="float" office:value="1.13609467455621" calcext:value-type="float">
            <text:p>192/169 <text:s text:c="2"/></text:p>
          </table:table-cell>
          <table:table-cell table:style-name="ce535" table:formula="of:=IF([.T7]=0;&quot;0&quot;;(IF([.T7]=[.U7];&quot;1&quot;;(IF([.T7]=-[.U7];&quot;-1&quot;;IF([.U7]=1;[.T7];CONCATENATE([.T7];&quot;/&quot;;[.U7])))))))" office:value-type="string" office:string-value="192/169" calcext:value-type="string">
            <text:p>192/169</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7" office:value-type="string" calcext:value-type="string">
            <text:p>x</text:p>
          </table:table-cell>
          <table:table-cell table:style-name="ce591" office:value-type="float" office:value="-10" calcext:value-type="float">
            <text:p>-10</text:p>
          </table:table-cell>
          <table:table-cell table:style-name="ce1005" table:formula="of:=[.C6]" office:value-type="float" office:value="-6" calcext:value-type="float" table:number-columns-spanned="2" table:number-rows-spanned="1">
            <text:p>-6</text:p>
          </table:table-cell>
          <table:covered-table-cell table:style-name="ce1008" table:formula="of:=#REF!" office:value-type="string" office:string-value="" calcext:value-type="error">
            <text:p>#RÉF !</text:p>
          </table:covered-table-cell>
          <table:table-cell table:style-name="ce701" office:value-type="float" office:value="10" calcext:value-type="float">
            <text:p>10</text:p>
          </table:table-cell>
          <table:table-cell table:style-name="ce716"/>
          <table:table-cell table:style-name="ce535" office:value-type="float" office:value="10" calcext:value-type="float">
            <text:p>10</text:p>
          </table:table-cell>
          <table:table-cell table:style-name="ce535" table:formula="of:=[.$A$6]*[.G8]+[.$B$6]" office:value-type="float" office:value="-16" calcext:value-type="float">
            <text:p>-16</text:p>
          </table:table-cell>
          <table:table-cell table:style-name="ce898"/>
          <table:table-cell table:style-name="Default" table:number-columns-repeated="4"/>
          <table:table-cell table:style-name="ce535" office:value-type="float" office:value="-7" calcext:value-type="float">
            <text:p>-7</text:p>
          </table:table-cell>
          <table:table-cell table:style-name="ce756" table:formula="of:=[.$A$29]*[.N8]^2+[.$B$29]*[.N8]+[.$C$29]" office:value-type="float" office:value="2.08284023668639" calcext:value-type="float">
            <text:p>352/169 <text:s/></text:p>
          </table:table-cell>
          <table:table-cell table:style-name="ce535" table:formula="of:=[.$A$29]*[.N8]^2+[.$B$29]*[.N8]+[.$C$29]" office:value-type="float" office:value="2.08284023668639" calcext:value-type="float">
            <text:p>2,08284023668639</text:p>
          </table:table-cell>
          <table:table-cell table:style-name="ce629" table:formula="of:=[.O8]*[.R8]"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8]);ABS([.R8]))" office:value-type="float" office:value="325" calcext:value-type="float">
            <text:p>325</text:p>
          </table:table-cell>
          <table:table-cell table:style-name="ce808" table:formula="of:=[.Q8]/[.S8]" office:value-type="float" office:value="352" calcext:value-type="float">
            <text:p>352</text:p>
          </table:table-cell>
          <table:table-cell table:style-name="ce808" table:formula="of:=[.R8]/[.S8]" office:value-type="float" office:value="169" calcext:value-type="float">
            <text:p>169</text:p>
          </table:table-cell>
          <table:table-cell table:style-name="ce862" table:formula="of:=[.T8]/[.U8]" office:value-type="float" office:value="2.08284023668639" calcext:value-type="float">
            <text:p>352/169 <text:s text:c="3"/></text:p>
          </table:table-cell>
          <table:table-cell table:style-name="ce869" table:formula="of:=IF([.T8]=0;&quot;0&quot;;(IF([.T8]=[.U8];&quot;1&quot;;(IF([.T8]=-[.U8];&quot;-1&quot;;IF([.U8]=1;TEXT([.T8];10);[.V8]))))))" office:value-type="float" office:value="2.08284023668639" calcext:value-type="float">
            <text:p>352/169 <text:s text:c="2"/></text:p>
          </table:table-cell>
          <table:table-cell table:style-name="ce535" table:formula="of:=IF([.T8]=0;&quot;0&quot;;(IF([.T8]=[.U8];&quot;1&quot;;(IF([.T8]=-[.U8];&quot;-1&quot;;IF([.U8]=1;[.T8];CONCATENATE([.T8];&quot;/&quot;;[.U8])))))))" office:value-type="string" office:string-value="352/169" calcext:value-type="string">
            <text:p>352/169</text:p>
          </table:table-cell>
          <table:table-cell table:style-name="ce895"/>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7" office:value-type="string" calcext:value-type="string">
            <text:p>Signe de f '(x)</text:p>
          </table:table-cell>
          <table:table-cell table:style-name="ce592" table:formula="of:=IF([.A6]&gt;0;&quot;+&quot;;&quot;-&quot;)" office:value-type="string" office:string-value="-" calcext:value-type="string" table:number-columns-spanned="4" table:number-rows-spanned="1">
            <text:p>-</text:p>
          </table:table-cell>
          <table:covered-table-cell table:number-columns-repeated="2" table:style-name="ce1008"/>
          <table:covered-table-cell table:style-name="ce1070"/>
          <table:table-cell table:style-name="ce682" table:number-columns-repeated="2"/>
          <table:table-cell table:style-name="ce898" table:number-columns-repeated="2"/>
          <table:table-cell table:style-name="Default" table:number-columns-repeated="4"/>
          <table:table-cell table:style-name="ce535" office:value-type="float" office:value="-6" calcext:value-type="float">
            <text:p>-6</text:p>
          </table:table-cell>
          <table:table-cell table:style-name="ce756" table:formula="of:=[.$A$29]*[.N9]^2+[.$B$29]*[.N9]+[.$C$29]" office:value-type="float" office:value="2.84023668639053" calcext:value-type="float">
            <text:p>480/169 <text:s/></text:p>
          </table:table-cell>
          <table:table-cell table:style-name="ce535" table:formula="of:=[.$A$29]*[.N9]^2+[.$B$29]*[.N9]+[.$C$29]" office:value-type="float" office:value="2.84023668639053" calcext:value-type="float">
            <text:p>2,84023668639053</text:p>
          </table:table-cell>
          <table:table-cell table:style-name="ce629" table:formula="of:=[.O9]*[.R9]"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9]);ABS([.R9]))" office:value-type="float" office:value="325" calcext:value-type="float">
            <text:p>325</text:p>
          </table:table-cell>
          <table:table-cell table:style-name="ce808" table:formula="of:=[.Q9]/[.S9]" office:value-type="float" office:value="480" calcext:value-type="float">
            <text:p>480</text:p>
          </table:table-cell>
          <table:table-cell table:style-name="ce808" table:formula="of:=[.R9]/[.S9]" office:value-type="float" office:value="169" calcext:value-type="float">
            <text:p>169</text:p>
          </table:table-cell>
          <table:table-cell table:style-name="ce862" table:formula="of:=[.T9]/[.U9]" office:value-type="float" office:value="2.84023668639053" calcext:value-type="float">
            <text:p>480/169 <text:s text:c="3"/></text:p>
          </table:table-cell>
          <table:table-cell table:style-name="ce869" table:formula="of:=IF([.T9]=0;&quot;0&quot;;(IF([.T9]=[.U9];&quot;1&quot;;(IF([.T9]=-[.U9];&quot;-1&quot;;IF([.U9]=1;TEXT([.T9];10);[.V9]))))))" office:value-type="float" office:value="2.84023668639053" calcext:value-type="float">
            <text:p>480/169 <text:s text:c="2"/></text:p>
          </table:table-cell>
          <table:table-cell table:style-name="ce535" table:formula="of:=IF([.T9]=0;&quot;0&quot;;(IF([.T9]=[.U9];&quot;1&quot;;(IF([.T9]=-[.U9];&quot;-1&quot;;IF([.U9]=1;[.T9];CONCATENATE([.T9];&quot;/&quot;;[.U9])))))))" office:value-type="string" office:string-value="480/169" calcext:value-type="string">
            <text:p>480/169</text:p>
          </table:table-cell>
          <table:table-cell table:style-name="ce895"/>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8" office:value-type="string" calcext:value-type="string" table:number-columns-spanned="1" table:number-rows-spanned="2">
            <text:p>Variations de</text:p>
            <text:p>la fonction <text:span text:style-name="T19">f</text:span></text:p>
          </table:table-cell>
          <table:table-cell table:style-name="ce593" table:formula="of:=IF([.A6]&gt;0;&quot;&quot;;[.H7])" office:value-type="float" office:value="4" calcext:value-type="float">
            <text:p>4</text:p>
          </table:table-cell>
          <table:table-cell table:style-name="ce649" table:formula="of:=IF([.A6]&gt;0;&quot;k&quot;;&quot;&quot;)" office:value-type="string" office:string-value="" calcext:value-type="string" table:number-columns-spanned="2" table:number-rows-spanned="2">
            <text:p></text:p>
          </table:table-cell>
          <table:covered-table-cell table:style-name="ce734"/>
          <table:table-cell table:style-name="ce705" table:formula="of:=IF([.A6]&gt;0;[.H8];&quot;&quot;)">
            <text:p/>
          </table:table-cell>
          <table:table-cell table:style-name="ce682" table:number-columns-repeated="2"/>
          <table:table-cell table:style-name="ce898" table:number-columns-repeated="2"/>
          <table:table-cell table:style-name="Default" table:number-columns-repeated="4"/>
          <table:table-cell table:style-name="ce535" office:value-type="float" office:value="-5" calcext:value-type="float">
            <text:p>-5</text:p>
          </table:table-cell>
          <table:table-cell table:style-name="ce756" table:formula="of:=[.$A$29]*[.N10]^2+[.$B$29]*[.N10]+[.$C$29]" office:value-type="float" office:value="3.40828402366864" calcext:value-type="float">
            <text:p>576/169 <text:s/></text:p>
          </table:table-cell>
          <table:table-cell table:style-name="ce535" table:formula="of:=[.$A$29]*[.N10]^2+[.$B$29]*[.N10]+[.$C$29]" office:value-type="float" office:value="3.40828402366864" calcext:value-type="float">
            <text:p>3,40828402366864</text:p>
          </table:table-cell>
          <table:table-cell table:style-name="ce629" table:formula="of:=[.O10]*[.R10]"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0]);ABS([.R10]))" office:value-type="float" office:value="325" calcext:value-type="float">
            <text:p>325</text:p>
          </table:table-cell>
          <table:table-cell table:style-name="ce808" table:formula="of:=[.Q10]/[.S10]" office:value-type="float" office:value="576" calcext:value-type="float">
            <text:p>576</text:p>
          </table:table-cell>
          <table:table-cell table:style-name="ce808" table:formula="of:=[.R10]/[.S10]" office:value-type="float" office:value="169" calcext:value-type="float">
            <text:p>169</text:p>
          </table:table-cell>
          <table:table-cell table:style-name="ce862" table:formula="of:=[.T10]/[.U10]" office:value-type="float" office:value="3.40828402366864" calcext:value-type="float">
            <text:p>576/169 <text:s text:c="3"/></text:p>
          </table:table-cell>
          <table:table-cell table:style-name="ce869" table:formula="of:=IF([.T10]=0;&quot;0&quot;;(IF([.T10]=[.U10];&quot;1&quot;;(IF([.T10]=-[.U10];&quot;-1&quot;;IF([.U10]=1;TEXT([.T10];10);[.V10]))))))" office:value-type="float" office:value="3.40828402366864" calcext:value-type="float">
            <text:p>576/169 <text:s text:c="2"/></text:p>
          </table:table-cell>
          <table:table-cell table:style-name="ce535" table:formula="of:=IF([.T10]=0;&quot;0&quot;;(IF([.T10]=[.U10];&quot;1&quot;;(IF([.T10]=-[.U10];&quot;-1&quot;;IF([.U10]=1;[.T10];CONCATENATE([.T10];&quot;/&quot;;[.U10])))))))" office:value-type="string" office:string-value="576/169" calcext:value-type="string">
            <text:p>576/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covered-table-cell table:style-name="ce539"/>
          <table:table-cell table:style-name="ce595" table:formula="of:=IF([.A6]&gt;0;[.H7];&quot;&quot;)">
            <text:p/>
          </table:table-cell>
          <table:covered-table-cell table:number-columns-repeated="2" table:style-name="ce1033"/>
          <table:table-cell table:style-name="ce707" table:formula="of:=IF([.A6]&gt;0;&quot;&quot;;[.H8])" office:value-type="float" office:value="-16" calcext:value-type="float">
            <text:p>-16</text:p>
          </table:table-cell>
          <table:table-cell table:style-name="ce682" table:number-columns-repeated="2"/>
          <table:table-cell table:style-name="ce898" table:number-columns-repeated="2"/>
          <table:table-cell table:style-name="Default" table:number-columns-repeated="4"/>
          <table:table-cell table:style-name="ce535" office:value-type="float" office:value="-4" calcext:value-type="float">
            <text:p>-4</text:p>
          </table:table-cell>
          <table:table-cell table:style-name="ce756" table:formula="of:=[.$A$29]*[.N11]^2+[.$B$29]*[.N11]+[.$C$29]" office:value-type="float" office:value="3.78698224852071" calcext:value-type="float">
            <text:p>640/169 <text:s/></text:p>
          </table:table-cell>
          <table:table-cell table:style-name="ce535" table:formula="of:=[.$A$29]*[.N11]^2+[.$B$29]*[.N11]+[.$C$29]" office:value-type="float" office:value="3.78698224852071" calcext:value-type="float">
            <text:p>3,78698224852071</text:p>
          </table:table-cell>
          <table:table-cell table:style-name="ce629" table:formula="of:=[.O11]*[.R11]"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1]);ABS([.R11]))" office:value-type="float" office:value="325" calcext:value-type="float">
            <text:p>325</text:p>
          </table:table-cell>
          <table:table-cell table:style-name="ce808" table:formula="of:=[.Q11]/[.S11]" office:value-type="float" office:value="640" calcext:value-type="float">
            <text:p>640</text:p>
          </table:table-cell>
          <table:table-cell table:style-name="ce808" table:formula="of:=[.R11]/[.S11]" office:value-type="float" office:value="169" calcext:value-type="float">
            <text:p>169</text:p>
          </table:table-cell>
          <table:table-cell table:style-name="ce862" table:formula="of:=[.T11]/[.U11]" office:value-type="float" office:value="3.78698224852071" calcext:value-type="float">
            <text:p>640/169 <text:s text:c="3"/></text:p>
          </table:table-cell>
          <table:table-cell table:style-name="ce869" table:formula="of:=IF([.T11]=0;&quot;0&quot;;(IF([.T11]=[.U11];&quot;1&quot;;(IF([.T11]=-[.U11];&quot;-1&quot;;IF([.U11]=1;TEXT([.T11];10);[.V11]))))))" office:value-type="float" office:value="3.78698224852071" calcext:value-type="float">
            <text:p>640/169 <text:s text:c="2"/></text:p>
          </table:table-cell>
          <table:table-cell table:style-name="ce535" table:formula="of:=IF([.T11]=0;&quot;0&quot;;(IF([.T11]=[.U11];&quot;1&quot;;(IF([.T11]=-[.U11];&quot;-1&quot;;IF([.U11]=1;[.T11];CONCATENATE([.T11];&quot;/&quot;;[.U11])))))))" office:value-type="string" office:string-value="640/169" calcext:value-type="string">
            <text:p>64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40" office:value-type="string" calcext:value-type="string">
            <text:p>Signe de <text:span text:style-name="T19">f </text:span>(<text:span text:style-name="T19">x</text:span>)</text:p>
          </table:table-cell>
          <table:table-cell table:style-name="ce596" table:formula="of:=IF([.H7]&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070" table:formula="of:=IF([.H8]&gt;0;&quot;+&quot;;&quot;-&quot;)" office:value-type="string" office:string-value="-" calcext:value-type="string">
            <text:p>-</text:p>
          </table:table-cell>
          <table:table-cell table:style-name="ce682" table:number-columns-repeated="2"/>
          <table:table-cell table:style-name="ce898" table:number-columns-repeated="2"/>
          <table:table-cell table:style-name="Default" table:number-columns-repeated="4"/>
          <table:table-cell table:style-name="ce535" office:value-type="float" office:value="-3" calcext:value-type="float">
            <text:p>-3</text:p>
          </table:table-cell>
          <table:table-cell table:style-name="ce756" table:formula="of:=[.$A$29]*[.N12]^2+[.$B$29]*[.N12]+[.$C$29]" office:value-type="float" office:value="3.97633136094675" calcext:value-type="float">
            <text:p>672/169 <text:s/></text:p>
          </table:table-cell>
          <table:table-cell table:style-name="ce535" table:formula="of:=[.$A$29]*[.N12]^2+[.$B$29]*[.N12]+[.$C$29]" office:value-type="float" office:value="3.97633136094675" calcext:value-type="float">
            <text:p>3,97633136094675</text:p>
          </table:table-cell>
          <table:table-cell table:style-name="ce629" table:formula="of:=[.O12]*[.R12]"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2]);ABS([.R12]))" office:value-type="float" office:value="325" calcext:value-type="float">
            <text:p>325</text:p>
          </table:table-cell>
          <table:table-cell table:style-name="ce808" table:formula="of:=[.Q12]/[.S12]" office:value-type="float" office:value="672" calcext:value-type="float">
            <text:p>672</text:p>
          </table:table-cell>
          <table:table-cell table:style-name="ce808" table:formula="of:=[.R12]/[.S12]" office:value-type="float" office:value="169" calcext:value-type="float">
            <text:p>169</text:p>
          </table:table-cell>
          <table:table-cell table:style-name="ce862" table:formula="of:=[.T12]/[.U12]" office:value-type="float" office:value="3.97633136094675" calcext:value-type="float">
            <text:p>672/169 <text:s text:c="3"/></text:p>
          </table:table-cell>
          <table:table-cell table:style-name="ce869" table:formula="of:=IF([.T12]=0;&quot;0&quot;;(IF([.T12]=[.U12];&quot;1&quot;;(IF([.T12]=-[.U12];&quot;-1&quot;;IF([.U12]=1;TEXT([.T12];10);[.V12]))))))" office:value-type="float" office:value="3.97633136094675" calcext:value-type="float">
            <text:p>672/169 <text:s text:c="2"/></text:p>
          </table:table-cell>
          <table:table-cell table:style-name="ce535" table:formula="of:=IF([.T12]=0;&quot;0&quot;;(IF([.T12]=[.U12];&quot;1&quot;;(IF([.T12]=-[.U12];&quot;-1&quot;;IF([.U12]=1;[.T12];CONCATENATE([.T12];&quot;/&quot;;[.U12])))))))" office:value-type="string" office:string-value="672/169" calcext:value-type="string">
            <text:p>67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2" table:number-columns-repeated="7"/>
          <table:table-cell table:style-name="ce898" table:number-columns-repeated="2"/>
          <table:table-cell table:style-name="Default" table:number-columns-repeated="4"/>
          <table:table-cell table:style-name="ce535" office:value-type="float" office:value="-2" calcext:value-type="float">
            <text:p>-2</text:p>
          </table:table-cell>
          <table:table-cell table:style-name="ce756" table:formula="of:=[.$A$29]*[.N13]^2+[.$B$29]*[.N13]+[.$C$29]" office:value-type="float" office:value="3.97633136094675" calcext:value-type="float">
            <text:p>672/169 <text:s/></text:p>
          </table:table-cell>
          <table:table-cell table:style-name="ce535" table:formula="of:=[.$A$29]*[.N13]^2+[.$B$29]*[.N13]+[.$C$29]" office:value-type="float" office:value="3.97633136094675" calcext:value-type="float">
            <text:p>3,97633136094675</text:p>
          </table:table-cell>
          <table:table-cell table:style-name="ce629" table:formula="of:=[.O13]*[.R13]"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3]);ABS([.R13]))" office:value-type="float" office:value="325" calcext:value-type="float">
            <text:p>325</text:p>
          </table:table-cell>
          <table:table-cell table:style-name="ce808" table:formula="of:=[.Q13]/[.S13]" office:value-type="float" office:value="672" calcext:value-type="float">
            <text:p>672</text:p>
          </table:table-cell>
          <table:table-cell table:style-name="ce808" table:formula="of:=[.R13]/[.S13]" office:value-type="float" office:value="169" calcext:value-type="float">
            <text:p>169</text:p>
          </table:table-cell>
          <table:table-cell table:style-name="ce862" table:formula="of:=[.T13]/[.U13]" office:value-type="float" office:value="3.97633136094675" calcext:value-type="float">
            <text:p>672/169 <text:s text:c="3"/></text:p>
          </table:table-cell>
          <table:table-cell table:style-name="ce869" table:formula="of:=IF([.T13]=0;&quot;0&quot;;(IF([.T13]=[.U13];&quot;1&quot;;(IF([.T13]=-[.U13];&quot;-1&quot;;IF([.U13]=1;TEXT([.T13];10);[.V13]))))))" office:value-type="float" office:value="3.97633136094675" calcext:value-type="float">
            <text:p>672/169 <text:s text:c="2"/></text:p>
          </table:table-cell>
          <table:table-cell table:style-name="ce535" table:formula="of:=IF([.T13]=0;&quot;0&quot;;(IF([.T13]=[.U13];&quot;1&quot;;(IF([.T13]=-[.U13];&quot;-1&quot;;IF([.U13]=1;[.T13];CONCATENATE([.T13];&quot;/&quot;;[.U13])))))))" office:value-type="string" office:string-value="672/169" calcext:value-type="string">
            <text:p>67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2" table:number-columns-repeated="7"/>
          <table:table-cell table:style-name="ce898" table:number-columns-repeated="2"/>
          <table:table-cell table:style-name="Default" table:number-columns-repeated="4"/>
          <table:table-cell table:style-name="ce535" office:value-type="float" office:value="-1" calcext:value-type="float">
            <text:p>-1</text:p>
          </table:table-cell>
          <table:table-cell table:style-name="ce756" table:formula="of:=[.$A$29]*[.N14]^2+[.$B$29]*[.N14]+[.$C$29]" office:value-type="float" office:value="3.78698224852071" calcext:value-type="float">
            <text:p>640/169 <text:s/></text:p>
          </table:table-cell>
          <table:table-cell table:style-name="ce535" table:formula="of:=[.$A$29]*[.N14]^2+[.$B$29]*[.N14]+[.$C$29]" office:value-type="float" office:value="3.78698224852071" calcext:value-type="float">
            <text:p>3,78698224852071</text:p>
          </table:table-cell>
          <table:table-cell table:style-name="ce629" table:formula="of:=[.O14]*[.R14]"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4]);ABS([.R14]))" office:value-type="float" office:value="325" calcext:value-type="float">
            <text:p>325</text:p>
          </table:table-cell>
          <table:table-cell table:style-name="ce808" table:formula="of:=[.Q14]/[.S14]" office:value-type="float" office:value="640" calcext:value-type="float">
            <text:p>640</text:p>
          </table:table-cell>
          <table:table-cell table:style-name="ce808" table:formula="of:=[.R14]/[.S14]" office:value-type="float" office:value="169" calcext:value-type="float">
            <text:p>169</text:p>
          </table:table-cell>
          <table:table-cell table:style-name="ce862" table:formula="of:=[.T14]/[.U14]" office:value-type="float" office:value="3.78698224852071" calcext:value-type="float">
            <text:p>640/169 <text:s text:c="3"/></text:p>
          </table:table-cell>
          <table:table-cell table:style-name="ce869" table:formula="of:=IF([.T14]=0;&quot;0&quot;;(IF([.T14]=[.U14];&quot;1&quot;;(IF([.T14]=-[.U14];&quot;-1&quot;;IF([.U14]=1;TEXT([.T14];10);[.V14]))))))" office:value-type="float" office:value="3.78698224852071" calcext:value-type="float">
            <text:p>640/169 <text:s text:c="2"/></text:p>
          </table:table-cell>
          <table:table-cell table:style-name="ce535" table:formula="of:=IF([.T14]=0;&quot;0&quot;;(IF([.T14]=[.U14];&quot;1&quot;;(IF([.T14]=-[.U14];&quot;-1&quot;;IF([.U14]=1;[.T14];CONCATENATE([.T14];&quot;/&quot;;[.U14])))))))" office:value-type="string" office:string-value="640/169" calcext:value-type="string">
            <text:p>64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23" office:value-type="string" calcext:value-type="string" table:number-columns-spanned="6" table:number-rows-spanned="1">
            <text:p>Tableau points droite</text:p>
          </table:table-cell>
          <table:covered-table-cell table:style-name="ce898"/>
          <table:covered-table-cell table:style-name="ce655"/>
          <table:covered-table-cell table:number-columns-repeated="3"/>
          <table:table-cell/>
          <table:table-cell table:style-name="ce898" table:number-columns-repeated="2"/>
          <table:table-cell table:style-name="Default" table:number-columns-repeated="4"/>
          <table:table-cell table:style-name="ce535" office:value-type="float" office:value="0" calcext:value-type="float">
            <text:p>0</text:p>
          </table:table-cell>
          <table:table-cell table:style-name="ce756" table:formula="of:=[.$A$29]*[.N15]^2+[.$B$29]*[.N15]+[.$C$29]" office:value-type="float" office:value="3.40828402366864" calcext:value-type="float">
            <text:p>576/169 <text:s/></text:p>
          </table:table-cell>
          <table:table-cell table:style-name="ce535" table:formula="of:=[.$A$29]*[.N15]^2+[.$B$29]*[.N15]+[.$C$29]" office:value-type="float" office:value="3.40828402366864" calcext:value-type="float">
            <text:p>3,40828402366864</text:p>
          </table:table-cell>
          <table:table-cell table:style-name="ce629" table:formula="of:=[.O15]*[.R15]"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5]);ABS([.R15]))" office:value-type="float" office:value="325" calcext:value-type="float">
            <text:p>325</text:p>
          </table:table-cell>
          <table:table-cell table:style-name="ce808" table:formula="of:=[.Q15]/[.S15]" office:value-type="float" office:value="576" calcext:value-type="float">
            <text:p>576</text:p>
          </table:table-cell>
          <table:table-cell table:style-name="ce808" table:formula="of:=[.R15]/[.S15]" office:value-type="float" office:value="169" calcext:value-type="float">
            <text:p>169</text:p>
          </table:table-cell>
          <table:table-cell table:style-name="ce862" table:formula="of:=[.T15]/[.U15]" office:value-type="float" office:value="3.40828402366864" calcext:value-type="float">
            <text:p>576/169 <text:s text:c="3"/></text:p>
          </table:table-cell>
          <table:table-cell table:style-name="ce869" table:formula="of:=IF([.T15]=0;&quot;0&quot;;(IF([.T15]=[.U15];&quot;1&quot;;(IF([.T15]=-[.U15];&quot;-1&quot;;IF([.U15]=1;TEXT([.T15];10);[.V15]))))))" office:value-type="float" office:value="3.40828402366864" calcext:value-type="float">
            <text:p>576/169 <text:s text:c="2"/></text:p>
          </table:table-cell>
          <table:table-cell table:style-name="ce535" table:formula="of:=IF([.T15]=0;&quot;0&quot;;(IF([.T15]=[.U15];&quot;1&quot;;(IF([.T15]=-[.U15];&quot;-1&quot;;IF([.U15]=1;[.T15];CONCATENATE([.T15];&quot;/&quot;;[.U15])))))))" office:value-type="string" office:string-value="576/169" calcext:value-type="string">
            <text:p>576/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7"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535"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749"/>
          <table:table-cell table:style-name="ce898"/>
          <table:table-cell table:style-name="Default" table:number-columns-repeated="4"/>
          <table:table-cell table:style-name="ce535" office:value-type="float" office:value="1" calcext:value-type="float">
            <text:p>1</text:p>
          </table:table-cell>
          <table:table-cell table:style-name="ce756" table:formula="of:=[.$A$29]*[.N16]^2+[.$B$29]*[.N16]+[.$C$29]" office:value-type="float" office:value="2.84023668639053" calcext:value-type="float">
            <text:p>480/169 <text:s/></text:p>
          </table:table-cell>
          <table:table-cell table:style-name="ce535" table:formula="of:=[.$A$29]*[.N16]^2+[.$B$29]*[.N16]+[.$C$29]" office:value-type="float" office:value="2.84023668639053" calcext:value-type="float">
            <text:p>2,84023668639053</text:p>
          </table:table-cell>
          <table:table-cell table:style-name="ce629" table:formula="of:=[.O16]*[.R16]"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16]);ABS([.R16]))" office:value-type="float" office:value="325" calcext:value-type="float">
            <text:p>325</text:p>
          </table:table-cell>
          <table:table-cell table:style-name="ce808" table:formula="of:=[.Q16]/[.S16]" office:value-type="float" office:value="480" calcext:value-type="float">
            <text:p>480</text:p>
          </table:table-cell>
          <table:table-cell table:style-name="ce808" table:formula="of:=[.R16]/[.S16]" office:value-type="float" office:value="169" calcext:value-type="float">
            <text:p>169</text:p>
          </table:table-cell>
          <table:table-cell table:style-name="ce862" table:formula="of:=[.T16]/[.U16]" office:value-type="float" office:value="2.84023668639053" calcext:value-type="float">
            <text:p>480/169 <text:s text:c="3"/></text:p>
          </table:table-cell>
          <table:table-cell table:style-name="ce869" table:formula="of:=IF([.T16]=0;&quot;0&quot;;(IF([.T16]=[.U16];&quot;1&quot;;(IF([.T16]=-[.U16];&quot;-1&quot;;IF([.U16]=1;TEXT([.T16];10);[.V16]))))))" office:value-type="float" office:value="2.84023668639053" calcext:value-type="float">
            <text:p>480/169 <text:s text:c="2"/></text:p>
          </table:table-cell>
          <table:table-cell table:style-name="ce535" table:formula="of:=IF([.T16]=0;&quot;0&quot;;(IF([.T16]=[.U16];&quot;1&quot;;(IF([.T16]=-[.U16];&quot;-1&quot;;IF([.U16]=1;[.T16];CONCATENATE([.T16];&quot;/&quot;;[.U16])))))))" office:value-type="string" office:string-value="480/169" calcext:value-type="string">
            <text:p>48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7" office:value-type="string" calcext:value-type="string">
            <text:p>Signe de f '(x)</text:p>
          </table:table-cell>
          <table:table-cell table:style-name="ce997" table:formula="of:=IF(ISBLANK([Droite.B14]);0;IF([$Droite.A34]=0;0;IF([.B9]=[Droite.B14];1;-0.5)))" office:value-type="float" office:value="0" calcext:value-type="float" table:number-columns-spanned="3" table:number-rows-spanned="1">
            <text:p>0</text:p>
          </table:table-cell>
          <table:covered-table-cell table:style-name="ce656"/>
          <table:covered-table-cell table:style-name="ce604"/>
          <table:table-cell table:style-name="ce1004" table:formula="of:=IF(ISBLANK([Droite.B6]);0;IF([.C6]=[Droite.B6];1;-0.5))" office:value-type="float" office:value="0" calcext:value-type="float">
            <text:p>0</text:p>
          </table:table-cell>
          <table:table-cell table:style-name="ce535" table:formula="of:=SUM([.B16:.E20])" office:value-type="float" office:value="0" calcext:value-type="float">
            <text:p>0</text:p>
          </table:table-cell>
          <table:table-cell table:style-name="ce535" table:formula="of:=IF(20*[.F17]/[.F19]&lt;0;0;20*[.F17]/[.F19])" office:value-type="float" office:value="0" calcext:value-type="float">
            <text:p>0</text:p>
          </table:table-cell>
          <table:table-cell table:style-name="ce898" table:number-columns-repeated="2"/>
          <table:table-cell table:style-name="Default" table:number-columns-repeated="4"/>
          <table:table-cell table:style-name="ce535" office:value-type="float" office:value="2" calcext:value-type="float">
            <text:p>2</text:p>
          </table:table-cell>
          <table:table-cell table:style-name="ce756" table:formula="of:=[.$A$29]*[.N17]^2+[.$B$29]*[.N17]+[.$C$29]" office:value-type="float" office:value="2.08284023668639" calcext:value-type="float">
            <text:p>352/169 <text:s/></text:p>
          </table:table-cell>
          <table:table-cell table:style-name="ce535" table:formula="of:=[.$A$29]*[.N17]^2+[.$B$29]*[.N17]+[.$C$29]" office:value-type="float" office:value="2.08284023668639" calcext:value-type="float">
            <text:p>2,08284023668639</text:p>
          </table:table-cell>
          <table:table-cell table:style-name="ce629" table:formula="of:=[.O17]*[.R17]"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17]);ABS([.R17]))" office:value-type="float" office:value="325" calcext:value-type="float">
            <text:p>325</text:p>
          </table:table-cell>
          <table:table-cell table:style-name="ce808" table:formula="of:=[.Q17]/[.S17]" office:value-type="float" office:value="352" calcext:value-type="float">
            <text:p>352</text:p>
          </table:table-cell>
          <table:table-cell table:style-name="ce808" table:formula="of:=[.R17]/[.S17]" office:value-type="float" office:value="169" calcext:value-type="float">
            <text:p>169</text:p>
          </table:table-cell>
          <table:table-cell table:style-name="ce862" table:formula="of:=[.T17]/[.U17]" office:value-type="float" office:value="2.08284023668639" calcext:value-type="float">
            <text:p>352/169 <text:s text:c="3"/></text:p>
          </table:table-cell>
          <table:table-cell table:style-name="ce869" table:formula="of:=IF([.T17]=0;&quot;0&quot;;(IF([.T17]=[.U17];&quot;1&quot;;(IF([.T17]=-[.U17];&quot;-1&quot;;IF([.U17]=1;TEXT([.T17];10);[.V17]))))))" office:value-type="float" office:value="2.08284023668639" calcext:value-type="float">
            <text:p>352/169 <text:s text:c="2"/></text:p>
          </table:table-cell>
          <table:table-cell table:style-name="ce535" table:formula="of:=IF([.T17]=0;&quot;0&quot;;(IF([.T17]=[.U17];&quot;1&quot;;(IF([.T17]=-[.U17];&quot;-1&quot;;IF([.U17]=1;[.T17];CONCATENATE([.T17];&quot;/&quot;;[.U17])))))))" office:value-type="string" office:string-value="352/169" calcext:value-type="string">
            <text:p>35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926" office:value-type="string" calcext:value-type="string" table:number-columns-spanned="1" table:number-rows-spanned="2">
            <text:p>Variations de</text:p>
            <text:p>la fonction <text:span text:style-name="T19">f</text:span></text:p>
          </table:table-cell>
          <table:table-cell table:style-name="ce598" table:formula="of:=IF(ISBLANK([$Droite.B15]);0;IF(AND(ISBLANK([$Droite.B16]);[$Droite.B15]=[.B10]);1;-0.5))" office:value-type="float" office:value="0" calcext:value-type="float">
            <text:p>0</text:p>
          </table:table-cell>
          <table:table-cell table:style-name="ce1004" table:formula="of:=IF(ISBLANK([$Droite.C15]);0;IF(AND([$Droite.C15]=&quot;m&quot;;[.A6]&lt;0);1;IF(AND([$Droite.C15]=&quot;k&quot;;[.A6]&gt;=0);1;-0.5)))" office:value-type="float" office:value="0" calcext:value-type="float" table:number-columns-spanned="2" table:number-rows-spanned="2">
            <text:p>0</text:p>
          </table:table-cell>
          <table:covered-table-cell table:style-name="ce688"/>
          <table:table-cell table:style-name="ce535" table:formula="of:=IF(ISBLANK([$Droite.E15]);0;IF(AND(ISBLANK([$Droite.E16]);[$Droite.E15]=[.E10]);1;-0.5))" office:value-type="float" office:value="0" calcext:value-type="float">
            <text:p>0</text:p>
          </table:table-cell>
          <table:table-cell table:style-name="ce718" office:value-type="string" calcext:value-type="string">
            <text:p>Total max</text:p>
          </table:table-cell>
          <table:table-cell table:style-name="ce682"/>
          <table:table-cell table:style-name="ce898" table:number-columns-repeated="2"/>
          <table:table-cell table:style-name="Default" table:number-columns-repeated="4"/>
          <table:table-cell table:style-name="ce535" office:value-type="float" office:value="3" calcext:value-type="float">
            <text:p>3</text:p>
          </table:table-cell>
          <table:table-cell table:style-name="ce756" table:formula="of:=[.$A$29]*[.N18]^2+[.$B$29]*[.N18]+[.$C$29]" office:value-type="float" office:value="1.13609467455621" calcext:value-type="float">
            <text:p>192/169 <text:s/></text:p>
          </table:table-cell>
          <table:table-cell table:style-name="ce535" table:formula="of:=[.$A$29]*[.N18]^2+[.$B$29]*[.N18]+[.$C$29]" office:value-type="float" office:value="1.13609467455621" calcext:value-type="float">
            <text:p>1,13609467455621</text:p>
          </table:table-cell>
          <table:table-cell table:style-name="ce629" table:formula="of:=[.O18]*[.R18]"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18]);ABS([.R18]))" office:value-type="float" office:value="325" calcext:value-type="float">
            <text:p>325</text:p>
          </table:table-cell>
          <table:table-cell table:style-name="ce808" table:formula="of:=[.Q18]/[.S18]" office:value-type="float" office:value="192" calcext:value-type="float">
            <text:p>192</text:p>
          </table:table-cell>
          <table:table-cell table:style-name="ce808" table:formula="of:=[.R18]/[.S18]" office:value-type="float" office:value="169" calcext:value-type="float">
            <text:p>169</text:p>
          </table:table-cell>
          <table:table-cell table:style-name="ce862" table:formula="of:=[.T18]/[.U18]" office:value-type="float" office:value="1.13609467455621" calcext:value-type="float">
            <text:p>192/169 <text:s text:c="3"/></text:p>
          </table:table-cell>
          <table:table-cell table:style-name="ce869" table:formula="of:=IF([.T18]=0;&quot;0&quot;;(IF([.T18]=[.U18];&quot;1&quot;;(IF([.T18]=-[.U18];&quot;-1&quot;;IF([.U18]=1;TEXT([.T18];10);[.V18]))))))" office:value-type="float" office:value="1.13609467455621" calcext:value-type="float">
            <text:p>192/169 <text:s text:c="2"/></text:p>
          </table:table-cell>
          <table:table-cell table:style-name="ce535" table:formula="of:=IF([.T18]=0;&quot;0&quot;;(IF([.T18]=[.U18];&quot;1&quot;;(IF([.T18]=-[.U18];&quot;-1&quot;;IF([.U18]=1;[.T18];CONCATENATE([.T18];&quot;/&quot;;[.U18])))))))" office:value-type="string" office:string-value="192/169" calcext:value-type="string">
            <text:p>19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covered-table-cell table:style-name="ce544"/>
          <table:table-cell table:style-name="ce599" table:formula="of:=IF(ISBLANK([$Droite.B16]);0;IF(AND(ISBLANK([$Droite.B15]);[$Droite.B16]=[.B11]);1;-0.5))" office:value-type="float" office:value="0" calcext:value-type="float">
            <text:p>0</text:p>
          </table:table-cell>
          <table:covered-table-cell table:number-columns-repeated="2" table:style-name="ce1036"/>
          <table:table-cell table:style-name="ce535" table:formula="of:=IF(ISBLANK([$Droite.E16]);0;IF(AND(ISBLANK([$Droite.E15]);[$Droite.E16]=[.E11]);1;-0.5))" office:value-type="float" office:value="0" calcext:value-type="float">
            <text:p>0</text:p>
          </table:table-cell>
          <table:table-cell table:style-name="ce535" table:formula="of:=IF([$Droite.A34]=1;1;0)+10" office:value-type="float" office:value="10" calcext:value-type="float">
            <text:p>10</text:p>
          </table:table-cell>
          <table:table-cell/>
          <table:table-cell table:style-name="ce902"/>
          <table:table-cell table:style-name="ce898"/>
          <table:table-cell table:style-name="Default" table:number-columns-repeated="4"/>
          <table:table-cell table:style-name="ce535" office:value-type="float" office:value="4" calcext:value-type="float">
            <text:p>4</text:p>
          </table:table-cell>
          <table:table-cell table:style-name="ce756" table:formula="of:=[.$A$29]*[.N19]^2+[.$B$29]*[.N19]+[.$C$29]" office:value-type="float" office:value="0" calcext:value-type="float">
            <text:p>0/1 <text:s text:c="3"/></text:p>
          </table:table-cell>
          <table:table-cell table:style-name="ce535" table:formula="of:=[.$A$29]*[.N19]^2+[.$B$29]*[.N19]+[.$C$29]" office:value-type="float" office:value="0" calcext:value-type="float">
            <text:p>0</text:p>
          </table:table-cell>
          <table:table-cell table:style-name="ce629" table:formula="of:=[.O19]*[.R19]"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19]);ABS([.R19]))" office:value-type="float" office:value="54925" calcext:value-type="float">
            <text:p>54925</text:p>
          </table:table-cell>
          <table:table-cell table:style-name="ce808" table:formula="of:=[.Q19]/[.S19]" office:value-type="float" office:value="0" calcext:value-type="float">
            <text:p>0</text:p>
          </table:table-cell>
          <table:table-cell table:style-name="ce808" table:formula="of:=[.R19]/[.S19]" office:value-type="float" office:value="1" calcext:value-type="float">
            <text:p>1</text:p>
          </table:table-cell>
          <table:table-cell table:style-name="ce862" table:formula="of:=[.T19]/[.U19]" office:value-type="float" office:value="0" calcext:value-type="float">
            <text:p>0/1 <text:s text:c="5"/></text:p>
          </table:table-cell>
          <table:table-cell table:style-name="ce869" table:formula="of:=IF([.T19]=0;&quot;0&quot;;(IF([.T19]=[.U19];&quot;1&quot;;(IF([.T19]=-[.U19];&quot;-1&quot;;IF([.U19]=1;TEXT([.T19];10);[.V19]))))))" office:value-type="string" office:string-value="0" calcext:value-type="string">
            <text:p>0</text:p>
          </table:table-cell>
          <table:table-cell table:style-name="ce535" table:formula="of:=IF([.T19]=0;&quot;0&quot;;(IF([.T19]=[.U19];&quot;1&quot;;(IF([.T19]=-[.U19];&quot;-1&quot;;IF([.U19]=1;[.T19];CONCATENATE([.T19];&quot;/&quot;;[.U19])))))))" office:value-type="string" office:string-value="0" calcext:value-type="string">
            <text:p>0</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537" office:value-type="string" calcext:value-type="string">
            <text:p>Signe de <text:span text:style-name="T19">f </text:span>(<text:span text:style-name="T19">x</text:span>)</text:p>
          </table:table-cell>
          <table:table-cell table:style-name="ce997" table:formula="of:=IF(ISBLANK([Droite.B17]);0;IF([.B12]=[Droite.B17];1;-0.5))" office:value-type="float" office:value="0" calcext:value-type="float">
            <text:p>0</text:p>
          </table:table-cell>
          <table:table-cell table:style-name="ce656" table:formula="of:=IF(ISBLANK([Droite.C17]);0;IF(ISBLANK([Droite.C17])=0;IF([Droite.C17]=0;1;-0.5)))" office:value-type="float" office:value="0" calcext:value-type="float">
            <text:p>0</text:p>
          </table:table-cell>
          <table:table-cell table:style-name="ce1004" table:formula="of:=IF(ISBLANK([Droite.E17]);0;IF([.E12]=[Droite.E17];1;-0.5))" office:value-type="float" office:value="0" calcext:value-type="float">
            <text:p>0</text:p>
          </table:table-cell>
          <table:table-cell table:style-name="ce708"/>
          <table:table-cell table:style-name="ce898"/>
          <table:table-cell table:style-name="ce902" table:number-columns-repeated="2"/>
          <table:table-cell table:style-name="ce898"/>
          <table:table-cell table:style-name="Default" table:number-columns-repeated="4"/>
          <table:table-cell table:style-name="ce535" office:value-type="float" office:value="5" calcext:value-type="float">
            <text:p>5</text:p>
          </table:table-cell>
          <table:table-cell table:style-name="ce756" table:formula="of:=[.$A$29]*[.N20]^2+[.$B$29]*[.N20]+[.$C$29]" office:value-type="float" office:value="-1.32544378698225" calcext:value-type="float">
            <text:p>-224/169 <text:s/></text:p>
          </table:table-cell>
          <table:table-cell table:style-name="ce535" table:formula="of:=[.$A$29]*[.N20]^2+[.$B$29]*[.N20]+[.$C$29]" office:value-type="float" office:value="-1.32544378698225" calcext:value-type="float">
            <text:p>-1,32544378698225</text:p>
          </table:table-cell>
          <table:table-cell table:style-name="ce629" table:formula="of:=[.O20]*[.R20]" office:value-type="float" office:value="-72799.9999999999" calcext:value-type="float">
            <text:p>-72799,9999999999</text:p>
          </table:table-cell>
          <table:table-cell table:style-name="ce629" table:formula="of:=[.$G$25]*10^[.$H$25]" office:value-type="float" office:value="54925" calcext:value-type="float">
            <text:p>54925</text:p>
          </table:table-cell>
          <table:table-cell table:style-name="ce808" table:formula="of:=GCD(ABS([.Q20]);ABS([.R20]))" office:value-type="float" office:value="1" calcext:value-type="float">
            <text:p>1</text:p>
          </table:table-cell>
          <table:table-cell table:style-name="ce808" table:formula="of:=[.Q20]/[.S20]" office:value-type="float" office:value="-72799.9999999999" calcext:value-type="float">
            <text:p>-72799,9999999999</text:p>
          </table:table-cell>
          <table:table-cell table:style-name="ce808" table:formula="of:=[.R20]/[.S20]" office:value-type="float" office:value="54925" calcext:value-type="float">
            <text:p>54925</text:p>
          </table:table-cell>
          <table:table-cell table:style-name="ce862" table:formula="of:=[.T20]/[.U20]" office:value-type="float" office:value="-1.32544378698225" calcext:value-type="float">
            <text:p>-224/169 <text:s text:c="3"/></text:p>
          </table:table-cell>
          <table:table-cell table:style-name="ce869" table:formula="of:=IF([.T20]=0;&quot;0&quot;;(IF([.T20]=[.U20];&quot;1&quot;;(IF([.T20]=-[.U20];&quot;-1&quot;;IF([.U20]=1;TEXT([.T20];10);[.V20]))))))" office:value-type="float" office:value="-1.32544378698225" calcext:value-type="float">
            <text:p>-224/169 <text:s text:c="2"/></text:p>
          </table:table-cell>
          <table:table-cell table:style-name="ce535" table:formula="of:=IF([.T20]=0;&quot;0&quot;;(IF([.T20]=[.U20];&quot;1&quot;;(IF([.T20]=-[.U20];&quot;-1&quot;;IF([.U20]=1;[.T20];CONCATENATE([.T20];&quot;/&quot;;[.U20])))))))" office:value-type="string" office:string-value="-72799,9999999999/54925" calcext:value-type="string">
            <text:p>-72799,9999999999/54925</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902" table:number-columns-repeated="8"/>
          <table:table-cell table:style-name="ce898"/>
          <table:table-cell table:style-name="Default" table:number-columns-repeated="4"/>
          <table:table-cell table:style-name="ce535" office:value-type="float" office:value="6" calcext:value-type="float">
            <text:p>6</text:p>
          </table:table-cell>
          <table:table-cell table:style-name="ce756" table:formula="of:=[.$A$29]*[.N21]^2+[.$B$29]*[.N21]+[.$C$29]" office:value-type="float" office:value="-2.84023668639053" calcext:value-type="float">
            <text:p>-480/169 <text:s/></text:p>
          </table:table-cell>
          <table:table-cell table:style-name="ce535" table:formula="of:=[.$A$29]*[.N21]^2+[.$B$29]*[.N21]+[.$C$29]" office:value-type="float" office:value="-2.84023668639053" calcext:value-type="float">
            <text:p>-2,84023668639053</text:p>
          </table:table-cell>
          <table:table-cell table:style-name="ce629" table:formula="of:=[.O21]*[.R21]"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21]);ABS([.R21]))" office:value-type="float" office:value="325" calcext:value-type="float">
            <text:p>325</text:p>
          </table:table-cell>
          <table:table-cell table:style-name="ce808" table:formula="of:=[.Q21]/[.S21]" office:value-type="float" office:value="-480" calcext:value-type="float">
            <text:p>-480</text:p>
          </table:table-cell>
          <table:table-cell table:style-name="ce808" table:formula="of:=[.R21]/[.S21]" office:value-type="float" office:value="169" calcext:value-type="float">
            <text:p>169</text:p>
          </table:table-cell>
          <table:table-cell table:style-name="ce862" table:formula="of:=[.T21]/[.U21]" office:value-type="float" office:value="-2.84023668639053" calcext:value-type="float">
            <text:p>-480/169 <text:s text:c="3"/></text:p>
          </table:table-cell>
          <table:table-cell table:style-name="ce869" table:formula="of:=IF([.T21]=0;&quot;0&quot;;(IF([.T21]=[.U21];&quot;1&quot;;(IF([.T21]=-[.U21];&quot;-1&quot;;IF([.U21]=1;TEXT([.T21];10);[.V21]))))))" office:value-type="float" office:value="-2.84023668639053" calcext:value-type="float">
            <text:p>-480/169 <text:s text:c="2"/></text:p>
          </table:table-cell>
          <table:table-cell table:style-name="ce535" table:formula="of:=IF([.T21]=0;&quot;0&quot;;(IF([.T21]=[.U21];&quot;1&quot;;(IF([.T21]=-[.U21];&quot;-1&quot;;IF([.U21]=1;[.T21];CONCATENATE([.T21];&quot;/&quot;;[.U21])))))))" office:value-type="string" office:string-value="-480/169" calcext:value-type="string">
            <text:p>-48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897" office:value-type="string" calcext:value-type="string" table:number-columns-spanned="8" table:number-rows-spanned="1">
            <text:p>Données pour l’onglet Parabole</text:p>
          </table:table-cell>
          <table:covered-table-cell table:number-columns-repeated="7" table:style-name="ce929"/>
          <table:table-cell table:style-name="ce898"/>
          <table:table-cell table:style-name="Default" table:number-columns-repeated="4"/>
          <table:table-cell table:style-name="ce535" office:value-type="float" office:value="7" calcext:value-type="float">
            <text:p>7</text:p>
          </table:table-cell>
          <table:table-cell table:style-name="ce756" table:formula="of:=[.$A$29]*[.N22]^2+[.$B$29]*[.N22]+[.$C$29]" office:value-type="float" office:value="-4.54437869822485" calcext:value-type="float">
            <text:p>-768/169 <text:s/></text:p>
          </table:table-cell>
          <table:table-cell table:style-name="ce535" table:formula="of:=[.$A$29]*[.N22]^2+[.$B$29]*[.N22]+[.$C$29]" office:value-type="float" office:value="-4.54437869822485" calcext:value-type="float">
            <text:p>-4,54437869822485</text:p>
          </table:table-cell>
          <table:table-cell table:style-name="ce629" table:formula="of:=[.O22]*[.R22]" office:value-type="float" office:value="-249600" calcext:value-type="float">
            <text:p>-249600</text:p>
          </table:table-cell>
          <table:table-cell table:style-name="ce629" table:formula="of:=[.$G$25]*10^[.$H$25]" office:value-type="float" office:value="54925" calcext:value-type="float">
            <text:p>54925</text:p>
          </table:table-cell>
          <table:table-cell table:style-name="ce808" table:formula="of:=GCD(ABS([.Q22]);ABS([.R22]))" office:value-type="float" office:value="325" calcext:value-type="float">
            <text:p>325</text:p>
          </table:table-cell>
          <table:table-cell table:style-name="ce808" table:formula="of:=[.Q22]/[.S22]" office:value-type="float" office:value="-768" calcext:value-type="float">
            <text:p>-768</text:p>
          </table:table-cell>
          <table:table-cell table:style-name="ce808" table:formula="of:=[.R22]/[.S22]" office:value-type="float" office:value="169" calcext:value-type="float">
            <text:p>169</text:p>
          </table:table-cell>
          <table:table-cell table:style-name="ce862" table:formula="of:=[.T22]/[.U22]" office:value-type="float" office:value="-4.54437869822485" calcext:value-type="float">
            <text:p>-768/169 <text:s text:c="3"/></text:p>
          </table:table-cell>
          <table:table-cell table:style-name="ce869" table:formula="of:=IF([.T22]=0;&quot;0&quot;;(IF([.T22]=[.U22];&quot;1&quot;;(IF([.T22]=-[.U22];&quot;-1&quot;;IF([.U22]=1;TEXT([.T22];10);[.V22]))))))" office:value-type="float" office:value="-4.54437869822485" calcext:value-type="float">
            <text:p>-768/169 <text:s text:c="2"/></text:p>
          </table:table-cell>
          <table:table-cell table:style-name="ce535" table:formula="of:=IF([.T22]=0;&quot;0&quot;;(IF([.T22]=[.U22];&quot;1&quot;;(IF([.T22]=-[.U22];&quot;-1&quot;;IF([.U22]=1;[.T22];CONCATENATE([.T22];&quot;/&quot;;[.U22])))))))" office:value-type="string" office:string-value="-768/169" calcext:value-type="string">
            <text:p>-768/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929" table:number-columns-repeated="8"/>
          <table:table-cell table:style-name="ce898"/>
          <table:table-cell table:style-name="Default" table:number-columns-repeated="4"/>
          <table:table-cell table:style-name="ce535" office:value-type="float" office:value="8" calcext:value-type="float">
            <text:p>8</text:p>
          </table:table-cell>
          <table:table-cell table:style-name="ce756" table:formula="of:=[.$A$29]*[.N23]^2+[.$B$29]*[.N23]+[.$C$29]" office:value-type="float" office:value="-6.43786982248521" calcext:value-type="float">
            <text:p>-1088/169 <text:s/></text:p>
          </table:table-cell>
          <table:table-cell table:style-name="ce535" table:formula="of:=[.$A$29]*[.N23]^2+[.$B$29]*[.N23]+[.$C$29]" office:value-type="float" office:value="-6.43786982248521" calcext:value-type="float">
            <text:p>-6,43786982248521</text:p>
          </table:table-cell>
          <table:table-cell table:style-name="ce629" table:formula="of:=[.O23]*[.R23]" office:value-type="float" office:value="-353600" calcext:value-type="float">
            <text:p>-353600</text:p>
          </table:table-cell>
          <table:table-cell table:style-name="ce629" table:formula="of:=[.$G$25]*10^[.$H$25]" office:value-type="float" office:value="54925" calcext:value-type="float">
            <text:p>54925</text:p>
          </table:table-cell>
          <table:table-cell table:style-name="ce808" table:formula="of:=GCD(ABS([.Q23]);ABS([.R23]))" office:value-type="float" office:value="325" calcext:value-type="float">
            <text:p>325</text:p>
          </table:table-cell>
          <table:table-cell table:style-name="ce808" table:formula="of:=[.Q23]/[.S23]" office:value-type="float" office:value="-1088" calcext:value-type="float">
            <text:p>-1088</text:p>
          </table:table-cell>
          <table:table-cell table:style-name="ce808" table:formula="of:=[.R23]/[.S23]" office:value-type="float" office:value="169" calcext:value-type="float">
            <text:p>169</text:p>
          </table:table-cell>
          <table:table-cell table:style-name="ce862" table:formula="of:=[.T23]/[.U23]" office:value-type="float" office:value="-6.43786982248521" calcext:value-type="float">
            <text:p>-1088/169 <text:s text:c="3"/></text:p>
          </table:table-cell>
          <table:table-cell table:style-name="ce869" table:formula="of:=IF([.T23]=0;&quot;0&quot;;(IF([.T23]=[.U23];&quot;1&quot;;(IF([.T23]=-[.U23];&quot;-1&quot;;IF([.U23]=1;TEXT([.T23];10);[.V23]))))))" office:value-type="float" office:value="-6.43786982248521" calcext:value-type="float">
            <text:p>-1088/169 <text:s text:c="2"/></text:p>
          </table:table-cell>
          <table:table-cell table:style-name="ce535" table:formula="of:=IF([.T23]=0;&quot;0&quot;;(IF([.T23]=[.U23];&quot;1&quot;;(IF([.T23]=-[.U23];&quot;-1&quot;;IF([.U23]=1;[.T23];CONCATENATE([.T23];&quot;/&quot;;[.U23])))))))" office:value-type="string" office:string-value="-1088/169" calcext:value-type="string">
            <text:p>-1088/169</text:p>
          </table:table-cell>
          <table:table-cell table:style-name="ce896"/>
          <table:table-cell table:style-name="ce904"/>
          <table:table-cell table:style-name="ce915"/>
          <table:table-cell table:style-name="ce1023" table:number-columns-repeated="5"/>
          <table:table-cell table:style-name="ce1118" table:number-columns-repeated="2"/>
          <table:table-cell table:number-columns-repeated="59"/>
        </table:table-row>
        <table:table-row table:style-name="ro19">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944" office:value-type="string" calcext:value-type="string">
            <text:p>Dénom</text:p>
          </table:table-cell>
          <table:table-cell table:style-name="ce944" office:value-type="string" calcext:value-type="string">
            <text:p>longueur</text:p>
          </table:table-cell>
          <table:table-cell table:style-name="ce898"/>
          <table:table-cell table:style-name="Default" table:number-columns-repeated="4"/>
          <table:table-cell table:style-name="ce535" office:value-type="float" office:value="9" calcext:value-type="float">
            <text:p>9</text:p>
          </table:table-cell>
          <table:table-cell table:style-name="ce756" table:formula="of:=[.$A$29]*[.N24]^2+[.$B$29]*[.N24]+[.$C$29]" office:value-type="float" office:value="-8.5207100591716" calcext:value-type="float">
            <text:p>-1440/169 <text:s/></text:p>
          </table:table-cell>
          <table:table-cell table:style-name="ce535" table:formula="of:=[.$A$29]*[.N24]^2+[.$B$29]*[.N24]+[.$C$29]" office:value-type="float" office:value="-8.5207100591716" calcext:value-type="float">
            <text:p>-8,5207100591716</text:p>
          </table:table-cell>
          <table:table-cell table:style-name="ce629" table:formula="of:=[.O24]*[.R24]" office:value-type="float" office:value="-468000" calcext:value-type="float">
            <text:p>-468000</text:p>
          </table:table-cell>
          <table:table-cell table:style-name="ce629" table:formula="of:=[.$G$25]*10^[.$H$25]" office:value-type="float" office:value="54925" calcext:value-type="float">
            <text:p>54925</text:p>
          </table:table-cell>
          <table:table-cell table:style-name="ce808" table:formula="of:=GCD(ABS([.Q24]);ABS([.R24]))" office:value-type="float" office:value="325" calcext:value-type="float">
            <text:p>325</text:p>
          </table:table-cell>
          <table:table-cell table:style-name="ce808" table:formula="of:=[.Q24]/[.S24]" office:value-type="float" office:value="-1440" calcext:value-type="float">
            <text:p>-1440</text:p>
          </table:table-cell>
          <table:table-cell table:style-name="ce808" table:formula="of:=[.R24]/[.S24]" office:value-type="float" office:value="169" calcext:value-type="float">
            <text:p>169</text:p>
          </table:table-cell>
          <table:table-cell table:style-name="ce862" table:formula="of:=[.T24]/[.U24]" office:value-type="float" office:value="-8.5207100591716" calcext:value-type="float">
            <text:p>-1440/169 <text:s text:c="3"/></text:p>
          </table:table-cell>
          <table:table-cell table:style-name="ce869" table:formula="of:=IF([.T24]=0;&quot;0&quot;;(IF([.T24]=[.U24];&quot;1&quot;;(IF([.T24]=-[.U24];&quot;-1&quot;;IF([.U24]=1;TEXT([.T24];10);[.V24]))))))" office:value-type="float" office:value="-8.5207100591716" calcext:value-type="float">
            <text:p>-1440/169 <text:s text:c="2"/></text:p>
          </table:table-cell>
          <table:table-cell table:style-name="ce535" table:formula="of:=IF([.T24]=0;&quot;0&quot;;(IF([.T24]=[.U24];&quot;1&quot;;(IF([.T24]=-[.U24];&quot;-1&quot;;IF([.U24]=1;[.T24];CONCATENATE([.T24];&quot;/&quot;;[.U24])))))))" office:value-type="string" office:string-value="-1440/169" calcext:value-type="string">
            <text:p>-1440/169</text:p>
          </table:table-cell>
          <table:table-cell table:style-name="ce892"/>
          <table:table-cell table:style-name="ce1023"/>
          <table:table-cell table:style-name="ce977"/>
          <table:table-cell table:style-name="ce1023" table:number-columns-repeated="5"/>
          <table:table-cell table:style-name="ce1118" table:number-columns-repeated="2"/>
          <table:table-cell table:number-columns-repeated="59"/>
        </table:table-row>
        <table:table-row table:style-name="ro19">
          <table:table-cell table:style-name="ce547" office:value-type="string" calcext:value-type="string">
            <text:p>x<text:span text:style-name="T16">A</text:span></text:p>
          </table:table-cell>
          <table:table-cell table:style-name="ce535" office:value-type="float" office:value="-9" calcext:value-type="float">
            <text:p>-9</text:p>
          </table:table-cell>
          <table:table-cell table:style-name="ce547" office:value-type="string" calcext:value-type="string">
            <text:p>x<text:span text:style-name="T16">B</text:span></text:p>
          </table:table-cell>
          <table:table-cell table:style-name="ce535" table:formula="of:=([.B25]+[.F25])/2" office:value-type="float" office:value="-2.5" calcext:value-type="float">
            <text:p>-2,5</text:p>
          </table:table-cell>
          <table:table-cell table:style-name="ce547" office:value-type="string" calcext:value-type="string">
            <text:p>x<text:span text:style-name="T16">C</text:span></text:p>
          </table:table-cell>
          <table:table-cell table:style-name="ce719" office:value-type="float" office:value="4" calcext:value-type="float">
            <text:p>4</text:p>
          </table:table-cell>
          <table:table-cell table:style-name="ce592" table:formula="of:=([.F25]-[.B25])*([.F25]-[.D25])*([.D25]-[.B25])" office:value-type="float" office:value="549.25" calcext:value-type="float">
            <text:p>549,25</text:p>
          </table:table-cell>
          <table:table-cell table:style-name="ce693" table:formula="of:=IF([.G25]-INT([.G25])=0;0;LEN([.G25])-SEARCH(&quot;,&quot;;[.G25]))" office:value-type="float" office:value="2" calcext:value-type="float">
            <text:p>2</text:p>
          </table:table-cell>
          <table:table-cell table:style-name="ce898"/>
          <table:table-cell table:style-name="Default" table:number-columns-repeated="4"/>
          <table:table-cell table:style-name="ce535" office:value-type="float" office:value="10" calcext:value-type="float">
            <text:p>10</text:p>
          </table:table-cell>
          <table:table-cell table:style-name="ce756" table:formula="of:=[.$A$29]*[.N25]^2+[.$B$29]*[.N25]+[.$C$29]" office:value-type="float" office:value="-10.792899408284" calcext:value-type="float">
            <text:p>-1824/169 <text:s/></text:p>
          </table:table-cell>
          <table:table-cell table:style-name="ce535" table:formula="of:=[.$A$29]*[.N25]^2+[.$B$29]*[.N25]+[.$C$29]" office:value-type="float" office:value="-10.792899408284" calcext:value-type="float">
            <text:p>-10,792899408284</text:p>
          </table:table-cell>
          <table:table-cell table:style-name="ce629" table:formula="of:=[.O25]*[.R25]" office:value-type="float" office:value="-592800" calcext:value-type="float">
            <text:p>-592800</text:p>
          </table:table-cell>
          <table:table-cell table:style-name="ce629" table:formula="of:=[.$G$25]*10^[.$H$25]" office:value-type="float" office:value="54925" calcext:value-type="float">
            <text:p>54925</text:p>
          </table:table-cell>
          <table:table-cell table:style-name="ce808" table:formula="of:=GCD(ABS([.Q25]);ABS([.R25]))" office:value-type="float" office:value="325" calcext:value-type="float">
            <text:p>325</text:p>
          </table:table-cell>
          <table:table-cell table:style-name="ce808" table:formula="of:=[.Q25]/[.S25]" office:value-type="float" office:value="-1824" calcext:value-type="float">
            <text:p>-1824</text:p>
          </table:table-cell>
          <table:table-cell table:style-name="ce808" table:formula="of:=[.R25]/[.S25]" office:value-type="float" office:value="169" calcext:value-type="float">
            <text:p>169</text:p>
          </table:table-cell>
          <table:table-cell table:style-name="ce862" table:formula="of:=[.T25]/[.U25]" office:value-type="float" office:value="-10.792899408284" calcext:value-type="float">
            <text:p>-1824/169 <text:s text:c="3"/></text:p>
          </table:table-cell>
          <table:table-cell table:style-name="ce869" table:formula="of:=IF([.T25]=0;&quot;0&quot;;(IF([.T25]=[.U25];&quot;1&quot;;(IF([.T25]=-[.U25];&quot;-1&quot;;IF([.U25]=1;TEXT([.T25];10);[.V25]))))))" office:value-type="float" office:value="-10.792899408284" calcext:value-type="float">
            <text:p>-1824/169 <text:s text:c="2"/></text:p>
          </table:table-cell>
          <table:table-cell table:style-name="ce535" table:formula="of:=IF([.T25]=0;&quot;0&quot;;(IF([.T25]=[.U25];&quot;1&quot;;(IF([.T25]=-[.U25];&quot;-1&quot;;IF([.U25]=1;[.T25];CONCATENATE([.T25];&quot;/&quot;;[.U25])))))))" office:value-type="string" office:string-value="-1824/169" calcext:value-type="string">
            <text:p>-1824/169</text:p>
          </table:table-cell>
          <table:table-cell table:style-name="ce892"/>
          <table:table-cell table:style-name="ce977" table:number-columns-repeated="2"/>
          <table:table-cell table:style-name="ce1023" table:number-columns-repeated="5"/>
          <table:table-cell table:style-name="ce1118" table:number-columns-repeated="2"/>
          <table:table-cell table:number-columns-repeated="59"/>
        </table:table-row>
        <table:table-row table:style-name="ro19">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B</text:span></text:p>
          </table:table-cell>
          <table:table-cell table:style-name="ce535" table:formula="of:=[.H26]*IF([.I26]=1;-1;1)" office:value-type="float" office:value="4" calcext:value-type="float">
            <text:p>4</text:p>
          </table:table-cell>
          <table:table-cell table:style-name="ce547" office:value-type="string" calcext:value-type="string">
            <text:p>y<text:span text:style-name="T36">C</text:span></text:p>
          </table:table-cell>
          <table:table-cell table:style-name="ce535" office:value-type="float" office:value="0" calcext:value-type="float">
            <text:p>0</text:p>
          </table:table-cell>
          <table:table-cell table:style-name="ce944" office:value-type="string" calcext:value-type="string">
            <text:p>ALEA<text:span text:style-name="T19"> </text:span><text:span text:style-name="T7">y</text:span><text:span text:style-name="T45">B</text:span></text:p>
          </table:table-cell>
          <table:table-cell table:style-name="ce693" office:value-type="float" office:value="4" calcext:value-type="float">
            <text:p>4</text:p>
          </table:table-cell>
          <table:table-cell table:style-name="ce693" office:value-type="float" office:value="2" calcext:value-type="float">
            <text:p>2</text:p>
          </table:table-cell>
          <table:table-cell table:style-name="ce898" table:number-columns-repeated="12"/>
          <table:table-cell table:style-name="ce1118"/>
          <table:table-cell table:style-name="ce1122" table:number-columns-repeated="11"/>
          <table:table-cell table:style-name="ce1118"/>
          <table:table-cell table:number-columns-repeated="59"/>
        </table:table-row>
        <table:table-row table:style-name="ro5">
          <table:table-cell table:style-name="ce929" table:number-columns-repeated="8"/>
          <table:table-cell/>
          <table:table-cell table:style-name="ce898" table:number-columns-repeated="12"/>
          <table:table-cell table:style-name="ce1118"/>
          <table:table-cell table:style-name="ce1122" table:number-columns-repeated="11"/>
          <table:table-cell table:style-name="ce1118"/>
          <table:table-cell table:number-columns-repeated="59"/>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902"/>
          <table:table-cell/>
          <table:table-cell table:style-name="ce902" table:number-columns-repeated="2"/>
          <table:table-cell table:style-name="ce1118" table:number-columns-spanned="2" table:number-rows-spanned="1"/>
          <table:covered-table-cell table:style-name="ce1122"/>
          <table:table-cell table:number-columns-repeated="4"/>
          <table:table-cell table:style-name="ce864"/>
          <table:table-cell table:number-columns-repeated="3"/>
          <table:table-cell table:style-name="ce1118" table:number-columns-repeated="13"/>
          <table:table-cell table:number-columns-repeated="59"/>
        </table:table-row>
        <table:table-row table:style-name="ro5">
          <table:table-cell table:style-name="ce548" table:formula="of:=(([.F26]-[.B26])*([.D25]-[.B25])-([.D26]-[.B26])*([.F25]-[.B25]))/(([.F25]-[.B25])*([.F25]-[.D25])*([.D25]-[.B25]))" office:value-type="float" office:value="-0.0946745562130178" calcext:value-type="float">
            <text:p>-16/169</text:p>
          </table:table-cell>
          <table:table-cell table:style-name="ce548" table:formula="of:=([.D26]-[.B26])/([.D25]-[.B25])-[.A29]*([.B25]+[.D25])" office:value-type="float" office:value="-0.473372781065089" calcext:value-type="float">
            <text:p>-80/169</text:p>
          </table:table-cell>
          <table:table-cell table:style-name="ce548" table:formula="of:=[.B26]-[.A29]*[.B25]*[.B25]-[.B29]*[.B25]" office:value-type="float" office:value="3.40828402366864" calcext:value-type="float">
            <text:p>576/169</text:p>
          </table:table-cell>
          <table:table-cell table:style-name="ce535" table:formula="of:=[.B25]" office:value-type="float" office:value="-9" calcext:value-type="float">
            <text:p>-9</text:p>
          </table:table-cell>
          <table:table-cell table:style-name="ce535" table:formula="of:=[.F25]" office:value-type="float" office:value="4" calcext:value-type="float">
            <text:p>4</text:p>
          </table:table-cell>
          <table:table-cell table:style-name="ce725" table:formula="of:=-[.B29]/(2*[.A29])" office:value-type="float" office:value="-2.5" calcext:value-type="float">
            <text:p>-5/2 </text:p>
          </table:table-cell>
          <table:table-cell table:style-name="ce592" table:formula="of:=[.A29]*[.F29]*[.F29]+[.B29]*[.F29]+[.C29]" office:value-type="float" office:value="4" calcext:value-type="float">
            <text:p>4</text:p>
          </table:table-cell>
          <table:table-cell table:style-name="ce902"/>
          <table:table-cell table:style-name="ce898"/>
          <table:table-cell table:style-name="ce902" table:number-columns-repeated="2"/>
          <table:table-cell table:style-name="ce768" table:number-columns-repeated="2"/>
          <table:table-cell table:style-name="ce682" table:number-columns-repeated="7"/>
          <table:table-cell/>
          <table:table-cell table:style-name="ce1118"/>
          <table:table-cell table:style-name="ce977" table:number-columns-spanned="2" table:number-rows-spanned="1"/>
          <table:covered-table-cell table:style-name="ce1023"/>
          <table:table-cell table:style-name="ce1023"/>
          <table:table-cell table:style-name="ce1118" table:number-columns-repeated="9"/>
          <table:table-cell table:number-columns-repeated="59"/>
        </table:table-row>
        <table:table-row table:style-name="ro5">
          <table:table-cell table:style-name="ce902" table:number-columns-repeated="8"/>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977" table:number-columns-spanned="2" table:number-rows-spanned="1"/>
          <table:covered-table-cell table:style-name="ce1118"/>
          <table:table-cell table:style-name="ce1023" table:number-columns-repeated="2"/>
          <table:table-cell table:style-name="ce887"/>
          <table:table-cell table:style-name="ce1023" table:number-columns-repeated="4"/>
          <table:table-cell table:style-name="ce888"/>
          <table:table-cell table:style-name="ce1118" table:number-columns-repeated="2"/>
          <table:table-cell table:number-columns-repeated="59"/>
        </table:table-row>
        <table:table-row table:style-name="ro5">
          <table:table-cell table:style-name="ce907" office:value-type="string" calcext:value-type="string">
            <text:p>x</text:p>
          </table:table-cell>
          <table:table-cell table:style-name="ce591" office:value-type="float" office:value="-10" calcext:value-type="float">
            <text:p>-10</text:p>
          </table:table-cell>
          <table:table-cell table:style-name="ce1005" table:formula="of:=[.D29]" office:value-type="float" office:value="-9" calcext:value-type="float" table:number-columns-spanned="2" table:number-rows-spanned="1">
            <text:p>-9</text:p>
          </table:table-cell>
          <table:covered-table-cell table:style-name="ce1008" table:formula="of:=#REF!" office:value-type="string" office:string-value="" calcext:value-type="error">
            <text:p>#RÉF !</text:p>
          </table:covered-table-cell>
          <table:table-cell table:style-name="ce709" table:formula="of:=CONCATENATE([.D39];IF([.E39]&lt;&gt;1;&quot;/&quot;;&quot;&quot;);IF([.E39]&lt;&gt;1;[.E39];&quot;&quot;))" office:value-type="string" office:string-value="-5/2" calcext:value-type="string">
            <text:p>-5/2</text:p>
          </table:table-cell>
          <table:table-cell table:style-name="ce1005" table:formula="of:=[.E29]" office:value-type="float" office:value="4" calcext:value-type="float" table:number-columns-spanned="2" table:number-rows-spanned="1">
            <text:p>4</text:p>
          </table:table-cell>
          <table:covered-table-cell table:style-name="ce1005"/>
          <table:table-cell table:style-name="ce701" office:value-type="float" office:value="10" calcext:value-type="float">
            <text:p>10</text:p>
          </table:table-cell>
          <table:table-cell table:style-name="ce898"/>
          <table:table-cell table:style-name="ce754"/>
          <table:table-cell table:style-name="ce902"/>
          <table:table-cell table:style-name="ce1023" table:number-columns-repeated="2"/>
          <table:table-cell table:style-name="ce682" table:number-columns-repeated="7"/>
          <table:table-cell/>
          <table:table-cell table:style-name="ce1118"/>
          <table:table-cell table:style-name="ce1023" table:number-columns-repeated="7"/>
          <table:table-cell table:style-name="ce887" table:number-columns-repeated="3"/>
          <table:table-cell table:style-name="ce1118" table:number-columns-repeated="2"/>
          <table:table-cell table:number-columns-repeated="59"/>
        </table:table-row>
        <table:table-row table:style-name="ro5">
          <table:table-cell table:style-name="ce537" office:value-type="string" calcext:value-type="string">
            <text:p>Signe de f '(x)</text:p>
          </table:table-cell>
          <table:table-cell table:style-name="ce663" table:formula="of:=IF([.A29]&gt;0;&quot;-&quot;;&quot;+&quot;)" office:value-type="string" office:string-value="+" calcext:value-type="string" table:number-columns-spanned="3" table:number-rows-spanned="1">
            <text:p>+</text:p>
          </table:table-cell>
          <table:covered-table-cell table:number-columns-repeated="2" table:style-name="ce1008"/>
          <table:table-cell table:style-name="ce1008" office:value-type="float" office:value="0" calcext:value-type="float">
            <text:p>0</text:p>
          </table:table-cell>
          <table:table-cell table:style-name="ce727" table:formula="of:=IF([.A29]&gt;0;&quot;+&quot;;&quot;-&quot;)" office:value-type="string" office:string-value="-" calcext:value-type="string" table:number-columns-spanned="3" table:number-rows-spanned="1">
            <text:p>-</text:p>
          </table:table-cell>
          <table:covered-table-cell table:style-name="ce1008"/>
          <table:covered-table-cell table:style-name="ce1110"/>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899" table:number-columns-spanned="9" table:number-rows-spanned="1"/>
          <table:covered-table-cell table:number-columns-repeated="8" table:style-name="ce1122"/>
          <table:table-cell table:style-name="ce1118"/>
          <table:table-cell table:number-columns-repeated="59"/>
        </table:table-row>
        <table:table-row table:style-name="ro5">
          <table:table-cell table:style-name="ce926" office:value-type="string" calcext:value-type="string" table:number-columns-spanned="1" table:number-rows-spanned="2">
            <text:p>Variations de</text:p>
            <text:p>la fonction <text:span text:style-name="T19">f</text:span></text:p>
          </table:table-cell>
          <table:table-cell table:style-name="ce601" table:formula="of:=IF([.A29]&gt;0;[.W5];&quot;&quot;)">
            <text:p/>
          </table:table-cell>
          <table:table-cell table:style-name="ce1037" table:formula="of:=IF([.A29]&lt;0;&quot;k&quot;;&quot;&quot;)" office:value-type="string" office:string-value="k" calcext:value-type="string" table:number-columns-spanned="2" table:number-rows-spanned="2">
            <text:p>k</text:p>
          </table:table-cell>
          <table:covered-table-cell table:style-name="ce690"/>
          <table:table-cell table:style-name="ce687" table:formula="of:=IF([.A29]&gt;0;&quot;&quot;;[.G29])" office:value-type="float" office:value="4" calcext:value-type="float">
            <text:p>4</text:p>
          </table:table-cell>
          <table:table-cell table:style-name="ce1037" table:formula="of:=IF([.A29]&lt;0;&quot;&quot;;&quot;k&quot;)" office:value-type="string" office:string-value="" calcext:value-type="string" table:number-columns-spanned="2" table:number-rows-spanned="2">
            <text:p></text:p>
          </table:table-cell>
          <table:covered-table-cell table:style-name="ce690"/>
          <table:table-cell table:style-name="ce751" table:formula="of:=IF([.A29]&gt;0;[.W25];&quot;&quot;)">
            <text:p/>
          </table:table-cell>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887"/>
          <table:table-cell table:style-name="ce1023" table:number-columns-repeated="10"/>
          <table:table-cell table:style-name="ce1118"/>
          <table:table-cell table:number-columns-repeated="59"/>
        </table:table-row>
        <table:table-row table:style-name="ro5">
          <table:covered-table-cell table:style-name="ce549"/>
          <table:table-cell table:style-name="ce602" table:formula="of:=IF([.A29]&gt;0;&quot;&quot;;[.W5])" office:value-type="float" office:value="-1.32544378698225" calcext:value-type="float">
            <text:p>-224/169 <text:s text:c="2"/></text:p>
          </table:table-cell>
          <table:covered-table-cell table:number-columns-repeated="2" table:style-name="ce1038"/>
          <table:table-cell table:style-name="ce651" table:formula="of:=IF([.A29]&gt;0;[.G29];&quot;&quot;)">
            <text:p/>
          </table:table-cell>
          <table:covered-table-cell table:number-columns-repeated="2" table:style-name="ce1038"/>
          <table:table-cell table:style-name="ce753" table:formula="of:=IF([.A29]&gt;0;&quot;&quot;;[.W25])" office:value-type="float" office:value="-10.792899408284" calcext:value-type="float">
            <text:p>-1824/169 <text:s/></text:p>
          </table:table-cell>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11"/>
          <table:table-cell table:style-name="ce1118"/>
          <table:table-cell table:number-columns-repeated="59"/>
        </table:table-row>
        <table:table-row table:style-name="ro5">
          <table:table-cell table:style-name="ce537" office:value-type="string" calcext:value-type="string">
            <text:p>Signe de <text:span text:style-name="T19">f </text:span>(<text:span text:style-name="T19">x</text:span>)</text:p>
          </table:table-cell>
          <table:table-cell table:style-name="ce596" table:formula="of:=IF([.$A$29]*([.C31]-1)^2+[.$B$29]*([.C31]-1)+[.$C$29]&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008" table:formula="of:=IF([.$A$29]*(([.C31]+[.F31])/2)^2+[.$B$29]*(([.C31]+[.F31])/2)+[.$C$29]&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110" table:formula="of:=IF([.$A$29]*([.F31]+1)^2+[.$B$29]*([.F31]+1)+[.$C$29]&gt;0;&quot;+&quot;;&quot;-&quot;)" office:value-type="string" office:string-value="-" calcext:value-type="string">
            <text:p>-</text:p>
          </table:table-cell>
          <table:table-cell table:style-name="ce898"/>
          <table:table-cell table:style-name="ce754"/>
          <table:table-cell table:style-name="ce90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5">
          <table:table-cell table:style-name="ce902" table:number-columns-repeated="8"/>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5">
          <table:table-cell table:number-columns-repeated="3"/>
          <table:table-cell table:style-name="ce665" office:value-type="string" calcext:value-type="string">
            <text:p>Num</text:p>
          </table:table-cell>
          <table:table-cell table:number-columns-repeated="2" table:style-name="ce665" office:value-type="string" calcext:value-type="string">
            <text:p>Dénom</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19">
          <table:table-cell table:style-name="ce534" office:value-type="string" calcext:value-type="string">
            <text:p><text:span text:style-name="T7">Num </text:span>x<text:span text:style-name="T16">S</text:span></text:p>
          </table:table-cell>
          <table:table-cell table:style-name="ce534" office:value-type="string" calcext:value-type="string">
            <text:p><text:span text:style-name="T7">Dénom </text:span>x<text:span text:style-name="T16">S</text:span></text:p>
          </table:table-cell>
          <table:table-cell table:style-name="ce665" office:value-type="string" calcext:value-type="string">
            <text:p>PGCD</text:p>
          </table:table-cell>
          <table:table-cell table:number-columns-repeated="3" table:style-name="ce665" office:value-type="string" calcext:value-type="string">
            <text:p>simp</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888"/>
          <table:table-cell table:style-name="ce1023"/>
          <table:table-cell table:style-name="ce1118"/>
          <table:table-cell table:style-name="ce1023"/>
          <table:table-cell table:style-name="ce1118" table:number-columns-repeated="8"/>
          <table:table-cell table:number-columns-repeated="59"/>
        </table:table-row>
        <table:table-row table:style-name="ro5">
          <table:table-cell table:style-name="ce535" table:formula="of:=([.F26]-[.B26])*([.D25]*[.D25]-[.B25]*[.B25])-([.D26]-[.B26])*([.F25]*[.F25]-[.B25]*[.B25])" office:value-type="float" office:value="260" calcext:value-type="float">
            <text:p>260</text:p>
          </table:table-cell>
          <table:table-cell table:style-name="ce535" table:formula="of:=2*(([.F26]-[.B26])*([.D25]-[.B25])-([.D26]-[.B26])*([.F25]-[.B25]))" office:value-type="float" office:value="-104" calcext:value-type="float">
            <text:p>-104</text:p>
          </table:table-cell>
          <table:table-cell table:style-name="ce535" table:formula="of:=GCD(ABS([.A39]);ABS([.B39]))" office:value-type="float" office:value="52" calcext:value-type="float">
            <text:p>52</text:p>
          </table:table-cell>
          <table:table-cell table:style-name="ce691" table:formula="of:=[.A39]/[.C39]*SIGN([.B39])" office:value-type="float" office:value="-5" calcext:value-type="float">
            <text:p>-5</text:p>
          </table:table-cell>
          <table:table-cell table:style-name="ce691" table:formula="of:=ABS([.B39]/[.C39])" office:value-type="float" office:value="2" calcext:value-type="float">
            <text:p>2</text:p>
          </table:table-cell>
          <table:table-cell table:style-name="ce691" table:formula="of:=CONCATENATE([.D39];IF([.E39]&lt;&gt;1;&quot;/&quot;;&quot;&quot;);IF([.E39]&lt;&gt;1;[.E39];&quot;&quot;))" office:value-type="string" office:string-value="-5/2" calcext:value-type="string">
            <text:p>-5/2</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number-columns-repeated="5"/>
          <table:table-cell table:style-name="ce685"/>
          <table:table-cell table:number-columns-repeated="67"/>
        </table:table-row>
        <table:table-row table:style-name="ro5">
          <table:table-cell table:style-name="ce552" table:number-columns-repeated="2"/>
          <table:table-cell table:style-name="ce929" table:number-columns-repeated="6"/>
          <table:table-cell table:style-name="ce898"/>
          <table:table-cell table:style-name="ce902" table:number-columns-repeated="2"/>
          <table:table-cell table:style-name="ce1023" table:number-columns-repeated="2"/>
          <table:table-cell table:style-name="ce682" table:number-columns-repeated="7"/>
          <table:table-cell table:number-columns-repeated="5"/>
          <table:table-cell table:style-name="ce685"/>
          <table:table-cell table:number-columns-repeated="67"/>
        </table:table-row>
        <table:table-row table:style-name="ro5">
          <table:table-cell table:style-name="ce923" office:value-type="string" calcext:value-type="string" table:number-columns-spanned="7" table:number-rows-spanned="1">
            <text:p>Tableau points parabole</text:p>
          </table:table-cell>
          <table:covered-table-cell table:style-name="ce898"/>
          <table:covered-table-cell table:style-name="ce655"/>
          <table:covered-table-cell table:number-columns-repeated="4"/>
          <table:table-cell table:style-name="ce929"/>
          <table:table-cell table:style-name="ce898"/>
          <table:table-cell table:style-name="ce902" table:number-columns-repeated="2"/>
          <table:table-cell table:style-name="ce1023" table:number-columns-repeated="2"/>
          <table:table-cell table:number-columns-repeated="80"/>
        </table:table-row>
        <table:table-row table:style-name="ro5">
          <table:table-cell table:style-name="ce907" office:value-type="string" calcext:value-type="string">
            <text:p>x</text:p>
          </table:table-cell>
          <table:table-cell table:style-name="ce997" table:formula="of:=IF(ISBLANK([$Parabole.B13]);0;IF([.B31]=[$Parabole.B13];1;-0.5))" office:value-type="float" office:value="0" calcext:value-type="float">
            <text:p>0</text:p>
          </table:table-cell>
          <table:table-cell table:style-name="ce535" table:formula="of:=IF(ISBLANK([$Parabole.C13]);0;IF([.C31]=[$Parabole.C13];1;-0.5))" office:value-type="float" office:value="0" calcext:value-type="float">
            <text:p>0</text:p>
          </table:table-cell>
          <table:table-cell table:style-name="ce535" table:formula="of:=IF(ISBLANK([$Parabole.E13]);0;IF(OR([$Parabole.E13]=[.E31];[.D25]=[$Parabole.E13]);1;-0.5))" office:value-type="float" office:value="0" calcext:value-type="float">
            <text:p>0</text:p>
          </table:table-cell>
          <table:table-cell table:style-name="ce535" table:formula="of:=IF(ISBLANK([$Parabole.F13]);0;IF([.F31]=[$Parabole.F13];1;-0.5))" office:value-type="float" office:value="0" calcext:value-type="float">
            <text:p>0</text:p>
          </table:table-cell>
          <table:table-cell table:style-name="ce535" table:formula="of:=IF(ISBLANK([$Parabole.H13]);0;IF([.H31]=[$Parabole.H13];1;-0.5))" office:value-type="float" office:value="0" calcext:value-type="float">
            <text:p>0</text:p>
          </table:table-cell>
          <table:table-cell table:style-name="ce740"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902" table:number-columns-repeated="2"/>
          <table:table-cell table:style-name="ce1023" table:number-columns-repeated="2"/>
          <table:table-cell table:number-columns-repeated="9"/>
          <table:table-cell table:style-name="ce864"/>
          <table:table-cell table:number-columns-repeated="70"/>
        </table:table-row>
        <table:table-row table:style-name="ro5">
          <table:table-cell table:style-name="ce537" office:value-type="string" calcext:value-type="string">
            <text:p>Signe de f '(x)</text:p>
          </table:table-cell>
          <table:table-cell table:style-name="ce997" table:formula="of:=IF(ISBLANK([$Parabole.B14]);0;IF([$Parabole.AC26]=0;0;IF([.B32]=[$Parabole.B14];1;-0.5)))" office:value-type="float" office:value="0" calcext:value-type="float" table:number-columns-spanned="2" table:number-rows-spanned="1">
            <text:p>0</text:p>
          </table:table-cell>
          <table:covered-table-cell table:style-name="ce673"/>
          <table:table-cell table:style-name="ce692" table:formula="of:=IF(ISBLANK([$Parabole.E14]);0;IF(OR([$Parabole.AC26]=0;ISBLANK([Parabole.E14]));0;IF([.E32]=[$Parabole.E14];1;-0.5)))" office:value-type="float" office:value="0" calcext:value-type="float">
            <text:p>0</text:p>
          </table:table-cell>
          <table:table-cell table:style-name="ce710" table:formula="of:=IF(ISBLANK([$Parabole.F14]);0;IF([$Parabole.AC26]=0;0;IF([.F32]=[$Parabole.F14];1;-0.5)))" office:value-type="float" office:value="0" calcext:value-type="float" table:number-columns-spanned="2" table:number-rows-spanned="1">
            <text:p>0</text:p>
          </table:table-cell>
          <table:covered-table-cell table:style-name="ce535"/>
          <table:table-cell table:style-name="ce740" table:formula="of:=IF(ISBLANK([$Parabole.B6]);0;IF([.D29]=[$Parabole.B6];1;-0.5))" office:value-type="float" office:value="0" calcext:value-type="float">
            <text:p>0</text:p>
          </table:table-cell>
          <table:table-cell table:style-name="ce535" table:formula="of:=SUM([.B42:.G46])" office:value-type="float" office:value="0" calcext:value-type="float">
            <text:p>0</text:p>
          </table:table-cell>
          <table:table-cell table:style-name="ce535" table:formula="of:=IF(20*[.H43]/[.H45]&lt;0;0;20*[.H43]/[.H45])" office:value-type="float" office:value="0" calcext:value-type="float">
            <text:p>0</text:p>
          </table:table-cell>
          <table:table-cell table:style-name="ce902" table:number-columns-repeated="2"/>
          <table:table-cell table:style-name="ce1023" table:number-columns-repeated="2"/>
          <table:table-cell table:number-columns-repeated="80"/>
        </table:table-row>
        <table:table-row table:style-name="ro5">
          <table:table-cell table:style-name="ce926" office:value-type="string" calcext:value-type="string" table:number-columns-spanned="1" table:number-rows-spanned="2">
            <text:p>Variations de</text:p>
            <text:p>la fonction <text:span text:style-name="T19">f</text:span></text:p>
          </table:table-cell>
          <table:table-cell table:style-name="ce1004" table:formula="of:=IF(ISBLANK([$Parabole.$B$15]);0;IF(AND(ISBLANK([$Parabole.$B$16]);OR([$Parabole.$B$15]=[.V5];[$Parabole.$B$15]=[.W5]));1;-0.5))" office:value-type="float" office:value="0" calcext:value-type="float">
            <text:p>0</text:p>
          </table:table-cell>
          <table:table-cell table:style-name="ce1004" table:formula="of:=IF(ISBLANK([$Parabole.C15]);0;IF(AND([$Parabole.C15]=&quot;m&quot;;[.A29]&gt;=0);1;IF(AND([$Parabole.C15]=&quot;k&quot;;[.A29]&lt;0);1;-0.5)))" office:value-type="float" office:value="0" calcext:value-type="float" table:number-columns-spanned="1" table:number-rows-spanned="2">
            <text:p>0</text:p>
          </table:table-cell>
          <table:table-cell table:style-name="ce1004" table:formula="of:=IF(ISBLANK([$Parabole.E15]);0;IF(AND(ISBLANK([$Parabole.$E$16]);[$Parabole.$E$15]=[.E33]);1;-0.5))" office:value-type="float" office:value="0" calcext:value-type="float">
            <text:p>0</text:p>
          </table:table-cell>
          <table:table-cell table:style-name="ce1004" table:formula="of:=IF(ISBLANK([$Parabole.F15]);0;IF(AND([$Parabole.F15]=&quot;m&quot;;[.C29]&gt;=0);1;IF(AND([$Parabole.F15]=&quot;k&quot;;[.C29]&lt;0);1;-0.5)))" office:value-type="float" office:value="0" calcext:value-type="float" table:number-columns-spanned="1" table:number-rows-spanned="2">
            <text:p>0</text:p>
          </table:table-cell>
          <table:table-cell table:style-name="ce535" table:formula="of:=IF(ISBLANK([$Parabole.$H$15]);0;IF(AND(ISBLANK([$Parabole.$H$16]);OR([$Parabole.$H$15]=[.V25];[$Parabole.$H$15]=[.W25]));1;-0.5))" office:value-type="float" office:value="0" calcext:value-type="float">
            <text:p>0</text:p>
          </table:table-cell>
          <table:table-cell table:style-name="ce740" table:formula="of:=IF(ISBLANK([$Parabole.D6]);0;IF([.E29]=[$Parabole.D6];1;-0.5))" office:value-type="float" office:value="0" calcext:value-type="float">
            <text:p>0</text:p>
          </table:table-cell>
          <table:table-cell table:style-name="ce718" office:value-type="string" calcext:value-type="string">
            <text:p>Total max</text:p>
          </table:table-cell>
          <table:table-cell table:style-name="ce898"/>
          <table:table-cell table:style-name="ce902" table:number-columns-repeated="2"/>
          <table:table-cell table:style-name="ce1023" table:number-columns-repeated="2"/>
          <table:table-cell table:number-columns-repeated="80"/>
        </table:table-row>
        <table:table-row table:style-name="ro5">
          <table:covered-table-cell table:style-name="ce549"/>
          <table:table-cell table:style-name="ce1004" table:formula="of:=IF(ISBLANK([$Parabole.$B$16]);0;IF(AND(ISBLANK([$Parabole.$B$15]);OR([$Parabole.$B$16]=[.V5];[$Parabole.$B$16]=[.W5]));1;-0.5))" office:value-type="float" office:value="0" calcext:value-type="float">
            <text:p>0</text:p>
          </table:table-cell>
          <table:covered-table-cell table:style-name="ce929"/>
          <table:table-cell table:style-name="ce693" table:formula="of:=IF(ISBLANK([$Parabole.E16]);0;IF(AND(ISBLANK([$Parabole.$E$15]);[$Parabole.$E$16]=[.E34]);1;-0.5))" office:value-type="float" office:value="0" calcext:value-type="float">
            <text:p>0</text:p>
          </table:table-cell>
          <table:covered-table-cell table:style-name="ce929"/>
          <table:table-cell table:style-name="ce693" table:formula="of:=IF(ISBLANK([$Parabole.$H$16]);0;IF(AND(ISBLANK([$Parabole.H15]);OR([$Parabole.$H$16]=[.V25];[$Parabole.$H$16]=[.W25]));1;-0.5))" office:value-type="float" office:value="0" calcext:value-type="float">
            <text:p>0</text:p>
          </table:table-cell>
          <table:table-cell table:style-name="ce929"/>
          <table:table-cell table:style-name="ce535" table:formula="of:=IF([$Parabole.AC26]=1;3;0)+17" office:value-type="float" office:value="17" calcext:value-type="float">
            <text:p>17</text:p>
          </table:table-cell>
          <table:table-cell/>
          <table:table-cell table:style-name="ce902" table:number-columns-repeated="2"/>
          <table:table-cell table:style-name="ce1023" table:number-columns-repeated="2"/>
          <table:table-cell table:number-columns-repeated="80"/>
        </table:table-row>
        <table:table-row table:style-name="ro5">
          <table:table-cell table:style-name="ce537" office:value-type="string" calcext:value-type="string">
            <text:p>Signe de <text:span text:style-name="T19">f </text:span>(<text:span text:style-name="T19">x</text:span>)</text:p>
          </table:table-cell>
          <table:table-cell table:style-name="ce997" table:formula="of:=IF(ISBLANK([$Parabole.B17]);0;IF([.B35]=[$Parabole.B17];1;-0.5))" office:value-type="float" office:value="0" calcext:value-type="float">
            <text:p>0</text:p>
          </table:table-cell>
          <table:table-cell table:style-name="ce673" table:formula="of:=IF(ISBLANK([$Parabole.C17]);0;IF(OR(ISBLANK([$Parabole.C17]);ISBLANK([$Parabole.F17]));-0.5;IF(AND([$Parabole.C17]=0;[$Parabole.F17]=0);1;-0.5)))" office:value-type="float" office:value="0" calcext:value-type="float">
            <text:p>0</text:p>
          </table:table-cell>
          <table:table-cell table:style-name="ce1004" table:formula="of:=IF(ISBLANK([$Parabole.E17]);0;IF([.E35]=[$Parabole.E17];1;-0.5))" office:value-type="float" office:value="0" calcext:value-type="float">
            <text:p>0</text:p>
          </table:table-cell>
          <table:table-cell table:style-name="ce712" table:formula="of:=IF(ISBLANK([$Parabole.F17]);0;IF(OR(ISBLANK([$Parabole.C17]);ISBLANK([$Parabole.F17]));-0.5;IF(AND([$Parabole.C17]=0;[$Parabole.F17]=0);1;-0.5)))" office:value-type="float" office:value="0" calcext:value-type="float">
            <text:p>0</text:p>
          </table:table-cell>
          <table:table-cell table:style-name="ce535" table:formula="of:=IF(ISBLANK([$Parabole.H17]);0;IF([.H35]=[$Parabole.H17];1;-0.5))" office:value-type="float" office:value="0" calcext:value-type="float">
            <text:p>0</text:p>
          </table:table-cell>
          <table:table-cell table:style-name="ce902" table:number-columns-repeated="2"/>
          <table:table-cell/>
          <table:table-cell table:style-name="ce902" table:number-columns-repeated="2"/>
          <table:table-cell table:style-name="ce1023" table:number-columns-repeated="2"/>
          <table:table-cell table:number-columns-repeated="80"/>
        </table:table-row>
        <table:table-row table:style-name="ro5">
          <table:table-cell table:style-name="ce902" table:number-columns-repeated="8"/>
          <table:table-cell/>
          <table:table-cell table:style-name="ce902" table:number-columns-repeated="2"/>
          <table:table-cell table:style-name="ce1023" table:number-columns-repeated="2"/>
          <table:table-cell table:number-columns-repeated="80"/>
        </table:table-row>
        <table:table-row table:style-name="ro5">
          <table:table-cell table:style-name="ce897" office:value-type="string" calcext:value-type="string" table:number-columns-spanned="8" table:number-rows-spanned="1">
            <text:p>Données pour l’onglet (In)équation niveau 2</text:p>
          </table:table-cell>
          <table:covered-table-cell table:number-columns-repeated="7" table:style-name="ce929"/>
          <table:table-cell/>
          <table:table-cell table:style-name="ce902" table:number-columns-repeated="2"/>
          <table:table-cell table:style-name="ce1023" table:number-columns-repeated="2"/>
          <table:table-cell/>
          <table:table-cell table:style-name="ce1100" office:value-type="string" calcext:value-type="string" table:number-columns-spanned="2" table:number-rows-spanned="1">
            <text:p>Graphique parabole 2</text:p>
          </table:table-cell>
          <table:covered-table-cell table:style-name="ce898"/>
          <table:table-cell/>
          <table:table-cell table:style-name="ce1100" office:value-type="string" calcext:value-type="string" table:number-columns-spanned="2" table:number-rows-spanned="1">
            <text:p>Graphique droite 2</text:p>
          </table:table-cell>
          <table:covered-table-cell table:style-name="ce898"/>
          <table:table-cell/>
          <table:table-cell table:style-name="ce897" office:value-type="string" calcext:value-type="string" table:number-columns-spanned="8" table:number-rows-spanned="1">
            <text:p>Données pour l’onglet (In)équation niveau 1</text:p>
          </table:table-cell>
          <table:covered-table-cell table:number-columns-repeated="7" table:style-name="ce929"/>
          <table:table-cell/>
          <table:table-cell table:style-name="ce902" table:number-columns-repeated="2"/>
          <table:table-cell table:style-name="ce1023" table:number-columns-repeated="2"/>
          <table:table-cell/>
          <table:table-cell table:style-name="ce1100" office:value-type="string" calcext:value-type="string" table:number-columns-spanned="2" table:number-rows-spanned="1">
            <text:p>Graphique parabole 2</text:p>
          </table:table-cell>
          <table:covered-table-cell table:style-name="ce898"/>
          <table:table-cell/>
          <table:table-cell table:style-name="ce1118" table:number-columns-spanned="2" table:number-rows-spanned="1"/>
          <table:covered-table-cell table:style-name="ce1122"/>
          <table:table-cell table:number-columns-repeated="54"/>
        </table:table-row>
        <table:table-row table:style-name="ro5">
          <table:table-cell table:style-name="ce929" table:number-columns-repeated="8"/>
          <table:table-cell/>
          <table:table-cell table:style-name="ce902" table:number-columns-repeated="2"/>
          <table:table-cell table:style-name="ce1023"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534" office:value-type="string" calcext:value-type="string">
            <text:p>x</text:p>
          </table:table-cell>
          <table:table-cell table:style-name="ce534" office:value-type="string" calcext:value-type="string">
            <text:p>y</text:p>
          </table:table-cell>
          <table:table-cell/>
          <table:table-cell table:style-name="ce929" table:number-columns-repeated="8"/>
          <table:table-cell/>
          <table:table-cell table:style-name="ce902" table:number-columns-repeated="2"/>
          <table:table-cell table:style-name="ce1023"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768" table:number-columns-repeated="2"/>
          <table:table-cell table:number-columns-repeated="54"/>
        </table:table-row>
        <table:table-row table:style-name="ro19">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641" office:value-type="string" calcext:value-type="string">
            <text:p><text:span text:style-name="T19">x</text:span><text:span text:style-name="T35">moy</text:span></text:p>
          </table:table-cell>
          <table:table-cell table:style-name="ce641" office:value-type="string" calcext:value-type="string">
            <text:p><text:span text:style-name="T46">y</text:span><text:span text:style-name="T35">moy</text:span></text:p>
          </table:table-cell>
          <table:table-cell table:style-name="ce682"/>
          <table:table-cell table:style-name="ce902" table:number-columns-repeated="2"/>
          <table:table-cell table:style-name="ce1023" table:number-columns-repeated="2"/>
          <table:table-cell/>
          <table:table-cell table:style-name="ce810" office:value-type="float" office:value="-10" calcext:value-type="float">
            <text:p>-10</text:p>
          </table:table-cell>
          <table:table-cell table:style-name="ce810" table:formula="of:=[.$A$55]*[.O50]^2+[.$B$55]*[.O50]+[.$C$55]" office:value-type="float" office:value="-1.0625" calcext:value-type="float">
            <text:p>-1,0625</text:p>
          </table:table-cell>
          <table:table-cell/>
          <table:table-cell table:style-name="ce712" office:value-type="float" office:value="-10" calcext:value-type="float">
            <text:p>-10</text:p>
          </table:table-cell>
          <table:table-cell table:style-name="ce712" table:formula="of:=[.$D$55]*[.R50]+[.$E$55]" office:value-type="float" office:value="-14" calcext:value-type="float">
            <text:p>-14</text:p>
          </table:table-cell>
          <table:table-cell/>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944" office:value-type="string" calcext:value-type="string">
            <text:p>Dénom</text:p>
          </table:table-cell>
          <table:table-cell table:style-name="ce944" office:value-type="string" calcext:value-type="string">
            <text:p>longueur</text:p>
          </table:table-cell>
          <table:table-cell table:style-name="ce898"/>
          <table:table-cell table:style-name="ce902" table:number-columns-repeated="2"/>
          <table:table-cell table:style-name="ce1023" table:number-columns-repeated="2"/>
          <table:table-cell/>
          <table:table-cell table:style-name="ce810" office:value-type="float" office:value="-10" calcext:value-type="float">
            <text:p>-10</text:p>
          </table:table-cell>
          <table:table-cell table:style-name="ce810" table:formula="of:=[.$U$55]*[.AI50]^2+[.$V$55]*[.AI50]+[.$W$55]" office:value-type="float" office:value="-13.3333333333333" calcext:value-type="float">
            <text:p>-13,3333333333333</text:p>
          </table:table-cell>
          <table:table-cell/>
          <table:table-cell table:style-name="ce1023" table:number-columns-repeated="2"/>
          <table:table-cell table:number-columns-repeated="54"/>
        </table:table-row>
        <table:table-row table:style-name="ro19">
          <table:table-cell table:style-name="ce547" office:value-type="string" calcext:value-type="string">
            <text:p>x<text:span text:style-name="T16">A</text:span></text:p>
          </table:table-cell>
          <table:table-cell table:style-name="ce535" office:value-type="float" office:value="-8" calcext:value-type="float">
            <text:p>-8</text:p>
          </table:table-cell>
          <table:table-cell table:style-name="ce547" office:value-type="string" calcext:value-type="string">
            <text:p>x<text:span text:style-name="T16">S</text:span></text:p>
          </table:table-cell>
          <table:table-cell table:style-name="ce535" office:value-type="float" office:value="8" calcext:value-type="float">
            <text:p>8</text:p>
          </table:table-cell>
          <table:table-cell table:style-name="ce547" office:value-type="string" calcext:value-type="string">
            <text:p>x<text:span text:style-name="T16">B</text:span></text:p>
          </table:table-cell>
          <table:table-cell table:style-name="ce535" office:value-type="float" office:value="0" calcext:value-type="float">
            <text:p>0</text:p>
          </table:table-cell>
          <table:table-cell table:style-name="ce535" table:formula="of:=([.F55]+[.G55])/2" office:value-type="float" office:value="0" calcext:value-type="float">
            <text:p>0</text:p>
          </table:table-cell>
          <table:table-cell table:style-name="ce535" table:formula="of:=[.$A$55]*[.G51]^2+[.$B$55]*[.G51]+[.$C$55]" office:value-type="float" office:value="-17" calcext:value-type="float">
            <text:p>-17</text:p>
          </table:table-cell>
          <table:table-cell table:style-name="ce944" office:value-type="string" calcext:value-type="string">
            <text:p>ALEA<text:span text:style-name="T19"> </text:span><text:span text:style-name="T7">y</text:span><text:span text:style-name="T45">A</text:span></text:p>
          </table:table-cell>
          <table:table-cell table:style-name="ce944" office:value-type="string" calcext:value-type="string">
            <text:p>ALEA<text:span text:style-name="T19"> </text:span><text:span text:style-name="T7">y</text:span><text:span text:style-name="T45">S</text:span></text:p>
          </table:table-cell>
          <table:table-cell table:style-name="ce944" office:value-type="string" calcext:value-type="string">
            <text:p>ALEA<text:span text:style-name="T19"> </text:span><text:span text:style-name="T7">y</text:span><text:span text:style-name="T45">B</text:span></text:p>
          </table:table-cell>
          <table:table-cell table:style-name="ce944" office:value-type="string" calcext:value-type="string">
            <text:p>ALEA<text:span text:style-name="T19"> </text:span><text:span text:style-name="T7">Conca</text:span></text:p>
          </table:table-cell>
          <table:table-cell table:number-columns-repeated="2"/>
          <table:table-cell table:style-name="ce810" office:value-type="float" office:value="-9" calcext:value-type="float">
            <text:p>-9</text:p>
          </table:table-cell>
          <table:table-cell table:style-name="ce810" table:formula="of:=[.$A$55]*[.O51]^2+[.$B$55]*[.O51]+[.$C$55]" office:value-type="float" office:value="-5.890625" calcext:value-type="float">
            <text:p>-5,890625</text:p>
          </table:table-cell>
          <table:table-cell/>
          <table:table-cell table:style-name="ce712" office:value-type="float" office:value="0" calcext:value-type="float">
            <text:p>0</text:p>
          </table:table-cell>
          <table:table-cell table:style-name="ce712" table:formula="of:=[.$D$55]*[.R51]+[.$E$55]" office:value-type="float" office:value="6" calcext:value-type="float">
            <text:p>6</text:p>
          </table:table-cell>
          <table:table-cell/>
          <table:table-cell table:style-name="ce547" office:value-type="string" calcext:value-type="string">
            <text:p>x<text:span text:style-name="T16">A</text:span></text:p>
          </table:table-cell>
          <table:table-cell table:style-name="ce535" office:value-type="float" office:value="-4" calcext:value-type="float">
            <text:p>-4</text:p>
          </table:table-cell>
          <table:table-cell table:style-name="ce547" office:value-type="string" calcext:value-type="string">
            <text:p>x<text:span text:style-name="T16">S</text:span></text:p>
          </table:table-cell>
          <table:table-cell table:style-name="ce535" table:formula="of:=([.V51]+[.Z51])/2" office:value-type="float" office:value="0.5" calcext:value-type="float">
            <text:p>0,5</text:p>
          </table:table-cell>
          <table:table-cell table:style-name="ce547" office:value-type="string" calcext:value-type="string">
            <text:p>x<text:span text:style-name="T16">B</text:span></text:p>
          </table:table-cell>
          <table:table-cell table:style-name="ce719" office:value-type="float" office:value="5" calcext:value-type="float">
            <text:p>5</text:p>
          </table:table-cell>
          <table:table-cell table:style-name="ce592" table:formula="of:=([.Z51]-[.V51])*([.Z51]-[.X51])*([.X51]-[.V51])" office:value-type="float" office:value="182.25" calcext:value-type="float">
            <text:p>182,25</text:p>
          </table:table-cell>
          <table:table-cell table:style-name="ce693" table:formula="of:=IF([.AA51]-INT([.AA51])=0;0;LEN([.AA51])-SEARCH(&quot;,&quot;;[.AA51]))" office:value-type="float" office:value="2" calcext:value-type="float">
            <text:p>2</text:p>
          </table:table-cell>
          <table:table-cell table:style-name="ce898"/>
          <table:table-cell table:style-name="ce935" table:number-columns-repeated="3"/>
          <table:table-cell table:number-columns-repeated="2"/>
          <table:table-cell table:style-name="ce810" office:value-type="float" office:value="-9" calcext:value-type="float">
            <text:p>-9</text:p>
          </table:table-cell>
          <table:table-cell table:style-name="ce810" table:formula="of:=[.$U$55]*[.AI51]^2+[.$V$55]*[.AI51]+[.$W$55]" office:value-type="float" office:value="-10.3703703703704" calcext:value-type="float">
            <text:p>-10,3703703703704</text:p>
          </table:table-cell>
          <table:table-cell/>
          <table:table-cell table:style-name="ce1023" table:number-columns-repeated="2"/>
          <table:table-cell table:number-columns-repeated="54"/>
        </table:table-row>
        <table:table-row table:style-name="ro19">
          <table:table-cell table:style-name="ce547" office:value-type="string" calcext:value-type="string">
            <text:p>y<text:span text:style-name="T36">A</text:span></text:p>
          </table:table-cell>
          <table:table-cell table:style-name="ce535" table:formula="of:=[.I52]*[.H52]" office:value-type="float" office:value="-10" calcext:value-type="float">
            <text:p>-10</text:p>
          </table:table-cell>
          <table:table-cell table:style-name="ce547" office:value-type="string" calcext:value-type="string">
            <text:p>y<text:span text:style-name="T36">S</text:span></text:p>
          </table:table-cell>
          <table:table-cell table:style-name="ce535" table:formula="of:=[.J52]*(-[.H52])" office:value-type="float" office:value="22" calcext:value-type="float">
            <text:p>22</text:p>
          </table:table-cell>
          <table:table-cell table:style-name="ce547" office:value-type="string" calcext:value-type="string">
            <text:p>y<text:span text:style-name="T36">B</text:span></text:p>
          </table:table-cell>
          <table:table-cell table:style-name="ce535" table:formula="of:=[.K52]*[.H52]" office:value-type="float" office:value="-17" calcext:value-type="float">
            <text:p>-17</text:p>
          </table:table-cell>
          <table:table-cell table:style-name="ce559" office:value-type="string" calcext:value-type="string">
            <text:p>Concavité</text:p>
          </table:table-cell>
          <table:table-cell table:style-name="ce535" table:formula="of:=IF([.L52]=1;-1;1)" office:value-type="float" office:value="1" calcext:value-type="float">
            <text:p>1</text:p>
          </table:table-cell>
          <table:table-cell table:style-name="ce535" office:value-type="float" office:value="-10" calcext:value-type="float">
            <text:p>-10</text:p>
          </table:table-cell>
          <table:table-cell table:style-name="ce535" office:value-type="float" office:value="-22" calcext:value-type="float">
            <text:p>-22</text:p>
          </table:table-cell>
          <table:table-cell table:style-name="ce535" office:value-type="float" office:value="-17" calcext:value-type="float">
            <text:p>-17</text:p>
          </table:table-cell>
          <table:table-cell table:style-name="ce535" office:value-type="float" office:value="2" calcext:value-type="float">
            <text:p>2</text:p>
          </table:table-cell>
          <table:table-cell table:style-name="ce902" table:number-columns-repeated="2"/>
          <table:table-cell table:style-name="ce810" office:value-type="float" office:value="-8" calcext:value-type="float">
            <text:p>-8</text:p>
          </table:table-cell>
          <table:table-cell table:style-name="ce810" table:formula="of:=[.$A$55]*[.O52]^2+[.$B$55]*[.O52]+[.$C$55]" office:value-type="float" office:value="-10" calcext:value-type="float">
            <text:p>-10</text:p>
          </table:table-cell>
          <table:table-cell table:style-name="ce902"/>
          <table:table-cell table:style-name="ce712" office:value-type="float" office:value="10" calcext:value-type="float">
            <text:p>10</text:p>
          </table:table-cell>
          <table:table-cell table:style-name="ce712" table:formula="of:=[.$D$55]*[.R52]+[.$E$55]" office:value-type="float" office:value="26" calcext:value-type="float">
            <text:p>26</text:p>
          </table:table-cell>
          <table:table-cell/>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S</text:span></text:p>
          </table:table-cell>
          <table:table-cell table:style-name="ce535" table:formula="of:=[.AB52]*IF([.AC52]=1;-1;1)" office:value-type="float" office:value="3" calcext:value-type="float">
            <text:p>3</text:p>
          </table:table-cell>
          <table:table-cell table:style-name="ce547" office:value-type="string" calcext:value-type="string">
            <text:p>y<text:span text:style-name="T36">B</text:span></text:p>
          </table:table-cell>
          <table:table-cell table:style-name="ce535" office:value-type="float" office:value="0" calcext:value-type="float">
            <text:p>0</text:p>
          </table:table-cell>
          <table:table-cell table:style-name="ce944" office:value-type="string" calcext:value-type="string">
            <text:p>ALEA<text:span text:style-name="T19"> </text:span><text:span text:style-name="T7">y</text:span><text:span text:style-name="T45">B</text:span></text:p>
          </table:table-cell>
          <table:table-cell table:style-name="ce693" office:value-type="float" office:value="3" calcext:value-type="float">
            <text:p>3</text:p>
          </table:table-cell>
          <table:table-cell table:style-name="ce693" office:value-type="float" office:value="2" calcext:value-type="float">
            <text:p>2</text:p>
          </table:table-cell>
          <table:table-cell table:style-name="ce685" table:number-columns-repeated="3"/>
          <table:table-cell table:style-name="ce902" table:number-columns-repeated="2"/>
          <table:table-cell table:style-name="ce810" office:value-type="float" office:value="-8" calcext:value-type="float">
            <text:p>-8</text:p>
          </table:table-cell>
          <table:table-cell table:style-name="ce810" table:formula="of:=[.$U$55]*[.AI52]^2+[.$V$55]*[.AI52]+[.$W$55]" office:value-type="float" office:value="-7.7037037037037" calcext:value-type="float">
            <text:p>-7,7037037037037</text:p>
          </table:table-cell>
          <table:table-cell table:style-name="ce902"/>
          <table:table-cell table:style-name="ce1023" table:number-columns-repeated="2"/>
          <table:table-cell table:number-columns-repeated="54"/>
        </table:table-row>
        <table:table-row table:style-name="ro5">
          <table:table-cell table:style-name="ce929"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A$55]*[.O53]^2+[.$B$55]*[.O53]+[.$C$55]" office:value-type="float" office:value="-13.390625" calcext:value-type="float">
            <text:p>-13,390625</text:p>
          </table:table-cell>
          <table:table-cell table:style-name="ce902" table:number-columns-repeated="3"/>
          <table:table-cell/>
          <table:table-cell table:style-name="ce929"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U$55]*[.AI53]^2+[.$V$55]*[.AI53]+[.$W$55]" office:value-type="float" office:value="-5.33333333333333" calcext:value-type="float">
            <text:p>-5,33333333333333</text:p>
          </table:table-cell>
          <table:table-cell table:style-name="ce902" table:number-columns-repeated="3"/>
          <table:table-cell table:number-columns-repeated="54"/>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34" office:value-type="string" calcext:value-type="string">
            <text:p>m</text:p>
          </table:table-cell>
          <table:table-cell table:style-name="ce534" office:value-type="string" calcext:value-type="string">
            <text:p>p</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A$55]*[.O54]^2+[.$B$55]*[.O54]+[.$C$55]" office:value-type="float" office:value="-16.0625" calcext:value-type="float">
            <text:p>-16,0625</text:p>
          </table:table-cell>
          <table:table-cell table:style-name="ce902" table:number-columns-repeated="3"/>
          <table:table-cell/>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U$55]*[.AI54]^2+[.$V$55]*[.AI54]+[.$W$55]" office:value-type="float" office:value="-3.25925925925926" calcext:value-type="float">
            <text:p>-3,25925925925926</text:p>
          </table:table-cell>
          <table:table-cell table:style-name="ce902" table:number-columns-repeated="3"/>
          <table:table-cell table:number-columns-repeated="54"/>
        </table:table-row>
        <table:table-row table:style-name="ro5">
          <table:table-cell table:style-name="ce553" table:formula="of:=(([.F52]-[.B52])*([.D51]-[.B51])-([.D52]-[.B52])*([.F51]-[.B51]))/(([.F51]-[.B51])*([.F51]-[.D51])*([.D51]-[.B51]))" office:value-type="float" office:value="0.359375" calcext:value-type="float">
            <text:p>23/64</text:p>
          </table:table-cell>
          <table:table-cell table:style-name="ce553" table:formula="of:=([.D52]-[.B52])/([.D51]-[.B51])-[.A55]*([.B51]+[.D51])" office:value-type="float" office:value="2" calcext:value-type="float">
            <text:p><text:s/>2/1 </text:p>
          </table:table-cell>
          <table:table-cell table:style-name="ce535" table:formula="of:=[.B52]-[.A55]*[.B51]*[.B51]-[.B55]*[.B51]" office:value-type="float" office:value="-17" calcext:value-type="float">
            <text:p>-17</text:p>
          </table:table-cell>
          <table:table-cell table:style-name="ce553" table:formula="of:=([.D52]-[.B52])/([.D51]-[.B51])" office:value-type="float" office:value="2" calcext:value-type="float">
            <text:p><text:s/>2/1 </text:p>
          </table:table-cell>
          <table:table-cell table:style-name="ce553" table:formula="of:=[.D52]-[.D55]*[.D51]" office:value-type="float" office:value="6" calcext:value-type="float">
            <text:p><text:s/>6/1 </text:p>
          </table:table-cell>
          <table:table-cell table:style-name="ce535" table:formula="of:=[.B51]" office:value-type="float" office:value="-8" calcext:value-type="float">
            <text:p>-8</text:p>
          </table:table-cell>
          <table:table-cell table:style-name="ce535" table:formula="of:=[.D51]" office:value-type="float" office:value="8" calcext:value-type="float">
            <text:p>8</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A$55]*[.O55]^2+[.$B$55]*[.O55]+[.$C$55]" office:value-type="float" office:value="-18.015625" calcext:value-type="float">
            <text:p>-18,015625</text:p>
          </table:table-cell>
          <table:table-cell table:style-name="ce902" table:number-columns-repeated="3"/>
          <table:table-cell/>
          <table:table-cell table:style-name="ce548" table:formula="of:=(([.Z52]-[.V52])*([.X51]-[.V51])-([.X52]-[.V52])*([.Z51]-[.V51]))/(([.Z51]-[.V51])*([.Z51]-[.X51])*([.X51]-[.V51]))" office:value-type="float" office:value="-0.148148148148148" calcext:value-type="float">
            <text:p>-4/27</text:p>
          </table:table-cell>
          <table:table-cell table:style-name="ce548" table:formula="of:=([.X52]-[.V52])/([.X51]-[.V51])-[.U55]*([.V51]+[.X51])" office:value-type="float" office:value="0.148148148148148" calcext:value-type="float">
            <text:p>4/27</text:p>
          </table:table-cell>
          <table:table-cell table:style-name="ce548" table:formula="of:=[.V52]-[.U55]*[.V51]*[.V51]-[.V55]*[.V51]" office:value-type="float" office:value="2.96296296296296" calcext:value-type="float">
            <text:p>80/27</text:p>
          </table:table-cell>
          <table:table-cell table:style-name="ce535" table:formula="of:=[.V51]" office:value-type="float" office:value="-4" calcext:value-type="float">
            <text:p>-4</text:p>
          </table:table-cell>
          <table:table-cell table:style-name="ce535" table:formula="of:=[.Z51]" office:value-type="float" office:value="5" calcext:value-type="float">
            <text:p>5</text:p>
          </table:table-cell>
          <table:table-cell table:style-name="ce725" table:formula="of:=-[.V55]/(2*[.U55])" office:value-type="float" office:value="0.5" calcext:value-type="float">
            <text:p>1/2 </text:p>
          </table:table-cell>
          <table:table-cell table:style-name="ce592" table:formula="of:=[.U55]*[.Z55]*[.Z55]+[.V55]*[.Z55]+[.W55]" office:value-type="float" office:value="3" calcext:value-type="float">
            <text:p>3</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U$55]*[.AI55]^2+[.$V$55]*[.AI55]+[.$W$55]" office:value-type="float" office:value="-1.48148148148148" calcext:value-type="float">
            <text:p>-1,48148148148148</text:p>
          </table:table-cell>
          <table:table-cell table:style-name="ce902" table:number-columns-repeated="3"/>
          <table:table-cell table:number-columns-repeated="54"/>
        </table:table-row>
        <table:table-row table:style-name="ro5">
          <table:table-cell table:style-name="ce902" table:number-columns-repeated="14"/>
          <table:table-cell table:style-name="ce810" office:value-type="float" office:value="-4" calcext:value-type="float">
            <text:p>-4</text:p>
          </table:table-cell>
          <table:table-cell table:style-name="ce810" table:formula="of:=[.$A$55]*[.O56]^2+[.$B$55]*[.O56]+[.$C$55]" office:value-type="float" office:value="-19.25" calcext:value-type="float">
            <text:p>-19,25</text:p>
          </table:table-cell>
          <table:table-cell table:style-name="ce902" table:number-columns-repeated="3"/>
          <table:table-cell/>
          <table:table-cell table:style-name="ce902" table:number-columns-repeated="14"/>
          <table:table-cell table:style-name="ce810" office:value-type="float" office:value="-4" calcext:value-type="float">
            <text:p>-4</text:p>
          </table:table-cell>
          <table:table-cell table:style-name="ce810" table:formula="of:=[.$U$55]*[.AI56]^2+[.$V$55]*[.AI56]+[.$W$55]" office:value-type="float" office:value="0" calcext:value-type="float">
            <text:p>0</text:p>
          </table:table-cell>
          <table:table-cell table:style-name="ce902" table:number-columns-repeated="3"/>
          <table:table-cell table:number-columns-repeated="54"/>
        </table:table-row>
        <table:table-row table:style-name="ro5">
          <table:table-cell table:style-name="ce902" table:number-columns-repeated="14"/>
          <table:table-cell table:style-name="ce810" office:value-type="float" office:value="-3" calcext:value-type="float">
            <text:p>-3</text:p>
          </table:table-cell>
          <table:table-cell table:style-name="ce810" table:formula="of:=[.$A$55]*[.O57]^2+[.$B$55]*[.O57]+[.$C$55]" office:value-type="float" office:value="-19.765625" calcext:value-type="float">
            <text:p>-19,765625</text:p>
          </table:table-cell>
          <table:table-cell table:style-name="ce902" table:number-columns-repeated="3"/>
          <table:table-cell/>
          <table:table-cell table:style-name="ce902" table:number-columns-repeated="14"/>
          <table:table-cell table:style-name="ce810" office:value-type="float" office:value="-3" calcext:value-type="float">
            <text:p>-3</text:p>
          </table:table-cell>
          <table:table-cell table:style-name="ce810" table:formula="of:=[.$U$55]*[.AI57]^2+[.$V$55]*[.AI57]+[.$W$55]" office:value-type="float" office:value="1.18518518518519" calcext:value-type="float">
            <text:p>1,18518518518519</text:p>
          </table:table-cell>
          <table:table-cell table:style-name="ce902" table:number-columns-repeated="3"/>
          <table:table-cell table:number-columns-repeated="54"/>
        </table:table-row>
        <table:table-row table:style-name="ro5">
          <table:table-cell table:style-name="ce554" office:value-type="string" calcext:value-type="string" table:number-columns-spanned="6"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number-columns-repeated="5" table:style-name="ce898"/>
          <table:table-cell table:style-name="ce741"/>
          <table:table-cell table:style-name="ce944"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A$55]*[.O58]^2+[.$B$55]*[.O58]+[.$C$55]" office:value-type="float" office:value="-19.5625" calcext:value-type="float">
            <text:p>-19,5625</text:p>
          </table:table-cell>
          <table:table-cell table:style-name="ce902" table:number-columns-repeated="3"/>
          <table:table-cell/>
          <table:table-cell table:style-name="ce546" office:value-type="string" calcext:value-type="string" table:number-columns-spanned="6" table:number-rows-spanned="1">
            <text:p>Ensemble solution de l’équation <text:span text:style-name="T19">f </text:span>(<text:span text:style-name="T19">x</text:span>) = 0</text:p>
          </table:table-cell>
          <table:covered-table-cell table:number-columns-repeated="5" table:style-name="ce898"/>
          <table:table-cell table:style-name="ce741"/>
          <table:table-cell table:style-name="ce944"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U$55]*[.AI58]^2+[.$V$55]*[.AI58]+[.$W$55]" office:value-type="float" office:value="2.07407407407407" calcext:value-type="float">
            <text:p>2,07407407407407</text:p>
          </table:table-cell>
          <table:table-cell table:style-name="ce902" table:number-columns-repeated="3"/>
          <table:table-cell table:number-columns-repeated="54"/>
        </table:table-row>
        <table:table-row table:style-name="ro5">
          <table:table-cell table:style-name="ce555" office:value-type="string" calcext:value-type="string">
            <text:p><text:span text:style-name="T19">S</text:span> =</text:p>
          </table:table-cell>
          <table:table-cell table:style-name="ce1005" office:value-type="string" calcext:value-type="string">
            <text:p>{</text:p>
          </table:table-cell>
          <table:table-cell table:style-name="ce1005" table:formula="of:=[.F55]" office:value-type="float" office:value="-8" calcext:value-type="float">
            <text:p>-8</text:p>
          </table:table-cell>
          <table:table-cell table:style-name="ce1005" office:value-type="string" calcext:value-type="string">
            <text:p>;</text:p>
          </table:table-cell>
          <table:table-cell table:style-name="ce1005" table:formula="of:=[.G55]" office:value-type="float" office:value="8" calcext:value-type="float">
            <text:p>8</text:p>
          </table:table-cell>
          <table:table-cell table:style-name="ce606" office:value-type="string" calcext:value-type="string">
            <text:p>}</text:p>
          </table:table-cell>
          <table:table-cell table:style-name="ce741"/>
          <table:table-cell table:style-name="ce713" table:formula="of:=[.E61]*10+[.G61]" office:value-type="float" office:value="36" calcext:value-type="float">
            <text:p>36</text:p>
          </table:table-cell>
          <table:table-cell table:style-name="ce902" table:number-columns-repeated="6"/>
          <table:table-cell table:style-name="ce810" office:value-type="float" office:value="-1" calcext:value-type="float">
            <text:p>-1</text:p>
          </table:table-cell>
          <table:table-cell table:style-name="ce810" table:formula="of:=[.$A$55]*[.O59]^2+[.$B$55]*[.O59]+[.$C$55]" office:value-type="float" office:value="-18.640625" calcext:value-type="float">
            <text:p>-18,640625</text:p>
          </table:table-cell>
          <table:table-cell table:style-name="ce902" table:number-columns-repeated="3"/>
          <table:table-cell/>
          <table:table-cell table:style-name="ce555" office:value-type="string" calcext:value-type="string">
            <text:p><text:span text:style-name="T19">S</text:span> =</text:p>
          </table:table-cell>
          <table:table-cell table:style-name="ce1005" office:value-type="string" calcext:value-type="string">
            <text:p>{</text:p>
          </table:table-cell>
          <table:table-cell table:style-name="ce1005" table:formula="of:=[.V51]" office:value-type="float" office:value="-4" calcext:value-type="float">
            <text:p>-4</text:p>
          </table:table-cell>
          <table:table-cell table:style-name="ce1005" office:value-type="string" calcext:value-type="string">
            <text:p>;</text:p>
          </table:table-cell>
          <table:table-cell table:style-name="ce1005" table:formula="of:=[.Z51]" office:value-type="float" office:value="5" calcext:value-type="float">
            <text:p>5</text:p>
          </table:table-cell>
          <table:table-cell table:style-name="ce606" office:value-type="string" calcext:value-type="string">
            <text:p>}</text:p>
          </table:table-cell>
          <table:table-cell table:style-name="ce741"/>
          <table:table-cell table:style-name="ce713" table:formula="of:=[.Y61]*10+[.AA61]" office:value-type="float" office:value="46" calcext:value-type="float">
            <text:p>46</text:p>
          </table:table-cell>
          <table:table-cell table:style-name="ce902" table:number-columns-repeated="6"/>
          <table:table-cell table:style-name="ce810" office:value-type="float" office:value="-1" calcext:value-type="float">
            <text:p>-1</text:p>
          </table:table-cell>
          <table:table-cell table:style-name="ce810" table:formula="of:=[.$U$55]*[.AI59]^2+[.$V$55]*[.AI59]+[.$W$55]" office:value-type="float" office:value="2.66666666666667" calcext:value-type="float">
            <text:p>2,66666666666667</text:p>
          </table:table-cell>
          <table:table-cell table:style-name="ce902" table:number-columns-repeated="3"/>
          <table:table-cell table:number-columns-repeated="54"/>
        </table:table-row>
        <table:table-row table:style-name="ro5">
          <table:table-cell table:style-name="ce944" office:value-type="string" calcext:value-type="string" table:number-columns-spanned="4" table:number-rows-spanned="1">
            <text:p>Choix inéq 1</text:p>
          </table:table-cell>
          <table:covered-table-cell table:number-columns-repeated="3" table:style-name="ce1005"/>
          <table:table-cell table:style-name="ce944" office:value-type="string" calcext:value-type="string">
            <text:p>Choix in 1</text:p>
          </table:table-cell>
          <table:table-cell table:style-name="ce944" office:value-type="string" calcext:value-type="string">
            <text:p>Inéq 1</text:p>
          </table:table-cell>
          <table:table-cell table:style-name="ce944" office:value-type="string" calcext:value-type="string">
            <text:p>Choix in 2</text:p>
          </table:table-cell>
          <table:table-cell table:style-name="ce944"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A$55]*[.O60]^2+[.$B$55]*[.O60]+[.$C$55]" office:value-type="float" office:value="-17" calcext:value-type="float">
            <text:p>-17</text:p>
          </table:table-cell>
          <table:table-cell table:style-name="ce902" table:number-columns-repeated="3"/>
          <table:table-cell/>
          <table:table-cell table:style-name="ce944" office:value-type="string" calcext:value-type="string" table:number-columns-spanned="4" table:number-rows-spanned="1">
            <text:p>Choix inéq 1</text:p>
          </table:table-cell>
          <table:covered-table-cell table:number-columns-repeated="3" table:style-name="ce1005"/>
          <table:table-cell table:style-name="ce944" office:value-type="string" calcext:value-type="string">
            <text:p>Choix in 1</text:p>
          </table:table-cell>
          <table:table-cell table:style-name="ce944" office:value-type="string" calcext:value-type="string">
            <text:p>Inéq 1</text:p>
          </table:table-cell>
          <table:table-cell table:style-name="ce944" office:value-type="string" calcext:value-type="string">
            <text:p>Choix in 2</text:p>
          </table:table-cell>
          <table:table-cell table:style-name="ce944"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U$55]*[.AI60]^2+[.$V$55]*[.AI60]+[.$W$55]" office:value-type="float" office:value="2.96296296296296" calcext:value-type="float">
            <text:p>2,96296296296296</text:p>
          </table:table-cell>
          <table:table-cell table:style-name="ce902" table:number-columns-repeated="3"/>
          <table:table-cell table:number-columns-repeated="54"/>
        </table:table-row>
        <table:table-row table:style-name="ro5">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3" calcext:value-type="float">
            <text:p>3</text:p>
          </table:table-cell>
          <table:table-cell table:style-name="ce557" table:formula="of:=IF([.$E$61]=1;&quot;≥&quot;;IF([.$E$61]=2;&quot;&gt;&quot;;IF([.$E$61]=3;&quot;≤&quot;;&quot;&lt;&quot;)))" office:value-type="string" office:string-value="≤" calcext:value-type="string">
            <text:p>≤</text:p>
          </table:table-cell>
          <table:table-cell table:style-name="ce713" office:value-type="float" office:value="6" calcext:value-type="float">
            <text:p>6</text:p>
          </table:table-cell>
          <table:table-cell table:style-name="ce557" table:formula="of:=IF(OR([.$E$61]=1;[.$E$61]=2);IF([.$G$61]=5;&quot;&lt;&quot;;&quot;≤&quot;);IF([.$G$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A$55]*[.O61]^2+[.$B$55]*[.O61]+[.$C$55]" office:value-type="float" office:value="-14.640625" calcext:value-type="float">
            <text:p>-14,640625</text:p>
          </table:table-cell>
          <table:table-cell table:style-name="ce902" table:number-columns-repeated="4"/>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4" calcext:value-type="float">
            <text:p>4</text:p>
          </table:table-cell>
          <table:table-cell table:style-name="ce557" table:formula="of:=IF([.$Y$61]=1;&quot;≥&quot;;IF([.$Y$61]=2;&quot;&gt;&quot;;IF([.$Y$61]=3;&quot;≤&quot;;&quot;&lt;&quot;)))" office:value-type="string" office:string-value="&lt;" calcext:value-type="string">
            <text:p>&lt;</text:p>
          </table:table-cell>
          <table:table-cell table:style-name="ce713" office:value-type="float" office:value="6" calcext:value-type="float">
            <text:p>6</text:p>
          </table:table-cell>
          <table:table-cell table:style-name="ce557" table:formula="of:=IF(OR([.$Y$61]=1;[.$Y$61]=2);IF([.$AA$61]=5;&quot;&lt;&quot;;&quot;≤&quot;);IF([.$AA$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U$55]*[.AI61]^2+[.$V$55]*[.AI61]+[.$W$55]" office:value-type="float" office:value="2.96296296296296" calcext:value-type="float">
            <text:p>2,96296296296296</text:p>
          </table:table-cell>
          <table:table-cell table:style-name="ce902" table:number-columns-repeated="3"/>
          <table:table-cell table:number-columns-repeated="54"/>
        </table:table-row>
        <table:table-row table:style-name="ro5">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E$61]&lt;=2;IF([.$H$51]&gt;[.$S$51];1;2);IF([.$E$61]&gt;=3;IF([.$H$51]&gt;[.$S$51];2;1)))" office:value-type="float" office:value="1" calcext:value-type="float">
            <text:p>1</text:p>
          </table:table-cell>
          <table:table-cell table:style-name="ce559" office:value-type="string" calcext:value-type="string">
            <text:p>Nb inter</text:p>
          </table:table-cell>
          <table:table-cell table:style-name="ce730" table:formula="of:=IF([.F62]=1;2;1)" office:value-type="float" office:value="2" calcext:value-type="float">
            <text:p>2</text:p>
          </table:table-cell>
          <table:table-cell table:style-name="ce682"/>
          <table:table-cell table:style-name="ce902" table:number-columns-repeated="2"/>
          <table:table-cell table:style-name="ce898"/>
          <table:table-cell table:number-columns-repeated="2"/>
          <table:table-cell table:style-name="ce810" office:value-type="float" office:value="2" calcext:value-type="float">
            <text:p>2</text:p>
          </table:table-cell>
          <table:table-cell table:style-name="ce810" table:formula="of:=[.$A$55]*[.O62]^2+[.$B$55]*[.O62]+[.$C$55]" office:value-type="float" office:value="-11.5625" calcext:value-type="float">
            <text:p>-11,5625</text:p>
          </table:table-cell>
          <table:table-cell table:number-columns-repeated="3"/>
          <table:table-cell table:style-name="ce902"/>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Y$61]&lt;=2;IF([.$X$52]&gt;0;1;2);IF([.$Y$61]&gt;=3;IF([.$X$52]&gt;0;2;1)))" office:value-type="float" office:value="2" calcext:value-type="float">
            <text:p>2</text:p>
          </table:table-cell>
          <table:table-cell table:style-name="ce559" office:value-type="string" calcext:value-type="string">
            <text:p>Nb inter</text:p>
          </table:table-cell>
          <table:table-cell table:style-name="ce730" table:formula="of:=IF([.Z62]=1;2;1)" office:value-type="float" office:value="1" calcext:value-type="float">
            <text:p>1</text:p>
          </table:table-cell>
          <table:table-cell table:style-name="ce682"/>
          <table:table-cell table:style-name="ce902" table:number-columns-repeated="2"/>
          <table:table-cell table:style-name="ce898"/>
          <table:table-cell table:number-columns-repeated="2"/>
          <table:table-cell table:style-name="ce810" office:value-type="float" office:value="2" calcext:value-type="float">
            <text:p>2</text:p>
          </table:table-cell>
          <table:table-cell table:style-name="ce810" table:formula="of:=[.$U$55]*[.AI62]^2+[.$V$55]*[.AI62]+[.$W$55]" office:value-type="float" office:value="2.66666666666667" calcext:value-type="float">
            <text:p>2,66666666666667</text:p>
          </table:table-cell>
          <table:table-cell table:number-columns-repeated="57"/>
        </table:table-row>
        <table:table-row table:style-name="ro5">
          <table:table-cell table:style-name="ce944"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29"/>
          <table:covered-table-cell table:number-columns-repeated="3" table:style-name="ce535"/>
          <table:table-cell table:style-name="ce682"/>
          <table:table-cell table:style-name="ce902" table:number-columns-repeated="2"/>
          <table:table-cell table:style-name="ce898"/>
          <table:table-cell table:number-columns-repeated="2"/>
          <table:table-cell table:style-name="ce810" office:value-type="float" office:value="3" calcext:value-type="float">
            <text:p>3</text:p>
          </table:table-cell>
          <table:table-cell table:style-name="ce810" table:formula="of:=[.$A$55]*[.O63]^2+[.$B$55]*[.O63]+[.$C$55]" office:value-type="float" office:value="-7.765625" calcext:value-type="float">
            <text:p>-7,765625</text:p>
          </table:table-cell>
          <table:table-cell table:number-columns-repeated="3"/>
          <table:table-cell table:style-name="ce902"/>
          <table:table-cell table:style-name="ce944"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29"/>
          <table:covered-table-cell table:number-columns-repeated="3" table:style-name="ce535"/>
          <table:table-cell table:style-name="ce682"/>
          <table:table-cell table:style-name="ce902" table:number-columns-repeated="2"/>
          <table:table-cell table:style-name="ce898"/>
          <table:table-cell table:number-columns-repeated="2"/>
          <table:table-cell table:style-name="ce810" office:value-type="float" office:value="3" calcext:value-type="float">
            <text:p>3</text:p>
          </table:table-cell>
          <table:table-cell table:style-name="ce810" table:formula="of:=[.$U$55]*[.AI63]^2+[.$V$55]*[.AI63]+[.$W$55]" office:value-type="float" office:value="2.07407407407407" calcext:value-type="float">
            <text:p>2,07407407407407</text:p>
          </table:table-cell>
          <table:table-cell table:number-columns-repeated="57"/>
        </table:table-row>
        <table:table-row table:style-name="ro5">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98"/>
          <table:table-cell table:number-columns-repeated="2"/>
          <table:table-cell table:style-name="ce810" office:value-type="float" office:value="4" calcext:value-type="float">
            <text:p>4</text:p>
          </table:table-cell>
          <table:table-cell table:style-name="ce810" table:formula="of:=[.$A$55]*[.O64]^2+[.$B$55]*[.O64]+[.$C$55]" office:value-type="float" office:value="-3.25" calcext:value-type="float">
            <text:p>-3,25</text:p>
          </table:table-cell>
          <table:table-cell table:number-columns-repeated="3"/>
          <table:table-cell table:style-name="ce902"/>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98"/>
          <table:table-cell table:number-columns-repeated="2"/>
          <table:table-cell table:style-name="ce810" office:value-type="float" office:value="4" calcext:value-type="float">
            <text:p>4</text:p>
          </table:table-cell>
          <table:table-cell table:style-name="ce810" table:formula="of:=[.$U$55]*[.AI64]^2+[.$V$55]*[.AI64]+[.$W$55]" office:value-type="float" office:value="1.18518518518519" calcext:value-type="float">
            <text:p>1,18518518518519</text:p>
          </table:table-cell>
          <table:table-cell table:number-columns-repeated="57"/>
        </table:table-row>
        <table:table-row table:style-name="ro5">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98"/>
          <table:table-cell table:number-columns-repeated="2"/>
          <table:table-cell table:style-name="ce810" office:value-type="float" office:value="5" calcext:value-type="float">
            <text:p>5</text:p>
          </table:table-cell>
          <table:table-cell table:style-name="ce810" table:formula="of:=[.$A$55]*[.O65]^2+[.$B$55]*[.O65]+[.$C$55]" office:value-type="float" office:value="1.984375" calcext:value-type="float">
            <text:p>1,984375</text:p>
          </table:table-cell>
          <table:table-cell table:number-columns-repeated="4"/>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98"/>
          <table:table-cell table:number-columns-repeated="2"/>
          <table:table-cell table:style-name="ce810" office:value-type="float" office:value="5" calcext:value-type="float">
            <text:p>5</text:p>
          </table:table-cell>
          <table:table-cell table:style-name="ce810" table:formula="of:=[.$U$55]*[.AI65]^2+[.$V$55]*[.AI65]+[.$W$55]" office:value-type="float" office:value="0" calcext:value-type="float">
            <text:p>0</text:p>
          </table:table-cell>
          <table:table-cell table:number-columns-repeated="57"/>
        </table:table-row>
        <table:table-row table:style-name="ro5">
          <table:table-cell table:style-name="ce902" table:number-columns-repeated="8"/>
          <table:table-cell table:style-name="ce682"/>
          <table:table-cell table:style-name="ce902" table:number-columns-repeated="2"/>
          <table:table-cell table:style-name="ce898"/>
          <table:table-cell table:number-columns-repeated="2"/>
          <table:table-cell table:style-name="ce810" office:value-type="float" office:value="6" calcext:value-type="float">
            <text:p>6</text:p>
          </table:table-cell>
          <table:table-cell table:style-name="ce810" table:formula="of:=[.$A$55]*[.O66]^2+[.$B$55]*[.O66]+[.$C$55]" office:value-type="float" office:value="7.9375" calcext:value-type="float">
            <text:p>7,9375</text:p>
          </table:table-cell>
          <table:table-cell table:number-columns-repeated="4"/>
          <table:table-cell table:style-name="ce902" table:number-columns-repeated="8"/>
          <table:table-cell table:style-name="ce682"/>
          <table:table-cell table:style-name="ce902" table:number-columns-repeated="2"/>
          <table:table-cell table:style-name="ce898"/>
          <table:table-cell table:number-columns-repeated="2"/>
          <table:table-cell table:style-name="ce810" office:value-type="float" office:value="6" calcext:value-type="float">
            <text:p>6</text:p>
          </table:table-cell>
          <table:table-cell table:style-name="ce810" table:formula="of:=[.$U$55]*[.AI66]^2+[.$V$55]*[.AI66]+[.$W$55]" office:value-type="float" office:value="-1.48148148148148" calcext:value-type="float">
            <text:p>-1,48148148148148</text:p>
          </table:table-cell>
          <table:table-cell table:number-columns-repeated="57"/>
        </table:table-row>
        <table:table-row table:style-name="ro5">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F61]" office:value-type="string" office:string-value="≤" calcext:value-type="string">
            <text:p>≤</text:p>
          </table:table-cell>
          <table:table-cell table:style-name="ce775" office:value-type="string" calcext:value-type="string">
            <text:p><text:span text:style-name="T19">g</text:span>(<text:span text:style-name="T19">x</text:span>)</text:p>
          </table:table-cell>
          <table:table-cell table:number-columns-repeated="2"/>
          <table:table-cell table:style-name="ce810" office:value-type="float" office:value="7" calcext:value-type="float">
            <text:p>7</text:p>
          </table:table-cell>
          <table:table-cell table:style-name="ce810" table:formula="of:=[.$A$55]*[.O67]^2+[.$B$55]*[.O67]+[.$C$55]" office:value-type="float" office:value="14.609375" calcext:value-type="float">
            <text:p>14,609375</text:p>
          </table:table-cell>
          <table:table-cell table:number-columns-repeated="3"/>
          <table:table-cell table:style-name="ce682"/>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Z61]" office:value-type="string" office:string-value="&lt;" calcext:value-type="string">
            <text:p>&lt;</text:p>
          </table:table-cell>
          <table:table-cell table:style-name="ce775" office:value-type="float" office:value="0" calcext:value-type="float">
            <text:p>0</text:p>
          </table:table-cell>
          <table:table-cell table:number-columns-repeated="2"/>
          <table:table-cell table:style-name="ce810" office:value-type="float" office:value="7" calcext:value-type="float">
            <text:p>7</text:p>
          </table:table-cell>
          <table:table-cell table:style-name="ce810" table:formula="of:=[.$U$55]*[.AI67]^2+[.$V$55]*[.AI67]+[.$W$55]" office:value-type="float" office:value="-3.25925925925926" calcext:value-type="float">
            <text:p>-3,25925925925926</text:p>
          </table:table-cell>
          <table:table-cell table:number-columns-repeated="57"/>
        </table:table-row>
        <table:table-row table:style-name="ro5">
          <table:table-cell table:style-name="ce555" office:value-type="string" calcext:value-type="string">
            <text:p>S=</text:p>
          </table:table-cell>
          <table:table-cell table:style-name="ce1008" table:formula="of:=IF([.$F$62]=1;IF(OR([.$E$61]=1;[.$E$61]=3);&quot;[&quot;;&quot;]&quot;);IF(AND([.$E$61]=1;[.$P$50]&gt;=[.$S$50]);&quot;[&quot;;IF(AND([.$E$61]=2;[.$P$50]&gt;[.$S$50]);&quot;[&quot;;IF(AND([.$E$61]=3;[.$P$50]&lt;=[.$S$50]);&quot;[&quot;;IF(AND([.$E$61]=4;[.$P$50]&lt;[.$S$50]);&quot;[&quot;;&quot;]&quot;)))))" office:value-type="string" office:string-value="[" calcext:value-type="string">
            <text:p>[</text:p>
          </table:table-cell>
          <table:table-cell table:style-name="ce1005" table:formula="of:=IF([.$F$62]=2;[.$O$50];[.$F$55])" office:value-type="float" office:value="-8" calcext:value-type="float">
            <text:p>-8</text:p>
          </table:table-cell>
          <table:table-cell table:style-name="ce1005" office:value-type="string" calcext:value-type="string">
            <text:p>;</text:p>
          </table:table-cell>
          <table:table-cell table:style-name="ce1005" table:formula="of:=IF([.$F$62]=2;[.$F$55];[.$G$55])" office:value-type="float" office:value="8" calcext:value-type="float">
            <text:p>8</text:p>
          </table:table-cell>
          <table:table-cell table:style-name="ce1005" table:formula="of:=IF(OR([.$E$61]=1;[.$E$61]=3);&quot;]&quot;;&quot;[&quot;)" office:value-type="string" office:string-value="]" calcext:value-type="string">
            <text:p>]</text:p>
          </table:table-cell>
          <table:table-cell table:style-name="ce1005" table:formula="of:=IF([.$F$62]=1;&quot;&quot;;&quot;ou&quot;)">
            <text:p/>
          </table:table-cell>
          <table:table-cell table:style-name="ce1005" table:formula="of:=IF([.$F$62]=1;&quot;&quot;;IF(OR([.$E$61]=1;[.$E$61]=3);&quot;[&quot;;&quot;]&quot;))">
            <text:p/>
          </table:table-cell>
          <table:table-cell table:style-name="ce1005" table:formula="of:=IF([.$F$62]=1;&quot;&quot;;[.G55])">
            <text:p/>
          </table:table-cell>
          <table:table-cell table:style-name="ce1005" table:formula="of:=IF([.$F$62]=1;&quot;&quot;;&quot;;&quot;)">
            <text:p/>
          </table:table-cell>
          <table:table-cell table:style-name="ce1005" table:formula="of:=IF([.$F$62]=1;&quot;&quot;;[.$O$70])">
            <text:p/>
          </table:table-cell>
          <table:table-cell table:style-name="ce606" table:formula="of:=IF([.$F$62]=1;&quot;&quot;;IF(AND([.$E$61]=1;[.$P$70]&gt;=[.$S$52]);&quot;]&quot;;IF(AND([.$E$61]=2;[.$P$70]&gt;[.$S$52]);&quot;]&quot;;IF(AND([.$E$61]=3;[.$P$70]&lt;=[.$S$52]);&quot;]&quot;;IF(AND([.$E$61]=4;[.$P$70]&lt;[.$S$52]);&quot;]&quot;;&quot;[&quot;)))))">
            <text:p/>
          </table:table-cell>
          <table:table-cell table:number-columns-repeated="2"/>
          <table:table-cell table:style-name="ce810" office:value-type="float" office:value="8" calcext:value-type="float">
            <text:p>8</text:p>
          </table:table-cell>
          <table:table-cell table:style-name="ce810" table:formula="of:=[.$A$55]*[.O68]^2+[.$B$55]*[.O68]+[.$C$55]" office:value-type="float" office:value="22" calcext:value-type="float">
            <text:p>22</text:p>
          </table:table-cell>
          <table:table-cell table:number-columns-repeated="3"/>
          <table:table-cell table:style-name="ce739"/>
          <table:table-cell table:style-name="ce555" office:value-type="string" calcext:value-type="string">
            <text:p>S=</text:p>
          </table:table-cell>
          <table:table-cell table:style-name="ce1008" table:formula="of:=IF([.$Z$62]=1;IF(OR([.$Y$61]=1;[.$Y$61]=3);&quot;[&quot;;&quot;]&quot;);IF(AND([.$Y$61]=1;[.$AJ$50]&gt;=0);&quot;[&quot;;IF(AND([.$Y$61]=2;[.$AJ$50]&gt;0);&quot;[&quot;;IF(AND([.$Y$61]=3;[.$AJ$50]&lt;=0);&quot;[&quot;;IF(AND([.$Y$61]=4;[.$AJ$50]&lt;0);&quot;[&quot;;&quot;]&quot;)))))" office:value-type="string" office:string-value="[" calcext:value-type="string">
            <text:p>[</text:p>
          </table:table-cell>
          <table:table-cell table:style-name="ce1005" table:formula="of:=IF([.$Z$62]=2;[.$AI$50];[.$V$51])" office:value-type="float" office:value="-10" calcext:value-type="float">
            <text:p>-10</text:p>
          </table:table-cell>
          <table:table-cell table:style-name="ce1005" office:value-type="string" calcext:value-type="string">
            <text:p>;</text:p>
          </table:table-cell>
          <table:table-cell table:style-name="ce1005" table:formula="of:=IF([.$Z$62]=2;[.$V$51];[.$Z$51])" office:value-type="float" office:value="-4" calcext:value-type="float">
            <text:p>-4</text:p>
          </table:table-cell>
          <table:table-cell table:style-name="ce1005" table:formula="of:=IF(OR([.$Y$61]=1;[.$Y$61]=3);&quot;]&quot;;&quot;[&quot;)" office:value-type="string" office:string-value="[" calcext:value-type="string">
            <text:p>[</text:p>
          </table:table-cell>
          <table:table-cell table:style-name="ce1005" table:formula="of:=IF([.$Z$62]=1;&quot;&quot;;&quot;ou&quot;)" office:value-type="string" office:string-value="ou" calcext:value-type="string">
            <text:p>ou</text:p>
          </table:table-cell>
          <table:table-cell table:style-name="ce1005" table:formula="of:=IF([.$Z$62]=1;&quot;&quot;;IF(OR([.$Y$61]=1;[.$Y$61]=3);&quot;[&quot;;&quot;]&quot;))" office:value-type="string" office:string-value="]" calcext:value-type="string">
            <text:p>]</text:p>
          </table:table-cell>
          <table:table-cell table:style-name="ce1005" table:formula="of:=IF([.$Z$62]=1;&quot;&quot;;[.$Z$51])" office:value-type="float" office:value="5" calcext:value-type="float">
            <text:p>5</text:p>
          </table:table-cell>
          <table:table-cell table:style-name="ce1005" table:formula="of:=IF([.$Z$62]=1;&quot;&quot;;&quot;;&quot;)" office:value-type="string" office:string-value=";" calcext:value-type="string">
            <text:p>;</text:p>
          </table:table-cell>
          <table:table-cell table:style-name="ce1005" table:formula="of:=IF([.$Z$62]=1;&quot;&quot;;[.$AI$70])" office:value-type="float" office:value="10" calcext:value-type="float">
            <text:p>10</text:p>
          </table:table-cell>
          <table:table-cell table:style-name="ce606" table:formula="of:=IF([.$Z$62]=1;&quot;&quot;;IF(AND([.$Y$61]=1;[.$AJ$70]&gt;=0);&quot;]&quot;;IF(AND([.$Y$61]=2;[.$AJ$70]&gt;0);&quot;]&quot;;IF(AND([.$Y$61]=3;[.$AJ$70]&lt;=0);&quot;]&quot;;IF(AND([.$Y$61]=4;[.$AJ$70]&lt;0);&quot;]&quot;;&quot;[&quot;)))))" office:value-type="string" office:string-value="]" calcext:value-type="string">
            <text:p>]</text:p>
          </table:table-cell>
          <table:table-cell table:number-columns-repeated="2"/>
          <table:table-cell table:style-name="ce810" office:value-type="float" office:value="8" calcext:value-type="float">
            <text:p>8</text:p>
          </table:table-cell>
          <table:table-cell table:style-name="ce810" table:formula="of:=[.$U$55]*[.AI68]^2+[.$V$55]*[.AI68]+[.$W$55]" office:value-type="float" office:value="-5.33333333333333" calcext:value-type="float">
            <text:p>-5,33333333333333</text:p>
          </table:table-cell>
          <table:table-cell table:number-columns-repeated="57"/>
        </table:table-row>
        <table:table-row table:style-name="ro5">
          <table:table-cell table:style-name="ce562" office:value-type="string" calcext:value-type="string">
            <text:p>S =</text:p>
          </table:table-cell>
          <table:table-cell table:style-name="ce621" table:formula="of:=[.B68]" office:value-type="string" office:string-value="[" calcext:value-type="string">
            <text:p>[</text:p>
          </table:table-cell>
          <table:table-cell table:style-name="ce621" table:formula="of:=[.C68]" office:value-type="float" office:value="-8" calcext:value-type="float">
            <text:p>-8</text:p>
          </table:table-cell>
          <table:table-cell table:style-name="ce621" table:formula="of:=[.D68]" office:value-type="string" office:string-value=";" calcext:value-type="string">
            <text:p>;</text:p>
          </table:table-cell>
          <table:table-cell table:style-name="ce621" table:formula="of:=[.E68]" office:value-type="float" office:value="8" calcext:value-type="float">
            <text:p>8</text:p>
          </table:table-cell>
          <table:table-cell table:style-name="ce621" table:formula="of:=[.F68]" office:value-type="string" office:string-value="]" calcext:value-type="string">
            <text:p>]</text:p>
          </table:table-cell>
          <table:table-cell table:style-name="ce743" table:formula="of:=IF([.$F$62]=1;&quot;&quot;;&quot;&quot;)">
            <text:p/>
          </table:table-cell>
          <table:table-cell table:style-name="ce675" table:formula="of:=[.H68]">
            <text:p/>
          </table:table-cell>
          <table:table-cell table:style-name="ce675" table:formula="of:=[.I68]">
            <text:p/>
          </table:table-cell>
          <table:table-cell table:style-name="ce675" table:formula="of:=[.J68]">
            <text:p/>
          </table:table-cell>
          <table:table-cell table:style-name="ce675" table:formula="of:=[.K68]">
            <text:p/>
          </table:table-cell>
          <table:table-cell table:style-name="ce776" table:formula="of:=[.L68]">
            <text:p/>
          </table:table-cell>
          <table:table-cell table:number-columns-repeated="2"/>
          <table:table-cell table:style-name="ce810" office:value-type="float" office:value="9" calcext:value-type="float">
            <text:p>9</text:p>
          </table:table-cell>
          <table:table-cell table:style-name="ce810" table:formula="of:=[.$A$55]*[.O69]^2+[.$B$55]*[.O69]+[.$C$55]" office:value-type="float" office:value="30.109375" calcext:value-type="float">
            <text:p>30,109375</text:p>
          </table:table-cell>
          <table:table-cell table:number-columns-repeated="3"/>
          <table:table-cell table:style-name="ce785"/>
          <table:table-cell table:style-name="ce562" office:value-type="string" calcext:value-type="string">
            <text:p>S =</text:p>
          </table:table-cell>
          <table:table-cell table:style-name="ce621" table:formula="of:=[.V68]" office:value-type="string" office:string-value="[" calcext:value-type="string">
            <text:p>[</text:p>
          </table:table-cell>
          <table:table-cell table:style-name="ce621" table:formula="of:=[.W68]" office:value-type="float" office:value="-10" calcext:value-type="float">
            <text:p>-10</text:p>
          </table:table-cell>
          <table:table-cell table:style-name="ce621" table:formula="of:=[.X68]" office:value-type="string" office:string-value=";" calcext:value-type="string">
            <text:p>;</text:p>
          </table:table-cell>
          <table:table-cell table:style-name="ce621" table:formula="of:=[.Y68]" office:value-type="float" office:value="-4" calcext:value-type="float">
            <text:p>-4</text:p>
          </table:table-cell>
          <table:table-cell table:style-name="ce621" table:formula="of:=[.Z68]" office:value-type="string" office:string-value="[" calcext:value-type="string">
            <text:p>[</text:p>
          </table:table-cell>
          <table:table-cell table:style-name="ce743" table:formula="of:=IF([.$Z$62]=1;&quot;&quot;;&quot;&quot;)" office:value-type="string" office:string-value="" calcext:value-type="string">
            <text:p></text:p>
          </table:table-cell>
          <table:table-cell table:style-name="ce675" table:formula="of:=[.AB68]" office:value-type="string" office:string-value="]" calcext:value-type="string">
            <text:p>]</text:p>
          </table:table-cell>
          <table:table-cell table:style-name="ce675" table:formula="of:=[.AC68]" office:value-type="float" office:value="5" calcext:value-type="float">
            <text:p>5</text:p>
          </table:table-cell>
          <table:table-cell table:style-name="ce675" table:formula="of:=[.AD68]" office:value-type="string" office:string-value=";" calcext:value-type="string">
            <text:p>;</text:p>
          </table:table-cell>
          <table:table-cell table:style-name="ce675" table:formula="of:=[.AE68]" office:value-type="float" office:value="10" calcext:value-type="float">
            <text:p>10</text:p>
          </table:table-cell>
          <table:table-cell table:style-name="ce776" table:formula="of:=[.AF68]" office:value-type="string" office:string-value="]" calcext:value-type="string">
            <text:p>]</text:p>
          </table:table-cell>
          <table:table-cell table:number-columns-repeated="2"/>
          <table:table-cell table:style-name="ce810" office:value-type="float" office:value="9" calcext:value-type="float">
            <text:p>9</text:p>
          </table:table-cell>
          <table:table-cell table:style-name="ce810" table:formula="of:=[.$U$55]*[.AI69]^2+[.$V$55]*[.AI69]+[.$W$55]" office:value-type="float" office:value="-7.7037037037037" calcext:value-type="float">
            <text:p>-7,7037037037037</text:p>
          </table:table-cell>
          <table:table-cell table:number-columns-repeated="57"/>
        </table:table-row>
        <table:table-row table:style-name="ro5">
          <table:table-cell table:style-name="ce898" table:number-columns-repeated="7"/>
          <table:table-cell table:style-name="ce929"/>
          <table:table-cell table:number-columns-repeated="6"/>
          <table:table-cell table:style-name="ce810" office:value-type="float" office:value="10" calcext:value-type="float">
            <text:p>10</text:p>
          </table:table-cell>
          <table:table-cell table:style-name="ce810" table:formula="of:=[.$A$55]*[.O70]^2+[.$B$55]*[.O70]+[.$C$55]" office:value-type="float" office:value="38.9375" calcext:value-type="float">
            <text:p>38,9375</text:p>
          </table:table-cell>
          <table:table-cell table:number-columns-repeated="3"/>
          <table:table-cell table:style-name="ce1107" table:number-columns-spanned="1" table:number-rows-spanned="2"/>
          <table:table-cell table:style-name="ce898" table:number-columns-repeated="7"/>
          <table:table-cell table:style-name="ce929"/>
          <table:table-cell table:number-columns-repeated="6"/>
          <table:table-cell table:style-name="ce810" office:value-type="float" office:value="10" calcext:value-type="float">
            <text:p>10</text:p>
          </table:table-cell>
          <table:table-cell table:style-name="ce810" table:formula="of:=[.$U$55]*[.AI70]^2+[.$V$55]*[.AI70]+[.$W$55]" office:value-type="float" office:value="-10.3703703703704" calcext:value-type="float">
            <text:p>-10,3703703703704</text:p>
          </table:table-cell>
          <table:table-cell table:number-columns-repeated="57"/>
        </table:table-row>
        <table:table-row table:style-name="ro5">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H61]" office:value-type="string" office:string-value="&gt;" calcext:value-type="string">
            <text:p>&gt;</text:p>
          </table:table-cell>
          <table:table-cell table:style-name="ce775" office:value-type="string" calcext:value-type="string">
            <text:p><text:span text:style-name="T19">g</text:span>(<text:span text:style-name="T19">x</text:span>)</text:p>
          </table:table-cell>
          <table:table-cell table:number-columns-repeated="3"/>
          <table:table-cell table:style-name="ce902" table:number-columns-repeated="4"/>
          <table:covered-table-cell table:style-name="ce871"/>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AB61]" office:value-type="string" office:string-value="&gt;" calcext:value-type="string">
            <text:p>&gt;</text:p>
          </table:table-cell>
          <table:table-cell table:style-name="ce775" office:value-type="float" office:value="0" calcext:value-type="float">
            <text:p>0</text:p>
          </table:table-cell>
          <table:table-cell table:number-columns-repeated="3"/>
          <table:table-cell table:style-name="ce902" table:number-columns-repeated="4"/>
          <table:table-cell table:number-columns-repeated="54"/>
        </table:table-row>
        <table:table-row table:style-name="ro5">
          <table:table-cell table:style-name="ce562" office:value-type="string" calcext:value-type="string">
            <text:p>S =</text:p>
          </table:table-cell>
          <table:table-cell table:style-name="ce621"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675" table:formula="of:=IF([.$H$62]=2;[.$O$50];[.$F$55])" office:value-type="float" office:value="-10" calcext:value-type="float">
            <text:p>-10</text:p>
          </table:table-cell>
          <table:table-cell table:style-name="ce675" office:value-type="string" calcext:value-type="string">
            <text:p>;</text:p>
          </table:table-cell>
          <table:table-cell table:style-name="ce675" table:formula="of:=IF([.$H$62]=2;[.$F$55];[.$G$55])" office:value-type="float" office:value="-8" calcext:value-type="float">
            <text:p>-8</text:p>
          </table:table-cell>
          <table:table-cell table:style-name="ce1005" table:formula="of:=IF(OR([.$H$59]=16;[.$H$59]=26;[.$H$59]=35;[.$H$59]=45);&quot;]&quot;;&quot;[&quot;)" office:value-type="string" office:string-value="[" calcext:value-type="string">
            <text:p>[</text:p>
          </table:table-cell>
          <table:table-cell table:style-name="ce747" table:formula="of:=IF([.$H$62]=1;&quot;&quot;;&quot;ou&quot;)" office:value-type="string" office:string-value="ou" calcext:value-type="string">
            <text:p>ou</text:p>
          </table:table-cell>
          <table:table-cell table:style-name="ce1005" table:formula="of:=IF([.$H$62]=1;&quot;&quot;;IF(OR([.$H$59]=16;[.$H$59]=26;[.$H$59]=35;[.$H$59]=45);&quot;[&quot;;&quot;]&quot;))" office:value-type="string" office:string-value="]" calcext:value-type="string">
            <text:p>]</text:p>
          </table:table-cell>
          <table:table-cell table:style-name="ce675" table:formula="of:=IF([.$H$62]=1;&quot;&quot;;[.G55])" office:value-type="float" office:value="8" calcext:value-type="float">
            <text:p>8</text:p>
          </table:table-cell>
          <table:table-cell table:style-name="ce675" table:formula="of:=IF([.$H$62]=1;&quot;&quot;;&quot;;&quot;)" office:value-type="string" office:string-value=";" calcext:value-type="string">
            <text:p>;</text:p>
          </table:table-cell>
          <table:table-cell table:style-name="ce675" table:formula="of:=IF([.$H$62]=1;&quot;&quot;;[.$O$70])" office:value-type="float" office:value="10" calcext:value-type="float">
            <text:p>10</text:p>
          </table:table-cell>
          <table:table-cell table:style-name="ce776" table:formula="of:=IF([.$H$62]=1;&quot;&quot;;IF(AND(OR([.$H$59]=35;[.$H$59]=45);[.$P$50]&gt;=[.$S$50]);&quot;]&quot;;IF(AND(OR([.$H$59]=36;[.$H$59]=46);[.$P$50]&gt;[.$S$50]);&quot;]&quot;;IF(AND(OR([.$H$59]=16;[.$H$59]=26);[.$P$50]&lt;=[.$S$50]);&quot;]&quot;;IF(AND(OR([.$H$59]=15;[.$H$59]=25);[.$P$50]&lt;[.$S$50]);&quot;]&quot;;&quot;[&quot;)))))" office:value-type="string" office:string-value="]" calcext:value-type="string">
            <text:p>]</text:p>
          </table:table-cell>
          <table:table-cell table:number-columns-repeated="3"/>
          <table:table-cell table:style-name="ce902" table:number-columns-repeated="4"/>
          <table:table-cell table:style-name="ce739"/>
          <table:table-cell table:style-name="ce562" office:value-type="string" calcext:value-type="string">
            <text:p>S =</text:p>
          </table:table-cell>
          <table:table-cell table:style-name="ce621"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675" table:formula="of:=IF([.$AB$62]=2;[.$AI$50];[.$V$51])" office:value-type="float" office:value="-4" calcext:value-type="float">
            <text:p>-4</text:p>
          </table:table-cell>
          <table:table-cell table:style-name="ce675" office:value-type="string" calcext:value-type="string">
            <text:p>;</text:p>
          </table:table-cell>
          <table:table-cell table:style-name="ce675" table:formula="of:=IF([.$AB$62]=2;[.$V$51];[.$Z$51])" office:value-type="float" office:value="5" calcext:value-type="float">
            <text:p>5</text:p>
          </table:table-cell>
          <table:table-cell table:style-name="ce1005" table:formula="of:=IF(OR([.$AB$59]=16;[.$AB$59]=26;[.$AB$59]=35;[.$AB$59]=45);&quot;]&quot;;&quot;[&quot;)" office:value-type="string" office:string-value="[" calcext:value-type="string">
            <text:p>[</text:p>
          </table:table-cell>
          <table:table-cell table:style-name="ce747" table:formula="of:=IF([.$AB$62]=1;&quot;&quot;;&quot;ou&quot;)">
            <text:p/>
          </table:table-cell>
          <table:table-cell table:style-name="ce1005" table:formula="of:=IF([.$AB$62]=1;&quot;&quot;;IF(OR([.$AB$59]=16;[.$AB$59]=26;[.$AB$59]=35;[.$AB$59]=45);&quot;[&quot;;&quot;]&quot;))">
            <text:p/>
          </table:table-cell>
          <table:table-cell table:style-name="ce675" table:formula="of:=IF([.$AB$62]=1;&quot;&quot;;[.$Z$51])">
            <text:p/>
          </table:table-cell>
          <table:table-cell table:style-name="ce675" table:formula="of:=IF([.$AB$62]=1;&quot;&quot;;&quot;;&quot;)">
            <text:p/>
          </table:table-cell>
          <table:table-cell table:style-name="ce675" table:formula="of:=IF([.$AB$62]=1;&quot;&quot;;[.$AI$70])">
            <text:p/>
          </table:table-cell>
          <table:table-cell table:style-name="ce776" table:formula="of:=IF([.$AB$62]=1;&quot;&quot;;IF(AND(OR([.$AB$59]=35;[.$AB$59]=45);[.$AJ$50]&gt;=0);&quot;]&quot;;IF(AND(OR([.$AB$59]=36;[.$AB$59]=46);[.$AJ$50]&gt;0);&quot;]&quot;;IF(AND(OR([.$AB$59]=16;[.$AB$59]=26);[.$AJ$50]&lt;=0);&quot;]&quot;;IF(AND(OR([.$AB$59]=15;[.$AB$59]=25);[.$AJ$50]&lt;0);&quot;]&quot;;&quot;[&quot;)))))">
            <text:p/>
          </table:table-cell>
          <table:table-cell table:number-columns-repeated="3"/>
          <table:table-cell table:style-name="ce902" table:number-columns-repeated="4"/>
          <table:table-cell table:number-columns-repeated="54"/>
        </table:table-row>
        <table:table-row table:style-name="ro5">
          <table:table-cell table:style-name="ce562" office:value-type="string" calcext:value-type="string">
            <text:p>S =</text:p>
          </table:table-cell>
          <table:table-cell table:style-name="ce621" table:formula="of:=[.B72]" office:value-type="string" office:string-value="[" calcext:value-type="string">
            <text:p>[</text:p>
          </table:table-cell>
          <table:table-cell table:style-name="ce621" table:formula="of:=[.C72]" office:value-type="float" office:value="-10" calcext:value-type="float">
            <text:p>-10</text:p>
          </table:table-cell>
          <table:table-cell table:style-name="ce621" table:formula="of:=[.D72]" office:value-type="string" office:string-value=";" calcext:value-type="string">
            <text:p>;</text:p>
          </table:table-cell>
          <table:table-cell table:style-name="ce621" table:formula="of:=[.E72]" office:value-type="float" office:value="-8" calcext:value-type="float">
            <text:p>-8</text:p>
          </table:table-cell>
          <table:table-cell table:style-name="ce621" table:formula="of:=[.F72]" office:value-type="string" office:string-value="[" calcext:value-type="string">
            <text:p>[</text:p>
          </table:table-cell>
          <table:table-cell table:style-name="ce743" table:formula="of:=IF([.$H$62]=1;&quot;&quot;;&quot;&quot;)" office:value-type="string" office:string-value="" calcext:value-type="string">
            <text:p></text:p>
          </table:table-cell>
          <table:table-cell table:style-name="ce675" table:formula="of:=[.H72]" office:value-type="string" office:string-value="]" calcext:value-type="string">
            <text:p>]</text:p>
          </table:table-cell>
          <table:table-cell table:style-name="ce675" table:formula="of:=[.I72]" office:value-type="float" office:value="8" calcext:value-type="float">
            <text:p>8</text:p>
          </table:table-cell>
          <table:table-cell table:style-name="ce675" table:formula="of:=[.J72]" office:value-type="string" office:string-value=";" calcext:value-type="string">
            <text:p>;</text:p>
          </table:table-cell>
          <table:table-cell table:style-name="ce675" table:formula="of:=[.K72]" office:value-type="float" office:value="10" calcext:value-type="float">
            <text:p>10</text:p>
          </table:table-cell>
          <table:table-cell table:style-name="ce776" table:formula="of:=[.L72]" office:value-type="string" office:string-value="]" calcext:value-type="string">
            <text:p>]</text:p>
          </table:table-cell>
          <table:table-cell table:number-columns-repeated="3"/>
          <table:table-cell table:style-name="ce902" table:number-columns-repeated="4"/>
          <table:table-cell table:style-name="ce785"/>
          <table:table-cell table:style-name="ce562" office:value-type="string" calcext:value-type="string">
            <text:p>S =</text:p>
          </table:table-cell>
          <table:table-cell table:style-name="ce621" table:formula="of:=[.V72]" office:value-type="string" office:string-value="]" calcext:value-type="string">
            <text:p>]</text:p>
          </table:table-cell>
          <table:table-cell table:style-name="ce621" table:formula="of:=[.W72]" office:value-type="float" office:value="-4" calcext:value-type="float">
            <text:p>-4</text:p>
          </table:table-cell>
          <table:table-cell table:style-name="ce621" table:formula="of:=[.X72]" office:value-type="string" office:string-value=";" calcext:value-type="string">
            <text:p>;</text:p>
          </table:table-cell>
          <table:table-cell table:style-name="ce621" table:formula="of:=[.Y72]" office:value-type="float" office:value="5" calcext:value-type="float">
            <text:p>5</text:p>
          </table:table-cell>
          <table:table-cell table:style-name="ce621" table:formula="of:=[.Z72]" office:value-type="string" office:string-value="[" calcext:value-type="string">
            <text:p>[</text:p>
          </table:table-cell>
          <table:table-cell table:style-name="ce743" table:formula="of:=IF([.$AB$62]=1;&quot;&quot;;&quot;&quot;)">
            <text:p/>
          </table:table-cell>
          <table:table-cell table:style-name="ce675" table:formula="of:=[.AB72]">
            <text:p/>
          </table:table-cell>
          <table:table-cell table:style-name="ce675" table:formula="of:=[.AC72]">
            <text:p/>
          </table:table-cell>
          <table:table-cell table:style-name="ce675" table:formula="of:=[.AD72]">
            <text:p/>
          </table:table-cell>
          <table:table-cell table:style-name="ce675" table:formula="of:=[.AE72]">
            <text:p/>
          </table:table-cell>
          <table:table-cell table:style-name="ce776" table:formula="of:=[.AF72]">
            <text:p/>
          </table:table-cell>
          <table:table-cell table:number-columns-repeated="3"/>
          <table:table-cell table:style-name="ce902" table:number-columns-repeated="4"/>
          <table:table-cell table:number-columns-repeated="54"/>
        </table:table-row>
        <table:table-row table:style-name="ro5">
          <table:table-cell table:style-name="ce929" table:number-columns-repeated="12"/>
          <table:table-cell table:number-columns-repeated="3"/>
          <table:table-cell table:style-name="ce902" table:number-columns-repeated="4"/>
          <table:table-cell table:style-name="ce1107" table:number-columns-spanned="1" table:number-rows-spanned="2"/>
          <table:table-cell table:style-name="ce929" table:number-columns-repeated="12"/>
          <table:table-cell table:number-columns-repeated="3"/>
          <table:table-cell table:style-name="ce902" table:number-columns-repeated="4"/>
          <table:table-cell table:number-columns-repeated="54"/>
        </table:table-row>
        <table:table-row table:style-name="ro5">
          <table:table-cell table:style-name="ce923" office:value-type="string" calcext:value-type="string" table:number-columns-spanned="12" table:number-rows-spanned="1">
            <text:p>Tableau points Equation et inéquations</text:p>
          </table:table-cell>
          <table:covered-table-cell table:style-name="ce898"/>
          <table:covered-table-cell table:style-name="ce655"/>
          <table:covered-table-cell table:number-columns-repeated="4"/>
          <table:covered-table-cell table:number-columns-repeated="5" table:style-name="ce929"/>
          <table:table-cell table:style-name="ce718" office:value-type="string" calcext:value-type="string">
            <text:p>Note</text:p>
          </table:table-cell>
          <table:table-cell table:number-columns-repeated="6"/>
          <table:covered-table-cell table:style-name="ce871"/>
          <table:table-cell table:style-name="ce923" office:value-type="string" calcext:value-type="string" table:number-columns-spanned="12" table:number-rows-spanned="1">
            <text:p>Tableau points Equation et inéquations</text:p>
          </table:table-cell>
          <table:covered-table-cell table:style-name="ce898"/>
          <table:covered-table-cell table:style-name="ce655"/>
          <table:covered-table-cell table:number-columns-repeated="4"/>
          <table:covered-table-cell table:number-columns-repeated="5" table:style-name="ce929"/>
          <table:table-cell table:style-name="ce718" office:value-type="string" calcext:value-type="string">
            <text:p>Note</text:p>
          </table:table-cell>
          <table:table-cell table:number-columns-repeated="60"/>
        </table:table-row>
        <table:table-row table:style-name="ro5">
          <table:table-cell table:style-name="ce563" office:value-type="string" calcext:value-type="string">
            <text:p><text:span text:style-name="T37">f </text:span><text:span text:style-name="T38">(</text:span><text:span text:style-name="T39">x</text:span><text:span text:style-name="T38">)</text:span><text:span text:style-name="T40"> = </text:span><text:span text:style-name="T41">g</text:span><text:span text:style-name="T42">(</text:span><text:span text:style-name="T41">x</text:span><text:span text:style-name="T42">)</text:span></text:p>
          </table:table-cell>
          <table:table-cell table:style-name="ce535" table:formula="of:=IF(ISBLANK([$'(In)équation niveau 2'.C6]);0;IF([.B59]=[$'(In)équation niveau 2'.C6];1;-0.5))" office:value-type="float" office:value="0" calcext:value-type="float">
            <text:p>0</text:p>
          </table:table-cell>
          <table:table-cell table:style-name="ce535" table:formula="of:=IF(ISBLANK([$'(In)équation niveau 2'.D6]);0;IF([.C59]=[$'(In)équation niveau 2'.D6];1;-0.5))" office:value-type="float" office:value="0" calcext:value-type="float">
            <text:p>0</text:p>
          </table:table-cell>
          <table:table-cell table:style-name="ce535" table:formula="of:=IF(ISBLANK([$'(In)équation niveau 2'.E6]);0;IF([.D59]=[$'(In)équation niveau 2'.E6];1;-0.5))" office:value-type="float" office:value="0" calcext:value-type="float">
            <text:p>0</text:p>
          </table:table-cell>
          <table:table-cell table:style-name="ce535" table:formula="of:=IF(ISBLANK([$'(In)équation niveau 2'.F6]);0;IF([.E59]=[$'(In)équation niveau 2'.F6];1;-0.5))" office:value-type="float" office:value="0" calcext:value-type="float">
            <text:p>0</text:p>
          </table:table-cell>
          <table:table-cell table:style-name="ce535" table:formula="of:=IF(ISBLANK([$'(In)équation niveau 2'.G6]);0;IF([.F59]=[$'(In)équation niveau 2'.G6];1;-0.5))" office:value-type="float" office:value="0" calcext:value-type="float">
            <text:p>0</text:p>
          </table:table-cell>
          <table:table-cell table:style-name="ce716"/>
          <table:table-cell table:style-name="ce929" table:number-columns-repeated="5"/>
          <table:table-cell table:style-name="ce535" table:formula="of:=IF(20*SUM([.B76:.L78])/21&lt;0;0;20*SUM([.B76:.L78])/21)" office:value-type="float" office:value="0" calcext:value-type="float">
            <text:p>0</text:p>
          </table:table-cell>
          <table:table-cell table:number-columns-repeated="7"/>
          <table:table-cell table:style-name="ce1089" office:value-type="string" calcext:value-type="string">
            <text:p><text:span text:style-name="T37">f </text:span><text:span text:style-name="T38">(</text:span><text:span text:style-name="T39">x</text:span><text:span text:style-name="T38">)</text:span><text:span text:style-name="T40"> = </text:span><text:span text:style-name="T47">0</text:span></text:p>
          </table:table-cell>
          <table:table-cell table:style-name="ce535" table:formula="of:=IF(ISBLANK([$'(In)équation niveau 1'.C6]);0;IF([.V59]=[$'(In)équation niveau 1'.C6];1;-0.5))" office:value-type="float" office:value="0" calcext:value-type="float">
            <text:p>0</text:p>
          </table:table-cell>
          <table:table-cell table:style-name="ce535" table:formula="of:=IF(ISBLANK([$'(In)équation niveau 1'.D6]);0;IF([.W59]=[$'(In)équation niveau 1'.D6];1;-0.5))" office:value-type="float" office:value="0" calcext:value-type="float">
            <text:p>0</text:p>
          </table:table-cell>
          <table:table-cell table:style-name="ce535" table:formula="of:=IF(ISBLANK([$'(In)équation niveau 1'.E6]);0;IF([.X59]=[$'(In)équation niveau 1'.E6];1;-0.5))" office:value-type="float" office:value="0" calcext:value-type="float">
            <text:p>0</text:p>
          </table:table-cell>
          <table:table-cell table:style-name="ce535" table:formula="of:=IF(ISBLANK([$'(In)équation niveau 1'.F6]);0;IF([.Y59]=[$'(In)équation niveau 1'.F6];1;-0.5))" office:value-type="float" office:value="0" calcext:value-type="float">
            <text:p>0</text:p>
          </table:table-cell>
          <table:table-cell table:style-name="ce535" table:formula="of:=IF(ISBLANK([$'(In)équation niveau 1'.G6]);0;IF([.Z59]=[$'(In)équation niveau 1'.G6];1;-0.5))" office:value-type="float" office:value="0" calcext:value-type="float">
            <text:p>0</text:p>
          </table:table-cell>
          <table:table-cell table:style-name="ce716"/>
          <table:table-cell table:style-name="ce929" table:number-columns-repeated="5"/>
          <table:table-cell table:style-name="ce1200" table:formula="of:=IF(20*SUM([.V76:.AF78])/21&lt;0;0;20*SUM([.V76:.AF78])/21)" office:value-type="float" office:value="0" calcext:value-type="float">
            <text:p>0,00</text:p>
          </table:table-cell>
          <table:table-cell table:number-columns-repeated="60"/>
        </table:table-row>
        <table:table-row table:style-name="ro5">
          <table:table-cell table:style-name="ce537" office:value-type="string" calcext:value-type="string">
            <text:p>ineq 1</text:p>
          </table:table-cell>
          <table:table-cell table:style-name="ce622" table:formula="of:=IF(ISBLANK([$'(In)équation niveau 2'.C14]);0;IF([.B68]=[$'(In)équation niveau 2'.C14];1;-0.5))" office:value-type="float" office:value="0" calcext:value-type="float">
            <text:p>0</text:p>
          </table:table-cell>
          <table:table-cell table:style-name="ce622" table:formula="of:=IF(ISBLANK([$'(In)équation niveau 2'.D14]);0;IF([.C68]=[$'(In)équation niveau 2'.D14];1;-0.5))" office:value-type="float" office:value="0" calcext:value-type="float">
            <text:p>0</text:p>
          </table:table-cell>
          <table:table-cell table:style-name="ce622" table:formula="of:=IF(ISBLANK([$'(In)équation niveau 2'.E14]);0;IF([.D68]=[$'(In)équation niveau 2'.E14];1;-0.5))" office:value-type="float" office:value="0" calcext:value-type="float">
            <text:p>0</text:p>
          </table:table-cell>
          <table:table-cell table:style-name="ce622" table:formula="of:=IF(ISBLANK([$'(In)équation niveau 2'.F14]);0;IF([.E68]=[$'(In)équation niveau 2'.F14];1;-0.5))" office:value-type="float" office:value="0" calcext:value-type="float">
            <text:p>0</text:p>
          </table:table-cell>
          <table:table-cell table:style-name="ce622" table:formula="of:=IF(ISBLANK([$'(In)équation niveau 2'.G14]);0;IF([.F68]=[$'(In)équation niveau 2'.G14];1;-0.5))" office:value-type="float" office:value="0" calcext:value-type="float">
            <text:p>0</text:p>
          </table:table-cell>
          <table:table-cell table:style-name="ce997" table:formula="of:=IF([.G69]=&quot;&quot;;IF(ISBLANK([$'(In)équation niveau 2'.H14]);0;-0.5);IF([.G68]=[$'(In)équation niveau 2'.H14];1;IF(ISBLANK([$'(In)équation niveau 2'.H14]);0;-0.5)))" office:value-type="float" office:value="0" calcext:value-type="float">
            <text:p>0</text:p>
          </table:table-cell>
          <table:table-cell table:style-name="ce997" table:formula="of:=IF([.H69]=&quot;&quot;;IF(ISBLANK([$'(In)équation niveau 2'.I14]);0;-0.5);IF([.H68]=[$'(In)équation niveau 2'.I14];1;IF(ISBLANK([$'(In)équation niveau 2'.I14]);0;-0.5)))" office:value-type="float" office:value="0" calcext:value-type="float">
            <text:p>0</text:p>
          </table:table-cell>
          <table:table-cell table:style-name="ce997" table:formula="of:=IF([.I69]=&quot;&quot;;IF(ISBLANK([$'(In)équation niveau 2'.J14]);0;-0.5);IF([.I68]=[$'(In)équation niveau 2'.J14];1;IF(ISBLANK([$'(In)équation niveau 2'.J14]);0;-0.5)))" office:value-type="float" office:value="0" calcext:value-type="float">
            <text:p>0</text:p>
          </table:table-cell>
          <table:table-cell table:style-name="ce997" table:formula="of:=IF([.J69]=&quot;&quot;;IF(ISBLANK([$'(In)équation niveau 2'.K14]);0;-0.5);IF([.J68]=[$'(In)équation niveau 2'.K14];1;IF(ISBLANK([$'(In)équation niveau 2'.K14]);0;-0.5)))" office:value-type="float" office:value="0" calcext:value-type="float">
            <text:p>0</text:p>
          </table:table-cell>
          <table:table-cell table:style-name="ce997" table:formula="of:=IF([.K69]=&quot;&quot;;IF(ISBLANK([$'(In)équation niveau 2'.L14]);0;-0.5);IF([.K68]=[$'(In)équation niveau 2'.L14];1;IF(ISBLANK([$'(In)équation niveau 2'.L14]);0;-0.5)))" office:value-type="float" office:value="0" calcext:value-type="float">
            <text:p>0</text:p>
          </table:table-cell>
          <table:table-cell table:style-name="ce997" table:formula="of:=IF([.L69]=&quot;&quot;;IF(ISBLANK([$'(In)équation niveau 2'.M14]);0;-0.5);IF([.L68]=[$'(In)équation niveau 2'.M14];1;IF(ISBLANK([$'(In)équation niveau 2'.M14]);0;-0.5)))" office:value-type="float" office:value="0" calcext:value-type="float">
            <text:p>0</text:p>
          </table:table-cell>
          <table:table-cell table:style-name="ce902"/>
          <table:table-cell table:number-columns-repeated="7"/>
          <table:table-cell table:style-name="ce537" office:value-type="string" calcext:value-type="string">
            <text:p>ineq 1</text:p>
          </table:table-cell>
          <table:table-cell table:style-name="ce622" table:formula="of:=IF(ISBLANK([$'(In)équation niveau 1'.C14]);0;IF([.V68]=[$'(In)équation niveau 1'.C14];1;-0.5))" office:value-type="float" office:value="0" calcext:value-type="float">
            <text:p>0</text:p>
          </table:table-cell>
          <table:table-cell table:style-name="ce622" table:formula="of:=IF(ISBLANK([$'(In)équation niveau 1'.D14]);0;IF([.W68]=[$'(In)équation niveau 1'.D14];1;-0.5))" office:value-type="float" office:value="0" calcext:value-type="float">
            <text:p>0</text:p>
          </table:table-cell>
          <table:table-cell table:style-name="ce622" table:formula="of:=IF(ISBLANK([$'(In)équation niveau 1'.E14]);0;IF([.X68]=[$'(In)équation niveau 1'.E14];1;-0.5))" office:value-type="float" office:value="0" calcext:value-type="float">
            <text:p>0</text:p>
          </table:table-cell>
          <table:table-cell table:style-name="ce622" table:formula="of:=IF(ISBLANK([$'(In)équation niveau 1'.F14]);0;IF([.Y68]=[$'(In)équation niveau 1'.F14];1;-0.5))" office:value-type="float" office:value="0" calcext:value-type="float">
            <text:p>0</text:p>
          </table:table-cell>
          <table:table-cell table:style-name="ce622" table:formula="of:=IF(ISBLANK([$'(In)équation niveau 1'.G14]);0;IF([.Z68]=[$'(In)équation niveau 1'.G14];1;-0.5))" office:value-type="float" office:value="0" calcext:value-type="float">
            <text:p>0</text:p>
          </table:table-cell>
          <table:table-cell table:style-name="ce997" table:formula="of:=IF([.AA69]=&quot;&quot;;IF(ISBLANK([$'(In)équation niveau 1'.H14]);0;-0.5);IF([.AA68]=[$'(In)équation niveau 1'.H14];1;IF(ISBLANK([$'(In)équation niveau 1'.H14]);0;-0.5)))" office:value-type="float" office:value="0" calcext:value-type="float">
            <text:p>0</text:p>
          </table:table-cell>
          <table:table-cell table:style-name="ce997" table:formula="of:=IF([.AB69]=&quot;&quot;;IF(ISBLANK([$'(In)équation niveau 1'.I14]);0;-0.5);IF([.AB68]=[$'(In)équation niveau 1'.I14];1;IF(ISBLANK([$'(In)équation niveau 1'.I14]);0;-0.5)))" office:value-type="float" office:value="0" calcext:value-type="float">
            <text:p>0</text:p>
          </table:table-cell>
          <table:table-cell table:style-name="ce997" table:formula="of:=IF([.AC69]=&quot;&quot;;IF(ISBLANK([$'(In)équation niveau 1'.J14]);0;-0.5);IF([.AC68]=[$'(In)équation niveau 1'.J14];1;IF(ISBLANK([$'(In)équation niveau 1'.J14]);0;-0.5)))" office:value-type="float" office:value="0" calcext:value-type="float">
            <text:p>0</text:p>
          </table:table-cell>
          <table:table-cell table:style-name="ce997" table:formula="of:=IF([.AD69]=&quot;&quot;;IF(ISBLANK([$'(In)équation niveau 1'.K14]);0;-0.5);IF([.AD68]=[$'(In)équation niveau 1'.K14];1;IF(ISBLANK([$'(In)équation niveau 1'.K14]);0;-0.5)))" office:value-type="float" office:value="0" calcext:value-type="float">
            <text:p>0</text:p>
          </table:table-cell>
          <table:table-cell table:style-name="ce997" table:formula="of:=IF([.AE69]=&quot;&quot;;IF(ISBLANK([$'(In)équation niveau 1'.L14]);0;-0.5);IF([.AE68]=[$'(In)équation niveau 1'.L14];1;IF(ISBLANK([$'(In)équation niveau 1'.L14]);0;-0.5)))" office:value-type="float" office:value="0" calcext:value-type="float">
            <text:p>0</text:p>
          </table:table-cell>
          <table:table-cell table:style-name="ce997" table:formula="of:=IF([.AF69]=&quot;&quot;;IF(ISBLANK([$'(In)équation niveau 1'.M14]);0;-0.5);IF([.AF68]=[$'(In)équation niveau 1'.M14];1;IF(ISBLANK([$'(In)équation niveau 1'.M14]);0;-0.5)))" office:value-type="float" office:value="0" calcext:value-type="float">
            <text:p>0</text:p>
          </table:table-cell>
          <table:table-cell table:style-name="ce902"/>
          <table:table-cell table:number-columns-repeated="60"/>
        </table:table-row>
        <table:table-row table:style-name="ro5">
          <table:table-cell table:style-name="ce537" office:value-type="string" calcext:value-type="string">
            <text:p>ineq 2</text:p>
          </table:table-cell>
          <table:table-cell table:style-name="ce623" table:formula="of:=IF(ISBLANK([$'(In)équation niveau 2'.C19]);0;IF([.B72]=[$'(In)équation niveau 2'.C19];1;-0.5))" office:value-type="float" office:value="0" calcext:value-type="float">
            <text:p>0</text:p>
          </table:table-cell>
          <table:table-cell table:style-name="ce623" table:formula="of:=IF(ISBLANK([$'(In)équation niveau 2'.D19]);0;IF([.C72]=[$'(In)équation niveau 2'.D19];1;-0.5))" office:value-type="float" office:value="0" calcext:value-type="float">
            <text:p>0</text:p>
          </table:table-cell>
          <table:table-cell table:style-name="ce623" table:formula="of:=IF(ISBLANK([$'(In)équation niveau 2'.E19]);0;IF([.D72]=[$'(In)équation niveau 2'.E19];1;-0.5))" office:value-type="float" office:value="0" calcext:value-type="float">
            <text:p>0</text:p>
          </table:table-cell>
          <table:table-cell table:style-name="ce623" table:formula="of:=IF(ISBLANK([$'(In)équation niveau 2'.F19]);0;IF([.E72]=[$'(In)équation niveau 2'.F19];1;-0.5))" office:value-type="float" office:value="0" calcext:value-type="float">
            <text:p>0</text:p>
          </table:table-cell>
          <table:table-cell table:style-name="ce623" table:formula="of:=IF(ISBLANK([$'(In)équation niveau 2'.G19]);0;IF([.F72]=[$'(In)équation niveau 2'.G19];1;-0.5))" office:value-type="float" office:value="0" calcext:value-type="float">
            <text:p>0</text:p>
          </table:table-cell>
          <table:table-cell table:style-name="ce1004" table:formula="of:=IF([.G73]=&quot;&quot;;IF(ISBLANK([$'(In)équation niveau 2'.H19]);0;-0.5);IF([.G72]=[$'(In)équation niveau 2'.H19];1;IF(ISBLANK([$'(In)équation niveau 2'.H19]);0;-0.5)))" office:value-type="float" office:value="0" calcext:value-type="float">
            <text:p>0</text:p>
          </table:table-cell>
          <table:table-cell table:style-name="ce1004" table:formula="of:=IF([.H73]=&quot;&quot;;IF(ISBLANK([$'(In)équation niveau 2'.I19]);0;-0.5);IF([.H72]=[$'(In)équation niveau 2'.I19];1;IF(ISBLANK([$'(In)équation niveau 2'.I19]);0;-0.5)))" office:value-type="float" office:value="0" calcext:value-type="float">
            <text:p>0</text:p>
          </table:table-cell>
          <table:table-cell table:style-name="ce1004" table:formula="of:=IF([.I73]=&quot;&quot;;IF(ISBLANK([$'(In)équation niveau 2'.J19]);0;-0.5);IF([.I72]=[$'(In)équation niveau 2'.J19];1;IF(ISBLANK([$'(In)équation niveau 2'.J19]);0;-0.5)))" office:value-type="float" office:value="0" calcext:value-type="float">
            <text:p>0</text:p>
          </table:table-cell>
          <table:table-cell table:style-name="ce1004" table:formula="of:=IF([.J73]=&quot;&quot;;IF(ISBLANK([$'(In)équation niveau 2'.K19]);0;-0.5);IF([.J72]=[$'(In)équation niveau 2'.K19];1;IF(ISBLANK([$'(In)équation niveau 2'.K19]);0;-0.5)))" office:value-type="float" office:value="0" calcext:value-type="float">
            <text:p>0</text:p>
          </table:table-cell>
          <table:table-cell table:style-name="ce1004" table:formula="of:=IF([.K73]=&quot;&quot;;IF(ISBLANK([$'(In)équation niveau 2'.L19]);0;-0.5);IF([.K72]=[$'(In)équation niveau 2'.L19];1;IF(ISBLANK([$'(In)équation niveau 2'.L19]);0;-0.5)))" office:value-type="float" office:value="0" calcext:value-type="float">
            <text:p>0</text:p>
          </table:table-cell>
          <table:table-cell table:style-name="ce1004"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929"/>
          <table:table-cell table:style-name="ce537" office:value-type="string" calcext:value-type="string">
            <text:p>ineq 2</text:p>
          </table:table-cell>
          <table:table-cell table:style-name="ce623" table:formula="of:=IF(ISBLANK([$'(In)équation niveau 1'.C19]);0;IF([.V72]=[$'(In)équation niveau 1'.C19];1;-0.5))" office:value-type="float" office:value="0" calcext:value-type="float">
            <text:p>0</text:p>
          </table:table-cell>
          <table:table-cell table:style-name="ce623" table:formula="of:=IF(ISBLANK([$'(In)équation niveau 1'.D19]);0;IF([.W72]=[$'(In)équation niveau 1'.D19];1;-0.5))" office:value-type="float" office:value="0" calcext:value-type="float">
            <text:p>0</text:p>
          </table:table-cell>
          <table:table-cell table:style-name="ce623" table:formula="of:=IF(ISBLANK([$'(In)équation niveau 1'.E19]);0;IF([.X72]=[$'(In)équation niveau 1'.E19];1;-0.5))" office:value-type="float" office:value="0" calcext:value-type="float">
            <text:p>0</text:p>
          </table:table-cell>
          <table:table-cell table:style-name="ce623" table:formula="of:=IF(ISBLANK([$'(In)équation niveau 1'.F19]);0;IF([.Y72]=[$'(In)équation niveau 1'.F19];1;-0.5))" office:value-type="float" office:value="0" calcext:value-type="float">
            <text:p>0</text:p>
          </table:table-cell>
          <table:table-cell table:style-name="ce623" table:formula="of:=IF(ISBLANK([$'(In)équation niveau 1'.G19]);0;IF([.Z72]=[$'(In)équation niveau 1'.G19];1;-0.5))" office:value-type="float" office:value="0" calcext:value-type="float">
            <text:p>0</text:p>
          </table:table-cell>
          <table:table-cell table:style-name="ce1004" table:formula="of:=IF([.AA73]=&quot;&quot;;IF(ISBLANK([$'(In)équation niveau 1'.H19]);0;-0.5);IF([.AA72]=[$'(In)équation niveau 1'.H19];1;IF(ISBLANK([$'(In)équation niveau 1'.H19]);0;-0.5)))" office:value-type="float" office:value="0" calcext:value-type="float">
            <text:p>0</text:p>
          </table:table-cell>
          <table:table-cell table:style-name="ce1004" table:formula="of:=IF([.AB73]=&quot;&quot;;IF(ISBLANK([$'(In)équation niveau 1'.I19]);0;-0.5);IF([.AB72]=[$'(In)équation niveau 1'.I19];1;IF(ISBLANK([$'(In)équation niveau 1'.I19]);0;-0.5)))" office:value-type="float" office:value="0" calcext:value-type="float">
            <text:p>0</text:p>
          </table:table-cell>
          <table:table-cell table:style-name="ce1004" table:formula="of:=IF([.AC73]=&quot;&quot;;IF(ISBLANK([$'(In)équation niveau 1'.J19]);0;-0.5);IF([.AC72]=[$'(In)équation niveau 1'.J19];1;IF(ISBLANK([$'(In)équation niveau 1'.J19]);0;-0.5)))" office:value-type="float" office:value="0" calcext:value-type="float">
            <text:p>0</text:p>
          </table:table-cell>
          <table:table-cell table:style-name="ce1004" table:formula="of:=IF([.AD73]=&quot;&quot;;IF(ISBLANK([$'(In)équation niveau 1'.K19]);0;-0.5);IF([.AD72]=[$'(In)équation niveau 1'.K19];1;IF(ISBLANK([$'(In)équation niveau 1'.K19]);0;-0.5)))" office:value-type="float" office:value="0" calcext:value-type="float">
            <text:p>0</text:p>
          </table:table-cell>
          <table:table-cell table:style-name="ce1004" table:formula="of:=IF([.AE73]=&quot;&quot;;IF(ISBLANK([$'(In)équation niveau 1'.L19]);0;-0.5);IF([.AE72]=[$'(In)équation niveau 1'.L19];1;IF(ISBLANK([$'(In)équation niveau 1'.L19]);0;-0.5)))" office:value-type="float" office:value="0" calcext:value-type="float">
            <text:p>0</text:p>
          </table:table-cell>
          <table:table-cell table:style-name="ce1004"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922" table:number-columns-repeated="16"/>
          <table:table-cell/>
          <table:table-cell table:style-name="ce922" table:number-columns-repeated="14"/>
          <table:table-cell table:number-columns-repeated="23"/>
        </table:table-row>
        <table:table-row table:style-name="ro5">
          <table:table-cell table:style-name="ce902" table:number-columns-repeated="13"/>
          <table:table-cell table:number-columns-repeated="6"/>
          <table:table-cell table:style-name="ce929" table:number-columns-repeated="6"/>
          <table:table-cell table:style-name="ce587"/>
          <table:table-cell table:style-name="ce929" table:number-columns-repeated="5"/>
          <table:table-cell table:number-columns-repeated="3"/>
          <table:table-cell table:style-name="ce864"/>
          <table:table-cell table:number-columns-repeated="58"/>
        </table:table-row>
        <table:table-row table:style-name="ro5">
          <table:table-cell table:style-name="ce902" table:number-columns-repeated="10"/>
          <table:table-cell table:style-name="ce759"/>
          <table:table-cell table:style-name="ce902" table:number-columns-repeated="2"/>
          <table:table-cell table:number-columns-repeated="6"/>
          <table:table-cell table:style-name="ce902" table:number-columns-repeated="12"/>
          <table:table-cell table:number-columns-repeated="62"/>
        </table:table-row>
        <table:table-row table:style-name="ro5">
          <table:table-cell table:style-name="ce902" table:number-columns-repeated="13"/>
          <table:table-cell table:number-columns-repeated="6"/>
          <table:table-cell table:style-name="ce902" table:number-columns-repeated="12"/>
          <table:table-cell table:number-columns-repeated="62"/>
        </table:table-row>
        <table:table-row table:style-name="ro5">
          <table:table-cell table:style-name="ce902" table:number-columns-repeated="13"/>
          <table:table-cell table:number-columns-repeated="2"/>
          <table:table-cell table:style-name="ce816"/>
          <table:table-cell table:number-columns-repeated="3"/>
          <table:table-cell table:style-name="ce902" table:number-columns-repeated="12"/>
          <table:table-cell table:number-columns-repeated="62"/>
        </table:table-row>
        <table:table-row table:style-name="ro5">
          <table:table-cell table:style-name="ce929" table:number-columns-repeated="10"/>
          <table:table-cell table:style-name="ce762"/>
          <table:table-cell table:style-name="ce929"/>
          <table:table-cell table:number-columns-repeated="4"/>
          <table:table-cell table:style-name="ce902"/>
          <table:table-cell table:number-columns-repeated="2"/>
          <table:table-cell table:style-name="ce902" table:number-columns-repeated="9"/>
          <table:table-cell table:style-name="ce929" table:number-columns-repeated="3"/>
          <table:table-cell table:number-columns-repeated="62"/>
        </table:table-row>
        <table:table-row table:style-name="ro5">
          <table:table-cell table:style-name="ce897" office:value-type="string" calcext:value-type="string" table:number-columns-spanned="26" table:number-rows-spanned="1">
            <text:p>Données pour l’onglet Tableaux de signes et de variations</text:p>
          </table:table-cell>
          <table:covered-table-cell table:number-columns-repeated="11" table:style-name="ce929"/>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29" table:number-columns-repeated="3"/>
          <table:table-cell table:number-columns-repeated="62"/>
        </table:table-row>
        <table:table-row table:style-name="ro5">
          <table:table-cell table:style-name="ce929" table:number-columns-repeated="12"/>
          <table:table-cell table:number-columns-repeated="4"/>
          <table:table-cell table:style-name="ce1029"/>
          <table:table-cell table:style-name="ce682" table:number-columns-repeated="2"/>
          <table:table-cell table:style-name="ce872" table:number-columns-repeated="8"/>
          <table:table-cell table:style-name="ce929" table:number-columns-repeated="5"/>
          <table:table-cell table:style-name="ce902" table:number-columns-repeated="11"/>
          <table:table-cell table:number-columns-repeated="50"/>
        </table:table-row>
        <table:table-row table:style-name="ro5">
          <table:table-cell table:style-name="ce923" office:value-type="string" calcext:value-type="string" table:number-columns-spanned="12" table:number-rows-spanned="1">
            <text:p>Tableau points tableau de signe</text:p>
          </table:table-cell>
          <table:covered-table-cell table:number-columns-repeated="11"/>
          <table:table-cell/>
          <table:table-cell table:style-name="ce923" office:value-type="string" calcext:value-type="string" table:number-columns-spanned="13" table:number-rows-spanned="1">
            <text:p>Tableau points tableau de variations</text:p>
          </table:table-cell>
          <table:covered-table-cell table:number-columns-repeated="12" table:style-name="ce902"/>
          <table:table-cell table:style-name="ce887"/>
          <table:table-cell table:style-name="ce739"/>
          <table:table-cell table:style-name="ce815" table:number-columns-repeated="7"/>
          <table:table-cell table:style-name="ce902" table:number-columns-repeated="9"/>
          <table:table-cell table:style-name="ce631" table:number-columns-repeated="2"/>
          <table:table-cell table:number-columns-repeated="47"/>
        </table:table-row>
        <table:table-row table:style-name="ro5">
          <table:table-cell table:style-name="ce564" office:value-type="string" calcext:value-type="string">
            <text:p>x</text:p>
          </table:table-cell>
          <table:table-cell table:style-name="ce625" table:formula="of:=[.D130]" office:value-type="float" office:value="-8" calcext:value-type="float">
            <text:p>-8</text:p>
          </table:table-cell>
          <table:table-cell table:style-name="ce676" table:formula="of:=[.E130]">
            <text:p/>
          </table:table-cell>
          <table:table-cell table:style-name="ce676" table:formula="of:=[.F130]" office:value-type="float" office:value="-4" calcext:value-type="float">
            <text:p>-4</text:p>
          </table:table-cell>
          <table:table-cell table:style-name="ce676" table:formula="of:=[.G130]">
            <text:p/>
          </table:table-cell>
          <table:table-cell table:style-name="ce676" table:formula="of:=[.H130]" office:value-type="float" office:value="4" calcext:value-type="float">
            <text:p>4</text:p>
          </table:table-cell>
          <table:table-cell table:style-name="ce676" table:formula="of:=[.I130]">
            <text:p/>
          </table:table-cell>
          <table:table-cell table:style-name="ce676" table:formula="of:=[.J130]" office:value-type="float" office:value="8" calcext:value-type="float">
            <text:p>8</text:p>
          </table:table-cell>
          <table:table-cell table:style-name="ce676" table:formula="of:=[.K130]">
            <text:p/>
          </table:table-cell>
          <table:table-cell table:style-name="ce676" table:formula="of:=[.L130]">
            <text:p/>
          </table:table-cell>
          <table:table-cell table:style-name="ce676" table:formula="of:=[.M130]">
            <text:p/>
          </table:table-cell>
          <table:table-cell table:style-name="ce777" table:formula="of:=[.N130]">
            <text:p/>
          </table:table-cell>
          <table:table-cell table:style-name="ce1107"/>
          <table:table-cell table:style-name="ce786" office:value-type="string" calcext:value-type="string" table:number-columns-spanned="2" table:number-rows-spanned="1">
            <text:p>x</text:p>
          </table:table-cell>
          <table:covered-table-cell table:style-name="ce907"/>
          <table:table-cell table:style-name="ce591" table:formula="of:=IF(ISBLANK([.D159]);&quot;&quot;;[.D159])" office:value-type="float" office:value="-8" calcext:value-type="float">
            <text:p>-8</text:p>
          </table:table-cell>
          <table:table-cell table:style-name="ce1005" table:formula="of:=IF(ISBLANK([.E159]);&quot;&quot;;[.E159])">
            <text:p/>
          </table:table-cell>
          <table:table-cell table:style-name="ce1005" table:formula="of:=IF(ISBLANK([.F159]);&quot;&quot;;[.F159])" office:value-type="float" office:value="-4" calcext:value-type="float">
            <text:p>-4</text:p>
          </table:table-cell>
          <table:table-cell table:style-name="ce1005" table:formula="of:=IF(ISBLANK([.G159]);&quot;&quot;;[.G159])">
            <text:p/>
          </table:table-cell>
          <table:table-cell table:style-name="ce1005" table:formula="of:=IF(ISBLANK([.H159]);&quot;&quot;;[.H159])" office:value-type="float" office:value="0" calcext:value-type="float">
            <text:p>0</text:p>
          </table:table-cell>
          <table:table-cell table:style-name="ce1005" table:formula="of:=IF(ISBLANK([.I159]);&quot;&quot;;[.I159])">
            <text:p/>
          </table:table-cell>
          <table:table-cell table:style-name="ce1005" table:formula="of:=IF(ISBLANK([.J159]);&quot;&quot;;[.J159])" office:value-type="float" office:value="4" calcext:value-type="float">
            <text:p>4</text:p>
          </table:table-cell>
          <table:table-cell table:style-name="ce1005" table:formula="of:=IF(ISBLANK([.K159]);&quot;&quot;;[.K159])">
            <text:p/>
          </table:table-cell>
          <table:table-cell table:style-name="ce1005" table:formula="of:=IF(ISBLANK([.L159]);&quot;&quot;;[.L159])" office:value-type="float" office:value="8" calcext:value-type="float">
            <text:p>8</text:p>
          </table:table-cell>
          <table:table-cell table:style-name="ce1005" table:formula="of:=IF(ISBLANK([.M159]);&quot;&quot;;[.M159])">
            <text:p/>
          </table:table-cell>
          <table:table-cell table:style-name="ce606" table:formula="of:=IF(ISBLANK([.N159]);&quot;&quot;;[.N159])">
            <text:p/>
          </table:table-cell>
          <table:table-cell table:style-name="ce918" table:number-columns-spanned="1" table:number-rows-spanned="2"/>
          <table:table-cell table:style-name="ce739"/>
          <table:table-cell table:style-name="ce685" table:number-columns-repeated="7"/>
          <table:table-cell table:style-name="ce902" table:number-columns-repeated="9"/>
          <table:table-cell table:number-columns-repeated="49"/>
        </table:table-row>
        <table:table-row table:style-name="ro5">
          <table:table-cell table:style-name="ce537" office:value-type="string" calcext:value-type="string">
            <text:p>Signe de<text:span text:style-name="T7"> f (x)</text:span></text:p>
          </table:table-cell>
          <table:table-cell table:style-name="ce626" table:formula="of:=[.P130]">
            <text:p/>
          </table:table-cell>
          <table:table-cell table:style-name="ce1005" table:formula="of:=[.Q130]" office:value-type="string" office:string-value="-" calcext:value-type="string">
            <text:p>-</text:p>
          </table:table-cell>
          <table:table-cell table:style-name="ce1005" table:formula="of:=[.R130]" office:value-type="float" office:value="0" calcext:value-type="float">
            <text:p>0</text:p>
          </table:table-cell>
          <table:table-cell table:style-name="ce1005" table:formula="of:=[.S130]" office:value-type="string" office:string-value="-" calcext:value-type="string">
            <text:p>-</text:p>
          </table:table-cell>
          <table:table-cell table:style-name="ce1005" table:formula="of:=[.T130]" office:value-type="float" office:value="0" calcext:value-type="float">
            <text:p>0</text:p>
          </table:table-cell>
          <table:table-cell table:style-name="ce1005" table:formula="of:=[.U130]" office:value-type="string" office:string-value="-" calcext:value-type="string">
            <text:p>-</text:p>
          </table:table-cell>
          <table:table-cell table:style-name="ce1005" table:formula="of:=[.V130]">
            <text:p/>
          </table:table-cell>
          <table:table-cell table:style-name="ce1005" table:formula="of:=[.W130]">
            <text:p/>
          </table:table-cell>
          <table:table-cell table:style-name="ce1005" table:formula="of:=[.X130]">
            <text:p/>
          </table:table-cell>
          <table:table-cell table:style-name="ce1005" table:formula="of:=[.Y130]">
            <text:p/>
          </table:table-cell>
          <table:table-cell table:style-name="ce606" table:formula="of:=[.Z130]">
            <text:p/>
          </table:table-cell>
          <table:table-cell table:style-name="ce685"/>
          <table:table-cell table:style-name="ce786" office:value-type="string" calcext:value-type="string" table:number-columns-spanned="2" table:number-rows-spanned="1">
            <text:p>Signe de f '(x)</text:p>
          </table:table-cell>
          <table:covered-table-cell table:style-name="ce811"/>
          <table:table-cell table:style-name="ce626" table:formula="of:=IF(ISBLANK([.P159]);&quot;&quot;;[.P159])" office:value-type="float" office:value="0" calcext:value-type="float">
            <text:p>0</text:p>
          </table:table-cell>
          <table:table-cell table:style-name="ce631" table:formula="of:=IF(ISBLANK([.Q159]);&quot;&quot;;[.Q159])" office:value-type="string" office:string-value="+" calcext:value-type="string">
            <text:p>+</text:p>
          </table:table-cell>
          <table:table-cell table:style-name="ce631" table:formula="of:=IF(ISBLANK([.R159]);&quot;&quot;;[.R159])" office:value-type="float" office:value="0" calcext:value-type="float">
            <text:p>0</text:p>
          </table:table-cell>
          <table:table-cell table:style-name="ce631" table:formula="of:=IF(ISBLANK([.S159]);&quot;&quot;;[.S159])" office:value-type="string" office:string-value="-" calcext:value-type="string">
            <text:p>-</text:p>
          </table:table-cell>
          <table:table-cell table:style-name="ce631" table:formula="of:=IF(ISBLANK([.T159]);&quot;&quot;;[.T159])" office:value-type="float" office:value="0" calcext:value-type="float">
            <text:p>0</text:p>
          </table:table-cell>
          <table:table-cell table:style-name="ce631" table:formula="of:=IF(ISBLANK([.U159]);&quot;&quot;;[.U159])" office:value-type="string" office:string-value="+" calcext:value-type="string">
            <text:p>+</text:p>
          </table:table-cell>
          <table:table-cell table:style-name="ce631" table:formula="of:=IF(ISBLANK([.V159]);&quot;&quot;;[.V159])" office:value-type="float" office:value="0" calcext:value-type="float">
            <text:p>0</text:p>
          </table:table-cell>
          <table:table-cell table:style-name="ce631" table:formula="of:=IF(ISBLANK([.W159]);&quot;&quot;;[.W159])" office:value-type="string" office:string-value="-" calcext:value-type="string">
            <text:p>-</text:p>
          </table:table-cell>
          <table:table-cell table:style-name="ce631" table:formula="of:=IF(ISBLANK([.X159]);&quot;&quot;;[.X159])" office:value-type="float" office:value="0" calcext:value-type="float">
            <text:p>0</text:p>
          </table:table-cell>
          <table:table-cell table:style-name="ce631" table:formula="of:=IF(ISBLANK([.Y159]);&quot;&quot;;[.Y159])">
            <text:p/>
          </table:table-cell>
          <table:table-cell table:style-name="ce631" table:formula="of:=IF(ISBLANK([.Z159]);&quot;&quot;;[.Z159])">
            <text:p/>
          </table:table-cell>
          <table:covered-table-cell table:style-name="ce919"/>
          <table:table-cell table:style-name="ce785"/>
          <table:table-cell table:style-name="ce685" table:number-columns-repeated="7"/>
          <table:table-cell table:style-name="ce902" table:number-columns-repeated="9"/>
          <table:table-cell table:number-columns-repeated="49"/>
        </table:table-row>
        <table:table-row table:style-name="ro5">
          <table:table-cell table:style-name="ce565" office:value-type="string" calcext:value-type="string">
            <text:p>x</text:p>
          </table:table-cell>
          <table:table-cell table:style-name="ce627" table:formula="of:=IF(ISBLANK([$'Tableaux de signes et de variations'.B5]);0;IF(AND([.B87]=[$'Tableaux de signes et de variations'.B5];NOT(ISBLANK([$'Tableaux de signes et de variations'.B8])));1;-0.5))" office:value-type="float" office:value="0" calcext:value-type="float">
            <text:p>0</text:p>
          </table:table-cell>
          <table:table-cell table:style-name="ce678" table:formula="of:=IF(ISBLANK([$'Tableaux de signes et de variations'.C5]);0;IF(AND([.C87]=[$'Tableaux de signes et de variations'.C5];NOT(ISBLANK([$'Tableaux de signes et de variations'.C8])));1;-0.5))" office:value-type="float" office:value="0" calcext:value-type="float">
            <text:p>0</text:p>
          </table:table-cell>
          <table:table-cell table:style-name="ce678" table:formula="of:=IF(ISBLANK([$'Tableaux de signes et de variations'.D5]);0;IF(AND([.D87]=[$'Tableaux de signes et de variations'.D5];NOT(ISBLANK([$'Tableaux de signes et de variations'.D8])));1;-0.5))" office:value-type="float" office:value="0" calcext:value-type="float">
            <text:p>0</text:p>
          </table:table-cell>
          <table:table-cell table:style-name="ce678" table:formula="of:=IF(ISBLANK([$'Tableaux de signes et de variations'.E5]);0;IF(AND([.E87]=[$'Tableaux de signes et de variations'.E5];NOT(ISBLANK([$'Tableaux de signes et de variations'.E8])));1;-0.5))" office:value-type="float" office:value="0" calcext:value-type="float">
            <text:p>0</text:p>
          </table:table-cell>
          <table:table-cell table:style-name="ce678" table:formula="of:=IF(ISBLANK([$'Tableaux de signes et de variations'.F5]);0;IF(AND([.F87]=[$'Tableaux de signes et de variations'.F5];NOT(ISBLANK([$'Tableaux de signes et de variations'.F8])));1;-0.5))" office:value-type="float" office:value="0" calcext:value-type="float">
            <text:p>0</text:p>
          </table:table-cell>
          <table:table-cell table:style-name="ce678" table:formula="of:=IF(ISBLANK([$'Tableaux de signes et de variations'.G5]);0;IF(AND([.G87]=[$'Tableaux de signes et de variations'.G5];NOT(ISBLANK([$'Tableaux de signes et de variations'.G8])));1;-0.5))" office:value-type="float" office:value="0" calcext:value-type="float">
            <text:p>0</text:p>
          </table:table-cell>
          <table:table-cell table:style-name="ce678" table:formula="of:=IF(ISBLANK([$'Tableaux de signes et de variations'.H5]);0;IF(AND([.H87]=[$'Tableaux de signes et de variations'.H5];NOT(ISBLANK([$'Tableaux de signes et de variations'.H8])));1;-0.5))" office:value-type="float" office:value="0" calcext:value-type="float">
            <text:p>0</text:p>
          </table:table-cell>
          <table:table-cell table:style-name="ce678" table:formula="of:=IF(ISBLANK([$'Tableaux de signes et de variations'.I5]);0;IF(AND([.I87]=[$'Tableaux de signes et de variations'.I5];NOT(ISBLANK([$'Tableaux de signes et de variations'.I8])));1;-0.5))" office:value-type="float" office:value="0" calcext:value-type="float">
            <text:p>0</text:p>
          </table:table-cell>
          <table:table-cell table:style-name="ce678" table:formula="of:=IF(ISBLANK([$'Tableaux de signes et de variations'.J5]);0;IF(AND([.J87]=[$'Tableaux de signes et de variations'.J5];NOT(ISBLANK([$'Tableaux de signes et de variations'.J8])));1;-0.5))" office:value-type="float" office:value="0" calcext:value-type="float">
            <text:p>0</text:p>
          </table:table-cell>
          <table:table-cell table:style-name="ce678" table:formula="of:=IF(ISBLANK([$'Tableaux de signes et de variations'.K5]);0;IF(AND([.K87]=[$'Tableaux de signes et de variations'.K5];NOT(ISBLANK([$'Tableaux de signes et de variations'.K8])));1;-0.5))" office:value-type="float" office:value="0" calcext:value-type="float">
            <text:p>0</text:p>
          </table:table-cell>
          <table:table-cell table:style-name="ce778" table:formula="of:=IF(ISBLANK([$'Tableaux de signes et de variations'.L5]);0;IF(AND([.L87]=[$'Tableaux de signes et de variations'.L5];NOT(ISBLANK([$'Tableaux de signes et de variations'.L8])));1;-0.5))" office:value-type="float" office:value="0" calcext:value-type="float">
            <text:p>0</text:p>
          </table:table-cell>
          <table:table-cell table:style-name="ce1107"/>
          <table:table-cell table:style-name="ce787" office:value-type="string" calcext:value-type="string" table:number-columns-spanned="2" table:number-rows-spanned="2">
            <text:p>Var de f</text:p>
          </table:table-cell>
          <table:covered-table-cell table:style-name="ce926"/>
          <table:table-cell table:style-name="ce593" table:formula="of:=IF([.Q88]=&quot;-&quot;;[.AB159];&quot;&quot;)">
            <text:p/>
          </table:table-cell>
          <table:table-cell table:style-name="ce1037" table:formula="of:=IF(ISBLANK([.Q88]);&quot;&quot;;IF([.Q88]=&quot;+&quot;;&quot;k&quot;;IF([.Q88]=&quot;-&quot;;&quot;m&quot;;&quot;&quot;)))" office:value-type="string" office:string-value="k" calcext:value-type="string" table:number-columns-spanned="1" table:number-rows-spanned="2">
            <text:p>k</text:p>
          </table:table-cell>
          <table:table-cell table:style-name="ce687" table:formula="of:=IF([.Q88]=&quot;-&quot;;&quot;&quot;;IF([.Q88]=&quot;&quot;;&quot;&quot;;[.AD159]))" office:value-type="float" office:value="0" calcext:value-type="float">
            <text:p>0</text:p>
          </table:table-cell>
          <table:table-cell table:style-name="ce1037" table:formula="of:=IF(ISBLANK([.S88]);&quot;&quot;;IF([.S88]=&quot;+&quot;;&quot;k&quot;;IF([.S88]=&quot;-&quot;;&quot;m&quot;;&quot;&quot;)))" office:value-type="string" office:string-value="m" calcext:value-type="string" table:number-columns-spanned="1" table:number-rows-spanned="2">
            <text:p>m</text:p>
          </table:table-cell>
          <table:table-cell table:style-name="ce687" table:formula="of:=IF([.S88]=&quot;-&quot;;&quot;&quot;;IF([.S88]=&quot;&quot;;&quot;&quot;;[.AF159]))">
            <text:p/>
          </table:table-cell>
          <table:table-cell table:style-name="ce1037" table:formula="of:=IF(ISBLANK([.U88]);&quot;&quot;;IF([.U88]=&quot;+&quot;;&quot;k&quot;;IF([.U88]=&quot;-&quot;;&quot;m&quot;;&quot;&quot;)))" office:value-type="string" office:string-value="k" calcext:value-type="string" table:number-columns-spanned="1" table:number-rows-spanned="2">
            <text:p>k</text:p>
          </table:table-cell>
          <table:table-cell table:style-name="ce687" table:formula="of:=IF([.U88]=&quot;-&quot;;&quot;&quot;;IF([.U88]=&quot;&quot;;&quot;&quot;;[.AH159]))" office:value-type="float" office:value="0" calcext:value-type="float">
            <text:p>0</text:p>
          </table:table-cell>
          <table:table-cell table:style-name="ce1037" table:formula="of:=IF(ISBLANK([.W88]);&quot;&quot;;IF([.W88]=&quot;+&quot;;&quot;k&quot;;IF([.W88]=&quot;-&quot;;&quot;m&quot;;&quot;&quot;)))" office:value-type="string" office:string-value="m" calcext:value-type="string" table:number-columns-spanned="1" table:number-rows-spanned="2">
            <text:p>m</text:p>
          </table:table-cell>
          <table:table-cell table:style-name="ce687" table:formula="of:=IF([.W88]=&quot;-&quot;;&quot;&quot;;IF([.W88]=&quot;&quot;;&quot;&quot;;[.AJ159]))">
            <text:p/>
          </table:table-cell>
          <table:table-cell table:style-name="ce1009" table:formula="of:=IF(ISBLANK([.Y88]);&quot;&quot;;IF([.Y88]=&quot;+&quot;;&quot;k&quot;;IF([.Y88]=&quot;-&quot;;&quot;m&quot;;&quot;&quot;)))" table:number-columns-spanned="1" table:number-rows-spanned="2">
            <text:p/>
          </table:table-cell>
          <table:table-cell table:style-name="ce905" table:formula="of:=IF([.Y88]=&quot;-&quot;;&quot;&quot;;IF([.Y88]=&quot;&quot;;&quot;&quot;;[.AL159]))">
            <text:p/>
          </table:table-cell>
          <table:table-cell table:style-name="ce1023"/>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66" office:value-type="string" calcext:value-type="string">
            <text:p>Signe de<text:span text:style-name="T7"> f (x)</text:span></text:p>
          </table:table-cell>
          <table:table-cell table:style-name="ce628" table:formula="of:=IF(ISBLANK([$'Tableaux de signes et de variations'.B6]);0;IF(AND([.B88]=[$'Tableaux de signes et de variations'.B6];NOT(ISBLANK([$'Tableaux de signes et de variations'.B9])));1;-0.5))" office:value-type="float" office:value="0" calcext:value-type="float">
            <text:p>0</text:p>
          </table:table-cell>
          <table:table-cell table:style-name="ce680" table:formula="of:=IF(ISBLANK([$'Tableaux de signes et de variations'.C6]);0;IF(AND([.C88]=[$'Tableaux de signes et de variations'.C6];NOT(ISBLANK([$'Tableaux de signes et de variations'.C9])));1;-0.5))" office:value-type="float" office:value="0" calcext:value-type="float">
            <text:p>0</text:p>
          </table:table-cell>
          <table:table-cell table:style-name="ce680" table:formula="of:=IF(ISBLANK([$'Tableaux de signes et de variations'.D6]);0;IF(AND([.D88]=[$'Tableaux de signes et de variations'.D6];NOT(ISBLANK([$'Tableaux de signes et de variations'.D9])));1;-0.5))" office:value-type="float" office:value="0" calcext:value-type="float">
            <text:p>0</text:p>
          </table:table-cell>
          <table:table-cell table:style-name="ce680" table:formula="of:=IF(ISBLANK([$'Tableaux de signes et de variations'.E6]);0;IF(AND([.E88]=[$'Tableaux de signes et de variations'.E6];NOT(ISBLANK([$'Tableaux de signes et de variations'.E9])));1;-0.5))" office:value-type="float" office:value="0" calcext:value-type="float">
            <text:p>0</text:p>
          </table:table-cell>
          <table:table-cell table:style-name="ce680" table:formula="of:=IF(ISBLANK([$'Tableaux de signes et de variations'.F6]);0;IF(AND([.F88]=[$'Tableaux de signes et de variations'.F6];NOT(ISBLANK([$'Tableaux de signes et de variations'.F9])));1;-0.5))" office:value-type="float" office:value="0" calcext:value-type="float">
            <text:p>0</text:p>
          </table:table-cell>
          <table:table-cell table:style-name="ce680" table:formula="of:=IF(ISBLANK([$'Tableaux de signes et de variations'.G6]);0;IF(AND([.G88]=[$'Tableaux de signes et de variations'.G6];NOT(ISBLANK([$'Tableaux de signes et de variations'.G9])));1;-0.5))" office:value-type="float" office:value="0" calcext:value-type="float">
            <text:p>0</text:p>
          </table:table-cell>
          <table:table-cell table:style-name="ce680" table:formula="of:=IF(ISBLANK([$'Tableaux de signes et de variations'.H6]);0;IF(AND([.H88]=[$'Tableaux de signes et de variations'.H6];NOT(ISBLANK([$'Tableaux de signes et de variations'.H9])));1;-0.5))" office:value-type="float" office:value="0" calcext:value-type="float">
            <text:p>0</text:p>
          </table:table-cell>
          <table:table-cell table:style-name="ce680" table:formula="of:=IF(ISBLANK([$'Tableaux de signes et de variations'.I6]);0;IF(AND([.I88]=[$'Tableaux de signes et de variations'.I6];NOT(ISBLANK([$'Tableaux de signes et de variations'.I9])));1;-0.5))" office:value-type="float" office:value="0" calcext:value-type="float">
            <text:p>0</text:p>
          </table:table-cell>
          <table:table-cell table:style-name="ce680" table:formula="of:=IF(ISBLANK([$'Tableaux de signes et de variations'.J6]);0;IF(AND([.J88]=[$'Tableaux de signes et de variations'.J6];NOT(ISBLANK([$'Tableaux de signes et de variations'.J9])));1;-0.5))" office:value-type="float" office:value="0" calcext:value-type="float">
            <text:p>0</text:p>
          </table:table-cell>
          <table:table-cell table:style-name="ce680" table:formula="of:=IF(ISBLANK([$'Tableaux de signes et de variations'.K6]);0;IF(AND([.K88]=[$'Tableaux de signes et de variations'.K6];NOT(ISBLANK([$'Tableaux de signes et de variations'.K9])));1;-0.5))" office:value-type="float" office:value="0" calcext:value-type="float">
            <text:p>0</text:p>
          </table:table-cell>
          <table:table-cell table:style-name="ce781" table:formula="of:=IF(ISBLANK([$'Tableaux de signes et de variations'.L6]);0;IF(AND([.L88]=[$'Tableaux de signes et de variations'.L6];NOT(ISBLANK([$'Tableaux de signes et de variations'.L9])));1;-0.5))" office:value-type="float" office:value="0" calcext:value-type="float">
            <text:p>0</text:p>
          </table:table-cell>
          <table:table-cell table:style-name="ce785"/>
          <table:covered-table-cell table:style-name="ce629"/>
          <table:covered-table-cell table:style-name="ce812"/>
          <table:table-cell table:style-name="ce595" table:formula="of:=IF([.Q88]=&quot;-&quot;;&quot;&quot;;[.AB159])" office:value-type="float" office:value="-6" calcext:value-type="float">
            <text:p>-6</text:p>
          </table:table-cell>
          <table:covered-table-cell table:style-name="ce1038"/>
          <table:table-cell table:style-name="ce651" table:formula="of:=IF([.Q88]=&quot;-&quot;;IF([.Q88]=&quot;&quot;;&quot;&quot;;[.AD159]);&quot;&quot;)">
            <text:p/>
          </table:table-cell>
          <table:covered-table-cell table:style-name="ce1038"/>
          <table:table-cell table:style-name="ce651" table:formula="of:=IF([.S88]=&quot;-&quot;;IF([.S88]=&quot;&quot;;&quot;&quot;;[.AF159]);&quot;&quot;)" office:value-type="float" office:value="-6" calcext:value-type="float">
            <text:p>-6</text:p>
          </table:table-cell>
          <table:covered-table-cell table:style-name="ce1038"/>
          <table:table-cell table:style-name="ce651" table:formula="of:=IF([.U88]=&quot;-&quot;;IF([.U88]=&quot;&quot;;&quot;&quot;;[.AH159]);&quot;&quot;)">
            <text:p/>
          </table:table-cell>
          <table:covered-table-cell table:style-name="ce1038"/>
          <table:table-cell table:style-name="ce651" table:formula="of:=IF([.W88]=&quot;-&quot;;IF([.W88]=&quot;&quot;;&quot;&quot;;[.AJ159]);&quot;&quot;)" office:value-type="float" office:value="-9" calcext:value-type="float">
            <text:p>-9</text:p>
          </table:table-cell>
          <table:covered-table-cell table:style-name="ce1038"/>
          <table:table-cell table:style-name="ce906" table:formula="of:=IF([.Y88]=&quot;-&quot;;IF([.Y88]=&quot;&quot;;&quot;&quot;;[.AL159]);&quot;&quot;)">
            <text:p/>
          </table:table-cell>
          <table:table-cell table:style-name="ce1023"/>
          <table:table-cell table:style-name="ce1107"/>
          <table:table-cell table:style-name="ce685" table:number-columns-repeated="5"/>
          <table:table-cell table:style-name="ce785"/>
          <table:table-cell table:style-name="ce685"/>
          <table:table-cell table:style-name="ce902" table:number-columns-repeated="4"/>
          <table:table-cell table:number-columns-repeated="18"/>
          <table:table-cell table:style-name="ce902" table:number-columns-repeated="10"/>
          <table:table-cell/>
          <table:table-cell table:style-name="ce902" table:number-columns-repeated="2"/>
          <table:table-cell table:number-columns-repeated="23"/>
        </table:table-row>
        <table:table-row table:style-name="ro5">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25" office:value-type="string" calcext:value-type="string" table:number-columns-spanned="2" table:number-rows-spanned="1">
            <text:p>x</text:p>
          </table:table-cell>
          <table:covered-table-cell table:style-name="ce813"/>
          <table:table-cell table:style-name="ce818" table:formula="of:=IF(ISBLANK([$'Tableaux de signes et de variations'.B14]);0;IF(AND([.P87]=[$'Tableaux de signes et de variations'.B14];NOT(ISBLANK([$'Tableaux de signes et de variations'.B19])));1;-0.5))" office:value-type="float" office:value="0" calcext:value-type="float">
            <text:p>0</text:p>
          </table:table-cell>
          <table:table-cell table:style-name="ce854" table:formula="of:=IF(ISBLANK([$'Tableaux de signes et de variations'.C14]);0;IF(AND([.Q87]=[$'Tableaux de signes et de variations'.C14];NOT(ISBLANK([$'Tableaux de signes et de variations'.C19])));1;-0.5))" office:value-type="float" office:value="0" calcext:value-type="float">
            <text:p>0</text:p>
          </table:table-cell>
          <table:table-cell table:style-name="ce854" table:formula="of:=IF(ISBLANK([$'Tableaux de signes et de variations'.D14]);0;IF(AND([.R87]=[$'Tableaux de signes et de variations'.D14];NOT(ISBLANK([$'Tableaux de signes et de variations'.D19])));1;-0.5))" office:value-type="float" office:value="0" calcext:value-type="float">
            <text:p>0</text:p>
          </table:table-cell>
          <table:table-cell table:style-name="ce854" table:formula="of:=IF(ISBLANK([$'Tableaux de signes et de variations'.E14]);0;IF(AND([.S87]=[$'Tableaux de signes et de variations'.E14];NOT(ISBLANK([$'Tableaux de signes et de variations'.E19])));1;-0.5))" office:value-type="float" office:value="0" calcext:value-type="float">
            <text:p>0</text:p>
          </table:table-cell>
          <table:table-cell table:style-name="ce854" table:formula="of:=IF(ISBLANK([$'Tableaux de signes et de variations'.F14]);0;IF(AND([.T87]=[$'Tableaux de signes et de variations'.F14];NOT(ISBLANK([$'Tableaux de signes et de variations'.F19])));1;-0.5))" office:value-type="float" office:value="0" calcext:value-type="float">
            <text:p>0</text:p>
          </table:table-cell>
          <table:table-cell table:style-name="ce854" table:formula="of:=IF(ISBLANK([$'Tableaux de signes et de variations'.G14]);0;IF(AND([.U87]=[$'Tableaux de signes et de variations'.G14];NOT(ISBLANK([$'Tableaux de signes et de variations'.G19])));1;-0.5))" office:value-type="float" office:value="0" calcext:value-type="float">
            <text:p>0</text:p>
          </table:table-cell>
          <table:table-cell table:style-name="ce854" table:formula="of:=IF(ISBLANK([$'Tableaux de signes et de variations'.H14]);0;IF(AND([.V87]=[$'Tableaux de signes et de variations'.H14];NOT(ISBLANK([$'Tableaux de signes et de variations'.H19])));1;-0.5))" office:value-type="float" office:value="0" calcext:value-type="float">
            <text:p>0</text:p>
          </table:table-cell>
          <table:table-cell table:style-name="ce854" table:formula="of:=IF(ISBLANK([$'Tableaux de signes et de variations'.I14]);0;IF(AND([.W87]=[$'Tableaux de signes et de variations'.I14];NOT(ISBLANK([$'Tableaux de signes et de variations'.I19])));1;-0.5))" office:value-type="float" office:value="0" calcext:value-type="float">
            <text:p>0</text:p>
          </table:table-cell>
          <table:table-cell table:style-name="ce854" table:formula="of:=IF(ISBLANK([$'Tableaux de signes et de variations'.J14]);0;IF(AND([.X87]=[$'Tableaux de signes et de variations'.J14];NOT(ISBLANK([$'Tableaux de signes et de variations'.J19])));1;-0.5))" office:value-type="float" office:value="0" calcext:value-type="float">
            <text:p>0</text:p>
          </table:table-cell>
          <table:table-cell table:style-name="ce854" table:formula="of:=IF(ISBLANK([$'Tableaux de signes et de variations'.K14]);0;IF(AND([.Y87]=[$'Tableaux de signes et de variations'.K14];NOT(ISBLANK([$'Tableaux de signes et de variations'.K19])));1;-0.5))" office:value-type="float" office:value="0" calcext:value-type="float">
            <text:p>0</text:p>
          </table:table-cell>
          <table:table-cell table:style-name="ce908" table:formula="of:=IF(ISBLANK([$'Tableaux de signes et de variations'.L14]);0;IF(AND([.Z87]=[$'Tableaux de signes et de variations'.L14];NOT(ISBLANK([$'Tableaux de signes et de variations'.L19])));1;-0.5))" office:value-type="float" office:value="0" calcext:value-type="float">
            <text:p>0</text:p>
          </table:table-cell>
          <table:table-cell table:style-name="ce920" table:number-columns-spanned="1" table:number-rows-spanned="2"/>
          <table:table-cell table:style-name="ce1107"/>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5">
          <table:table-cell table:style-name="ce907"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92:.F92])"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6" office:value-type="string" calcext:value-type="string" table:number-columns-spanned="2" table:number-rows-spanned="1">
            <text:p>Signe de f '(x)</text:p>
          </table:table-cell>
          <table:covered-table-cell table:style-name="ce1126"/>
          <table:table-cell table:style-name="ce818" table:formula="of:=IF(ISBLANK([$'Tableaux de signes et de variations'.B15]);0;IF(AND([.P88]=[$'Tableaux de signes et de variations'.SB16];NOT(ISBLANK([$'Tableaux de signes et de variations'.B20])));1;-0.5))" office:value-type="float" office:value="0" calcext:value-type="float">
            <text:p>0</text:p>
          </table:table-cell>
          <table:table-cell table:style-name="ce854" table:formula="of:=IF(ISBLANK([$'Tableaux de signes et de variations'.C15]);0;IF(AND([.Q88]=[$'Tableaux de signes et de variations'.C15];NOT(ISBLANK([$'Tableaux de signes et de variations'.C20])));1;-0.5))" office:value-type="float" office:value="0" calcext:value-type="float">
            <text:p>0</text:p>
          </table:table-cell>
          <table:table-cell table:style-name="ce854" table:formula="of:=IF(ISBLANK([$'Tableaux de signes et de variations'.D15]);0;IF(AND([.R88]=[$'Tableaux de signes et de variations'.D15];NOT(ISBLANK([$'Tableaux de signes et de variations'.D20])));1;-0.5))" office:value-type="float" office:value="0" calcext:value-type="float">
            <text:p>0</text:p>
          </table:table-cell>
          <table:table-cell table:style-name="ce854" table:formula="of:=IF(ISBLANK([$'Tableaux de signes et de variations'.E15]);0;IF(AND([.S88]=[$'Tableaux de signes et de variations'.E15];NOT(ISBLANK([$'Tableaux de signes et de variations'.E20])));1;-0.5))" office:value-type="float" office:value="0" calcext:value-type="float">
            <text:p>0</text:p>
          </table:table-cell>
          <table:table-cell table:style-name="ce854" table:formula="of:=IF(ISBLANK([$'Tableaux de signes et de variations'.F15]);0;IF(AND([.T88]=[$'Tableaux de signes et de variations'.F15];NOT(ISBLANK([$'Tableaux de signes et de variations'.F20])));1;-0.5))" office:value-type="float" office:value="0" calcext:value-type="float">
            <text:p>0</text:p>
          </table:table-cell>
          <table:table-cell table:style-name="ce854" table:formula="of:=IF(ISBLANK([$'Tableaux de signes et de variations'.G15]);0;IF(AND([.U88]=[$'Tableaux de signes et de variations'.G15];NOT(ISBLANK([$'Tableaux de signes et de variations'.G20])));1;-0.5))" office:value-type="float" office:value="0" calcext:value-type="float">
            <text:p>0</text:p>
          </table:table-cell>
          <table:table-cell table:style-name="ce854" table:formula="of:=IF(ISBLANK([$'Tableaux de signes et de variations'.H15]);0;IF(AND([.V88]=[$'Tableaux de signes et de variations'.H15];NOT(ISBLANK([$'Tableaux de signes et de variations'.H20])));1;-0.5))" office:value-type="float" office:value="0" calcext:value-type="float">
            <text:p>0</text:p>
          </table:table-cell>
          <table:table-cell table:style-name="ce854" table:formula="of:=IF(ISBLANK([$'Tableaux de signes et de variations'.I15]);0;IF(AND([.W88]=[$'Tableaux de signes et de variations'.I15];NOT(ISBLANK([$'Tableaux de signes et de variations'.I20])));1;-0.5))" office:value-type="float" office:value="0" calcext:value-type="float">
            <text:p>0</text:p>
          </table:table-cell>
          <table:table-cell table:style-name="ce854" table:formula="of:=IF(ISBLANK([$'Tableaux de signes et de variations'.J15]);0;IF(AND([.X88]=[$'Tableaux de signes et de variations'.J15];NOT(ISBLANK([$'Tableaux de signes et de variations'.J20])));1;-0.5))" office:value-type="float" office:value="0" calcext:value-type="float">
            <text:p>0</text:p>
          </table:table-cell>
          <table:table-cell table:style-name="ce854" table:formula="of:=IF(ISBLANK([$'Tableaux de signes et de variations'.K15]);0;IF(AND([.Y88]=[$'Tableaux de signes et de variations'.K15];NOT(ISBLANK([$'Tableaux de signes et de variations'.K20])));1;-0.5))" office:value-type="float" office:value="0" calcext:value-type="float">
            <text:p>0</text:p>
          </table:table-cell>
          <table:table-cell table:style-name="ce90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93:.F93])"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25"/>
          <table:table-cell table:style-name="ce826" table:formula="of:=IF(ISBLANK([$'Tableaux de signes et de variations'.B16]);0;IF(AND(ISBLANK([$'Tableaux de signes et de variations'.B17]);[$'Tableaux de signes et de variations'.B16]=[.P89]);1;-0.5))" office:value-type="float" office:value="0" calcext:value-type="float">
            <text:p>0</text:p>
          </table:table-cell>
          <table:table-cell table:style-name="ce855"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865" table:formula="of:=IF(ISBLANK([$'Tableaux de signes et de variations'.D16]);0;IF(AND(ISBLANK([$'Tableaux de signes et de variations'.D17]);[$'Tableaux de signes et de variations'.D16]=[.R89]);1;-0.5))" office:value-type="float" office:value="0" calcext:value-type="float">
            <text:p>0</text:p>
          </table:table-cell>
          <table:table-cell table:style-name="ce855"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865" table:formula="of:=IF(ISBLANK([$'Tableaux de signes et de variations'.F16]);0;IF(AND(ISBLANK([$'Tableaux de signes et de variations'.F17]);[$'Tableaux de signes et de variations'.F16]=[.T89]);1;-0.5))" office:value-type="float" office:value="0" calcext:value-type="float">
            <text:p>0</text:p>
          </table:table-cell>
          <table:table-cell table:style-name="ce855"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865" table:formula="of:=IF(ISBLANK([$'Tableaux de signes et de variations'.H16]);0;IF(AND(ISBLANK([$'Tableaux de signes et de variations'.H17]);[$'Tableaux de signes et de variations'.H16]=[.V89]);1;-0.5))" office:value-type="float" office:value="0" calcext:value-type="float">
            <text:p>0</text:p>
          </table:table-cell>
          <table:table-cell table:style-name="ce855"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865" table:formula="of:=IF(ISBLANK([$'Tableaux de signes et de variations'.J16]);0;IF(AND(ISBLANK([$'Tableaux de signes et de variations'.J17]);[$'Tableaux de signes et de variations'.J16]=[.X89]);1;-0.5))" office:value-type="float" office:value="0" calcext:value-type="float">
            <text:p>0</text:p>
          </table:table-cell>
          <table:table-cell table:style-name="ce855"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910" table:formula="of:=IF(ISBLANK([$'Tableaux de signes et de variations'.L16]);0;IF(AND(ISBLANK([$'Tableaux de signes et de variations'.L17]);[$'Tableaux de signes et de variations'.L16]=[.Z89]);1;-0.5))" office:value-type="float" office:value="0" calcext:value-type="float">
            <text:p>0</text:p>
          </table:table-cell>
          <table:table-cell table:style-name="ce902" table:number-columns-repeated="10"/>
          <table:table-cell table:number-columns-repeated="20"/>
          <table:table-cell table:style-name="ce902" table:number-columns-repeated="13"/>
          <table:table-cell table:style-name="ce1029"/>
          <table:table-cell table:number-columns-repeated="23"/>
        </table:table-row>
        <table:table-row table:style-name="ro5">
          <table:table-cell table:style-name="ce907"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94:.F94])"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8"/>
          <table:table-cell table:style-name="ce827" table:formula="of:=IF(ISBLANK([$'Tableaux de signes et de variations'.B17]);0;IF(AND(ISBLANK([$'Tableaux de signes et de variations'.B16]);[$'Tableaux de signes et de variations'.B17]=[.P90]);1;-0.5))" office:value-type="float" office:value="0" calcext:value-type="float">
            <text:p>0</text:p>
          </table:table-cell>
          <table:covered-table-cell table:style-name="ce856"/>
          <table:table-cell table:style-name="ce86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856"/>
          <table:table-cell table:style-name="ce86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856"/>
          <table:table-cell table:style-name="ce86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856"/>
          <table:table-cell table:style-name="ce86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856"/>
          <table:table-cell table:style-name="ce912" table:formula="of:=IF(ISBLANK([$'Tableaux de signes et de variations'.L17]);0;IF(AND(ISBLANK([$'Tableaux de signes et de variations'.L16]);[$'Tableaux de signes et de variations'.L17]=[.Z90]);1;-0.5))" office:value-type="float" office:value="0" calcext:value-type="float">
            <text:p>0</text:p>
          </table:table-cell>
          <table:table-cell table:style-name="ce581" table:number-columns-repeated="5"/>
          <table:table-cell table:number-columns-repeated="38"/>
          <table:table-cell table:style-name="ce682"/>
          <table:table-cell table:number-columns-repeated="23"/>
        </table:table-row>
        <table:table-row table:style-name="ro5">
          <table:table-cell table:style-name="ce926"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95:.F95]);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5">
          <table:table-cell table:style-name="ce926"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96:.F96])"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5">
          <table:table-cell table:style-name="ce581" table:number-columns-repeated="6"/>
          <table:table-cell table:style-name="ce748" table:formula="of:=IF(SUM([.G92:.G96])&lt;0;0;SUM([.G92:.G96]))" office:value-type="float" office:value="23" calcext:value-type="float">
            <text:p>23</text:p>
          </table:table-cell>
          <table:table-cell table:style-name="ce748" table:formula="of:=IF(SUM([.H92:.H96])&lt;0;0;SUM([.H92:.H96]))" office:value-type="float" office:value="0" calcext:value-type="float">
            <text:p>0</text:p>
          </table:table-cell>
          <table:table-cell table:style-name="ce581" table:number-columns-repeated="23"/>
          <table:table-cell table:number-columns-repeated="38"/>
          <table:table-cell table:style-name="ce682"/>
          <table:table-cell table:number-columns-repeated="23"/>
        </table:table-row>
        <table:table-row table:style-name="ro5">
          <table:table-cell table:style-name="ce583"/>
          <table:table-cell table:style-name="ce631" table:number-columns-repeated="2"/>
          <table:table-cell table:style-name="ce902" table:number-columns-repeated="34"/>
          <table:table-cell/>
          <table:table-cell table:style-name="ce902" table:number-columns-repeated="17"/>
          <table:table-cell table:style-name="ce986"/>
          <table:table-cell table:style-name="ce902" table:number-columns-repeated="3"/>
          <table:table-cell table:style-name="ce945" table:number-columns-repeated="11"/>
          <table:table-cell table:number-columns-repeated="23"/>
        </table:table-row>
        <table:table-row table:style-name="ro5">
          <table:table-cell table:style-name="ce902" table:number-columns-repeated="3"/>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923" office:value-type="string" calcext:value-type="string">
            <text:p>O</text:p>
          </table:table-cell>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880" office:value-type="string" calcext:value-type="string">
            <text:p>choix</text:p>
          </table:table-cell>
          <table:table-cell table:style-name="ce923" office:value-type="string" calcext:value-type="string">
            <text:p>V</text:p>
          </table:table-cell>
          <table:table-cell table:style-name="ce889" office:value-type="string" calcext:value-type="string" table:number-columns-spanned="5" table:number-rows-spanned="1">
            <text:p>Coefficients</text:p>
          </table:table-cell>
          <table:covered-table-cell table:number-columns-repeated="3" table:style-name="ce893"/>
          <table:covered-table-cell table:style-name="ce1029"/>
          <table:table-cell table:style-name="ce1029" table:number-columns-repeated="28"/>
          <table:table-cell table:style-name="ce987"/>
          <table:table-cell table:style-name="ce1029" table:number-columns-repeated="2"/>
          <table:table-cell table:style-name="ce872"/>
          <table:table-cell table:style-name="ce977" table:number-columns-repeated="11"/>
          <table:table-cell table:number-columns-repeated="22"/>
          <table:table-cell table:style-name="ce955"/>
        </table:table-row>
        <table:table-row table:style-name="ro5">
          <table:table-cell table:style-name="ce902"/>
          <table:table-cell table:style-name="ce632"/>
          <table:table-cell table:style-name="ce534" office:value-type="string" calcext:value-type="string">
            <text:p>x</text:p>
          </table:table-cell>
          <table:table-cell table:style-name="ce694" office:value-type="float" office:value="-8" calcext:value-type="float">
            <text:p>-8</text:p>
          </table:table-cell>
          <table:table-cell table:style-name="ce694" office:value-type="float" office:value="-7" calcext:value-type="float">
            <text:p>-7</text:p>
          </table:table-cell>
          <table:table-cell table:style-name="ce694" office:value-type="float" office:value="-6" calcext:value-type="float">
            <text:p>-6</text:p>
          </table:table-cell>
          <table:table-cell table:style-name="ce694" office:value-type="float" office:value="-5" calcext:value-type="float">
            <text:p>-5</text:p>
          </table:table-cell>
          <table:table-cell table:style-name="ce694" office:value-type="float" office:value="-4" calcext:value-type="float">
            <text:p>-4</text:p>
          </table:table-cell>
          <table:table-cell table:style-name="ce694" office:value-type="float" office:value="-3" calcext:value-type="float">
            <text:p>-3</text:p>
          </table:table-cell>
          <table:table-cell table:style-name="ce694" office:value-type="float" office:value="-2" calcext:value-type="float">
            <text:p>-2</text:p>
          </table:table-cell>
          <table:table-cell table:style-name="ce694" office:value-type="float" office:value="-1" calcext:value-type="float">
            <text:p>-1</text:p>
          </table:table-cell>
          <table:table-cell table:style-name="ce694" office:value-type="float" office:value="0" calcext:value-type="float">
            <text:p>0</text:p>
          </table:table-cell>
          <table:table-cell table:style-name="ce694" office:value-type="float" office:value="1" calcext:value-type="float">
            <text:p>1</text:p>
          </table:table-cell>
          <table:table-cell table:style-name="ce694" office:value-type="float" office:value="2" calcext:value-type="float">
            <text:p>2</text:p>
          </table:table-cell>
          <table:table-cell table:style-name="ce694" office:value-type="float" office:value="3" calcext:value-type="float">
            <text:p>3</text:p>
          </table:table-cell>
          <table:table-cell table:style-name="ce694" office:value-type="float" office:value="4" calcext:value-type="float">
            <text:p>4</text:p>
          </table:table-cell>
          <table:table-cell table:style-name="ce694" office:value-type="float" office:value="5" calcext:value-type="float">
            <text:p>5</text:p>
          </table:table-cell>
          <table:table-cell table:style-name="ce694" office:value-type="float" office:value="6" calcext:value-type="float">
            <text:p>6</text:p>
          </table:table-cell>
          <table:table-cell table:style-name="ce694" office:value-type="float" office:value="7" calcext:value-type="float">
            <text:p>7</text:p>
          </table:table-cell>
          <table:table-cell table:style-name="ce694" office:value-type="float" office:value="8" calcext:value-type="float">
            <text:p>8</text:p>
          </table:table-cell>
          <table:table-cell table:style-name="ce534"/>
          <table:table-cell table:style-name="ce534" office:value-type="string" calcext:value-type="string">
            <text:p>x</text:p>
          </table:table-cell>
          <table:table-cell table:number-columns-repeated="2" table:style-name="ce890" office:value-type="float" office:value="6" calcext:value-type="float">
            <text:p>6</text:p>
          </table:table-cell>
          <table:table-cell table:style-name="ce890" office:value-type="float" office:value="9" calcext:value-type="float">
            <text:p>9</text:p>
          </table:table-cell>
          <table:table-cell table:number-columns-repeated="2" table:style-name="ce890" office:value-type="float" office:value="7" calcext:value-type="float">
            <text:p>7</text:p>
          </table:table-cell>
          <table:table-cell table:style-name="ce921" table:number-columns-repeated="11"/>
          <table:table-cell table:style-name="ce552"/>
          <table:table-cell table:style-name="ce1197" table:number-columns-repeated="7"/>
          <table:table-cell table:style-name="ce552"/>
          <table:table-cell table:style-name="ce932" table:number-columns-spanned="11" table:number-rows-spanned="1"/>
          <table:covered-table-cell table:number-columns-repeated="7" table:style-name="ce1197"/>
          <table:covered-table-cell table:style-name="ce1233"/>
          <table:covered-table-cell table:number-columns-repeated="2" table:style-name="ce1197"/>
          <table:table-cell table:style-name="ce935"/>
          <table:table-cell table:style-name="ce1134" table:number-columns-spanned="11" table:number-rows-spanned="1"/>
          <table:covered-table-cell table:number-columns-repeated="10" table:style-name="ce1135"/>
          <table:table-cell table:number-columns-repeated="23"/>
        </table:table-row>
        <table:table-row table:style-name="ro5">
          <table:table-cell table:style-name="ce584" office:value-type="string" calcext:value-type="string">
            <text:p>N°</text:p>
          </table:table-cell>
          <table:table-cell table:style-name="ce584" office:value-type="string" calcext:value-type="string">
            <text:p>Rang aléa</text:p>
          </table:table-cell>
          <table:table-cell table:style-name="ce534" office:value-type="string" calcext:value-type="string">
            <text:p>y</text:p>
          </table:table-cell>
          <table:table-cell table:style-name="ce694" table:formula="of:=IF(ISBLANK(INDIRECT(CONCATENATE([.D99]&amp;(ROW([.$C$101])+[.$U$102]))));&quot;&quot;;INDIRECT(CONCATENATE([.D99]&amp;(ROW([.$C$101])+[.$U$102]))))" office:value-type="float" office:value="-6" calcext:value-type="float">
            <text:p>-6</text:p>
          </table:table-cell>
          <table:table-cell table:style-name="ce694" table:formula="of:=IF(ISBLANK(INDIRECT(CONCATENATE([.E99]&amp;(ROW([.$C$101])+[.$U$102]))));&quot;&quot;;INDIRECT(CONCATENATE([.E99]&amp;(ROW([.$C$101])+[.$U$102]))))" office:value-type="float" office:value="-5.54327719506772" calcext:value-type="float">
            <text:p>-5,54327719506772</text:p>
          </table:table-cell>
          <table:table-cell table:style-name="ce694" table:formula="of:=IF(ISBLANK(INDIRECT(CONCATENATE([.F99]&amp;(ROW([.$C$101])+[.$U$102]))));&quot;&quot;;INDIRECT(CONCATENATE([.F99]&amp;(ROW([.$C$101])+[.$U$102]))))" office:value-type="float" office:value="-4.24264068711929" calcext:value-type="float">
            <text:p>-4,24264068711929</text:p>
          </table:table-cell>
          <table:table-cell table:style-name="ce694" table:formula="of:=IF(ISBLANK(INDIRECT(CONCATENATE([.G99]&amp;(ROW([.$C$101])+[.$U$102]))));&quot;&quot;;INDIRECT(CONCATENATE([.G99]&amp;(ROW([.$C$101])+[.$U$102]))))" office:value-type="float" office:value="-2.29610059419054" calcext:value-type="float">
            <text:p>-2,29610059419054</text:p>
          </table:table-cell>
          <table:table-cell table:style-name="ce694" table:formula="of:=IF(ISBLANK(INDIRECT(CONCATENATE([.H99]&amp;(ROW([.$C$101])+[.$U$102]))));&quot;&quot;;INDIRECT(CONCATENATE([.H99]&amp;(ROW([.$C$101])+[.$U$102]))))" office:value-type="float" office:value="0" calcext:value-type="float">
            <text:p>0</text:p>
          </table:table-cell>
          <table:table-cell table:style-name="ce694" table:formula="of:=IF(ISBLANK(INDIRECT(CONCATENATE([.I99]&amp;(ROW([.$C$101])+[.$U$102]))));&quot;&quot;;INDIRECT(CONCATENATE([.I99]&amp;(ROW([.$C$101])+[.$U$102]))))" office:value-type="float" office:value="-2.29610059419054" calcext:value-type="float">
            <text:p>-2,29610059419054</text:p>
          </table:table-cell>
          <table:table-cell table:style-name="ce694" table:formula="of:=IF(ISBLANK(INDIRECT(CONCATENATE([.J99]&amp;(ROW([.$C$101])+[.$U$102]))));&quot;&quot;;INDIRECT(CONCATENATE([.J99]&amp;(ROW([.$C$101])+[.$U$102]))))" office:value-type="float" office:value="-4.24264068711929" calcext:value-type="float">
            <text:p>-4,24264068711929</text:p>
          </table:table-cell>
          <table:table-cell table:style-name="ce694" table:formula="of:=IF(ISBLANK(INDIRECT(CONCATENATE([.K99]&amp;(ROW([.$C$101])+[.$U$102]))));&quot;&quot;;INDIRECT(CONCATENATE([.K99]&amp;(ROW([.$C$101])+[.$U$102]))))" office:value-type="float" office:value="-5.54327719506772" calcext:value-type="float">
            <text:p>-5,54327719506772</text:p>
          </table:table-cell>
          <table:table-cell table:style-name="ce694" table:formula="of:=IF(ISBLANK(INDIRECT(CONCATENATE([.L99]&amp;(ROW([.$C$101])+[.$U$102]))));&quot;&quot;;INDIRECT(CONCATENATE([.L99]&amp;(ROW([.$C$101])+[.$U$102]))))" office:value-type="float" office:value="-6" calcext:value-type="float">
            <text:p>-6</text:p>
          </table:table-cell>
          <table:table-cell table:style-name="ce694" table:formula="of:=IF(ISBLANK(INDIRECT(CONCATENATE([.M99]&amp;(ROW([.$C$101])+[.$U$102]))));&quot;&quot;;INDIRECT(CONCATENATE([.M99]&amp;(ROW([.$C$101])+[.$U$102]))))" office:value-type="float" office:value="-5.54327719506772" calcext:value-type="float">
            <text:p>-5,54327719506772</text:p>
          </table:table-cell>
          <table:table-cell table:style-name="ce694" table:formula="of:=IF(ISBLANK(INDIRECT(CONCATENATE([.N99]&amp;(ROW([.$C$101])+[.$U$102]))));&quot;&quot;;INDIRECT(CONCATENATE([.N99]&amp;(ROW([.$C$101])+[.$U$102]))))" office:value-type="float" office:value="-4.24264068711929" calcext:value-type="float">
            <text:p>-4,24264068711929</text:p>
          </table:table-cell>
          <table:table-cell table:style-name="ce694" table:formula="of:=IF(ISBLANK(INDIRECT(CONCATENATE([.O99]&amp;(ROW([.$C$101])+[.$U$102]))));&quot;&quot;;INDIRECT(CONCATENATE([.O99]&amp;(ROW([.$C$101])+[.$U$102]))))" office:value-type="float" office:value="-2.29610059419054" calcext:value-type="float">
            <text:p>-2,29610059419054</text:p>
          </table:table-cell>
          <table:table-cell table:style-name="ce694" table:formula="of:=IF(ISBLANK(INDIRECT(CONCATENATE([.P99]&amp;(ROW([.$C$101])+[.$U$102]))));&quot;&quot;;INDIRECT(CONCATENATE([.P99]&amp;(ROW([.$C$101])+[.$U$102]))))" office:value-type="float" office:value="0" calcext:value-type="float">
            <text:p>0</text:p>
          </table:table-cell>
          <table:table-cell table:style-name="ce694" table:formula="of:=IF(ISBLANK(INDIRECT(CONCATENATE([.Q99]&amp;(ROW([.$C$101])+[.$U$102]))));&quot;&quot;;INDIRECT(CONCATENATE([.Q99]&amp;(ROW([.$C$101])+[.$U$102]))))" office:value-type="float" office:value="-3.44415089128581" calcext:value-type="float">
            <text:p>-3,44415089128581</text:p>
          </table:table-cell>
          <table:table-cell table:style-name="ce694" table:formula="of:=IF(ISBLANK(INDIRECT(CONCATENATE([.R99]&amp;(ROW([.$C$101])+[.$U$102]))));&quot;&quot;;INDIRECT(CONCATENATE([.R99]&amp;(ROW([.$C$101])+[.$U$102]))))" office:value-type="float" office:value="-6.36396103067893" calcext:value-type="float">
            <text:p>-6,36396103067893</text:p>
          </table:table-cell>
          <table:table-cell table:style-name="ce694" table:formula="of:=IF(ISBLANK(INDIRECT(CONCATENATE([.S99]&amp;(ROW([.$C$101])+[.$U$102]))));&quot;&quot;;INDIRECT(CONCATENATE([.S99]&amp;(ROW([.$C$101])+[.$U$102]))))" office:value-type="float" office:value="-8.31491579260158" calcext:value-type="float">
            <text:p>-8,31491579260158</text:p>
          </table:table-cell>
          <table:table-cell table:style-name="ce694" table:formula="of:=IF(ISBLANK(INDIRECT(CONCATENATE([.T99]&amp;(ROW([.$C$101])+[.$U$102]))));&quot;&quot;;INDIRECT(CONCATENATE([.T99]&amp;(ROW([.$C$101])+[.$U$102]))))" office:value-type="float" office:value="-9" calcext:value-type="float">
            <text:p>-9</text:p>
          </table:table-cell>
          <table:table-cell table:style-name="ce881" office:value-type="string" calcext:value-type="string">
            <text:p>Valeurs</text:p>
          </table:table-cell>
          <table:table-cell table:style-name="ce534" office:value-type="string" calcext:value-type="string">
            <text:p>y</text:p>
          </table:table-cell>
          <table:table-cell table:style-name="ce902" table:number-columns-repeated="4"/>
          <table:table-cell table:style-name="ce921" table:number-columns-repeated="12"/>
          <table:table-cell table:style-name="ce927"/>
          <table:table-cell table:style-name="ce931" table:number-columns-repeated="7"/>
          <table:table-cell table:style-name="ce927"/>
          <table:table-cell table:style-name="ce931" table:number-columns-repeated="8"/>
          <table:table-cell table:style-name="ce1233"/>
          <table:table-cell table:style-name="ce931" table:number-columns-repeated="2"/>
          <table:table-cell table:style-name="ce936"/>
          <table:table-cell table:style-name="ce887" table:number-columns-repeated="11"/>
          <table:table-cell table:number-columns-repeated="23"/>
        </table:table-row>
        <table:table-row table:style-name="ro19">
          <table:table-cell table:style-name="ce585" office:value-type="float" office:value="1" calcext:value-type="float">
            <text:p>1</text:p>
          </table:table-cell>
          <table:table-cell table:style-name="ce535" office:value-type="float" office:value="0.0114142253016291" calcext:value-type="float">
            <text:p>0,011414225301629</text:p>
          </table:table-cell>
          <table:table-cell table:style-name="ce681" office:value-type="string" calcext:value-type="string">
            <text:p>y<text:span text:style-name="T44">1</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W$100]*SIN(RADIANS(45*[.I100])))&lt;10^-5;0;-[.$W$100]*SIN(RADIANS(45*[.I100])))" office:value-type="float" office:value="4.24264068711929" calcext:value-type="float">
            <text:p>4,24264068711929</text:p>
          </table:table-cell>
          <table:table-cell table:style-name="ce695" table:formula="of:=IF(ABS(-[.$W$100]*SIN(RADIANS(45*[.J100])))&lt;10^-5;0;-[.$W$100]*SIN(RADIANS(45*[.J100])))" office:value-type="float" office:value="6" calcext:value-type="float">
            <text:p>6</text:p>
          </table:table-cell>
          <table:table-cell table:style-name="ce695" table:formula="of:=IF(ABS(-[.$W$100]*SIN(RADIANS(45*[.K100])))&lt;10^-5;0;-[.$W$100]*SIN(RADIANS(45*[.K100])))" office:value-type="float" office:value="4.24264068711929" calcext:value-type="float">
            <text:p>4,24264068711929</text:p>
          </table:table-cell>
          <table:table-cell table:style-name="ce695" table:formula="of:=IF(ABS(-[.$W$100]*SIN(RADIANS(45*[.L100])))&lt;10^-5;0;-[.$W$100]*SIN(RADIANS(45*[.L100])))" office:value-type="float" office:value="0" calcext:value-type="float">
            <text:p>0</text:p>
          </table:table-cell>
          <table:table-cell table:style-name="ce695" table:formula="of:=IF(ABS(-[.$X$100]*SIN(RADIANS(45*[.M100])))&lt;10^-5;0;-[.$X$100]*SIN(RADIANS(45*[.M100])))" office:value-type="float" office:value="-4.24264068711929" calcext:value-type="float">
            <text:p>-4,24264068711929</text:p>
          </table:table-cell>
          <table:table-cell table:style-name="ce695" table:formula="of:=IF(ABS(-[.$X$100]*SIN(RADIANS(45*[.N100])))&lt;10^-5;0;-[.$X$100]*SIN(RADIANS(45*[.N100])))" office:value-type="float" office:value="-6" calcext:value-type="float">
            <text:p>-6</text:p>
          </table:table-cell>
          <table:table-cell table:style-name="ce695" table:formula="of:=IF(ABS(-[.$X$100]*SIN(RADIANS(45*[.O100])))&lt;10^-5;0;-[.$X$100]*SIN(RADIANS(45*[.O100])))" office:value-type="float" office:value="-4.24264068711929" calcext:value-type="float">
            <text:p>-4,24264068711929</text:p>
          </table:table-cell>
          <table:table-cell table:style-name="ce695" table:formula="of:=IF(ABS(-[.$X$100]*SIN(RADIANS(45*[.P100])))&lt;10^-5;0;-[.$X$100]*SIN(RADIANS(45*[.P100])))" office:value-type="float" office:value="0" calcext:value-type="float">
            <text:p>0</text:p>
          </table:table-cell>
          <table:table-cell table:style-name="ce695" table:formula="of:=IF(ABS(-[.$X$100]*SIN(RADIANS(45*[.Q100])))&lt;10^-5;0;-[.$X$100]*SIN(RADIANS(45*[.Q100])))" office:value-type="float" office:value="4.24264068711929" calcext:value-type="float">
            <text:p>4,24264068711929</text:p>
          </table:table-cell>
          <table:table-cell table:style-name="ce695" table:formula="of:=IF(ABS(-[.$X$100]*SIN(RADIANS(45*[.R100])))&lt;10^-5;0;-[.$X$100]*SIN(RADIANS(45*[.R100])))" office:value-type="float" office:value="6" calcext:value-type="float">
            <text:p>6</text:p>
          </table:table-cell>
          <table:table-cell table:style-name="ce695" table:formula="of:=IF(ABS(-[.$X$100]*SIN(RADIANS(45*[.S100])))&lt;10^-5;0;-[.$X$100]*SIN(RADIANS(45*[.S100])))" office:value-type="float" office:value="4.24264068711929" calcext:value-type="float">
            <text:p>4,24264068711929</text:p>
          </table:table-cell>
          <table:table-cell table:style-name="ce695" table:formula="of:=IF(ABS(-[.$X$100]*SIN(RADIANS(45*[.T100])))&lt;10^-5;0;-[.$X$100]*SIN(RADIANS(45*[.T100])))" office:value-type="float" office:value="0" calcext:value-type="float">
            <text:p>0</text:p>
          </table:table-cell>
          <table:table-cell table:style-name="ce559" table:formula="of:=RANK([.B102];[.$B$102:.$B$113];0)" office:value-type="float" office:value="12" calcext:value-type="float">
            <text:p>12</text:p>
          </table:table-cell>
          <table:table-cell table:style-name="ce681" office:value-type="string" calcext:value-type="string">
            <text:p>y<text:span text:style-name="T44">1</text:span></text:p>
          </table:table-cell>
          <table:table-cell table:style-name="ce685" table:number-columns-repeated="24"/>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 calcext:value-type="float">
            <text:p>2</text:p>
          </table:table-cell>
          <table:table-cell table:style-name="ce634" office:value-type="float" office:value="0.479307757128204" calcext:value-type="float">
            <text:p>0,479307757128204</text:p>
          </table:table-cell>
          <table:table-cell table:style-name="ce681" office:value-type="string" calcext:value-type="string">
            <text:p>y<text:span text:style-name="T44">2</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3];[.$B$102:.$B$113];0)" office:value-type="float" office:value="5" calcext:value-type="float">
            <text:p>5</text:p>
          </table:table-cell>
          <table:table-cell table:style-name="ce681" office:value-type="string" calcext:value-type="string">
            <text:p>y<text:span text:style-name="T44">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3" calcext:value-type="float">
            <text:p>3</text:p>
          </table:table-cell>
          <table:table-cell table:style-name="ce535" office:value-type="float" office:value="0.205217320622212" calcext:value-type="float">
            <text:p>0,205217320622212</text:p>
          </table:table-cell>
          <table:table-cell table:style-name="ce681" office:value-type="string" calcext:value-type="string">
            <text:p>y<text:span text:style-name="T44">3</text:span></text:p>
          </table:table-cell>
          <table:table-cell table:style-name="ce695" table:formula="of:=IF(ABS(-[.$W$100]*COS(RADIANS(45*[.D100])))&lt;10^-5;0;-[.$W$100]*COS(RADIANS(45*[.D100])))" office:value-type="float" office:value="-6" calcext:value-type="float">
            <text:p>-6</text:p>
          </table:table-cell>
          <table:table-cell table:style-name="ce695" table:formula="of:=IF(ABS(-[.$W$100]*COS(RADIANS(45*[.E100])))&lt;10^-5;0;-[.$W$100]*COS(RADIANS(45*[.E100])))" office:value-type="float" office:value="-4.24264068711928" calcext:value-type="float">
            <text:p>-4,24264068711928</text:p>
          </table:table-cell>
          <table:table-cell table:style-name="ce695" table:formula="of:=IF(ABS(-[.$W$100]*COS(RADIANS(45*[.F100])))&lt;10^-5;0;-[.$W$100]*COS(RADIANS(45*[.F100])))" office:value-type="float" office:value="0" calcext:value-type="float">
            <text:p>0</text:p>
          </table:table-cell>
          <table:table-cell table:style-name="ce695" table:formula="of:=IF(ABS(-[.$W$100]*COS(RADIANS(45*[.G100])))&lt;10^-5;0;-[.$W$100]*COS(RADIANS(45*[.G100])))" office:value-type="float" office:value="4.24264068711929" calcext:value-type="float">
            <text:p>4,24264068711929</text:p>
          </table:table-cell>
          <table:table-cell table:style-name="ce695" table:formula="of:=IF(ABS(-[.$W$100]*COS(RADIANS(45*[.H100])))&lt;10^-5;0;-[.$W$100]*COS(RADIANS(45*[.H100])))" office:value-type="float" office:value="6" calcext:value-type="float">
            <text:p>6</text:p>
          </table:table-cell>
          <table:table-cell table:style-name="ce695" table:formula="of:=IF(ABS(-[.$W$100]*COS(RADIANS(45*[.I100])))&lt;10^-5;0;-[.$W$100]*COS(RADIANS(45*[.I100])))" office:value-type="float" office:value="4.24264068711929" calcext:value-type="float">
            <text:p>4,24264068711929</text:p>
          </table:table-cell>
          <table:table-cell table:style-name="ce695" table:formula="of:=IF(ABS(-[.$W$100]*COS(RADIANS(45*[.J100])))&lt;10^-5;0;-[.$W$100]*COS(RADIANS(45*[.J100])))" office:value-type="float" office:value="0" calcext:value-type="float">
            <text:p>0</text:p>
          </table:table-cell>
          <table:table-cell table:style-name="ce695" table:formula="of:=IF(ABS(-[.$X$100]*COS(RADIANS(45*[.K100])))&lt;10^-5;0;-[.$X$100]*COS(RADIANS(45*[.K100])))" office:value-type="float" office:value="-4.24264068711929" calcext:value-type="float">
            <text:p>-4,24264068711929</text:p>
          </table:table-cell>
          <table:table-cell table:style-name="ce695" table:formula="of:=IF(ABS(-[.$X$100]*COS(RADIANS(45*[.L100])))&lt;10^-5;0;-[.$X$100]*COS(RADIANS(45*[.L100])))" office:value-type="float" office:value="-6" calcext:value-type="float">
            <text:p>-6</text:p>
          </table:table-cell>
          <table:table-cell table:style-name="ce695" table:formula="of:=IF(ABS(-[.$X$100]*COS(RADIANS(45*[.M100])))&lt;10^-5;0;-[.$X$100]*COS(RADIANS(45*[.M100])))" office:value-type="float" office:value="-4.24264068711929" calcext:value-type="float">
            <text:p>-4,24264068711929</text:p>
          </table:table-cell>
          <table:table-cell table:style-name="ce695" table:formula="of:=IF(ABS(-[.$X$100]*COS(RADIANS(45*[.N100])))&lt;10^-5;0;-[.$X$100]*COS(RADIANS(45*[.N100])))" office:value-type="float" office:value="0" calcext:value-type="float">
            <text:p>0</text:p>
          </table:table-cell>
          <table:table-cell table:style-name="ce695" table:formula="of:=IF(ABS(-[.$Y$100]*COS(RADIANS(45*[.O100])))&lt;10^-5;0;-[.$Y$100]*COS(RADIANS(45*[.O100])))" office:value-type="float" office:value="6.36396103067893" calcext:value-type="float">
            <text:p>6,36396103067893</text:p>
          </table:table-cell>
          <table:table-cell table:style-name="ce695" table:formula="of:=IF(ABS(-[.$Y$100]*COS(RADIANS(45*[.P100])))&lt;10^-5;0;-[.$Y$100]*COS(RADIANS(45*[.P100])))" office:value-type="float" office:value="9" calcext:value-type="float">
            <text:p>9</text:p>
          </table:table-cell>
          <table:table-cell table:style-name="ce695" table:formula="of:=IF(ABS(-[.$Y$100]*COS(RADIANS(45*[.Q100])))&lt;10^-5;0;-[.$Y$100]*COS(RADIANS(45*[.Q100])))" office:value-type="float" office:value="6.36396103067893" calcext:value-type="float">
            <text:p>6,36396103067893</text:p>
          </table:table-cell>
          <table:table-cell table:style-name="ce695" table:formula="of:=IF(ABS(-[.$Y$100]*COS(RADIANS(45*[.R100])))&lt;10^-5;0;-[.$Y$100]*COS(RADIANS(45*[.R100])))" office:value-type="float" office:value="0" calcext:value-type="float">
            <text:p>0</text:p>
          </table:table-cell>
          <table:table-cell table:style-name="ce695" table:formula="of:=IF(ABS(-[.$Z$100]*COS(RADIANS(45*[.S100])))&lt;10^-5;0;-[.$Z$100]*COS(RADIANS(45*[.S100])))" office:value-type="float" office:value="-4.94974746830583" calcext:value-type="float">
            <text:p>-4,94974746830583</text:p>
          </table:table-cell>
          <table:table-cell table:style-name="ce695" table:formula="of:=IF(ABS(-[.$Z$100]*COS(RADIANS(45*[.T100])))&lt;10^-5;0;-[.$Z$100]*COS(RADIANS(45*[.T100])))" office:value-type="float" office:value="-7" calcext:value-type="float">
            <text:p>-7</text:p>
          </table:table-cell>
          <table:table-cell table:style-name="ce559" table:formula="of:=RANK([.B104];[.$B$102:.$B$113];0)" office:value-type="float" office:value="9" calcext:value-type="float">
            <text:p>9</text:p>
          </table:table-cell>
          <table:table-cell table:style-name="ce681" office:value-type="string" calcext:value-type="string">
            <text:p>y<text:span text:style-name="T44">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4" calcext:value-type="float">
            <text:p>4</text:p>
          </table:table-cell>
          <table:table-cell table:style-name="ce634" office:value-type="float" office:value="0.0935904435476661" calcext:value-type="float">
            <text:p>0,093590443547666</text:p>
          </table:table-cell>
          <table:table-cell table:style-name="ce681" office:value-type="string" calcext:value-type="string">
            <text:p>y<text:span text:style-name="T44">4</text:span></text:p>
          </table:table-cell>
          <table:table-cell table:style-name="ce696" table:formula="of:=IF(ABS([.$W$100]*COS(RADIANS(22.5*[.D100])))&lt;10^-5;0;[.$W$100]*COS(RADIANS(22.5*[.D100])))" office:value-type="float" office:value="-6" calcext:value-type="float">
            <text:p>-6</text:p>
          </table:table-cell>
          <table:table-cell table:style-name="ce696" table:formula="of:=IF(ABS([.$W$100]*COS(RADIANS(22.5*[.E100])))&lt;10^-5;0;[.$W$100]*COS(RADIANS(22.5*[.E100])))" office:value-type="float" office:value="-5.54327719506772" calcext:value-type="float">
            <text:p>-5,54327719506772</text:p>
          </table:table-cell>
          <table:table-cell table:style-name="ce696" table:formula="of:=IF(ABS([.$W$100]*COS(RADIANS(22.5*[.F100])))&lt;10^-5;0;[.$W$100]*COS(RADIANS(22.5*[.F100])))" office:value-type="float" office:value="-4.24264068711929" calcext:value-type="float">
            <text:p>-4,24264068711929</text:p>
          </table:table-cell>
          <table:table-cell table:style-name="ce696" table:formula="of:=IF(ABS([.$W$100]*COS(RADIANS(22.5*[.G100])))&lt;10^-5;0;[.$W$100]*COS(RADIANS(22.5*[.G100])))" office:value-type="float" office:value="-2.29610059419054" calcext:value-type="float">
            <text:p>-2,29610059419054</text:p>
          </table:table-cell>
          <table:table-cell table:style-name="ce696" table:formula="of:=IF(ABS([.$W$100]*COS(RADIANS(22.5*[.H100])))&lt;10^-5;0;[.$W$100]*COS(RADIANS(22.5*[.H100])))" office:value-type="float" office:value="0" calcext:value-type="float">
            <text:p>0</text:p>
          </table:table-cell>
          <table:table-cell table:style-name="ce696" table:formula="of:=IF(ABS([.$X$100]*COS(RADIANS(22.5*[.I100])))&lt;10^-5;0;[.$X$100]*COS(RADIANS(22.5*[.I100])))" office:value-type="float" office:value="2.29610059419054" calcext:value-type="float">
            <text:p>2,29610059419054</text:p>
          </table:table-cell>
          <table:table-cell table:style-name="ce696" table:formula="of:=IF(ABS([.$X$100]*COS(RADIANS(22.5*[.J100])))&lt;10^-5;0;[.$X$100]*COS(RADIANS(22.5*[.J100])))" office:value-type="float" office:value="4.24264068711929" calcext:value-type="float">
            <text:p>4,24264068711929</text:p>
          </table:table-cell>
          <table:table-cell table:style-name="ce696" table:formula="of:=IF(ABS([.$X$100]*COS(RADIANS(22.5*[.K100])))&lt;10^-5;0;[.$X$100]*COS(RADIANS(22.5*[.K100])))" office:value-type="float" office:value="5.54327719506772" calcext:value-type="float">
            <text:p>5,54327719506772</text:p>
          </table:table-cell>
          <table:table-cell table:style-name="ce696" table:formula="of:=IF(ABS([.$X$100]*COS(RADIANS(22.5*[.L100])))&lt;10^-5;0;[.$X$100]*COS(RADIANS(22.5*[.L100])))" office:value-type="float" office:value="6" calcext:value-type="float">
            <text:p>6</text:p>
          </table:table-cell>
          <table:table-cell table:style-name="ce696" table:formula="of:=IF(ABS([.$X$100]*COS(RADIANS(22.5*[.M100])))&lt;10^-5;0;[.$X$100]*COS(RADIANS(22.5*[.M100])))" office:value-type="float" office:value="5.54327719506772" calcext:value-type="float">
            <text:p>5,54327719506772</text:p>
          </table:table-cell>
          <table:table-cell table:style-name="ce696" table:formula="of:=IF(ABS([.$X$100]*COS(RADIANS(22.5*[.N100])))&lt;10^-5;0;[.$X$100]*COS(RADIANS(22.5*[.N100])))" office:value-type="float" office:value="4.24264068711929" calcext:value-type="float">
            <text:p>4,24264068711929</text:p>
          </table:table-cell>
          <table:table-cell table:style-name="ce696" table:formula="of:=IF(ABS([.$X$100]*COS(RADIANS(22.5*[.O100])))&lt;10^-5;0;[.$X$100]*COS(RADIANS(22.5*[.O100])))" office:value-type="float" office:value="2.29610059419054" calcext:value-type="float">
            <text:p>2,29610059419054</text:p>
          </table:table-cell>
          <table:table-cell table:style-name="ce696" table:formula="of:=IF(ABS([.$X$100]*COS(RADIANS(22.5*[.P100])))&lt;10^-5;0;[.$X$100]*COS(RADIANS(22.5*[.P100])))" office:value-type="float" office:value="0" calcext:value-type="float">
            <text:p>0</text:p>
          </table:table-cell>
          <table:table-cell table:style-name="ce696" table:formula="of:=IF(ABS([.$Y$100]*COS(RADIANS(22.5*[.Q100])))&lt;10^-5;0;[.$Y$100]*COS(RADIANS(22.5*[.Q100])))" office:value-type="float" office:value="-3.44415089128581" calcext:value-type="float">
            <text:p>-3,44415089128581</text:p>
          </table:table-cell>
          <table:table-cell table:style-name="ce696" table:formula="of:=IF(ABS([.$Y$100]*COS(RADIANS(22.5*[.R100])))&lt;10^-5;0;[.$Y$100]*COS(RADIANS(22.5*[.R100])))" office:value-type="float" office:value="-6.36396103067893" calcext:value-type="float">
            <text:p>-6,36396103067893</text:p>
          </table:table-cell>
          <table:table-cell table:style-name="ce696" table:formula="of:=IF(ABS([.$Y$100]*COS(RADIANS(22.5*[.S100])))&lt;10^-5;0;[.$Y$100]*COS(RADIANS(22.5*[.S100])))" office:value-type="float" office:value="-8.31491579260158" calcext:value-type="float">
            <text:p>-8,31491579260158</text:p>
          </table:table-cell>
          <table:table-cell table:style-name="ce696" table:formula="of:=IF(ABS([.$Y$100]*COS(RADIANS(22.5*[.T100])))&lt;10^-5;0;[.$Y$100]*COS(RADIANS(22.5*[.T100])))" office:value-type="float" office:value="-9" calcext:value-type="float">
            <text:p>-9</text:p>
          </table:table-cell>
          <table:table-cell table:style-name="ce559" table:formula="of:=RANK([.B105];[.$B$102:.$B$113];0)" office:value-type="float" office:value="10" calcext:value-type="float">
            <text:p>10</text:p>
          </table:table-cell>
          <table:table-cell table:style-name="ce681" office:value-type="string" calcext:value-type="string">
            <text:p>y<text:span text:style-name="T44">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5" calcext:value-type="float">
            <text:p>5</text:p>
          </table:table-cell>
          <table:table-cell table:style-name="ce535" office:value-type="float" office:value="0.405531661647467" calcext:value-type="float">
            <text:p>0,405531661647467</text:p>
          </table:table-cell>
          <table:table-cell table:style-name="ce681" office:value-type="string" calcext:value-type="string">
            <text:p>y<text:span text:style-name="T44">5</text:span></text:p>
          </table:table-cell>
          <table:table-cell table:style-name="ce697" table:formula="of:=IF(ABS([.$W$100]*SIN(RADIANS(45*[.D100])))&lt;10^-5;0;[.$W$100]*SIN(RADIANS(45*[.D100])))" office:value-type="float" office:value="0" calcext:value-type="float">
            <text:p>0</text:p>
          </table:table-cell>
          <table:table-cell table:style-name="ce697" table:formula="of:=IF(ABS([.$W$100]*SIN(RADIANS(45*[.E100])))&lt;10^-5;0;[.$W$100]*SIN(RADIANS(45*[.E100])))" office:value-type="float" office:value="4.24264068711929" calcext:value-type="float">
            <text:p>4,24264068711929</text:p>
          </table:table-cell>
          <table:table-cell table:style-name="ce697" table:formula="of:=IF(ABS([.$W$100]*SIN(RADIANS(45*[.F100])))&lt;10^-5;0;[.$W$100]*SIN(RADIANS(45*[.F100])))" office:value-type="float" office:value="6" calcext:value-type="float">
            <text:p>6</text:p>
          </table:table-cell>
          <table:table-cell table:style-name="ce697" table:formula="of:=IF(ABS([.$W$100]*SIN(RADIANS(45*[.G100])))&lt;10^-5;0;[.$W$100]*SIN(RADIANS(45*[.G100])))" office:value-type="float" office:value="4.24264068711929" calcext:value-type="float">
            <text:p>4,24264068711929</text:p>
          </table:table-cell>
          <table:table-cell table:style-name="ce697" table:formula="of:=IF(ABS([.$W$100]*SIN(RADIANS(45*[.H100])))&lt;10^-5;0;[.$W$100]*SIN(RADIANS(45*[.H100])))" office:value-type="float" office:value="0" calcext:value-type="float">
            <text:p>0</text:p>
          </table:table-cell>
          <table:table-cell table:style-name="ce697" table:formula="of:=IF(ABS([.$W$100]*SIN(RADIANS(45*[.I100])))&lt;10^-5;0;[.$W$100]*SIN(RADIANS(45*[.I100])))" office:value-type="float" office:value="-4.24264068711929" calcext:value-type="float">
            <text:p>-4,24264068711929</text:p>
          </table:table-cell>
          <table:table-cell table:style-name="ce697" table:formula="of:=IF(ABS([.$W$100]*SIN(RADIANS(45*[.J100])))&lt;10^-5;0;[.$W$100]*SIN(RADIANS(45*[.J100])))" office:value-type="float" office:value="-6" calcext:value-type="float">
            <text:p>-6</text:p>
          </table:table-cell>
          <table:table-cell table:style-name="ce697" table:formula="of:=IF(ABS([.$W$100]*SIN(RADIANS(45*[.K100])))&lt;10^-5;0;[.$W$100]*SIN(RADIANS(45*[.K100])))" office:value-type="float" office:value="-4.24264068711929" calcext:value-type="float">
            <text:p>-4,24264068711929</text:p>
          </table:table-cell>
          <table:table-cell table:style-name="ce697" table:formula="of:=IF(ABS([.$W$100]*SIN(RADIANS(45*[.L100])))&lt;10^-5;0;[.$W$100]*SIN(RADIANS(45*[.L100])))" office:value-type="float" office:value="0" calcext:value-type="float">
            <text:p>0</text:p>
          </table:table-cell>
          <table:table-cell table:style-name="ce697" table:formula="of:=IF(ABS([.$X$100]*SIN(RADIANS(45*[.M100])))&lt;10^-5;0;[.$X$100]*SIN(RADIANS(45*[.M100])))" office:value-type="float" office:value="4.24264068711929" calcext:value-type="float">
            <text:p>4,24264068711929</text:p>
          </table:table-cell>
          <table:table-cell table:style-name="ce697" table:formula="of:=IF(ABS([.$X$100]*SIN(RADIANS(45*[.N100])))&lt;10^-5;0;[.$X$100]*SIN(RADIANS(45*[.N100])))" office:value-type="float" office:value="6" calcext:value-type="float">
            <text:p>6</text:p>
          </table:table-cell>
          <table:table-cell table:style-name="ce697" table:formula="of:=IF(ABS([.$X$100]*SIN(RADIANS(45*[.O100])))&lt;10^-5;0;[.$X$100]*SIN(RADIANS(45*[.O100])))" office:value-type="float" office:value="4.24264068711929" calcext:value-type="float">
            <text:p>4,24264068711929</text:p>
          </table:table-cell>
          <table:table-cell table:style-name="ce697" table:formula="of:=IF(ABS([.$X$100]*SIN(RADIANS(45*[.P100])))&lt;10^-5;0;[.$X$100]*SIN(RADIANS(45*[.P100])))" office:value-type="float" office:value="0" calcext:value-type="float">
            <text:p>0</text:p>
          </table:table-cell>
          <table:table-cell table:style-name="ce697" table:formula="of:=IF(ABS([.$X$100]*SIN(RADIANS(45*[.Q100])))&lt;10^-5;0;[.$X$100]*SIN(RADIANS(45*[.Q100])))" office:value-type="float" office:value="-4.24264068711929" calcext:value-type="float">
            <text:p>-4,24264068711929</text:p>
          </table:table-cell>
          <table:table-cell table:style-name="ce697" table:formula="of:=IF(ABS([.$X$100]*SIN(RADIANS(45*[.R100])))&lt;10^-5;0;[.$X$100]*SIN(RADIANS(45*[.R100])))" office:value-type="float" office:value="-6" calcext:value-type="float">
            <text:p>-6</text:p>
          </table:table-cell>
          <table:table-cell table:style-name="ce697" table:formula="of:=IF(ABS([.$X$100]*SIN(RADIANS(45*[.S100])))&lt;10^-5;0;[.$X$100]*SIN(RADIANS(45*[.S100])))" office:value-type="float" office:value="-4.24264068711929" calcext:value-type="float">
            <text:p>-4,24264068711929</text:p>
          </table:table-cell>
          <table:table-cell table:style-name="ce697" table:formula="of:=IF(ABS([.$X$100]*SIN(RADIANS(45*[.T100])))&lt;10^-5;0;[.$X$100]*SIN(RADIANS(45*[.T100])))" office:value-type="float" office:value="0" calcext:value-type="float">
            <text:p>0</text:p>
          </table:table-cell>
          <table:table-cell table:style-name="ce559" table:formula="of:=RANK([.B106];[.$B$102:.$B$113];0)" office:value-type="float" office:value="7" calcext:value-type="float">
            <text:p>7</text:p>
          </table:table-cell>
          <table:table-cell table:style-name="ce681" office:value-type="string" calcext:value-type="string">
            <text:p>y<text:span text:style-name="T44">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6" calcext:value-type="float">
            <text:p>6</text:p>
          </table:table-cell>
          <table:table-cell table:style-name="ce634" office:value-type="float" office:value="0.0694693058450846" calcext:value-type="float">
            <text:p>0,069469305845085</text:p>
          </table:table-cell>
          <table:table-cell table:style-name="ce681" office:value-type="string" calcext:value-type="string">
            <text:p>y<text:span text:style-name="T44">6</text:span></text:p>
          </table:table-cell>
          <table:table-cell table:style-name="ce696" table:formula="of:=IF(ABS(-[.$W$100]*SIN(RADIANS(22.5*[.D100])))&lt;10^-5;0;ABS([.$W$100]*SIN(RADIANS(22.5*[.D100]))))" office:value-type="float" office:value="0" calcext:value-type="float">
            <text:p>0</text:p>
          </table:table-cell>
          <table:table-cell table:style-name="ce696" table:formula="of:=IF(ABS(-[.$W$100]*SIN(RADIANS(22.5*[.E100])))&lt;10^-5;0;ABS([.$W$100]*SIN(RADIANS(22.5*[.E100]))))" office:value-type="float" office:value="2.29610059419054" calcext:value-type="float">
            <text:p>2,29610059419054</text:p>
          </table:table-cell>
          <table:table-cell table:style-name="ce696" table:formula="of:=IF(ABS(-[.$W$100]*SIN(RADIANS(22.5*[.F100])))&lt;10^-5;0;ABS([.$W$100]*SIN(RADIANS(22.5*[.F100]))))" office:value-type="float" office:value="4.24264068711929" calcext:value-type="float">
            <text:p>4,24264068711929</text:p>
          </table:table-cell>
          <table:table-cell table:style-name="ce696" table:formula="of:=IF(ABS(-[.$W$100]*SIN(RADIANS(22.5*[.G100])))&lt;10^-5;0;ABS([.$W$100]*SIN(RADIANS(22.5*[.G100]))))" office:value-type="float" office:value="5.54327719506772" calcext:value-type="float">
            <text:p>5,54327719506772</text:p>
          </table:table-cell>
          <table:table-cell table:style-name="ce696" table:formula="of:=IF(ABS(-[.$W$100]*SIN(RADIANS(22.5*[.H100])))&lt;10^-5;0;ABS([.$W$100]*SIN(RADIANS(22.5*[.H100]))))" office:value-type="float" office:value="6" calcext:value-type="float">
            <text:p>6</text:p>
          </table:table-cell>
          <table:table-cell table:style-name="ce696" table:formula="of:=IF(ABS(-[.$W$100]*SIN(RADIANS(22.5*[.I100])))&lt;10^-5;0;ABS([.$W$100]*SIN(RADIANS(22.5*[.I100]))))" office:value-type="float" office:value="5.54327719506772" calcext:value-type="float">
            <text:p>5,54327719506772</text:p>
          </table:table-cell>
          <table:table-cell table:style-name="ce696" table:formula="of:=IF(ABS(-[.$W$100]*SIN(RADIANS(22.5*[.J100])))&lt;10^-5;0;ABS([.$W$100]*SIN(RADIANS(22.5*[.J100]))))" office:value-type="float" office:value="4.24264068711929" calcext:value-type="float">
            <text:p>4,24264068711929</text:p>
          </table:table-cell>
          <table:table-cell table:style-name="ce696" table:formula="of:=IF(ABS(-[.$W$100]*SIN(RADIANS(22.5*[.K100])))&lt;10^-5;0;ABS([.$W$100]*SIN(RADIANS(22.5*[.K100]))))" office:value-type="float" office:value="2.29610059419054" calcext:value-type="float">
            <text:p>2,29610059419054</text:p>
          </table:table-cell>
          <table:table-cell table:style-name="ce696" table:formula="of:=IF(ABS(-[.$W$100]*SIN(RADIANS(22.5*[.L100])))&lt;10^-5;0;ABS([.$W$100]*SIN(RADIANS(22.5*[.L100]))))" office:value-type="float" office:value="0" calcext:value-type="float">
            <text:p>0</text:p>
          </table:table-cell>
          <table:table-cell table:style-name="ce696" table:formula="of:=IF(ABS(-[.$X$100]*SIN(RADIANS(22.5*[.M100])))&lt;10^-5;0;ABS([.$X$100]*SIN(RADIANS(22.5*[.M100]))))" office:value-type="float" office:value="2.29610059419054" calcext:value-type="float">
            <text:p>2,29610059419054</text:p>
          </table:table-cell>
          <table:table-cell table:style-name="ce696" table:formula="of:=IF(ABS(-[.$X$100]*SIN(RADIANS(22.5*[.N100])))&lt;10^-5;0;ABS([.$X$100]*SIN(RADIANS(22.5*[.N100]))))" office:value-type="float" office:value="4.24264068711929" calcext:value-type="float">
            <text:p>4,24264068711929</text:p>
          </table:table-cell>
          <table:table-cell table:style-name="ce696" table:formula="of:=IF(ABS(-[.$X$100]*SIN(RADIANS(22.5*[.O100])))&lt;10^-5;0;ABS([.$X$100]*SIN(RADIANS(22.5*[.O100]))))" office:value-type="float" office:value="5.54327719506772" calcext:value-type="float">
            <text:p>5,54327719506772</text:p>
          </table:table-cell>
          <table:table-cell table:style-name="ce696" table:formula="of:=IF(ABS(-[.$X$100]*SIN(RADIANS(22.5*[.P100])))&lt;10^-5;0;ABS([.$X$100]*SIN(RADIANS(22.5*[.P100]))))" office:value-type="float" office:value="6" calcext:value-type="float">
            <text:p>6</text:p>
          </table:table-cell>
          <table:table-cell table:style-name="ce696" table:formula="of:=IF(ABS(-[.$X$100]*SIN(RADIANS(22.5*[.Q100])))&lt;10^-5;0;ABS([.$X$100]*SIN(RADIANS(22.5*[.Q100]))))" office:value-type="float" office:value="5.54327719506772" calcext:value-type="float">
            <text:p>5,54327719506772</text:p>
          </table:table-cell>
          <table:table-cell table:style-name="ce696" table:formula="of:=IF(ABS(-[.$X$100]*SIN(RADIANS(22.5*[.R100])))&lt;10^-5;0;ABS([.$X$100]*SIN(RADIANS(22.5*[.R100]))))" office:value-type="float" office:value="4.24264068711929" calcext:value-type="float">
            <text:p>4,24264068711929</text:p>
          </table:table-cell>
          <table:table-cell table:style-name="ce696" table:formula="of:=IF(ABS(-[.$X$100]*SIN(RADIANS(22.5*[.S100])))&lt;10^-5;0;ABS([.$X$100]*SIN(RADIANS(22.5*[.S100]))))" office:value-type="float" office:value="2.29610059419054" calcext:value-type="float">
            <text:p>2,29610059419054</text:p>
          </table:table-cell>
          <table:table-cell table:style-name="ce696" table:formula="of:=IF(ABS(-[.$X$100]*SIN(RADIANS(22.5*[.T100])))&lt;10^-5;0;ABS([.$X$100]*SIN(RADIANS(22.5*[.T100]))))" office:value-type="float" office:value="0" calcext:value-type="float">
            <text:p>0</text:p>
          </table:table-cell>
          <table:table-cell table:style-name="ce559" table:formula="of:=RANK([.B107];[.$B$102:.$B$113];0)" office:value-type="float" office:value="11" calcext:value-type="float">
            <text:p>11</text:p>
          </table:table-cell>
          <table:table-cell table:style-name="ce681" office:value-type="string" calcext:value-type="string">
            <text:p>y<text:span text:style-name="T44">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7" calcext:value-type="float">
            <text:p>7</text:p>
          </table:table-cell>
          <table:table-cell table:style-name="ce535" office:value-type="float" office:value="0.6533981069533" calcext:value-type="float">
            <text:p>0,6533981069533</text:p>
          </table:table-cell>
          <table:table-cell table:style-name="ce681" office:value-type="string" calcext:value-type="string">
            <text:p>y<text:span text:style-name="T44">7</text:span></text:p>
          </table:table-cell>
          <table:table-cell table:style-name="ce697" table:formula="of:=IF(ABS(-[.$W$100]*COS(RADIANS(22.5*[.D100])))&lt;10^-5;0;ABS([.$W$100]*COS(RADIANS(22.5*[.D100]))))" office:value-type="float" office:value="6" calcext:value-type="float">
            <text:p>6</text:p>
          </table:table-cell>
          <table:table-cell table:style-name="ce697" table:formula="of:=IF(ABS(-[.$W$100]*COS(RADIANS(22.5*[.E100])))&lt;10^-5;0;ABS([.$W$100]*COS(RADIANS(22.5*[.E100]))))" office:value-type="float" office:value="5.54327719506772" calcext:value-type="float">
            <text:p>5,54327719506772</text:p>
          </table:table-cell>
          <table:table-cell table:style-name="ce697" table:formula="of:=IF(ABS(-[.$W$100]*COS(RADIANS(22.5*[.F100])))&lt;10^-5;0;ABS([.$W$100]*COS(RADIANS(22.5*[.F100]))))" office:value-type="float" office:value="4.24264068711929" calcext:value-type="float">
            <text:p>4,24264068711929</text:p>
          </table:table-cell>
          <table:table-cell table:style-name="ce697" table:formula="of:=IF(ABS(-[.$W$100]*COS(RADIANS(22.5*[.G100])))&lt;10^-5;0;ABS([.$W$100]*COS(RADIANS(22.5*[.G100]))))" office:value-type="float" office:value="2.29610059419054" calcext:value-type="float">
            <text:p>2,29610059419054</text:p>
          </table:table-cell>
          <table:table-cell table:style-name="ce697" table:formula="of:=IF(ABS(-[.$W$100]*COS(RADIANS(22.5*[.H100])))&lt;10^-5;0;ABS([.$W$100]*COS(RADIANS(22.5*[.H100]))))" office:value-type="float" office:value="0" calcext:value-type="float">
            <text:p>0</text:p>
          </table:table-cell>
          <table:table-cell table:style-name="ce697" table:formula="of:=IF(ABS(-[.$X$100]*COS(RADIANS(22.5*[.I100])))&lt;10^-5;0;ABS([.$X$100]*COS(RADIANS(22.5*[.I100]))))" office:value-type="float" office:value="2.29610059419054" calcext:value-type="float">
            <text:p>2,29610059419054</text:p>
          </table:table-cell>
          <table:table-cell table:style-name="ce697" table:formula="of:=IF(ABS(-[.$X$100]*COS(RADIANS(22.5*[.J100])))&lt;10^-5;0;ABS([.$X$100]*COS(RADIANS(22.5*[.J100]))))" office:value-type="float" office:value="4.24264068711929" calcext:value-type="float">
            <text:p>4,24264068711929</text:p>
          </table:table-cell>
          <table:table-cell table:style-name="ce697" table:formula="of:=IF(ABS(-[.$X$100]*COS(RADIANS(22.5*[.K100])))&lt;10^-5;0;ABS([.$X$100]*COS(RADIANS(22.5*[.K100]))))" office:value-type="float" office:value="5.54327719506772" calcext:value-type="float">
            <text:p>5,54327719506772</text:p>
          </table:table-cell>
          <table:table-cell table:style-name="ce697" table:formula="of:=IF(ABS(-[.$X$100]*COS(RADIANS(22.5*[.L100])))&lt;10^-5;0;ABS([.$X$100]*COS(RADIANS(22.5*[.L100]))))" office:value-type="float" office:value="6" calcext:value-type="float">
            <text:p>6</text:p>
          </table:table-cell>
          <table:table-cell table:style-name="ce697" table:formula="of:=IF(ABS(-[.$X$100]*COS(RADIANS(22.5*[.M100])))&lt;10^-5;0;ABS([.$X$100]*COS(RADIANS(22.5*[.M100]))))" office:value-type="float" office:value="5.54327719506772" calcext:value-type="float">
            <text:p>5,54327719506772</text:p>
          </table:table-cell>
          <table:table-cell table:style-name="ce697" table:formula="of:=IF(ABS(-[.$X$100]*COS(RADIANS(22.5*[.N100])))&lt;10^-5;0;ABS([.$X$100]*COS(RADIANS(22.5*[.N100]))))" office:value-type="float" office:value="4.24264068711929" calcext:value-type="float">
            <text:p>4,24264068711929</text:p>
          </table:table-cell>
          <table:table-cell table:style-name="ce697" table:formula="of:=IF(ABS(-[.$X$100]*COS(RADIANS(22.5*[.O100])))&lt;10^-5;0;ABS([.$X$100]*COS(RADIANS(22.5*[.O100]))))" office:value-type="float" office:value="2.29610059419054" calcext:value-type="float">
            <text:p>2,29610059419054</text:p>
          </table:table-cell>
          <table:table-cell table:style-name="ce697" table:formula="of:=IF(ABS(-[.$X$100]*COS(RADIANS(22.5*[.P100])))&lt;10^-5;0;ABS([.$X$100]*COS(RADIANS(22.5*[.P100]))))" office:value-type="float" office:value="0" calcext:value-type="float">
            <text:p>0</text:p>
          </table:table-cell>
          <table:table-cell table:style-name="ce697" table:formula="of:=IF(ABS(-[.$Y$100]*COS(RADIANS(22.5*[.Q100])))&lt;10^-5;0;ABS([.$Y$100]*COS(RADIANS(22.5*[.Q100]))))" office:value-type="float" office:value="3.44415089128581" calcext:value-type="float">
            <text:p>3,44415089128581</text:p>
          </table:table-cell>
          <table:table-cell table:style-name="ce697" table:formula="of:=IF(ABS(-[.$Y$100]*COS(RADIANS(22.5*[.R100])))&lt;10^-5;0;ABS([.$Y$100]*COS(RADIANS(22.5*[.R100]))))" office:value-type="float" office:value="6.36396103067893" calcext:value-type="float">
            <text:p>6,36396103067893</text:p>
          </table:table-cell>
          <table:table-cell table:style-name="ce697" table:formula="of:=IF(ABS(-[.$Y$100]*COS(RADIANS(22.5*[.S100])))&lt;10^-5;0;ABS([.$Y$100]*COS(RADIANS(22.5*[.S100]))))" office:value-type="float" office:value="8.31491579260158" calcext:value-type="float">
            <text:p>8,31491579260158</text:p>
          </table:table-cell>
          <table:table-cell table:style-name="ce697" table:formula="of:=IF(ABS(-[.$Y$100]*COS(RADIANS(22.5*[.T100])))&lt;10^-5;0;ABS([.$Y$100]*COS(RADIANS(22.5*[.T100]))))" office:value-type="float" office:value="9" calcext:value-type="float">
            <text:p>9</text:p>
          </table:table-cell>
          <table:table-cell table:style-name="ce559" table:formula="of:=RANK([.B108];[.$B$102:.$B$113];0)" office:value-type="float" office:value="3" calcext:value-type="float">
            <text:p>3</text:p>
          </table:table-cell>
          <table:table-cell table:style-name="ce681" office:value-type="string" calcext:value-type="string">
            <text:p>y<text:span text:style-name="T44">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8" calcext:value-type="float">
            <text:p>8</text:p>
          </table:table-cell>
          <table:table-cell table:style-name="ce634" office:value-type="float" office:value="0.282791002426335" calcext:value-type="float">
            <text:p>0,282791002426335</text:p>
          </table:table-cell>
          <table:table-cell table:style-name="ce681" office:value-type="string" calcext:value-type="string">
            <text:p>y<text:span text:style-name="T44">8</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9];[.$B$102:.$B$113];0)" office:value-type="float" office:value="8" calcext:value-type="float">
            <text:p>8</text:p>
          </table:table-cell>
          <table:table-cell table:style-name="ce681" office:value-type="string" calcext:value-type="string">
            <text:p>y<text:span text:style-name="T44">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9" calcext:value-type="float">
            <text:p>9</text:p>
          </table:table-cell>
          <table:table-cell table:style-name="ce535" office:value-type="float" office:value="0.785983910781897" calcext:value-type="float">
            <text:p>0,785983910781897</text:p>
          </table:table-cell>
          <table:table-cell table:style-name="ce681" office:value-type="string" calcext:value-type="string">
            <text:p>y<text:span text:style-name="T44">9</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X$100]*SIN(RADIANS(45*[.I100])))&lt;10^-5;0;-[.$X$100]*SIN(RADIANS(45*[.I100])))" office:value-type="float" office:value="4.24264068711929" calcext:value-type="float">
            <text:p>4,24264068711929</text:p>
          </table:table-cell>
          <table:table-cell table:style-name="ce695" table:formula="of:=IF(ABS(-[.$X$100]*SIN(RADIANS(45*[.J100])))&lt;10^-5;0;-[.$X$100]*SIN(RADIANS(45*[.J100])))" office:value-type="float" office:value="6" calcext:value-type="float">
            <text:p>6</text:p>
          </table:table-cell>
          <table:table-cell table:style-name="ce695" table:formula="of:=IF(ABS(-[.$X$100]*SIN(RADIANS(45*[.K100])))&lt;10^-5;0;-[.$X$100]*SIN(RADIANS(45*[.K100])))" office:value-type="float" office:value="4.24264068711929" calcext:value-type="float">
            <text:p>4,24264068711929</text:p>
          </table:table-cell>
          <table:table-cell table:style-name="ce695" table:formula="of:=IF(ABS(-[.$X$100]*SIN(RADIANS(45*[.L100])))&lt;10^-5;0;-[.$X$100]*SIN(RADIANS(45*[.L100])))" office:value-type="float" office:value="0" calcext:value-type="float">
            <text:p>0</text:p>
          </table:table-cell>
          <table:table-cell table:style-name="ce695" table:formula="of:=IF(ABS(-[.$Y$100]*SIN(RADIANS(45*[.M100])))&lt;10^-5;0;-[.$Y$100]*SIN(RADIANS(45*[.M100])))" office:value-type="float" office:value="-6.36396103067893" calcext:value-type="float">
            <text:p>-6,36396103067893</text:p>
          </table:table-cell>
          <table:table-cell table:style-name="ce695" table:formula="of:=IF(ABS(-[.$Y$100]*SIN(RADIANS(45*[.N100])))&lt;10^-5;0;-[.$Y$100]*SIN(RADIANS(45*[.N100])))" office:value-type="float" office:value="-9" calcext:value-type="float">
            <text:p>-9</text:p>
          </table:table-cell>
          <table:table-cell table:style-name="ce695" table:formula="of:=IF(ABS(-[.$Y$100]*SIN(RADIANS(45*[.O100])))&lt;10^-5;0;-[.$Y$100]*SIN(RADIANS(45*[.O100])))" office:value-type="float" office:value="-6.36396103067893" calcext:value-type="float">
            <text:p>-6,36396103067893</text:p>
          </table:table-cell>
          <table:table-cell table:style-name="ce695" table:formula="of:=IF(ABS(-[.$Y$100]*SIN(RADIANS(45*[.P100])))&lt;10^-5;0;-[.$Y$100]*SIN(RADIANS(45*[.P100])))" office:value-type="float" office:value="0" calcext:value-type="float">
            <text:p>0</text:p>
          </table:table-cell>
          <table:table-cell table:style-name="ce695" table:formula="of:=IF(ABS(-[.$Z$100]*SIN(RADIANS(45*[.Q100])))&lt;10^-5;0;-[.$Z$100]*SIN(RADIANS(45*[.Q100])))" office:value-type="float" office:value="4.94974746830583" calcext:value-type="float">
            <text:p>4,94974746830583</text:p>
          </table:table-cell>
          <table:table-cell table:style-name="ce695" table:formula="of:=IF(ABS(-[.$Z$100]*SIN(RADIANS(45*[.R100])))&lt;10^-5;0;-[.$Z$100]*SIN(RADIANS(45*[.R100])))" office:value-type="float" office:value="7" calcext:value-type="float">
            <text:p>7</text:p>
          </table:table-cell>
          <table:table-cell table:style-name="ce695" table:formula="of:=IF(ABS(-[.$Z$100]*SIN(RADIANS(45*[.S100])))&lt;10^-5;0;-[.$Z$100]*SIN(RADIANS(45*[.S100])))" office:value-type="float" office:value="4.94974746830583" calcext:value-type="float">
            <text:p>4,94974746830583</text:p>
          </table:table-cell>
          <table:table-cell table:style-name="ce695" table:formula="of:=IF(ABS(-[.$Z$100]*SIN(RADIANS(45*[.T100])))&lt;10^-5;0;-[.$Z$100]*SIN(RADIANS(45*[.T100])))" office:value-type="float" office:value="0" calcext:value-type="float">
            <text:p>0</text:p>
          </table:table-cell>
          <table:table-cell table:style-name="ce559" table:formula="of:=RANK([.B110];[.$B$102:.$B$113];0)" office:value-type="float" office:value="2" calcext:value-type="float">
            <text:p>2</text:p>
          </table:table-cell>
          <table:table-cell table:style-name="ce681" office:value-type="string" calcext:value-type="string">
            <text:p>y<text:span text:style-name="T44">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0" calcext:value-type="float">
            <text:p>10</text:p>
          </table:table-cell>
          <table:table-cell table:style-name="ce634" office:value-type="float" office:value="0.461521146610792" calcext:value-type="float">
            <text:p>0,461521146610792</text:p>
          </table:table-cell>
          <table:table-cell table:style-name="ce681" office:value-type="string" calcext:value-type="string">
            <text:p>y<text:span text:style-name="T44">10</text:span></text:p>
          </table:table-cell>
          <table:table-cell table:style-name="ce698" table:formula="of:=IF(ABS(-[.$W$100]*COS(RADIANS(45*[.D100])))&lt;10^-5;0;-[.$W$100]*COS(RADIANS(45*[.D100])))" office:value-type="float" office:value="-6" calcext:value-type="float">
            <text:p>-6</text:p>
          </table:table-cell>
          <table:table-cell table:style-name="ce698" table:formula="of:=IF(ABS(-[.$W$100]*COS(RADIANS(45*[.E100])))&lt;10^-5;0;-[.$W$100]*COS(RADIANS(45*[.E100])))" office:value-type="float" office:value="-4.24264068711928" calcext:value-type="float">
            <text:p>-4,24264068711928</text:p>
          </table:table-cell>
          <table:table-cell table:style-name="ce698" table:formula="of:=IF(ABS(-[.$W$100]*COS(RADIANS(45*[.F100])))&lt;10^-5;0;-[.$W$100]*COS(RADIANS(45*[.F100])))" office:value-type="float" office:value="0" calcext:value-type="float">
            <text:p>0</text:p>
          </table:table-cell>
          <table:table-cell table:style-name="ce698" table:formula="of:=IF(ABS(-[.$X$100]*COS(RADIANS(45*[.G100])))&lt;10^-5;0;-[.$X$100]*COS(RADIANS(45*[.G100])))" office:value-type="float" office:value="4.24264068711929" calcext:value-type="float">
            <text:p>4,24264068711929</text:p>
          </table:table-cell>
          <table:table-cell table:style-name="ce698" table:formula="of:=IF(ABS(-[.$X$100]*COS(RADIANS(45*[.H100])))&lt;10^-5;0;-[.$X$100]*COS(RADIANS(45*[.H100])))" office:value-type="float" office:value="6" calcext:value-type="float">
            <text:p>6</text:p>
          </table:table-cell>
          <table:table-cell table:style-name="ce698" table:formula="of:=IF(ABS(-[.$X$100]*COS(RADIANS(45*[.I100])))&lt;10^-5;0;-[.$X$100]*COS(RADIANS(45*[.I100])))" office:value-type="float" office:value="4.24264068711929" calcext:value-type="float">
            <text:p>4,24264068711929</text:p>
          </table:table-cell>
          <table:table-cell table:style-name="ce698" table:formula="of:=IF(ABS(-[.$X$100]*COS(RADIANS(45*[.J100])))&lt;10^-5;0;-[.$X$100]*COS(RADIANS(45*[.J100])))" office:value-type="float" office:value="0" calcext:value-type="float">
            <text:p>0</text:p>
          </table:table-cell>
          <table:table-cell table:style-name="ce698" table:formula="of:=IF(ABS(-[.$Y$100]*COS(RADIANS(45*[.K100])))&lt;10^-5;0;-[.$Y$100]*COS(RADIANS(45*[.K100])))" office:value-type="float" office:value="-6.36396103067893" calcext:value-type="float">
            <text:p>-6,36396103067893</text:p>
          </table:table-cell>
          <table:table-cell table:style-name="ce698" table:formula="of:=IF(ABS(-[.$Y$100]*COS(RADIANS(45*[.L100])))&lt;10^-5;0;-[.$Y$100]*COS(RADIANS(45*[.L100])))" office:value-type="float" office:value="-9" calcext:value-type="float">
            <text:p>-9</text:p>
          </table:table-cell>
          <table:table-cell table:style-name="ce698" table:formula="of:=IF(ABS(-[.$Y$100]*COS(RADIANS(45*[.M100])))&lt;10^-5;0;-[.$Y$100]*COS(RADIANS(45*[.M100])))" office:value-type="float" office:value="-6.36396103067893" calcext:value-type="float">
            <text:p>-6,36396103067893</text:p>
          </table:table-cell>
          <table:table-cell table:style-name="ce698" table:formula="of:=IF(ABS(-[.$Y$100]*COS(RADIANS(45*[.N100])))&lt;10^-5;0;-[.$Y$100]*COS(RADIANS(45*[.N100])))" office:value-type="float" office:value="0" calcext:value-type="float">
            <text:p>0</text:p>
          </table:table-cell>
          <table:table-cell table:style-name="ce698" table:formula="of:=IF(ABS(-[.$Z$100]*COS(RADIANS(45*[.O100])))&lt;10^-5;0;-[.$Z$100]*COS(RADIANS(45*[.O100])))" office:value-type="float" office:value="4.94974746830583" calcext:value-type="float">
            <text:p>4,94974746830583</text:p>
          </table:table-cell>
          <table:table-cell table:style-name="ce698" table:formula="of:=IF(ABS(-[.$Z$100]*COS(RADIANS(45*[.P100])))&lt;10^-5;0;-[.$Z$100]*COS(RADIANS(45*[.P100])))" office:value-type="float" office:value="7" calcext:value-type="float">
            <text:p>7</text:p>
          </table:table-cell>
          <table:table-cell table:style-name="ce698" table:formula="of:=IF(ABS(-[.$Z$100]*COS(RADIANS(45*[.Q100])))&lt;10^-5;0;-[.$Z$100]*COS(RADIANS(45*[.Q100])))" office:value-type="float" office:value="4.94974746830583" calcext:value-type="float">
            <text:p>4,94974746830583</text:p>
          </table:table-cell>
          <table:table-cell table:style-name="ce698" table:formula="of:=IF(ABS(-[.$Z$100]*COS(RADIANS(45*[.R100])))&lt;10^-5;0;-[.$Z$100]*COS(RADIANS(45*[.R100])))" office:value-type="float" office:value="0" calcext:value-type="float">
            <text:p>0</text:p>
          </table:table-cell>
          <table:table-cell table:style-name="ce698" table:formula="of:=IF(ABS(-[.$AA$100]*COS(RADIANS(45*[.S100])))&lt;10^-5;0;-[.$AA$100]*COS(RADIANS(45*[.S100])))" office:value-type="float" office:value="-4.94974746830583" calcext:value-type="float">
            <text:p>-4,94974746830583</text:p>
          </table:table-cell>
          <table:table-cell table:style-name="ce698" table:formula="of:=IF(ABS(-[.$AA$100]*COS(RADIANS(45*[.T100])))&lt;10^-5;0;-[.$AA$100]*COS(RADIANS(45*[.T100])))" office:value-type="float" office:value="-7" calcext:value-type="float">
            <text:p>-7</text:p>
          </table:table-cell>
          <table:table-cell table:style-name="ce559" table:formula="of:=RANK([.B111];[.$B$102:.$B$113];0)" office:value-type="float" office:value="6" calcext:value-type="float">
            <text:p>6</text:p>
          </table:table-cell>
          <table:table-cell table:style-name="ce681" office:value-type="string" calcext:value-type="string">
            <text:p>y<text:span text:style-name="T44">1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1" calcext:value-type="float">
            <text:p>11</text:p>
          </table:table-cell>
          <table:table-cell table:style-name="ce535" office:value-type="float" office:value="0.503494064300614" calcext:value-type="float">
            <text:p>0,503494064300614</text:p>
          </table:table-cell>
          <table:table-cell table:style-name="ce681" office:value-type="string" calcext:value-type="string">
            <text:p>y<text:span text:style-name="T44">11</text:span></text:p>
          </table:table-cell>
          <table:table-cell table:style-name="ce695" table:formula="of:=IF(ABS(-[.$W$100]*SIN(RADIANS(22.5*[.D100])))&lt;10^-5;0;-ABS([.$W$100]*SIN(RADIANS(22.5*[.D100]))))" office:value-type="float" office:value="0" calcext:value-type="float">
            <text:p>0</text:p>
          </table:table-cell>
          <table:table-cell table:style-name="ce695" table:formula="of:=IF(ABS(-[.$W$100]*SIN(RADIANS(22.5*[.E100])))&lt;10^-5;0;-ABS([.$W$100]*SIN(RADIANS(22.5*[.E100]))))" office:value-type="float" office:value="-2.29610059419054" calcext:value-type="float">
            <text:p>-2,29610059419054</text:p>
          </table:table-cell>
          <table:table-cell table:style-name="ce695" table:formula="of:=IF(ABS(-[.$W$100]*SIN(RADIANS(22.5*[.F100])))&lt;10^-5;0;-ABS([.$W$100]*SIN(RADIANS(22.5*[.F100]))))" office:value-type="float" office:value="-4.24264068711929" calcext:value-type="float">
            <text:p>-4,24264068711929</text:p>
          </table:table-cell>
          <table:table-cell table:style-name="ce695" table:formula="of:=IF(ABS(-[.$W$100]*SIN(RADIANS(22.5*[.G100])))&lt;10^-5;0;-ABS([.$W$100]*SIN(RADIANS(22.5*[.G100]))))" office:value-type="float" office:value="-5.54327719506772" calcext:value-type="float">
            <text:p>-5,54327719506772</text:p>
          </table:table-cell>
          <table:table-cell table:style-name="ce695" table:formula="of:=IF(ABS(-[.$W$100]*SIN(RADIANS(22.5*[.H100])))&lt;10^-5;0;-ABS([.$W$100]*SIN(RADIANS(22.5*[.H100]))))" office:value-type="float" office:value="-6" calcext:value-type="float">
            <text:p>-6</text:p>
          </table:table-cell>
          <table:table-cell table:style-name="ce695" table:formula="of:=IF(ABS(-[.$W$100]*SIN(RADIANS(22.5*[.I100])))&lt;10^-5;0;-ABS([.$W$100]*SIN(RADIANS(22.5*[.I100]))))" office:value-type="float" office:value="-5.54327719506772" calcext:value-type="float">
            <text:p>-5,54327719506772</text:p>
          </table:table-cell>
          <table:table-cell table:style-name="ce695" table:formula="of:=IF(ABS(-[.$W$100]*SIN(RADIANS(22.5*[.J100])))&lt;10^-5;0;-ABS([.$W$100]*SIN(RADIANS(22.5*[.J100]))))" office:value-type="float" office:value="-4.24264068711929" calcext:value-type="float">
            <text:p>-4,24264068711929</text:p>
          </table:table-cell>
          <table:table-cell table:style-name="ce695" table:formula="of:=IF(ABS(-[.$W$100]*SIN(RADIANS(22.5*[.K100])))&lt;10^-5;0;-ABS([.$W$100]*SIN(RADIANS(22.5*[.K100]))))" office:value-type="float" office:value="-2.29610059419054" calcext:value-type="float">
            <text:p>-2,29610059419054</text:p>
          </table:table-cell>
          <table:table-cell table:style-name="ce695" table:formula="of:=IF(ABS(-[.$W$100]*SIN(RADIANS(22.5*[.L100])))&lt;10^-5;0;-ABS([.$W$100]*SIN(RADIANS(22.5*[.L100]))))" office:value-type="float" office:value="0" calcext:value-type="float">
            <text:p>0</text:p>
          </table:table-cell>
          <table:table-cell table:style-name="ce695" table:formula="of:=IF(ABS(-[.$X$100]*SIN(RADIANS(22.5*[.M100])))&lt;10^-5;0;-ABS([.$X$100]*SIN(RADIANS(22.5*[.M100]))))" office:value-type="float" office:value="-2.29610059419054" calcext:value-type="float">
            <text:p>-2,29610059419054</text:p>
          </table:table-cell>
          <table:table-cell table:style-name="ce695" table:formula="of:=IF(ABS(-[.$X$100]*SIN(RADIANS(22.5*[.N100])))&lt;10^-5;0;-ABS([.$X$100]*SIN(RADIANS(22.5*[.N100]))))" office:value-type="float" office:value="-4.24264068711929" calcext:value-type="float">
            <text:p>-4,24264068711929</text:p>
          </table:table-cell>
          <table:table-cell table:style-name="ce695" table:formula="of:=IF(ABS(-[.$X$100]*SIN(RADIANS(22.5*[.O100])))&lt;10^-5;0;-ABS([.$X$100]*SIN(RADIANS(22.5*[.O100]))))" office:value-type="float" office:value="-5.54327719506772" calcext:value-type="float">
            <text:p>-5,54327719506772</text:p>
          </table:table-cell>
          <table:table-cell table:style-name="ce695" table:formula="of:=IF(ABS(-[.$X$100]*SIN(RADIANS(22.5*[.P100])))&lt;10^-5;0;-ABS([.$X$100]*SIN(RADIANS(22.5*[.P100]))))" office:value-type="float" office:value="-6" calcext:value-type="float">
            <text:p>-6</text:p>
          </table:table-cell>
          <table:table-cell table:style-name="ce695" table:formula="of:=IF(ABS(-[.$X$100]*SIN(RADIANS(22.5*[.Q100])))&lt;10^-5;0;-ABS([.$X$100]*SIN(RADIANS(22.5*[.Q100]))))" office:value-type="float" office:value="-5.54327719506772" calcext:value-type="float">
            <text:p>-5,54327719506772</text:p>
          </table:table-cell>
          <table:table-cell table:style-name="ce695" table:formula="of:=IF(ABS(-[.$X$100]*SIN(RADIANS(22.5*[.R100])))&lt;10^-5;0;-ABS([.$X$100]*SIN(RADIANS(22.5*[.R100]))))" office:value-type="float" office:value="-4.24264068711929" calcext:value-type="float">
            <text:p>-4,24264068711929</text:p>
          </table:table-cell>
          <table:table-cell table:style-name="ce695" table:formula="of:=IF(ABS(-[.$X$100]*SIN(RADIANS(22.5*[.S100])))&lt;10^-5;0;-ABS([.$X$100]*SIN(RADIANS(22.5*[.S100]))))" office:value-type="float" office:value="-2.29610059419054" calcext:value-type="float">
            <text:p>-2,29610059419054</text:p>
          </table:table-cell>
          <table:table-cell table:style-name="ce695" table:formula="of:=IF(ABS(-[.$X$100]*SIN(RADIANS(22.5*[.T100])))&lt;10^-5;0;-ABS([.$X$100]*SIN(RADIANS(22.5*[.T100]))))" office:value-type="float" office:value="0" calcext:value-type="float">
            <text:p>0</text:p>
          </table:table-cell>
          <table:table-cell table:style-name="ce559" table:formula="of:=RANK([.B112];[.$B$102:.$B$113];0)" office:value-type="float" office:value="4" calcext:value-type="float">
            <text:p>4</text:p>
          </table:table-cell>
          <table:table-cell table:style-name="ce681" office:value-type="string" calcext:value-type="string">
            <text:p>y<text:span text:style-name="T44">1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2" calcext:value-type="float">
            <text:p>12</text:p>
          </table:table-cell>
          <table:table-cell table:style-name="ce634" office:value-type="float" office:value="0.830819624490392" calcext:value-type="float">
            <text:p>0,830819624490392</text:p>
          </table:table-cell>
          <table:table-cell table:style-name="ce681" office:value-type="string" calcext:value-type="string">
            <text:p>y<text:span text:style-name="T44">12</text:span></text:p>
          </table:table-cell>
          <table:table-cell table:style-name="ce696" table:formula="of:=IF(ABS(-[.$W$100]*COS(RADIANS(22.5*[.D100])))&lt;10^-5;0;-ABS([.$W$100]*COS(RADIANS(22.5*[.D100]))))" office:value-type="float" office:value="-6" calcext:value-type="float">
            <text:p>-6</text:p>
          </table:table-cell>
          <table:table-cell table:style-name="ce696" table:formula="of:=IF(ABS(-[.$W$100]*COS(RADIANS(22.5*[.E100])))&lt;10^-5;0;-ABS([.$W$100]*COS(RADIANS(22.5*[.E100]))))" office:value-type="float" office:value="-5.54327719506772" calcext:value-type="float">
            <text:p>-5,54327719506772</text:p>
          </table:table-cell>
          <table:table-cell table:style-name="ce696" table:formula="of:=IF(ABS(-[.$W$100]*COS(RADIANS(22.5*[.F100])))&lt;10^-5;0;-ABS([.$W$100]*COS(RADIANS(22.5*[.F100]))))" office:value-type="float" office:value="-4.24264068711929" calcext:value-type="float">
            <text:p>-4,24264068711929</text:p>
          </table:table-cell>
          <table:table-cell table:style-name="ce696" table:formula="of:=IF(ABS(-[.$W$100]*COS(RADIANS(22.5*[.G100])))&lt;10^-5;0;-ABS([.$W$100]*COS(RADIANS(22.5*[.G100]))))" office:value-type="float" office:value="-2.29610059419054" calcext:value-type="float">
            <text:p>-2,29610059419054</text:p>
          </table:table-cell>
          <table:table-cell table:style-name="ce696" table:formula="of:=IF(ABS(-[.$W$100]*COS(RADIANS(22.5*[.H100])))&lt;10^-5;0;-ABS([.$W$100]*COS(RADIANS(22.5*[.H100]))))" office:value-type="float" office:value="0" calcext:value-type="float">
            <text:p>0</text:p>
          </table:table-cell>
          <table:table-cell table:style-name="ce696" table:formula="of:=IF(ABS(-[.$X$100]*COS(RADIANS(22.5*[.I100])))&lt;10^-5;0;-ABS([.$X$100]*COS(RADIANS(22.5*[.I100]))))" office:value-type="float" office:value="-2.29610059419054" calcext:value-type="float">
            <text:p>-2,29610059419054</text:p>
          </table:table-cell>
          <table:table-cell table:style-name="ce696" table:formula="of:=IF(ABS(-[.$X$100]*COS(RADIANS(22.5*[.J100])))&lt;10^-5;0;-ABS([.$X$100]*COS(RADIANS(22.5*[.J100]))))" office:value-type="float" office:value="-4.24264068711929" calcext:value-type="float">
            <text:p>-4,24264068711929</text:p>
          </table:table-cell>
          <table:table-cell table:style-name="ce696" table:formula="of:=IF(ABS(-[.$X$100]*COS(RADIANS(22.5*[.K100])))&lt;10^-5;0;-ABS([.$X$100]*COS(RADIANS(22.5*[.K100]))))" office:value-type="float" office:value="-5.54327719506772" calcext:value-type="float">
            <text:p>-5,54327719506772</text:p>
          </table:table-cell>
          <table:table-cell table:style-name="ce696" table:formula="of:=IF(ABS(-[.$X$100]*COS(RADIANS(22.5*[.L100])))&lt;10^-5;0;-ABS([.$X$100]*COS(RADIANS(22.5*[.L100]))))" office:value-type="float" office:value="-6" calcext:value-type="float">
            <text:p>-6</text:p>
          </table:table-cell>
          <table:table-cell table:style-name="ce696" table:formula="of:=IF(ABS(-[.$X$100]*COS(RADIANS(22.5*[.M100])))&lt;10^-5;0;-ABS([.$X$100]*COS(RADIANS(22.5*[.M100]))))" office:value-type="float" office:value="-5.54327719506772" calcext:value-type="float">
            <text:p>-5,54327719506772</text:p>
          </table:table-cell>
          <table:table-cell table:style-name="ce696" table:formula="of:=IF(ABS(-[.$X$100]*COS(RADIANS(22.5*[.N100])))&lt;10^-5;0;-ABS([.$X$100]*COS(RADIANS(22.5*[.N100]))))" office:value-type="float" office:value="-4.24264068711929" calcext:value-type="float">
            <text:p>-4,24264068711929</text:p>
          </table:table-cell>
          <table:table-cell table:style-name="ce696" table:formula="of:=IF(ABS(-[.$X$100]*COS(RADIANS(22.5*[.O100])))&lt;10^-5;0;-ABS([.$X$100]*COS(RADIANS(22.5*[.O100]))))" office:value-type="float" office:value="-2.29610059419054" calcext:value-type="float">
            <text:p>-2,29610059419054</text:p>
          </table:table-cell>
          <table:table-cell table:style-name="ce696" table:formula="of:=IF(ABS(-[.$X$100]*COS(RADIANS(22.5*[.P100])))&lt;10^-5;0;-ABS([.$X$100]*COS(RADIANS(22.5*[.P100]))))" office:value-type="float" office:value="0" calcext:value-type="float">
            <text:p>0</text:p>
          </table:table-cell>
          <table:table-cell table:style-name="ce696" table:formula="of:=IF(ABS(-[.$Y$100]*COS(RADIANS(22.5*[.Q100])))&lt;10^-5;0;-ABS([.$Y$100]*COS(RADIANS(22.5*[.Q100]))))" office:value-type="float" office:value="-3.44415089128581" calcext:value-type="float">
            <text:p>-3,44415089128581</text:p>
          </table:table-cell>
          <table:table-cell table:style-name="ce696" table:formula="of:=IF(ABS(-[.$Y$100]*COS(RADIANS(22.5*[.R100])))&lt;10^-5;0;-ABS([.$Y$100]*COS(RADIANS(22.5*[.R100]))))" office:value-type="float" office:value="-6.36396103067893" calcext:value-type="float">
            <text:p>-6,36396103067893</text:p>
          </table:table-cell>
          <table:table-cell table:style-name="ce696" table:formula="of:=IF(ABS(-[.$Y$100]*COS(RADIANS(22.5*[.S100])))&lt;10^-5;0;-ABS([.$Y$100]*COS(RADIANS(22.5*[.S100]))))" office:value-type="float" office:value="-8.31491579260158" calcext:value-type="float">
            <text:p>-8,31491579260158</text:p>
          </table:table-cell>
          <table:table-cell table:style-name="ce696" table:formula="of:=IF(ABS(-[.$Y$100]*COS(RADIANS(22.5*[.T100])))&lt;10^-5;0;-ABS([.$Y$100]*COS(RADIANS(22.5*[.T100]))))" office:value-type="float" office:value="-9" calcext:value-type="float">
            <text:p>-9</text:p>
          </table:table-cell>
          <table:table-cell table:style-name="ce559" table:formula="of:=RANK([.B113];[.$B$102:.$B$113];0)" office:value-type="float" office:value="1" calcext:value-type="float">
            <text:p>1</text:p>
          </table:table-cell>
          <table:table-cell table:style-name="ce681" office:value-type="string" calcext:value-type="string">
            <text:p>y<text:span text:style-name="T44">1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3" calcext:value-type="float">
            <text:p>13</text:p>
          </table:table-cell>
          <table:table-cell table:style-name="ce535" office:value-type="float" office:value="0.80167410568043" calcext:value-type="float">
            <text:p>0,80167410568043</text:p>
          </table:table-cell>
          <table:table-cell table:style-name="ce681" office:value-type="string" calcext:value-type="string">
            <text:p>y<text:span text:style-name="T44">1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3</text:span></text:p>
          </table:table-cell>
          <table:table-cell table:style-name="ce685" table:number-columns-repeated="5"/>
          <table:table-cell table:style-name="ce1029" table:number-columns-repeated="6"/>
          <table:table-cell table:style-name="ce925"/>
          <table:table-cell table:style-name="ce685" table:number-columns-repeated="6"/>
          <table:table-cell table:style-name="ce1029" table:number-columns-repeated="6"/>
          <table:table-cell table:style-name="ce925"/>
          <table:table-cell table:style-name="ce685" table:number-columns-repeated="6"/>
          <table:table-cell table:style-name="ce1029" table:number-columns-repeated="2"/>
          <table:table-cell table:style-name="ce987"/>
          <table:table-cell table:style-name="ce1029" table:number-columns-repeated="2"/>
          <table:table-cell table:style-name="ce925"/>
          <table:table-cell table:style-name="ce1023" table:number-columns-repeated="6"/>
          <table:table-cell table:style-name="ce977" table:number-columns-repeated="5"/>
          <table:table-cell table:number-columns-repeated="23"/>
        </table:table-row>
        <table:table-row table:style-name="ro19">
          <table:table-cell table:style-name="ce586" office:value-type="float" office:value="14" calcext:value-type="float">
            <text:p>14</text:p>
          </table:table-cell>
          <table:table-cell table:style-name="ce634" office:value-type="float" office:value="0.847873597137531" calcext:value-type="float">
            <text:p>0,847873597137531</text:p>
          </table:table-cell>
          <table:table-cell table:style-name="ce681" office:value-type="string" calcext:value-type="string">
            <text:p>y<text:span text:style-name="T44">1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5" calcext:value-type="float">
            <text:p>15</text:p>
          </table:table-cell>
          <table:table-cell table:style-name="ce535" office:value-type="float" office:value="0.451695327450121" calcext:value-type="float">
            <text:p>0,451695327450121</text:p>
          </table:table-cell>
          <table:table-cell table:style-name="ce681" office:value-type="string" calcext:value-type="string">
            <text:p>y<text:span text:style-name="T44">1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6" calcext:value-type="float">
            <text:p>16</text:p>
          </table:table-cell>
          <table:table-cell table:style-name="ce634" office:value-type="float" office:value="0.509162211805351" calcext:value-type="float">
            <text:p>0,509162211805351</text:p>
          </table:table-cell>
          <table:table-cell table:style-name="ce681" office:value-type="string" calcext:value-type="string">
            <text:p>y<text:span text:style-name="T44">16</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7" calcext:value-type="float">
            <text:p>17</text:p>
          </table:table-cell>
          <table:table-cell table:style-name="ce535" office:value-type="float" office:value="0.847236447746579" calcext:value-type="float">
            <text:p>0,847236447746579</text:p>
          </table:table-cell>
          <table:table-cell table:style-name="ce681" office:value-type="string" calcext:value-type="string">
            <text:p>y<text:span text:style-name="T44">17</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8" calcext:value-type="float">
            <text:p>18</text:p>
          </table:table-cell>
          <table:table-cell table:style-name="ce634" office:value-type="float" office:value="0.260547076605107" calcext:value-type="float">
            <text:p>0,260547076605107</text:p>
          </table:table-cell>
          <table:table-cell table:style-name="ce681" office:value-type="string" calcext:value-type="string">
            <text:p>y<text:span text:style-name="T44">18</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9" calcext:value-type="float">
            <text:p>19</text:p>
          </table:table-cell>
          <table:table-cell table:style-name="ce535" office:value-type="float" office:value="0.510790343657531" calcext:value-type="float">
            <text:p>0,510790343657531</text:p>
          </table:table-cell>
          <table:table-cell table:style-name="ce681" office:value-type="string" calcext:value-type="string">
            <text:p>y<text:span text:style-name="T44">19</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0" calcext:value-type="float">
            <text:p>20</text:p>
          </table:table-cell>
          <table:table-cell table:style-name="ce634" office:value-type="float" office:value="0.0675065454798597" calcext:value-type="float">
            <text:p>0,06750654547986</text:p>
          </table:table-cell>
          <table:table-cell table:style-name="ce681" office:value-type="string" calcext:value-type="string">
            <text:p>y<text:span text:style-name="T44">20</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2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21" calcext:value-type="float">
            <text:p>21</text:p>
          </table:table-cell>
          <table:table-cell table:style-name="ce535" office:value-type="float" office:value="0.990960722197289" calcext:value-type="float">
            <text:p>0,990960722197289</text:p>
          </table:table-cell>
          <table:table-cell table:style-name="ce681" office:value-type="string" calcext:value-type="string">
            <text:p>y<text:span text:style-name="T44">21</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2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2" calcext:value-type="float">
            <text:p>22</text:p>
          </table:table-cell>
          <table:table-cell table:style-name="ce634" office:value-type="float" office:value="0.366629087057264" calcext:value-type="float">
            <text:p>0,366629087057264</text:p>
          </table:table-cell>
          <table:table-cell table:style-name="ce681" office:value-type="string" calcext:value-type="string">
            <text:p>y<text:span text:style-name="T16">22</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23" calcext:value-type="float">
            <text:p>23</text:p>
          </table:table-cell>
          <table:table-cell table:style-name="ce535" office:value-type="float" office:value="0.705913503648299" calcext:value-type="float">
            <text:p>0,705913503648299</text:p>
          </table:table-cell>
          <table:table-cell table:style-name="ce681" office:value-type="string" calcext:value-type="string">
            <text:p>y<text:span text:style-name="T16">2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4" calcext:value-type="float">
            <text:p>24</text:p>
          </table:table-cell>
          <table:table-cell table:style-name="ce634" office:value-type="float" office:value="0.0462376679554328" calcext:value-type="float">
            <text:p>0,046237667955433</text:p>
          </table:table-cell>
          <table:table-cell table:style-name="ce681" office:value-type="string" calcext:value-type="string">
            <text:p>y<text:span text:style-name="T16">2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25" calcext:value-type="float">
            <text:p>25</text:p>
          </table:table-cell>
          <table:table-cell table:style-name="ce535" office:value-type="float" office:value="0.436584304149206" calcext:value-type="float">
            <text:p>0,436584304149206</text:p>
          </table:table-cell>
          <table:table-cell table:style-name="ce681" office:value-type="string" calcext:value-type="string">
            <text:p>y<text:span text:style-name="T16">2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5">
          <table:table-cell table:style-name="ce902" table:number-columns-repeated="25"/>
          <table:table-cell table:number-columns-repeated="34"/>
          <table:table-cell table:style-name="ce1118" table:number-columns-repeated="11"/>
          <table:table-cell table:number-columns-repeated="23"/>
        </table:table-row>
        <table:table-row table:style-name="ro5">
          <table:table-cell table:style-name="ce902" table:number-columns-repeated="2"/>
          <table:table-cell table:style-name="ce682"/>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815"/>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1029"/>
          <table:table-cell table:number-columns-repeated="66"/>
        </table:table-row>
        <table:table-row table:style-name="ro5">
          <table:table-cell table:style-name="ce902" table:number-columns-repeated="2"/>
          <table:table-cell table:style-name="ce682"/>
          <table:table-cell table:style-name="ce699" office:value-type="string" calcext:value-type="string" table:number-columns-spanned="11" table:number-rows-spanned="1">
            <text:p>Abscisses pour le tableau de signes</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text:p>
          </table:table-cell>
          <table:covered-table-cell table:number-columns-repeated="10" table:style-name="ce858"/>
          <table:table-cell table:number-columns-repeated="67"/>
        </table:table-row>
        <table:table-row table:style-name="ro5">
          <table:table-cell table:style-name="ce902" table:number-columns-repeated="2"/>
          <table:table-cell table:style-name="ce534" office:value-type="string" calcext:value-type="string">
            <text:p>x</text:p>
          </table:table-cell>
          <table:table-cell table:style-name="ce700" table:formula="of:=IF(ISBLANK(INDIRECT(CONCATENATE([.D128]&amp;(ROW([.$C$130])+[.$U$102]))));&quot;&quot;;INDIRECT(CONCATENATE([.D128]&amp;(ROW([.$C$130])+[.$U$102]))))" office:value-type="float" office:value="-8" calcext:value-type="float">
            <text:p>-8</text:p>
          </table:table-cell>
          <table:table-cell table:style-name="ce700" table:formula="of:=IF(ISBLANK(INDIRECT(CONCATENATE([.E128]&amp;(ROW([.$C$130])+[.$U$102]))));&quot;&quot;;INDIRECT(CONCATENATE([.E128]&amp;(ROW([.$C$130])+[.$U$102]))))">
            <text:p/>
          </table:table-cell>
          <table:table-cell table:style-name="ce700" table:formula="of:=IF(ISBLANK(INDIRECT(CONCATENATE([.F128]&amp;(ROW([.$C$130])+[.$U$102]))));&quot;&quot;;INDIRECT(CONCATENATE([.F128]&amp;(ROW([.$C$130])+[.$U$102]))))" office:value-type="float" office:value="-4" calcext:value-type="float">
            <text:p>-4</text:p>
          </table:table-cell>
          <table:table-cell table:style-name="ce700" table:formula="of:=IF(ISBLANK(INDIRECT(CONCATENATE([.G128]&amp;(ROW([.$C$130])+[.$U$102]))));&quot;&quot;;INDIRECT(CONCATENATE([.G128]&amp;(ROW([.$C$130])+[.$U$102]))))">
            <text:p/>
          </table:table-cell>
          <table:table-cell table:style-name="ce700" table:formula="of:=IF(ISBLANK(INDIRECT(CONCATENATE([.H128]&amp;(ROW([.$C$130])+[.$U$102]))));&quot;&quot;;INDIRECT(CONCATENATE([.H128]&amp;(ROW([.$C$130])+[.$U$102]))))" office:value-type="float" office:value="4" calcext:value-type="float">
            <text:p>4</text:p>
          </table:table-cell>
          <table:table-cell table:style-name="ce700" table:formula="of:=IF(ISBLANK(INDIRECT(CONCATENATE([.I128]&amp;(ROW([.$C$130])+[.$U$102]))));&quot;&quot;;INDIRECT(CONCATENATE([.I128]&amp;(ROW([.$C$130])+[.$U$102]))))">
            <text:p/>
          </table:table-cell>
          <table:table-cell table:style-name="ce700" table:formula="of:=IF(ISBLANK(INDIRECT(CONCATENATE([.J128]&amp;(ROW([.$C$130])+[.$U$102]))));&quot;&quot;;INDIRECT(CONCATENATE([.J128]&amp;(ROW([.$C$130])+[.$U$102]))))" office:value-type="float" office:value="8" calcext:value-type="float">
            <text:p>8</text:p>
          </table:table-cell>
          <table:table-cell table:style-name="ce700" table:formula="of:=IF(ISBLANK(INDIRECT(CONCATENATE([.K128]&amp;(ROW([.$C$130])+[.$U$102]))));&quot;&quot;;INDIRECT(CONCATENATE([.K128]&amp;(ROW([.$C$130])+[.$U$102]))))">
            <text:p/>
          </table:table-cell>
          <table:table-cell table:style-name="ce700" table:formula="of:=IF(ISBLANK(INDIRECT(CONCATENATE([.L128]&amp;(ROW([.$C$130])+[.$U$102]))));&quot;&quot;;INDIRECT(CONCATENATE([.L128]&amp;(ROW([.$C$130])+[.$U$102]))))">
            <text:p/>
          </table:table-cell>
          <table:table-cell table:style-name="ce700" table:formula="of:=IF(ISBLANK(INDIRECT(CONCATENATE([.M128]&amp;(ROW([.$C$130])+[.$U$102]))));&quot;&quot;;INDIRECT(CONCATENATE([.M128]&amp;(ROW([.$C$130])+[.$U$102]))))">
            <text:p/>
          </table:table-cell>
          <table:table-cell table:style-name="ce700" table:formula="of:=IF(ISBLANK(INDIRECT(CONCATENATE([.N128]&amp;(ROW([.$C$130])+[.$U$102]))));&quot;&quot;;INDIRECT(CONCATENATE([.N128]&amp;(ROW([.$C$130])+[.$U$102]))))">
            <text:p/>
          </table:table-cell>
          <table:table-cell table:style-name="ce944" office:value-type="string" calcext:value-type="string">
            <text:p>Signe</text:p>
          </table:table-cell>
          <table:table-cell table:style-name="ce700" table:formula="of:=IF(ISBLANK(INDIRECT(CONCATENATE([.P128]&amp;(ROW([.$C$130])+[.$U$102]))));&quot;&quot;;INDIRECT(CONCATENATE([.P128]&amp;(ROW([.$C$130])+[.$U$102]))))">
            <text:p/>
          </table:table-cell>
          <table:table-cell table:style-name="ce700" table:formula="of:=IF(ISBLANK(INDIRECT(CONCATENATE([.Q128]&amp;(ROW([.$C$130])+[.$U$102]))));&quot;&quot;;INDIRECT(CONCATENATE([.Q128]&amp;(ROW([.$C$130])+[.$U$102]))))" office:value-type="string" office:string-value="-" calcext:value-type="string">
            <text:p>-</text:p>
          </table:table-cell>
          <table:table-cell table:style-name="ce700" table:formula="of:=IF(ISBLANK(INDIRECT(CONCATENATE([.R128]&amp;(ROW([.$C$130])+[.$U$102]))));&quot;&quot;;INDIRECT(CONCATENATE([.R128]&amp;(ROW([.$C$130])+[.$U$102]))))" office:value-type="float" office:value="0" calcext:value-type="float">
            <text:p>0</text:p>
          </table:table-cell>
          <table:table-cell table:style-name="ce700" table:formula="of:=IF(ISBLANK(INDIRECT(CONCATENATE([.S128]&amp;(ROW([.$C$130])+[.$U$102]))));&quot;&quot;;INDIRECT(CONCATENATE([.S128]&amp;(ROW([.$C$130])+[.$U$102]))))" office:value-type="string" office:string-value="-" calcext:value-type="string">
            <text:p>-</text:p>
          </table:table-cell>
          <table:table-cell table:style-name="ce700" table:formula="of:=IF(ISBLANK(INDIRECT(CONCATENATE([.T128]&amp;(ROW([.$C$130])+[.$U$102]))));&quot;&quot;;INDIRECT(CONCATENATE([.T128]&amp;(ROW([.$C$130])+[.$U$102]))))" office:value-type="float" office:value="0" calcext:value-type="float">
            <text:p>0</text:p>
          </table:table-cell>
          <table:table-cell table:style-name="ce700" table:formula="of:=IF(ISBLANK(INDIRECT(CONCATENATE([.U128]&amp;(ROW([.$C$130])+[.$U$102]))));&quot;&quot;;INDIRECT(CONCATENATE([.U128]&amp;(ROW([.$C$130])+[.$U$102]))))" office:value-type="string" office:string-value="-" calcext:value-type="string">
            <text:p>-</text:p>
          </table:table-cell>
          <table:table-cell table:style-name="ce700" table:formula="of:=IF(ISBLANK(INDIRECT(CONCATENATE([.V128]&amp;(ROW([.$C$130])+[.$U$102]))));&quot;&quot;;INDIRECT(CONCATENATE([.V128]&amp;(ROW([.$C$130])+[.$U$102]))))">
            <text:p/>
          </table:table-cell>
          <table:table-cell table:style-name="ce700" table:formula="of:=IF(ISBLANK(INDIRECT(CONCATENATE([.W128]&amp;(ROW([.$C$130])+[.$U$102]))));&quot;&quot;;INDIRECT(CONCATENATE([.W128]&amp;(ROW([.$C$130])+[.$U$102]))))">
            <text:p/>
          </table:table-cell>
          <table:table-cell table:style-name="ce700" table:formula="of:=IF(ISBLANK(INDIRECT(CONCATENATE([.X128]&amp;(ROW([.$C$130])+[.$U$102]))));&quot;&quot;;INDIRECT(CONCATENATE([.X128]&amp;(ROW([.$C$130])+[.$U$102]))))">
            <text:p/>
          </table:table-cell>
          <table:table-cell table:style-name="ce700" table:formula="of:=IF(ISBLANK(INDIRECT(CONCATENATE([.Y128]&amp;(ROW([.$C$130])+[.$U$102]))));&quot;&quot;;INDIRECT(CONCATENATE([.Y128]&amp;(ROW([.$C$130])+[.$U$102]))))">
            <text:p/>
          </table:table-cell>
          <table:table-cell table:style-name="ce700" table:formula="of:=IF(ISBLANK(INDIRECT(CONCATENATE([.Z128]&amp;(ROW([.$C$130])+[.$U$102]))));&quot;&quot;;INDIRECT(CONCATENATE([.Z128]&amp;(ROW([.$C$130])+[.$U$102]))))">
            <text:p/>
          </table:table-cell>
          <table:table-cell table:number-columns-repeated="67"/>
        </table:table-row>
        <table:table-row table:style-name="ro5">
          <table:table-cell table:style-name="ce902"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 calcext:value-type="float">
            <text:p>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style-name="ce587"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2" calcext:value-type="float">
            <text:p>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5">
          <table:table-cell table:style-name="ce902"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3" calcext:value-type="float">
            <text:p>3</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number-columns-repeated="67"/>
        </table:table-row>
        <table:table-row table:style-name="ro5">
          <table:table-cell table:style-name="ce902"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4" calcext:value-type="float">
            <text:p>4</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5">
          <table:table-cell table:style-name="ce902"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5" calcext:value-type="float">
            <text:p>5</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6" calcext:value-type="float">
            <text:p>6</text:p>
          </table:table-cell>
          <table:table-cell table:style-name="ce835"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835"/>
          <table:table-cell table:style-name="ce634" table:number-columns-repeated="5"/>
          <table:table-cell table:number-columns-repeated="67"/>
        </table:table-row>
        <table:table-row table:style-name="ro5">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4"/>
          <table:table-cell table:style-name="ce584" office:value-type="float" office:value="7" calcext:value-type="float">
            <text:p>7</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5"/>
          <table:table-cell table:number-columns-repeated="67"/>
        </table:table-row>
        <table:table-row table:style-name="ro5">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8" calcext:value-type="float">
            <text:p>8</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5">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9" calcext:value-type="float">
            <text:p>9</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6" calcext:value-type="float">
            <text:p>-6</text:p>
          </table:table-cell>
          <table:table-cell table:style-name="ce634"/>
          <table:table-cell table:style-name="ce634" office:value-type="float" office:value="-2" calcext:value-type="float">
            <text:p>-2</text:p>
          </table:table-cell>
          <table:table-cell table:style-name="ce634"/>
          <table:table-cell table:style-name="ce634" office:value-type="float" office:value="2" calcext:value-type="float">
            <text:p>2</text:p>
          </table:table-cell>
          <table:table-cell table:style-name="ce634"/>
          <table:table-cell table:style-name="ce634" office:value-type="float" office:value="6" calcext:value-type="float">
            <text:p>6</text:p>
          </table:table-cell>
          <table:table-cell table:style-name="ce634"/>
          <table:table-cell table:style-name="ce634" office:value-type="float" office:value="8" calcext:value-type="float">
            <text:p>8</text:p>
          </table:table-cell>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table-cell table:number-columns-repeated="67"/>
        </table:table-row>
        <table:table-row table:style-name="ro5">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0" calcext:value-type="float">
            <text:p>0</text:p>
          </table:table-cell>
          <table:table-cell table:style-name="ce535"/>
          <table:table-cell table:style-name="ce535" office:value-type="float" office:value="8" calcext:value-type="float">
            <text:p>8</text:p>
          </table:table-cell>
          <table:table-cell table:style-name="ce535" table:number-columns-repeated="6"/>
          <table:table-cell table:style-name="ce584" office:value-type="float" office:value="11" calcext:value-type="float">
            <text:p>1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6"/>
          <table:table-cell table:number-columns-repeated="67"/>
        </table:table-row>
        <table:table-row table:style-name="ro5">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12" calcext:value-type="float">
            <text:p>1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5">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67"/>
        </table:table-row>
        <table:table-row table:style-name="ro5">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67"/>
        </table:table-row>
        <table:table-row table:style-name="ro5">
          <table:table-cell table:number-columns-repeated="93"/>
        </table:table-row>
        <table:table-row table:style-name="ro5">
          <table:table-cell table:number-columns-repeated="2"/>
          <table:table-cell table:style-name="ce682"/>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815"/>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815"/>
          <table:table-cell table:style-name="ce923" office:value-type="string" calcext:value-type="string">
            <text:p>AB</text:p>
          </table:table-cell>
          <table:table-cell table:style-name="ce923" office:value-type="string" calcext:value-type="string">
            <text:p>AC</text:p>
          </table:table-cell>
          <table:table-cell table:style-name="ce923" office:value-type="string" calcext:value-type="string">
            <text:p>AD</text:p>
          </table:table-cell>
          <table:table-cell table:style-name="ce923" office:value-type="string" calcext:value-type="string">
            <text:p>AE</text:p>
          </table:table-cell>
          <table:table-cell table:style-name="ce923" office:value-type="string" calcext:value-type="string">
            <text:p>AF</text:p>
          </table:table-cell>
          <table:table-cell table:style-name="ce923" office:value-type="string" calcext:value-type="string">
            <text:p>AG</text:p>
          </table:table-cell>
          <table:table-cell table:style-name="ce923" office:value-type="string" calcext:value-type="string">
            <text:p>AH</text:p>
          </table:table-cell>
          <table:table-cell table:style-name="ce923" office:value-type="string" calcext:value-type="string">
            <text:p>AI</text:p>
          </table:table-cell>
          <table:table-cell table:style-name="ce923" office:value-type="string" calcext:value-type="string">
            <text:p>AJ</text:p>
          </table:table-cell>
          <table:table-cell table:style-name="ce923" office:value-type="string" calcext:value-type="string">
            <text:p>AK</text:p>
          </table:table-cell>
          <table:table-cell table:style-name="ce923" office:value-type="string" calcext:value-type="string">
            <text:p>AL</text:p>
          </table:table-cell>
          <table:table-cell table:number-columns-repeated="55"/>
        </table:table-row>
        <table:table-row table:style-name="ro5">
          <table:table-cell table:number-columns-repeated="2"/>
          <table:table-cell table:style-name="ce682"/>
          <table:table-cell table:style-name="ce699" office:value-type="string" calcext:value-type="string" table:number-columns-spanned="11" table:number-rows-spanned="1">
            <text:p>Abscisses pour le tableau de variation</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 dérivée</text:p>
          </table:table-cell>
          <table:covered-table-cell table:number-columns-repeated="10" table:style-name="ce858"/>
          <table:table-cell table:style-name="ce682"/>
          <table:table-cell table:style-name="ce699" office:value-type="string" calcext:value-type="string" table:number-columns-spanned="11" table:number-rows-spanned="1">
            <text:p>Ordonnées des extremums pour le tableau de variation</text:p>
          </table:table-cell>
          <table:covered-table-cell table:number-columns-repeated="10" table:style-name="ce858"/>
          <table:table-cell table:number-columns-repeated="55"/>
        </table:table-row>
        <table:table-row table:style-name="ro5">
          <table:table-cell table:number-columns-repeated="2"/>
          <table:table-cell table:style-name="ce534" office:value-type="string" calcext:value-type="string">
            <text:p>x</text:p>
          </table:table-cell>
          <table:table-cell table:style-name="ce700" table:formula="of:=IF(ISBLANK(INDIRECT(CONCATENATE([.D157]&amp;(ROW([.$C$159])+[.$U$102]))));&quot;&quot;;INDIRECT(CONCATENATE([.D157]&amp;(ROW([.$C$159])+[.$U$102]))))" office:value-type="float" office:value="-8" calcext:value-type="float">
            <text:p>-8</text:p>
          </table:table-cell>
          <table:table-cell table:style-name="ce700" table:formula="of:=IF(ISBLANK(INDIRECT(CONCATENATE([.E157]&amp;(ROW([.$C$159])+[.$U$102]))));&quot;&quot;;INDIRECT(CONCATENATE([.E157]&amp;(ROW([.$C$159])+[.$U$102]))))">
            <text:p/>
          </table:table-cell>
          <table:table-cell table:style-name="ce700" table:formula="of:=IF(ISBLANK(INDIRECT(CONCATENATE([.F157]&amp;(ROW([.$C$159])+[.$U$102]))));&quot;&quot;;INDIRECT(CONCATENATE([.F157]&amp;(ROW([.$C$159])+[.$U$102]))))" office:value-type="float" office:value="-4" calcext:value-type="float">
            <text:p>-4</text:p>
          </table:table-cell>
          <table:table-cell table:style-name="ce700" table:formula="of:=IF(ISBLANK(INDIRECT(CONCATENATE([.G157]&amp;(ROW([.$C$159])+[.$U$102]))));&quot;&quot;;INDIRECT(CONCATENATE([.G157]&amp;(ROW([.$C$159])+[.$U$102]))))">
            <text:p/>
          </table:table-cell>
          <table:table-cell table:style-name="ce700" table:formula="of:=IF(ISBLANK(INDIRECT(CONCATENATE([.H157]&amp;(ROW([.$C$159])+[.$U$102]))));&quot;&quot;;INDIRECT(CONCATENATE([.H157]&amp;(ROW([.$C$159])+[.$U$102]))))" office:value-type="float" office:value="0" calcext:value-type="float">
            <text:p>0</text:p>
          </table:table-cell>
          <table:table-cell table:style-name="ce700" table:formula="of:=IF(ISBLANK(INDIRECT(CONCATENATE([.I157]&amp;(ROW([.$C$159])+[.$U$102]))));&quot;&quot;;INDIRECT(CONCATENATE([.I157]&amp;(ROW([.$C$159])+[.$U$102]))))">
            <text:p/>
          </table:table-cell>
          <table:table-cell table:style-name="ce700" table:formula="of:=IF(ISBLANK(INDIRECT(CONCATENATE([.J157]&amp;(ROW([.$C$159])+[.$U$102]))));&quot;&quot;;INDIRECT(CONCATENATE([.J157]&amp;(ROW([.$C$159])+[.$U$102]))))" office:value-type="float" office:value="4" calcext:value-type="float">
            <text:p>4</text:p>
          </table:table-cell>
          <table:table-cell table:style-name="ce700" table:formula="of:=IF(ISBLANK(INDIRECT(CONCATENATE([.K157]&amp;(ROW([.$C$159])+[.$U$102]))));&quot;&quot;;INDIRECT(CONCATENATE([.K157]&amp;(ROW([.$C$159])+[.$U$102]))))">
            <text:p/>
          </table:table-cell>
          <table:table-cell table:style-name="ce700" table:formula="of:=IF(ISBLANK(INDIRECT(CONCATENATE([.L157]&amp;(ROW([.$C$159])+[.$U$102]))));&quot;&quot;;INDIRECT(CONCATENATE([.L157]&amp;(ROW([.$C$159])+[.$U$102]))))" office:value-type="float" office:value="8" calcext:value-type="float">
            <text:p>8</text:p>
          </table:table-cell>
          <table:table-cell table:style-name="ce700" table:formula="of:=IF(ISBLANK(INDIRECT(CONCATENATE([.M157]&amp;(ROW([.$C$159])+[.$U$102]))));&quot;&quot;;INDIRECT(CONCATENATE([.M157]&amp;(ROW([.$C$159])+[.$U$102]))))">
            <text:p/>
          </table:table-cell>
          <table:table-cell table:style-name="ce700" table:formula="of:=IF(ISBLANK(INDIRECT(CONCATENATE([.N157]&amp;(ROW([.$C$159])+[.$U$102]))));&quot;&quot;;INDIRECT(CONCATENATE([.N157]&amp;(ROW([.$C$159])+[.$U$102]))))">
            <text:p/>
          </table:table-cell>
          <table:table-cell table:style-name="ce944" office:value-type="string" calcext:value-type="string">
            <text:p>Signe</text:p>
          </table:table-cell>
          <table:table-cell table:style-name="ce700" table:formula="of:=IF(ISBLANK(INDIRECT(CONCATENATE([.P157]&amp;(ROW([.$C$159])+[.$U$102]))));&quot;&quot;;INDIRECT(CONCATENATE([.P157]&amp;(ROW([.$C$159])+[.$U$102]))))" office:value-type="float" office:value="0" calcext:value-type="float">
            <text:p>0</text:p>
          </table:table-cell>
          <table:table-cell table:style-name="ce700" table:formula="of:=IF(ISBLANK(INDIRECT(CONCATENATE([.Q157]&amp;(ROW([.$C$159])+[.$U$102]))));&quot;&quot;;INDIRECT(CONCATENATE([.Q157]&amp;(ROW([.$C$159])+[.$U$102]))))" office:value-type="string" office:string-value="+" calcext:value-type="string">
            <text:p>+</text:p>
          </table:table-cell>
          <table:table-cell table:style-name="ce700" table:formula="of:=IF(ISBLANK(INDIRECT(CONCATENATE([.R157]&amp;(ROW([.$C$159])+[.$U$102]))));&quot;&quot;;INDIRECT(CONCATENATE([.R157]&amp;(ROW([.$C$159])+[.$U$102]))))" office:value-type="float" office:value="0" calcext:value-type="float">
            <text:p>0</text:p>
          </table:table-cell>
          <table:table-cell table:style-name="ce700" table:formula="of:=IF(ISBLANK(INDIRECT(CONCATENATE([.S157]&amp;(ROW([.$C$159])+[.$U$102]))));&quot;&quot;;INDIRECT(CONCATENATE([.S157]&amp;(ROW([.$C$159])+[.$U$102]))))" office:value-type="string" office:string-value="-" calcext:value-type="string">
            <text:p>-</text:p>
          </table:table-cell>
          <table:table-cell table:style-name="ce700" table:formula="of:=IF(ISBLANK(INDIRECT(CONCATENATE([.T157]&amp;(ROW([.$C$159])+[.$U$102]))));&quot;&quot;;INDIRECT(CONCATENATE([.T157]&amp;(ROW([.$C$159])+[.$U$102]))))" office:value-type="float" office:value="0" calcext:value-type="float">
            <text:p>0</text:p>
          </table:table-cell>
          <table:table-cell table:style-name="ce700" table:formula="of:=IF(ISBLANK(INDIRECT(CONCATENATE([.U157]&amp;(ROW([.$C$159])+[.$U$102]))));&quot;&quot;;INDIRECT(CONCATENATE([.U157]&amp;(ROW([.$C$159])+[.$U$102]))))" office:value-type="string" office:string-value="+" calcext:value-type="string">
            <text:p>+</text:p>
          </table:table-cell>
          <table:table-cell table:style-name="ce700" table:formula="of:=IF(ISBLANK(INDIRECT(CONCATENATE([.V157]&amp;(ROW([.$C$159])+[.$U$102]))));&quot;&quot;;INDIRECT(CONCATENATE([.V157]&amp;(ROW([.$C$159])+[.$U$102]))))" office:value-type="float" office:value="0" calcext:value-type="float">
            <text:p>0</text:p>
          </table:table-cell>
          <table:table-cell table:style-name="ce700" table:formula="of:=IF(ISBLANK(INDIRECT(CONCATENATE([.W157]&amp;(ROW([.$C$159])+[.$U$102]))));&quot;&quot;;INDIRECT(CONCATENATE([.W157]&amp;(ROW([.$C$159])+[.$U$102]))))" office:value-type="string" office:string-value="-" calcext:value-type="string">
            <text:p>-</text:p>
          </table:table-cell>
          <table:table-cell table:style-name="ce700" table:formula="of:=IF(ISBLANK(INDIRECT(CONCATENATE([.X157]&amp;(ROW([.$C$159])+[.$U$102]))));&quot;&quot;;INDIRECT(CONCATENATE([.X157]&amp;(ROW([.$C$159])+[.$U$102]))))" office:value-type="float" office:value="0" calcext:value-type="float">
            <text:p>0</text:p>
          </table:table-cell>
          <table:table-cell table:style-name="ce700" table:formula="of:=IF(ISBLANK(INDIRECT(CONCATENATE([.Y157]&amp;(ROW([.$C$159])+[.$U$102]))));&quot;&quot;;INDIRECT(CONCATENATE([.Y157]&amp;(ROW([.$C$159])+[.$U$102]))))">
            <text:p/>
          </table:table-cell>
          <table:table-cell table:style-name="ce700" table:formula="of:=IF(ISBLANK(INDIRECT(CONCATENATE([.Z157]&amp;(ROW([.$C$159])+[.$U$102]))));&quot;&quot;;INDIRECT(CONCATENATE([.Z157]&amp;(ROW([.$C$159])+[.$U$102]))))">
            <text:p/>
          </table:table-cell>
          <table:table-cell table:style-name="ce944" office:value-type="string" calcext:value-type="string">
            <text:p>y</text:p>
          </table:table-cell>
          <table:table-cell table:style-name="ce700" table:formula="of:=IF(ISBLANK(INDIRECT(CONCATENATE([.AB157]&amp;(ROW([.$C$159])+[.$U$102]))));&quot;&quot;;INDIRECT(CONCATENATE([.AB157]&amp;(ROW([.$C$159])+[.$U$102]))))" office:value-type="float" office:value="-6" calcext:value-type="float">
            <text:p>-6</text:p>
          </table:table-cell>
          <table:table-cell table:style-name="ce700" table:formula="of:=IF(ISBLANK(INDIRECT(CONCATENATE([.AC157]&amp;(ROW([.$C$159])+[.$U$102]))));&quot;&quot;;INDIRECT(CONCATENATE([.AC157]&amp;(ROW([.$C$159])+[.$U$102]))))">
            <text:p/>
          </table:table-cell>
          <table:table-cell table:style-name="ce700" table:formula="of:=IF(ISBLANK(INDIRECT(CONCATENATE([.AD157]&amp;(ROW([.$C$159])+[.$U$102]))));&quot;&quot;;INDIRECT(CONCATENATE([.AD157]&amp;(ROW([.$C$159])+[.$U$102]))))" office:value-type="float" office:value="0" calcext:value-type="float">
            <text:p>0</text:p>
          </table:table-cell>
          <table:table-cell table:style-name="ce700" table:formula="of:=IF(ISBLANK(INDIRECT(CONCATENATE([.AE157]&amp;(ROW([.$C$159])+[.$U$102]))));&quot;&quot;;INDIRECT(CONCATENATE([.AE157]&amp;(ROW([.$C$159])+[.$U$102]))))">
            <text:p/>
          </table:table-cell>
          <table:table-cell table:style-name="ce700" table:formula="of:=IF(ISBLANK(INDIRECT(CONCATENATE([.AF157]&amp;(ROW([.$C$159])+[.$U$102]))));&quot;&quot;;INDIRECT(CONCATENATE([.AF157]&amp;(ROW([.$C$159])+[.$U$102]))))" office:value-type="float" office:value="-6" calcext:value-type="float">
            <text:p>-6</text:p>
          </table:table-cell>
          <table:table-cell table:style-name="ce700" table:formula="of:=IF(ISBLANK(INDIRECT(CONCATENATE([.AG157]&amp;(ROW([.$C$159])+[.$U$102]))));&quot;&quot;;INDIRECT(CONCATENATE([.AG157]&amp;(ROW([.$C$159])+[.$U$102]))))">
            <text:p/>
          </table:table-cell>
          <table:table-cell table:style-name="ce700" table:formula="of:=IF(ISBLANK(INDIRECT(CONCATENATE([.AH157]&amp;(ROW([.$C$159])+[.$U$102]))));&quot;&quot;;INDIRECT(CONCATENATE([.AH157]&amp;(ROW([.$C$159])+[.$U$102]))))" office:value-type="float" office:value="0" calcext:value-type="float">
            <text:p>0</text:p>
          </table:table-cell>
          <table:table-cell table:style-name="ce700" table:formula="of:=IF(ISBLANK(INDIRECT(CONCATENATE([.AI157]&amp;(ROW([.$C$159])+[.$U$102]))));&quot;&quot;;INDIRECT(CONCATENATE([.AI157]&amp;(ROW([.$C$159])+[.$U$102]))))">
            <text:p/>
          </table:table-cell>
          <table:table-cell table:style-name="ce700" table:formula="of:=IF(ISBLANK(INDIRECT(CONCATENATE([.AJ157]&amp;(ROW([.$C$159])+[.$U$102]))));&quot;&quot;;INDIRECT(CONCATENATE([.AJ157]&amp;(ROW([.$C$159])+[.$U$102]))))" office:value-type="float" office:value="-9" calcext:value-type="float">
            <text:p>-9</text:p>
          </table:table-cell>
          <table:table-cell table:style-name="ce700" table:formula="of:=IF(ISBLANK(INDIRECT(CONCATENATE([.AK157]&amp;(ROW([.$C$159])+[.$U$102]))));&quot;&quot;;INDIRECT(CONCATENATE([.AK157]&amp;(ROW([.$C$159])+[.$U$102]))))">
            <text:p/>
          </table:table-cell>
          <table:table-cell table:style-name="ce700" table:formula="of:=IF(ISBLANK(INDIRECT(CONCATENATE([.AL157]&amp;(ROW([.$C$159])+[.$U$102]))));&quot;&quot;;INDIRECT(CONCATENATE([.AL157]&amp;(ROW([.$C$159])+[.$U$102]))))">
            <text:p/>
          </table:table-cell>
          <table:table-cell table:number-columns-repeated="55"/>
        </table:table-row>
        <table:table-row table:style-name="ro5">
          <table:table-cell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1" calcext:value-type="float">
            <text:p>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1" calcext:value-type="float">
            <text:p>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2" calcext:value-type="float">
            <text:p>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2" calcext:value-type="float">
            <text:p>2</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5">
          <table:table-cell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3" calcext:value-type="float">
            <text:p>3</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style-name="ce584" office:value-type="float" office:value="3" calcext:value-type="float">
            <text:p>3</text:p>
          </table:table-cell>
          <table:table-cell table:style-name="ce629"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629" table:formula="of:=-[.$Z$100]" office:value-type="float" office:value="-7" calcext:value-type="float">
            <text:p>-7</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4" calcext:value-type="float">
            <text:p>4</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style-name="ce584" office:value-type="float" office:value="4" calcext:value-type="float">
            <text:p>4</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number-columns-repeated="6"/>
          <table:table-cell table:number-columns-repeated="55"/>
        </table:table-row>
        <table:table-row table:style-name="ro5">
          <table:table-cell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5" calcext:value-type="float">
            <text:p>5</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5" calcext:value-type="float">
            <text:p>5</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629"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6" calcext:value-type="float">
            <text:p>6</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6" calcext:value-type="float">
            <text:p>6</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7" calcext:value-type="float">
            <text:p>7</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7" calcext:value-type="float">
            <text:p>7</text:p>
          </table:table-cell>
          <table:table-cell table:style-name="ce629"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Y$100]" office:value-type="float" office:value="9" calcext:value-type="float">
            <text:p>9</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8" calcext:value-type="float">
            <text:p>8</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8" calcext:value-type="float">
            <text:p>8</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5">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9" calcext:value-type="float">
            <text:p>9</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9" calcext:value-type="float">
            <text:p>9</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535" table:formula="of:=[.$Z$100]" office:value-type="float" office:value="7" calcext:value-type="float">
            <text:p>7</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10" calcext:value-type="float">
            <text:p>10</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table-cell table:style-name="ce634" table:formula="of:=[.$Z$100]" office:value-type="float" office:value="7" calcext:value-type="float">
            <text:p>7</text:p>
          </table:table-cell>
          <table:table-cell table:style-name="ce634"/>
          <table:table-cell table:style-name="ce634" table:formula="of:=-[.$AA$100]" office:value-type="float" office:value="-7" calcext:value-type="float">
            <text:p>-7</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1" calcext:value-type="float">
            <text:p>1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11" calcext:value-type="float">
            <text:p>1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2" calcext:value-type="float">
            <text:p>1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2"/>
          <table:table-cell table:style-name="ce584" office:value-type="float" office:value="12" calcext:value-type="float">
            <text:p>12</text:p>
          </table:table-cell>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Y$100]" office:value-type="float" office:value="-9" calcext:value-type="float">
            <text:p>-9</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55"/>
        </table:table-row>
        <table:table-row table:style-name="ro5">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55"/>
        </table:table-row>
        <table:table-row table:style-name="ro5">
          <table:table-cell table:number-columns-repeated="93"/>
        </table:table-row>
        <table:table-row table:style-name="ro5">
          <table:table-cell table:style-name="ce897" office:value-type="string" calcext:value-type="string" table:number-columns-spanned="26" table:number-rows-spanned="1">
            <text:p>Données pour l’onglet Fonction homographique</text:p>
          </table:table-cell>
          <table:covered-table-cell table:number-columns-repeated="11" table:style-name="ce929"/>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29" table:number-columns-repeated="3"/>
          <table:table-cell table:number-columns-repeated="62"/>
        </table:table-row>
        <table:table-row table:style-name="ro5">
          <table:table-cell table:style-name="ce929" table:number-columns-repeated="12"/>
          <table:table-cell table:number-columns-repeated="4"/>
          <table:table-cell table:style-name="ce1029"/>
          <table:table-cell table:style-name="ce682" table:number-columns-repeated="2"/>
          <table:table-cell table:style-name="ce872" table:number-columns-repeated="8"/>
          <table:table-cell table:style-name="ce929" table:number-columns-repeated="5"/>
          <table:table-cell table:style-name="ce902" table:number-columns-repeated="7"/>
          <table:table-cell table:number-columns-repeated="54"/>
        </table:table-row>
        <table:table-row table:style-name="ro5">
          <table:table-cell table:style-name="ce923" office:value-type="string" calcext:value-type="string" table:number-columns-spanned="6" table:number-rows-spanned="1">
            <text:p>Tableau points tableau de signe</text:p>
          </table:table-cell>
          <table:covered-table-cell table:number-columns-repeated="5"/>
          <table:table-cell/>
          <table:table-cell table:style-name="ce748" office:value-type="string" calcext:value-type="string">
            <text:p>x moy</text:p>
          </table:table-cell>
          <table:table-cell table:style-name="ce748" office:value-type="string" calcext:value-type="string">
            <text:p>Racine</text:p>
          </table:table-cell>
          <table:table-cell table:number-columns-repeated="4"/>
          <table:table-cell table:style-name="ce923" office:value-type="string" calcext:value-type="string" table:number-columns-spanned="5" table:number-rows-spanned="1">
            <text:p>Tableau points tableau de variations</text:p>
          </table:table-cell>
          <table:covered-table-cell table:number-columns-repeated="4" table:style-name="ce902"/>
          <table:table-cell table:style-name="ce945" table:number-columns-repeated="8"/>
          <table:table-cell table:style-name="ce887"/>
          <table:table-cell table:style-name="ce739"/>
          <table:table-cell table:style-name="ce815" table:number-columns-repeated="7"/>
          <table:table-cell table:style-name="ce902" table:number-columns-repeated="4"/>
          <table:table-cell table:number-columns-repeated="54"/>
        </table:table-row>
        <table:table-row table:style-name="ro5">
          <table:table-cell table:style-name="ce564" office:value-type="string" calcext:value-type="string">
            <text:p>x</text:p>
          </table:table-cell>
          <table:table-cell table:style-name="ce625" office:value-type="float" office:value="-10" calcext:value-type="float">
            <text:p>-10</text:p>
          </table:table-cell>
          <table:table-cell table:style-name="ce772" table:formula="of:=IF(AND([.$F$208]&gt;=0;[.$P$190]=&quot;-&quot;);[.$I$189];IF([.$I$189]&lt;[.$E$208];[.$I$189];[.$E$208]))" office:value-type="float" office:value="0.5" calcext:value-type="float">
            <text:p>0,5</text:p>
          </table:table-cell>
          <table:table-cell table:style-name="ce676" table:formula="of:=IF([.$E$208]=0;0;&quot;&quot;)">
            <text:p/>
          </table:table-cell>
          <table:table-cell table:style-name="ce772" table:formula="of:=IF(AND([.$E$208]=0;[.$F$208]=0);&quot;&quot;;IF(AND([.$F$208]&gt;=0;[.T190]=&quot;-&quot;);[.$E$208];IF([.$I$189]&gt;[.$E$208];[.$I$189];[.$E$208])))" office:value-type="float" office:value="1" calcext:value-type="float">
            <text:p>1</text:p>
          </table:table-cell>
          <table:table-cell table:style-name="ce845" office:value-type="float" office:value="10" calcext:value-type="float">
            <text:p>10</text:p>
          </table:table-cell>
          <table:table-cell table:style-name="ce853"/>
          <table:table-cell table:style-name="ce592" table:formula="of:=0.5*([.$C$189]+[.$E$189])" office:value-type="float" office:value="0.75" calcext:value-type="float">
            <text:p>0,75</text:p>
          </table:table-cell>
          <table:table-cell table:style-name="ce592" table:formula="of:=-[.$B$208]/[.$A$208]" office:value-type="float" office:value="0.5" calcext:value-type="float">
            <text:p>0,5</text:p>
          </table:table-cell>
          <table:table-cell table:style-name="ce863" table:number-columns-repeated="3"/>
          <table:table-cell table:style-name="ce1107"/>
          <table:table-cell table:style-name="ce786" office:value-type="string" calcext:value-type="string" table:number-columns-spanned="2" table:number-rows-spanned="1">
            <text:p>x</text:p>
          </table:table-cell>
          <table:covered-table-cell table:style-name="ce907"/>
          <table:table-cell table:style-name="ce591" office:value-type="float" office:value="-10" calcext:value-type="float">
            <text:p>-10</text:p>
          </table:table-cell>
          <table:table-cell table:style-name="ce1151" table:number-columns-repeated="2"/>
          <table:table-cell table:style-name="ce1005" table:formula="of:=[.E208]" office:value-type="float" office:value="1" calcext:value-type="float">
            <text:p>1</text:p>
          </table:table-cell>
          <table:table-cell table:style-name="ce978"/>
          <table:table-cell table:style-name="ce1151"/>
          <table:table-cell table:style-name="ce988" office:value-type="float" office:value="10" calcext:value-type="float">
            <text:p>10</text:p>
          </table:table-cell>
          <table:table-cell table:style-name="ce1023" table:number-columns-repeated="4"/>
          <table:table-cell table:style-name="ce918" table:number-columns-spanned="1" table:number-rows-spanned="2"/>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596" table:formula="of:=IF([.C235]&lt;0;&quot;-&quot;;&quot;+&quot;)" office:value-type="string" office:string-value="-" calcext:value-type="string">
            <text:p>-</text:p>
          </table:table-cell>
          <table:table-cell table:style-name="ce773" table:formula="of:=IF([.$D$189]=[.$E$208];&quot;&quot;;IF([.C189]=[.$E$208];&quot;||&quot;;0))" office:value-type="float" office:value="0" calcext:value-type="float">
            <text:p>0</text:p>
          </table:table-cell>
          <table:table-cell table:style-name="ce1008" table:formula="of:=IF([.D189]=[.$E$208];&quot;||&quot;;IF(([.$A$208]*[.$H$189]+[.$B$208])/([.$C$208]*[.$H$189]+[.$D$208])&lt;0;&quot;-&quot;;&quot;+&quot;))" office:value-type="string" office:string-value="+" calcext:value-type="string">
            <text:p>+</text:p>
          </table:table-cell>
          <table:table-cell table:style-name="ce1008" table:formula="of:=IF([.$D$189]=[.$E$208];&quot;&quot;;IF([.E189]=[.$E$208];&quot;||&quot;;0))" office:value-type="string" office:string-value="||" calcext:value-type="string">
            <text:p>||</text:p>
          </table:table-cell>
          <table:table-cell table:style-name="ce846" table:formula="of:=IF([.C435]&lt;0;&quot;-&quot;;&quot;+&quot;)" office:value-type="string" office:string-value="-" calcext:value-type="string">
            <text:p>-</text:p>
          </table:table-cell>
          <table:table-cell table:style-name="ce631"/>
          <table:table-cell table:style-name="Default"/>
          <table:table-cell table:style-name="ce631" table:number-columns-repeated="4"/>
          <table:table-cell table:style-name="ce685"/>
          <table:table-cell table:style-name="ce933" office:value-type="string" calcext:value-type="string" table:number-columns-spanned="2" table:number-rows-spanned="1">
            <text:p>Signe de f '(x)</text:p>
          </table:table-cell>
          <table:covered-table-cell table:style-name="ce811"/>
          <table:table-cell table:style-name="ce663" table:formula="of:=IF([.$A$208]*[.$D$208]-[.$B$208]*[.$C$208]&lt;0;&quot;-&quot;;&quot;+&quot;)" office:value-type="string" office:string-value="+" calcext:value-type="string" table:number-columns-spanned="3" table:number-rows-spanned="1">
            <text:p>+</text:p>
          </table:table-cell>
          <table:covered-table-cell table:style-name="ce1008"/>
          <table:covered-table-cell table:style-name="ce1151"/>
          <table:table-cell table:style-name="ce1008" office:value-type="string" calcext:value-type="string">
            <text:p>||</text:p>
          </table:table-cell>
          <table:table-cell table:style-name="ce727" table:formula="of:=IF([.$A$208]*[.$D$208]-[.$B$208]*[.$C$208]&lt;0;&quot;-&quot;;&quot;+&quot;)" office:value-type="string" office:string-value="+" calcext:value-type="string" table:number-columns-spanned="3" table:number-rows-spanned="1">
            <text:p>+</text:p>
          </table:table-cell>
          <table:covered-table-cell table:style-name="ce1008"/>
          <table:covered-table-cell table:style-name="ce988"/>
          <table:table-cell table:style-name="ce887" table:number-columns-repeated="4"/>
          <table:covered-table-cell table:style-name="ce919"/>
          <table:table-cell table:style-name="ce785"/>
          <table:table-cell table:style-name="ce685" table:number-columns-repeated="7"/>
          <table:table-cell table:style-name="ce902" table:number-columns-repeated="4"/>
          <table:table-cell table:number-columns-repeated="54"/>
        </table:table-row>
        <table:table-row table:style-name="ro5">
          <table:table-cell table:style-name="ce565" office:value-type="string" calcext:value-type="string">
            <text:p>x</text:p>
          </table:table-cell>
          <table:table-cell table:style-name="ce627" table:formula="of:=IF(ISBLANK([$'Tableaux de signes et de variations'.B109]);0;IF(AND([.B189]=[$'Tableaux de signes et de variations'.B109];NOT(ISBLANK([$'Tableaux de signes et de variations'.B112])));1;-0.5))" office:value-type="float" office:value="0" calcext:value-type="float">
            <text:p>0</text:p>
          </table:table-cell>
          <table:table-cell table:style-name="ce678" table:formula="of:=IF(ISBLANK([$'Tableaux de signes et de variations'.C109]);0;IF(AND([.C189]=[$'Tableaux de signes et de variations'.C109];NOT(ISBLANK([$'Tableaux de signes et de variations'.C112])));1;-0.5))" office:value-type="float" office:value="0" calcext:value-type="float">
            <text:p>0</text:p>
          </table:table-cell>
          <table:table-cell table:style-name="ce678" table:formula="of:=IF(ISBLANK([$'Tableaux de signes et de variations'.D109]);0;IF(AND([.D189]=[$'Tableaux de signes et de variations'.D109];NOT(ISBLANK([$'Tableaux de signes et de variations'.D112])));1;-0.5))" office:value-type="float" office:value="0" calcext:value-type="float">
            <text:p>0</text:p>
          </table:table-cell>
          <table:table-cell table:style-name="ce678" table:formula="of:=IF(ISBLANK([$'Tableaux de signes et de variations'.E109]);0;IF(AND([.E189]=[$'Tableaux de signes et de variations'.E109];NOT(ISBLANK([$'Tableaux de signes et de variations'.E112])));1;-0.5))" office:value-type="float" office:value="0" calcext:value-type="float">
            <text:p>0</text:p>
          </table:table-cell>
          <table:table-cell table:style-name="ce778" table:formula="of:=IF(ISBLANK([$'Tableaux de signes et de variations'.F109]);0;IF(AND([.F189]=[$'Tableaux de signes et de variations'.F109];NOT(ISBLANK([$'Tableaux de signes et de variations'.F112])));1;-0.5))" office:value-type="float" office:value="0" calcext:value-type="float">
            <text:p>0</text:p>
          </table:table-cell>
          <table:table-cell table:style-name="ce1107" table:number-columns-repeated="7"/>
          <table:table-cell table:style-name="ce787" office:value-type="string" calcext:value-type="string" table:number-columns-spanned="2" table:number-rows-spanned="2">
            <text:p>Var de f</text:p>
          </table:table-cell>
          <table:covered-table-cell table:style-name="ce926"/>
          <table:table-cell table:style-name="ce949" table:formula="of:=IF([.$P$190]=&quot;-&quot;;[.$F$208];IF([.$P$190]=&quot;+&quot;;&quot;&quot;;[.$F$208]))">
            <text:p/>
          </table:table-cell>
          <table:table-cell table:style-name="ce958" table:formula="of:=IF(ISBLANK([.P190]);&quot;&quot;;IF([.P190]=&quot;+&quot;;&quot;k&quot;;IF([.P190]=&quot;-&quot;;&quot;m&quot;;&quot;&quot;)))" office:value-type="string" office:string-value="k" calcext:value-type="string" table:number-columns-spanned="1" table:number-rows-spanned="2">
            <text:p>k</text:p>
          </table:table-cell>
          <table:table-cell table:style-name="ce972" table:formula="of:=IF([.$P$190]=&quot;+&quot;;&quot;+∞&quot;;IF([.$P$190]=&quot;-&quot;;&quot;&quot;;&quot;-∞&quot;))" office:value-type="string" office:string-value="+∞" calcext:value-type="string">
            <text:p>+∞</text:p>
          </table:table-cell>
          <table:table-cell table:style-name="ce974" office:value-type="string" calcext:value-type="string" table:number-columns-spanned="1" table:number-rows-spanned="2">
            <text:p>||</text:p>
          </table:table-cell>
          <table:table-cell table:style-name="ce949" table:formula="of:=IF([.$P$190]=&quot;-&quot;;&quot;+∞&quot;;IF([.$P$190]=&quot;-&quot;;&quot;-∞&quot;;&quot;&quot;))">
            <text:p/>
          </table:table-cell>
          <table:table-cell table:style-name="ce958" table:formula="of:=IF(ISBLANK([.T190]);&quot;&quot;;IF([.T190]=&quot;+&quot;;&quot;k&quot;;IF([.T190]=&quot;-&quot;;&quot;m&quot;;&quot;&quot;)))" office:value-type="string" office:string-value="k" calcext:value-type="string" table:number-columns-spanned="1" table:number-rows-spanned="2">
            <text:p>k</text:p>
          </table:table-cell>
          <table:table-cell table:style-name="ce992" table:formula="of:=IF([.$P$190]=&quot;+&quot;;[.$F$208];IF([.$P$190]=&quot;-&quot;;&quot;&quot;;&quot;-∞&quot;))" office:value-type="float" office:value="-2" calcext:value-type="float">
            <text:p>-2</text:p>
          </table:table-cell>
          <table:table-cell table:style-name="ce918" table:number-columns-spanned="1" table:number-rows-spanned="2"/>
          <table:table-cell table:style-name="ce887"/>
          <table:table-cell table:style-name="ce918" table:number-columns-spanned="1" table:number-rows-spanned="2"/>
          <table:table-cell table:style-name="ce887"/>
          <table:table-cell table:style-name="ce1023"/>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66" office:value-type="string" calcext:value-type="string">
            <text:p>Signe de<text:span text:style-name="T7"> f (x)</text:span></text:p>
          </table:table-cell>
          <table:table-cell table:style-name="ce628" table:formula="of:=IF(ISBLANK([$'Tableaux de signes et de variations'.B110]);0;IF(AND([.B190]=[$'Tableaux de signes et de variations'.B110];NOT(ISBLANK([$'Tableaux de signes et de variations'.B113])));1;-0.5))" office:value-type="float" office:value="0" calcext:value-type="float">
            <text:p>0</text:p>
          </table:table-cell>
          <table:table-cell table:style-name="ce680" table:formula="of:=IF(ISBLANK([$'Tableaux de signes et de variations'.C110]);0;IF(AND([.D190]=[$'Tableaux de signes et de variations'.C110];NOT(ISBLANK([$'Tableaux de signes et de variations'.C113])));1;-0.5))" office:value-type="float" office:value="0" calcext:value-type="float">
            <text:p>0</text:p>
          </table:table-cell>
          <table:table-cell table:style-name="ce680" table:formula="of:=IF(ISBLANK([$'Tableaux de signes et de variations'.D110]);0;IF(AND([.D190]=[$'Tableaux de signes et de variations'.D110];NOT(ISBLANK([$'Tableaux de signes et de variations'.D113])));1;-0.5))" office:value-type="float" office:value="0" calcext:value-type="float">
            <text:p>0</text:p>
          </table:table-cell>
          <table:table-cell table:style-name="ce680" table:formula="of:=IF(ISBLANK([$'Tableaux de signes et de variations'.E110]);0;IF(AND([.E190]=[$'Tableaux de signes et de variations'.E110];NOT(ISBLANK([$'Tableaux de signes et de variations'.E113])));1;-0.5))" office:value-type="float" office:value="0" calcext:value-type="float">
            <text:p>0</text:p>
          </table:table-cell>
          <table:table-cell table:style-name="ce781" table:formula="of:=IF(ISBLANK([$'Tableaux de signes et de variations'.F110]);0;IF(AND([.F190]=[$'Tableaux de signes et de variations'.F110];NOT(ISBLANK([$'Tableaux de signes et de variations'.F113])));1;-0.5))" office:value-type="float" office:value="0" calcext:value-type="float">
            <text:p>0</text:p>
          </table:table-cell>
          <table:table-cell table:style-name="ce785" table:number-columns-repeated="7"/>
          <table:covered-table-cell table:style-name="ce629"/>
          <table:covered-table-cell table:style-name="ce812"/>
          <table:table-cell table:style-name="ce949" table:formula="of:=IF([.$P$190]=&quot;+&quot;;[.$F$208];IF([.$P$190]=&quot;-&quot;;&quot;&quot;;[.$F$208]))" office:value-type="float" office:value="-2" calcext:value-type="float">
            <text:p>-2</text:p>
          </table:table-cell>
          <table:covered-table-cell table:style-name="ce959"/>
          <table:table-cell table:style-name="ce972" table:formula="of:=IF([.$P$190]=&quot;-&quot;;&quot;-∞&quot;;IF([.$P$190]=&quot;+&quot;;&quot;&quot;;&quot;+∞&quot;))">
            <text:p/>
          </table:table-cell>
          <table:covered-table-cell table:style-name="ce959"/>
          <table:table-cell table:style-name="ce949" table:formula="of:=IF([.$P$190]=&quot;+&quot;;&quot;-∞&quot;;IF([.$P$190]=&quot;-&quot;;&quot;&quot;;&quot;-∞&quot;))" office:value-type="string" office:string-value="-∞" calcext:value-type="string">
            <text:p>-∞</text:p>
          </table:table-cell>
          <table:covered-table-cell table:style-name="ce959"/>
          <table:table-cell table:style-name="ce992" table:formula="of:=IF([.$P$190]=&quot;-&quot;;[.$F$208];IF([.$P$190]=&quot;+&quot;;&quot;&quot;;&quot;+∞&quot;))">
            <text:p/>
          </table:table-cell>
          <table:covered-table-cell table:style-name="ce919"/>
          <table:table-cell table:style-name="ce887"/>
          <table:covered-table-cell table:style-name="ce919"/>
          <table:table-cell table:style-name="ce887"/>
          <table:table-cell table:style-name="ce1023"/>
          <table:table-cell table:style-name="ce1107"/>
          <table:table-cell table:style-name="ce685" table:number-columns-repeated="5"/>
          <table:table-cell table:style-name="ce785"/>
          <table:table-cell table:style-name="ce685"/>
          <table:table-cell table:style-name="ce902" table:number-columns-repeated="4"/>
          <table:table-cell table:number-columns-repeated="54"/>
        </table:table-row>
        <table:table-row table:style-name="ro5">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25" office:value-type="string" calcext:value-type="string" table:number-columns-spanned="2" table:number-rows-spanned="1">
            <text:p>x</text:p>
          </table:table-cell>
          <table:covered-table-cell table:style-name="ce813"/>
          <table:table-cell table:style-name="ce818" table:formula="of:=IF(ISBLANK([$'Tableaux de signes et de variations'.B120]);0;IF(AND([.P189]=[$'Tableaux de signes et de variations'.B120];NOT(ISBLANK([$'Tableaux de signes et de variations'.B125])));1;-0.5))" office:value-type="float" office:value="0" calcext:value-type="float">
            <text:p>0</text:p>
          </table:table-cell>
          <table:table-cell table:style-name="ce1151" table:number-columns-repeated="2"/>
          <table:table-cell table:style-name="ce854" table:formula="of:=IF(ISBLANK([$'Tableaux de signes et de variations'.C120]);0;IF(AND([.S189]=[$'Tableaux de signes et de variations'.C120];NOT(ISBLANK([$'Tableaux de signes et de variations'.C125])));1;-0.5))" office:value-type="float" office:value="0" calcext:value-type="float">
            <text:p>0</text:p>
          </table:table-cell>
          <table:table-cell table:style-name="ce818" table:formula="of:=IF(ISBLANK([$'Tableaux de signes et de variations'.F120]);0;IF(AND([.T189]=[$'Tableaux de signes et de variations'.F120];NOT(ISBLANK([$'Tableaux de signes et de variations'.F125])));1;-0.5))" office:value-type="float" office:value="0" calcext:value-type="float">
            <text:p>0</text:p>
          </table:table-cell>
          <table:table-cell table:style-name="ce1151" table:number-columns-repeated="2"/>
          <table:table-cell table:style-name="ce1023" table:number-columns-repeated="4"/>
          <table:table-cell table:style-name="ce920" table:number-columns-spanned="1" table:number-rows-spanned="2"/>
          <table:table-cell table:style-name="ce1107"/>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5">
          <table:table-cell table:style-name="ce907"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194:.F194])"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6" office:value-type="string" calcext:value-type="string" table:number-columns-spanned="2" table:number-rows-spanned="1">
            <text:p>Signe de f '(x)</text:p>
          </table:table-cell>
          <table:covered-table-cell table:style-name="ce1126"/>
          <table:table-cell table:style-name="ce818" table:formula="of:=IF(ISBLANK([$'Tableaux de signes et de variations'.B121]);0;IF(AND([.P190]=[$'Tableaux de signes et de variations'.SB122];NOT(ISBLANK([$'Tableaux de signes et de variations'.B126])));1;-0.5))" office:value-type="float" office:value="0" calcext:value-type="float">
            <text:p>0</text:p>
          </table:table-cell>
          <table:table-cell table:style-name="ce1151" table:number-columns-repeated="2"/>
          <table:table-cell table:style-name="ce854" table:formula="of:=IF(ISBLANK([$'Tableaux de signes et de variations'.C121]);0;IF(AND([.S190]=[$'Tableaux de signes et de variations'.C121];NOT(ISBLANK([$'Tableaux de signes et de variations'.C126])));1;-0.5))" office:value-type="float" office:value="0" calcext:value-type="float">
            <text:p>0</text:p>
          </table:table-cell>
          <table:table-cell table:style-name="ce818" table:formula="of:=IF(ISBLANK([$'Tableaux de signes et de variations'.F121]);0;IF(AND([.T190]=[$'Tableaux de signes et de variations'.SF122];NOT(ISBLANK([$'Tableaux de signes et de variations'.F126])));1;-0.5))" office:value-type="float" office:value="0" calcext:value-type="float">
            <text:p>0</text:p>
          </table:table-cell>
          <table:table-cell table:style-name="ce1151" table:number-columns-repeated="2"/>
          <table:table-cell table:style-name="ce1023" table:number-columns-repeated="4"/>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195:.F195])"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25"/>
          <table:table-cell table:style-name="ce950" table:formula="of:=IF(ISBLANK([$'Tableaux de signes et de variations'.B122]);0;IF(AND(ISBLANK([$'Tableaux de signes et de variations'.B123]);[$'Tableaux de signes et de variations'.B122]=[.P191]);1;-0.5))" office:value-type="float" office:value="0" calcext:value-type="float">
            <text:p>0</text:p>
          </table:table-cell>
          <table:table-cell table:style-name="ce960" table:number-columns-spanned="1" table:number-rows-spanned="2"/>
          <table:table-cell table:style-name="ce1155"/>
          <table:table-cell table:style-name="ce975" table:formula="of:=IF(ISBLANK([$'Tableaux de signes et de variations'.C122]);0;IF(AND([.S191]=[$'Tableaux de signes et de variations'.C122];NOT(ISBLANK([$'Tableaux de signes et de variations'.C127])));1;-0.5))" office:value-type="float" office:value="0" calcext:value-type="float" table:number-columns-spanned="1" table:number-rows-spanned="2">
            <text:p>0</text:p>
          </table:table-cell>
          <table:table-cell table:style-name="ce950" table:formula="of:=IF(ISBLANK([$'Tableaux de signes et de variations'.F122]);0;IF(AND(ISBLANK([$'Tableaux de signes et de variations'.F123]);[$'Tableaux de signes et de variations'.F122]=[.T191]);1;-0.5))" office:value-type="float" office:value="0" calcext:value-type="float">
            <text:p>0</text:p>
          </table:table-cell>
          <table:table-cell table:style-name="ce960" table:number-columns-spanned="1" table:number-rows-spanned="2"/>
          <table:table-cell table:style-name="ce1155"/>
          <table:table-cell table:style-name="ce920" table:number-columns-spanned="1" table:number-rows-spanned="2"/>
          <table:table-cell table:style-name="ce887"/>
          <table:table-cell table:style-name="ce920" table:number-columns-spanned="1" table:number-rows-spanned="2"/>
          <table:table-cell table:style-name="ce887"/>
          <table:table-cell table:style-name="ce902" table:number-columns-repeated="10"/>
          <table:table-cell table:number-columns-repeated="57"/>
        </table:table-row>
        <table:table-row table:style-name="ro5">
          <table:table-cell table:style-name="ce907"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196:.F196])"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8"/>
          <table:table-cell table:style-name="ce950" table:formula="of:=IF(ISBLANK([$'Tableaux de signes et de variations'.B123]);0;IF(AND(ISBLANK([$'Tableaux de signes et de variations'.B122]);[$'Tableaux de signes et de variations'.B123]=[.P192]);1;-0.5))" office:value-type="float" office:value="0" calcext:value-type="float">
            <text:p>0</text:p>
          </table:table-cell>
          <table:covered-table-cell table:style-name="ce1155"/>
          <table:table-cell table:style-name="ce1155"/>
          <table:covered-table-cell table:style-name="ce1138"/>
          <table:table-cell table:style-name="ce950" table:formula="of:=IF(ISBLANK([$'Tableaux de signes et de variations'.F123]);0;IF(AND(ISBLANK([$'Tableaux de signes et de variations'.F122]);[$'Tableaux de signes et de variations'.F123]=[.T192]);1;-0.5))" office:value-type="float" office:value="0" calcext:value-type="float">
            <text:p>0</text:p>
          </table:table-cell>
          <table:covered-table-cell table:style-name="ce1155"/>
          <table:table-cell table:style-name="ce1155"/>
          <table:covered-table-cell table:style-name="ce919"/>
          <table:table-cell table:style-name="ce887"/>
          <table:covered-table-cell table:style-name="ce919"/>
          <table:table-cell table:style-name="ce887"/>
          <table:table-cell table:style-name="ce581" table:number-columns-repeated="5"/>
          <table:table-cell table:number-columns-repeated="62"/>
        </table:table-row>
        <table:table-row table:style-name="ro5">
          <table:table-cell table:style-name="ce926"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197:.F197]);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62"/>
        </table:table-row>
        <table:table-row table:style-name="ro5">
          <table:table-cell table:style-name="ce926"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198:.F198])"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2"/>
          <table:table-cell table:style-name="ce911"/>
          <table:table-cell table:style-name="ce581" table:number-columns-repeated="14"/>
          <table:table-cell table:number-columns-repeated="62"/>
        </table:table-row>
        <table:table-row table:style-name="ro5">
          <table:table-cell table:style-name="ce581" table:number-columns-repeated="6"/>
          <table:table-cell table:style-name="ce748" table:formula="of:=IF(SUM([.G194:.G198])&lt;0;0;SUM([.G194:.G198]))" office:value-type="float" office:value="23" calcext:value-type="float">
            <text:p>23</text:p>
          </table:table-cell>
          <table:table-cell table:style-name="ce748" table:formula="of:=IF(SUM([.H194:.H198])&lt;0;0;SUM([.H194:.H198]))" office:value-type="float" office:value="0" calcext:value-type="float">
            <text:p>0</text:p>
          </table:table-cell>
          <table:table-cell table:style-name="ce581" table:number-columns-repeated="23"/>
          <table:table-cell table:number-columns-repeated="62"/>
        </table:table-row>
        <table:table-row table:style-name="ro5">
          <table:table-cell table:style-name="ce583"/>
          <table:table-cell table:style-name="ce631" table:number-columns-repeated="2"/>
          <table:table-cell table:style-name="ce902" table:number-columns-repeated="34"/>
          <table:table-cell/>
          <table:table-cell table:style-name="ce902"/>
          <table:table-cell table:number-columns-repeated="54"/>
        </table:table-row>
        <table:table-row table:style-name="ro5">
          <table:table-cell table:style-name="ce902" table:number-columns-repeated="4"/>
          <table:table-cell table:style-name="ce1029" table:number-columns-repeated="66"/>
          <table:table-cell table:number-columns-repeated="23"/>
        </table:table-row>
        <table:table-row table:style-name="ro5">
          <table:table-cell table:style-name="ce945"/>
          <table:table-cell table:style-name="ce706" table:number-columns-repeated="2"/>
          <table:table-cell table:style-name="ce768"/>
          <table:table-cell table:style-name="ce990" table:number-columns-repeated="89"/>
        </table:table-row>
        <table:table-row table:style-name="ro5">
          <table:table-cell table:style-name="ce644"/>
          <table:table-cell table:style-name="ce891"/>
          <table:table-cell table:style-name="ce977"/>
          <table:table-cell table:style-name="ce768"/>
          <table:table-cell table:style-name="ce828" table:number-columns-repeated="19"/>
          <table:table-cell table:style-name="ce1029" table:number-columns-repeated="17"/>
          <table:table-cell table:style-name="ce935"/>
          <table:table-cell table:style-name="Default" table:number-columns-repeated="14"/>
          <table:table-cell table:style-name="ce891"/>
          <table:table-cell table:style-name="ce989"/>
          <table:table-cell table:style-name="ce1029" table:number-columns-repeated="13"/>
          <table:table-cell table:number-columns-repeated="23"/>
        </table:table-row>
        <table:table-row table:style-name="ro5">
          <table:table-cell table:style-name="ce977"/>
          <table:table-cell table:style-name="ce1023" table:number-columns-repeated="2"/>
          <table:table-cell table:style-name="ce768"/>
          <table:table-cell table:style-name="ce990" table:number-columns-repeated="17"/>
          <table:table-cell table:style-name="ce828"/>
          <table:table-cell table:style-name="ce962"/>
          <table:table-cell table:style-name="ce991" table:number-columns-repeated="17"/>
          <table:table-cell table:style-name="ce1001"/>
          <table:table-cell table:style-name="Default" table:number-columns-repeated="14"/>
          <table:table-cell table:style-name="ce977"/>
          <table:table-cell table:style-name="ce989"/>
          <table:table-cell table:style-name="ce990" table:number-columns-repeated="17"/>
          <table:table-cell table:number-columns-repeated="19"/>
        </table:table-row>
        <table:table-row table:style-name="ro5"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66" office:value-type="string" calcext:value-type="string">
            <text:p>a</text:p>
          </table:table-cell>
          <table:table-cell table:style-name="ce968" office:value-type="string" calcext:value-type="string">
            <text:p>b</text:p>
          </table:table-cell>
          <table:table-cell table:style-name="ce968" office:value-type="string" calcext:value-type="string">
            <text:p>c</text:p>
          </table:table-cell>
          <table:table-cell table:style-name="ce968" office:value-type="string" calcext:value-type="string">
            <text:p>d</text:p>
          </table:table-cell>
          <table:table-cell table:style-name="ce969" office:value-type="string" calcext:value-type="string">
            <text:p>x</text:p>
          </table:table-cell>
          <table:table-cell table:style-name="ce969" office:value-type="string" calcext:value-type="string">
            <text:p>y</text:p>
          </table:table-cell>
          <table:table-cell table:style-name="ce969" office:value-type="string" calcext:value-type="string">
            <text:p>x₁ horiz</text:p>
          </table:table-cell>
          <table:table-cell table:style-name="ce969" office:value-type="string" calcext:value-type="string">
            <text:p>x₂ horiz</text:p>
          </table:table-cell>
          <table:table-cell table:style-name="ce969" office:value-type="string" calcext:value-type="string">
            <text:p>y₁ horiz</text:p>
          </table:table-cell>
          <table:table-cell table:style-name="ce969" office:value-type="string" calcext:value-type="string">
            <text:p>y₂ horiz</text:p>
          </table:table-cell>
          <table:table-cell table:style-name="ce969" office:value-type="string" calcext:value-type="string">
            <text:p>x₁ vert</text:p>
          </table:table-cell>
          <table:table-cell table:style-name="ce969" office:value-type="string" calcext:value-type="string">
            <text:p>x₂ vert</text:p>
          </table:table-cell>
          <table:table-cell table:style-name="ce969" office:value-type="string" calcext:value-type="string">
            <text:p>y₁ vert</text:p>
          </table:table-cell>
          <table:table-cell table:style-name="ce969" office:value-type="string" calcext:value-type="string">
            <text:p>y₂ vert</text:p>
          </table:table-cell>
          <table:table-cell table:style-name="ce991" table:number-columns-repeated="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67" table:formula="of:=[.F208]*[.C208]" office:value-type="float" office:value="-2" calcext:value-type="float">
            <text:p>-2</text:p>
          </table:table-cell>
          <table:table-cell table:number-columns-repeated="2" table:style-name="ce967" office:value-type="float" office:value="1" calcext:value-type="float">
            <text:p>1</text:p>
          </table:table-cell>
          <table:table-cell table:style-name="ce967" table:formula="of:=-[.C208]*[.E208]" office:value-type="float" office:value="-1" calcext:value-type="float">
            <text:p>-1</text:p>
          </table:table-cell>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557" table:formula="of:=[.F208]" office:value-type="float" office:value="-2" calcext:value-type="float">
            <text:p>-2</text:p>
          </table:table-cell>
          <table:table-cell table:style-name="ce557" table:formula="of:=[.F208]" office:value-type="float" office:value="-2" calcext:value-type="float">
            <text:p>-2</text:p>
          </table:table-cell>
          <table:table-cell table:style-name="ce557" table:formula="of:=[.E208]" office:value-type="float" office:value="1" calcext:value-type="float">
            <text:p>1</text:p>
          </table:table-cell>
          <table:table-cell table:style-name="ce557" table:formula="of:=[.E208]" office:value-type="float" office:value="1" calcext:value-type="float">
            <text:p>1</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892" table:number-columns-repeated="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5">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77"/>
          <table:table-cell table:style-name="ce1023"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5"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77"/>
          <table:table-cell table:style-name="ce1023"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5"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5"/>
          <table:table-cell table:style-name="ce1029" table:number-columns-repeated="6"/>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5]))" office:value-type="string" office:string-value="D235" calcext:value-type="string">
            <text:p>D235</text:p>
          </table:table-cell>
          <table:table-cell table:style-name="ce685" table:formula="of:=INDIRECT([.J218])" office:value-type="float" office:value="-1.90909090909091" calcext:value-type="float">
            <text:p>-1,90909090909091</text:p>
          </table:table-cell>
          <table:table-cell table:style-name="ce685" table:formula="of:=INDIRECT(CONCATENATE(INDEX([.$D$230:.$AB$230];[.$D$233]);ROW([.D235])))" office:value-type="float" office:value="-1.90909090909091" calcext:value-type="float">
            <text:p>-1,9090909090909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6]))" office:value-type="string" office:string-value="D236" calcext:value-type="string">
            <text:p>D236</text:p>
          </table:table-cell>
          <table:table-cell table:style-name="ce685" table:formula="of:=INDIRECT([.J219])" office:value-type="float" office:value="-1.90825688073395" calcext:value-type="float">
            <text:p>-1,90825688073395</text:p>
          </table:table-cell>
          <table:table-cell table:style-name="ce685" table:formula="of:=INDIRECT(CONCATENATE(INDEX([.$D$230:.$AB$230];[.$D$233]);ROW([.D236])))" office:value-type="float" office:value="-1.90825688073395" calcext:value-type="float">
            <text:p>-1,90825688073395</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7]))" office:value-type="string" office:string-value="D237" calcext:value-type="string">
            <text:p>D237</text:p>
          </table:table-cell>
          <table:table-cell table:style-name="ce685" table:formula="of:=INDIRECT([.J220])" office:value-type="float" office:value="-1.90740740740741" calcext:value-type="float">
            <text:p>-1,90740740740741</text:p>
          </table:table-cell>
          <table:table-cell table:style-name="ce685" table:formula="of:=INDIRECT(CONCATENATE(INDEX([.$D$230:.$AB$230];[.$D$233]);ROW([.D237])))" office:value-type="float" office:value="-1.90740740740741" calcext:value-type="float">
            <text:p>-1,9074074074074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8]))" office:value-type="string" office:string-value="D238" calcext:value-type="string">
            <text:p>D238</text:p>
          </table:table-cell>
          <table:table-cell table:style-name="ce685" table:formula="of:=INDIRECT([.J221])" office:value-type="float" office:value="-1.90654205607477" calcext:value-type="float">
            <text:p>-1,90654205607477</text:p>
          </table:table-cell>
          <table:table-cell table:style-name="ce685" table:formula="of:=INDIRECT(CONCATENATE(INDEX([.$D$230:.$AB$230];[.$D$233]);ROW([.D238])))" office:value-type="float" office:value="-1.90654205607477" calcext:value-type="float">
            <text:p>-1,90654205607477</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2"/>
          <table:table-cell table:style-name="ce685" office:value-type="string" calcext:value-type="string">
            <text:p>colonne</text:p>
          </table:table-cell>
          <table:table-cell table:style-name="ce685" office:value-type="string" calcext:value-type="string">
            <text:p>cellule</text:p>
          </table:table-cell>
          <table:table-cell table:style-name="ce685" office:value-type="string" calcext:value-type="string">
            <text:p>contenu</text:p>
          </table:table-cell>
          <table:table-cell table:style-name="ce685" office:value-type="string" calcext:value-type="string">
            <text:p>formule</text:p>
          </table:table-cell>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803"/>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number-rows-repeated="2">
          <table:table-cell table:style-name="ce977"/>
          <table:table-cell table:style-name="ce1023" table:number-columns-repeated="2"/>
          <table:table-cell table:style-name="ce768"/>
          <table:table-cell table:style-name="ce892" table:number-columns-repeated="9"/>
          <table:table-cell table:style-name="ce685" table:number-columns-repeated="2"/>
          <table:table-cell table:style-name="Default" table:number-columns-repeated="4"/>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02" table:number-columns-repeated="9"/>
          <table:table-cell table:style-name="ce892" table:number-columns-repeated="2"/>
          <table:table-cell table:style-name="ce902" table:number-columns-repeated="14"/>
          <table:table-cell table:number-columns-repeated="15"/>
          <table:table-cell table:style-name="ce682"/>
          <table:table-cell table:number-columns-repeated="13"/>
          <table:table-cell table:style-name="ce1118"/>
          <table:table-cell table:style-name="ce989"/>
          <table:table-cell table:number-columns-repeated="37"/>
        </table:table-row>
        <table:table-row table:style-name="ro5">
          <table:table-cell table:style-name="ce902" table:number-columns-repeated="2"/>
          <table:table-cell table:style-name="ce584" office:value-type="string" calcext:value-type="string">
            <text:p>Colonne</text:p>
          </table:table-cell>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923" office:value-type="string" calcext:value-type="string">
            <text:p>O</text:p>
          </table:table-cell>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923" office:value-type="string" calcext:value-type="string">
            <text:p>AA</text:p>
          </table:table-cell>
          <table:table-cell table:style-name="ce923" office:value-type="string" calcext:value-type="string">
            <text:p>AB</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number-columns-repeated="2"/>
          <table:table-cell table:style-name="ce584" office:value-type="string" calcext:value-type="string">
            <text:p>Rang aléa</text:p>
          </table:table-cell>
          <table:table-cell table:style-name="ce535" office:value-type="float" office:value="0.337088613084128" calcext:value-type="float">
            <text:p>0,337088613084128</text:p>
          </table:table-cell>
          <table:table-cell table:style-name="ce535" office:value-type="float" office:value="0.651842634579746" calcext:value-type="float">
            <text:p>0,651842634579746</text:p>
          </table:table-cell>
          <table:table-cell table:style-name="ce535" office:value-type="float" office:value="0.372867402825686" calcext:value-type="float">
            <text:p>0,372867402825686</text:p>
          </table:table-cell>
          <table:table-cell table:style-name="ce535" office:value-type="float" office:value="0.688566054223515" calcext:value-type="float">
            <text:p>0,688566054223515</text:p>
          </table:table-cell>
          <table:table-cell table:style-name="ce535" office:value-type="float" office:value="0.453781566708881" calcext:value-type="float">
            <text:p>0,453781566708881</text:p>
          </table:table-cell>
          <table:table-cell table:style-name="ce535" office:value-type="float" office:value="0.74362062419988" calcext:value-type="float">
            <text:p>0,74362062419988</text:p>
          </table:table-cell>
          <table:table-cell table:style-name="ce535" office:value-type="float" office:value="0.733365258190569" calcext:value-type="float">
            <text:p>0,733365258190569</text:p>
          </table:table-cell>
          <table:table-cell table:style-name="ce535" office:value-type="float" office:value="0.115259434528803" calcext:value-type="float">
            <text:p>0,115259434528803</text:p>
          </table:table-cell>
          <table:table-cell table:style-name="ce535" office:value-type="float" office:value="0.104471558701535" calcext:value-type="float">
            <text:p>0,104471558701535</text:p>
          </table:table-cell>
          <table:table-cell table:style-name="ce535" office:value-type="float" office:value="0.45668985080127" calcext:value-type="float">
            <text:p>0,45668985080127</text:p>
          </table:table-cell>
          <table:table-cell table:style-name="ce535" office:value-type="float" office:value="0.420358438044421" calcext:value-type="float">
            <text:p>0,420358438044421</text:p>
          </table:table-cell>
          <table:table-cell table:style-name="ce535" office:value-type="float" office:value="0.515723299212413" calcext:value-type="float">
            <text:p>0,515723299212413</text:p>
          </table:table-cell>
          <table:table-cell table:style-name="ce535" office:value-type="float" office:value="0.0639194833575852" calcext:value-type="float">
            <text:p>0,063919483357585</text:p>
          </table:table-cell>
          <table:table-cell table:style-name="ce535" office:value-type="float" office:value="0.428420478927612" calcext:value-type="float">
            <text:p>0,428420478927612</text:p>
          </table:table-cell>
          <table:table-cell table:style-name="ce535" office:value-type="float" office:value="0.180568367325183" calcext:value-type="float">
            <text:p>0,180568367325183</text:p>
          </table:table-cell>
          <table:table-cell table:style-name="ce535" office:value-type="float" office:value="0.0439959851401178" calcext:value-type="float">
            <text:p>0,043995985140118</text:p>
          </table:table-cell>
          <table:table-cell table:style-name="ce535" office:value-type="float" office:value="0.399541565609995" calcext:value-type="float">
            <text:p>0,399541565609995</text:p>
          </table:table-cell>
          <table:table-cell table:style-name="ce535" office:value-type="float" office:value="0.726991743730348" calcext:value-type="float">
            <text:p>0,726991743730348</text:p>
          </table:table-cell>
          <table:table-cell table:style-name="ce535" office:value-type="float" office:value="0.979551531063397" calcext:value-type="float">
            <text:p>0,979551531063397</text:p>
          </table:table-cell>
          <table:table-cell table:style-name="ce535" office:value-type="float" office:value="0.150646141902285" calcext:value-type="float">
            <text:p>0,150646141902285</text:p>
          </table:table-cell>
          <table:table-cell table:style-name="ce535" office:value-type="float" office:value="0.870498095852363" calcext:value-type="float">
            <text:p>0,870498095852363</text:p>
          </table:table-cell>
          <table:table-cell table:style-name="ce535" office:value-type="float" office:value="0.0327412647426077" calcext:value-type="float">
            <text:p>0,032741264742608</text:p>
          </table:table-cell>
          <table:table-cell table:style-name="ce535" office:value-type="float" office:value="0.326292907985123" calcext:value-type="float">
            <text:p>0,326292907985123</text:p>
          </table:table-cell>
          <table:table-cell table:style-name="ce535" office:value-type="float" office:value="0.727758970854578" calcext:value-type="float">
            <text:p>0,727758970854578</text:p>
          </table:table-cell>
          <table:table-cell table:style-name="ce535" office:value-type="float" office:value="0.276853468102623" calcext:value-type="float">
            <text:p>0,276853468102623</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Default"/>
          <table:table-cell table:style-name="ce880" office:value-type="string" calcext:value-type="string">
            <text:p>n°</text:p>
          </table:table-cell>
          <table:table-cell table:style-name="ce665" office:value-type="float" office:value="1" calcext:value-type="float">
            <text:p>1</text:p>
          </table:table-cell>
          <table:table-cell table:style-name="ce665" office:value-type="float" office:value="2" calcext:value-type="float">
            <text:p>2</text:p>
          </table:table-cell>
          <table:table-cell table:style-name="ce665" office:value-type="float" office:value="3" calcext:value-type="float">
            <text:p>3</text:p>
          </table:table-cell>
          <table:table-cell table:style-name="ce665" office:value-type="float" office:value="4" calcext:value-type="float">
            <text:p>4</text:p>
          </table:table-cell>
          <table:table-cell table:style-name="ce665" office:value-type="float" office:value="5" calcext:value-type="float">
            <text:p>5</text:p>
          </table:table-cell>
          <table:table-cell table:style-name="ce665" office:value-type="float" office:value="6" calcext:value-type="float">
            <text:p>6</text:p>
          </table:table-cell>
          <table:table-cell table:style-name="ce665" office:value-type="float" office:value="7" calcext:value-type="float">
            <text:p>7</text:p>
          </table:table-cell>
          <table:table-cell table:style-name="ce665" office:value-type="float" office:value="8" calcext:value-type="float">
            <text:p>8</text:p>
          </table:table-cell>
          <table:table-cell table:style-name="ce665" office:value-type="float" office:value="9" calcext:value-type="float">
            <text:p>9</text:p>
          </table:table-cell>
          <table:table-cell table:style-name="ce665" office:value-type="float" office:value="10" calcext:value-type="float">
            <text:p>10</text:p>
          </table:table-cell>
          <table:table-cell table:style-name="ce665" office:value-type="float" office:value="11" calcext:value-type="float">
            <text:p>11</text:p>
          </table:table-cell>
          <table:table-cell table:style-name="ce665" office:value-type="float" office:value="12" calcext:value-type="float">
            <text:p>12</text:p>
          </table:table-cell>
          <table:table-cell table:style-name="ce665" office:value-type="float" office:value="13" calcext:value-type="float">
            <text:p>13</text:p>
          </table:table-cell>
          <table:table-cell table:style-name="ce665" office:value-type="float" office:value="14" calcext:value-type="float">
            <text:p>14</text:p>
          </table:table-cell>
          <table:table-cell table:style-name="ce665" office:value-type="float" office:value="15" calcext:value-type="float">
            <text:p>15</text:p>
          </table:table-cell>
          <table:table-cell table:style-name="ce665" office:value-type="float" office:value="16" calcext:value-type="float">
            <text:p>16</text:p>
          </table:table-cell>
          <table:table-cell table:style-name="ce665" office:value-type="float" office:value="17" calcext:value-type="float">
            <text:p>17</text:p>
          </table:table-cell>
          <table:table-cell table:style-name="ce665" office:value-type="float" office:value="18" calcext:value-type="float">
            <text:p>18</text:p>
          </table:table-cell>
          <table:table-cell table:style-name="ce665" office:value-type="float" office:value="19" calcext:value-type="float">
            <text:p>19</text:p>
          </table:table-cell>
          <table:table-cell table:style-name="ce665" office:value-type="float" office:value="20" calcext:value-type="float">
            <text:p>20</text:p>
          </table:table-cell>
          <table:table-cell table:style-name="ce665" office:value-type="float" office:value="21" calcext:value-type="float">
            <text:p>21</text:p>
          </table:table-cell>
          <table:table-cell table:style-name="ce665" office:value-type="float" office:value="22" calcext:value-type="float">
            <text:p>22</text:p>
          </table:table-cell>
          <table:table-cell table:style-name="ce665" office:value-type="float" office:value="23" calcext:value-type="float">
            <text:p>23</text:p>
          </table:table-cell>
          <table:table-cell table:style-name="ce665" office:value-type="float" office:value="24" calcext:value-type="float">
            <text:p>24</text:p>
          </table:table-cell>
          <table:table-cell table:style-name="ce665" office:value-type="float" office:value="25" calcext:value-type="float">
            <text:p>25</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Default"/>
          <table:table-cell table:style-name="ce880" office:value-type="string" calcext:value-type="string">
            <text:p>choix</text:p>
          </table:table-cell>
          <table:table-cell table:style-name="ce559" office:value-type="float" office:value="1" calcext:value-type="float">
            <text:p>1</text:p>
          </table:table-cell>
          <table:table-cell table:style-name="ce559" table:formula="of:=RANK([.E231];[.$D$231:.$AB$231];0)" office:value-type="float" office:value="8" calcext:value-type="float">
            <text:p>8</text:p>
          </table:table-cell>
          <table:table-cell table:style-name="ce559" table:formula="of:=RANK([.F231];[.$D$231:.$AB$231];0)" office:value-type="float" office:value="15" calcext:value-type="float">
            <text:p>15</text:p>
          </table:table-cell>
          <table:table-cell table:style-name="ce559" table:formula="of:=RANK([.G231];[.$D$231:.$AB$231];0)" office:value-type="float" office:value="7" calcext:value-type="float">
            <text:p>7</text:p>
          </table:table-cell>
          <table:table-cell table:style-name="ce559" table:formula="of:=RANK([.H231];[.$D$231:.$AB$231];0)" office:value-type="float" office:value="11" calcext:value-type="float">
            <text:p>11</text:p>
          </table:table-cell>
          <table:table-cell table:style-name="ce559" table:formula="of:=RANK([.I231];[.$D$231:.$AB$231];0)" office:value-type="float" office:value="3" calcext:value-type="float">
            <text:p>3</text:p>
          </table:table-cell>
          <table:table-cell table:style-name="ce559" table:formula="of:=RANK([.J231];[.$D$231:.$AB$231];0)" office:value-type="float" office:value="4" calcext:value-type="float">
            <text:p>4</text:p>
          </table:table-cell>
          <table:table-cell table:style-name="ce559" table:formula="of:=RANK([.K231];[.$D$231:.$AB$231];0)" office:value-type="float" office:value="21" calcext:value-type="float">
            <text:p>21</text:p>
          </table:table-cell>
          <table:table-cell table:style-name="ce559" table:formula="of:=RANK([.L231];[.$D$231:.$AB$231];0)" office:value-type="float" office:value="22" calcext:value-type="float">
            <text:p>22</text:p>
          </table:table-cell>
          <table:table-cell table:style-name="ce559" table:formula="of:=RANK([.M231];[.$D$231:.$AB$231];0)" office:value-type="float" office:value="10" calcext:value-type="float">
            <text:p>10</text:p>
          </table:table-cell>
          <table:table-cell table:style-name="ce559" table:formula="of:=RANK([.N231];[.$D$231:.$AB$231];0)" office:value-type="float" office:value="13" calcext:value-type="float">
            <text:p>13</text:p>
          </table:table-cell>
          <table:table-cell table:style-name="ce559" table:formula="of:=RANK([.O231];[.$D$231:.$AB$231];0)" office:value-type="float" office:value="9" calcext:value-type="float">
            <text:p>9</text:p>
          </table:table-cell>
          <table:table-cell table:style-name="ce559" table:formula="of:=RANK([.P231];[.$D$231:.$AB$231];0)" office:value-type="float" office:value="23" calcext:value-type="float">
            <text:p>23</text:p>
          </table:table-cell>
          <table:table-cell table:style-name="ce559" table:formula="of:=RANK([.Q231];[.$D$231:.$AB$231];0)" office:value-type="float" office:value="12" calcext:value-type="float">
            <text:p>12</text:p>
          </table:table-cell>
          <table:table-cell table:style-name="ce559" table:formula="of:=RANK([.R231];[.$D$231:.$AB$231];0)" office:value-type="float" office:value="19" calcext:value-type="float">
            <text:p>19</text:p>
          </table:table-cell>
          <table:table-cell table:style-name="ce559" table:formula="of:=RANK([.S231];[.$D$231:.$AB$231];0)" office:value-type="float" office:value="24" calcext:value-type="float">
            <text:p>24</text:p>
          </table:table-cell>
          <table:table-cell table:style-name="ce559" table:formula="of:=RANK([.T231];[.$D$231:.$AB$231];0)" office:value-type="float" office:value="14" calcext:value-type="float">
            <text:p>14</text:p>
          </table:table-cell>
          <table:table-cell table:style-name="ce559" table:formula="of:=RANK([.U231];[.$D$231:.$AB$231];0)" office:value-type="float" office:value="6" calcext:value-type="float">
            <text:p>6</text:p>
          </table:table-cell>
          <table:table-cell table:style-name="ce559" table:formula="of:=RANK([.V231];[.$D$231:.$AB$231];0)" office:value-type="float" office:value="1" calcext:value-type="float">
            <text:p>1</text:p>
          </table:table-cell>
          <table:table-cell table:style-name="ce559" table:formula="of:=RANK([.W231];[.$D$231:.$AB$231];0)" office:value-type="float" office:value="20" calcext:value-type="float">
            <text:p>20</text:p>
          </table:table-cell>
          <table:table-cell table:style-name="ce559" table:formula="of:=RANK([.X231];[.$D$231:.$AB$231];0)" office:value-type="float" office:value="2" calcext:value-type="float">
            <text:p>2</text:p>
          </table:table-cell>
          <table:table-cell table:style-name="ce559" table:formula="of:=RANK([.Y231];[.$D$231:.$AB$231];0)" office:value-type="float" office:value="25" calcext:value-type="float">
            <text:p>25</text:p>
          </table:table-cell>
          <table:table-cell table:style-name="ce559" table:formula="of:=RANK([.Z231];[.$D$231:.$AB$231];0)" office:value-type="float" office:value="17" calcext:value-type="float">
            <text:p>17</text:p>
          </table:table-cell>
          <table:table-cell table:style-name="ce559" table:formula="of:=RANK([.AA231];[.$D$231:.$AB$231];0)" office:value-type="float" office:value="5" calcext:value-type="float">
            <text:p>5</text:p>
          </table:table-cell>
          <table:table-cell table:style-name="ce559" table:formula="of:=RANK([.AB231];[.$D$231:.$AB$231];0)" office:value-type="float" office:value="18" calcext:value-type="float">
            <text:p>18</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19">
          <table:table-cell table:style-name="ce587"/>
          <table:table-cell table:style-name="ce534" office:value-type="string" calcext:value-type="string">
            <text:p>x</text:p>
          </table:table-cell>
          <table:table-cell table:style-name="ce534" office:value-type="string" calcext:value-type="string">
            <text:p>y</text:p>
          </table:table-cell>
          <table:table-cell table:style-name="ce681" office:value-type="string" calcext:value-type="string">
            <text:p>y<text:span text:style-name="T44">1</text:span></text:p>
          </table:table-cell>
          <table:table-cell table:style-name="ce681" office:value-type="string" calcext:value-type="string">
            <text:p>y<text:span text:style-name="T44">2</text:span></text:p>
          </table:table-cell>
          <table:table-cell table:style-name="ce681" office:value-type="string" calcext:value-type="string">
            <text:p>y<text:span text:style-name="T44">3</text:span></text:p>
          </table:table-cell>
          <table:table-cell table:style-name="ce681" office:value-type="string" calcext:value-type="string">
            <text:p>y<text:span text:style-name="T44">4</text:span></text:p>
          </table:table-cell>
          <table:table-cell table:style-name="ce681" office:value-type="string" calcext:value-type="string">
            <text:p>y<text:span text:style-name="T44">5</text:span></text:p>
          </table:table-cell>
          <table:table-cell table:style-name="ce681" office:value-type="string" calcext:value-type="string">
            <text:p>y<text:span text:style-name="T44">6</text:span></text:p>
          </table:table-cell>
          <table:table-cell table:style-name="ce681" office:value-type="string" calcext:value-type="string">
            <text:p>y<text:span text:style-name="T44">7</text:span></text:p>
          </table:table-cell>
          <table:table-cell table:style-name="ce681" office:value-type="string" calcext:value-type="string">
            <text:p>y<text:span text:style-name="T44">8</text:span></text:p>
          </table:table-cell>
          <table:table-cell table:style-name="ce681" office:value-type="string" calcext:value-type="string">
            <text:p>y<text:span text:style-name="T44">9</text:span></text:p>
          </table:table-cell>
          <table:table-cell table:style-name="ce681" office:value-type="string" calcext:value-type="string">
            <text:p>y<text:span text:style-name="T44">10</text:span></text:p>
          </table:table-cell>
          <table:table-cell table:style-name="ce681" office:value-type="string" calcext:value-type="string">
            <text:p>y<text:span text:style-name="T44">11</text:span></text:p>
          </table:table-cell>
          <table:table-cell table:style-name="ce681" office:value-type="string" calcext:value-type="string">
            <text:p>y<text:span text:style-name="T44">12</text:span></text:p>
          </table:table-cell>
          <table:table-cell table:style-name="ce681" office:value-type="string" calcext:value-type="string">
            <text:p>y<text:span text:style-name="T44">13</text:span></text:p>
          </table:table-cell>
          <table:table-cell table:style-name="ce681" office:value-type="string" calcext:value-type="string">
            <text:p>y<text:span text:style-name="T44">14</text:span></text:p>
          </table:table-cell>
          <table:table-cell table:style-name="ce681" office:value-type="string" calcext:value-type="string">
            <text:p>y<text:span text:style-name="T44">15</text:span></text:p>
          </table:table-cell>
          <table:table-cell table:style-name="ce681" office:value-type="string" calcext:value-type="string">
            <text:p>y<text:span text:style-name="T44">16</text:span></text:p>
          </table:table-cell>
          <table:table-cell table:style-name="ce681" office:value-type="string" calcext:value-type="string">
            <text:p>y<text:span text:style-name="T44">17</text:span></text:p>
          </table:table-cell>
          <table:table-cell table:style-name="ce681" office:value-type="string" calcext:value-type="string">
            <text:p>y<text:span text:style-name="T44">18</text:span></text:p>
          </table:table-cell>
          <table:table-cell table:style-name="ce681" office:value-type="string" calcext:value-type="string">
            <text:p>y<text:span text:style-name="T44">19</text:span></text:p>
          </table:table-cell>
          <table:table-cell table:style-name="ce681" office:value-type="string" calcext:value-type="string">
            <text:p>y<text:span text:style-name="T44">20</text:span></text:p>
          </table:table-cell>
          <table:table-cell table:style-name="ce681" office:value-type="string" calcext:value-type="string">
            <text:p>y<text:span text:style-name="T44">21</text:span></text:p>
          </table:table-cell>
          <table:table-cell table:style-name="ce681" office:value-type="string" calcext:value-type="string">
            <text:p>y<text:span text:style-name="T16">22</text:span></text:p>
          </table:table-cell>
          <table:table-cell table:style-name="ce681" office:value-type="string" calcext:value-type="string">
            <text:p>y<text:span text:style-name="T16">23</text:span></text:p>
          </table:table-cell>
          <table:table-cell table:style-name="ce681" office:value-type="string" calcext:value-type="string">
            <text:p>y<text:span text:style-name="T16">24</text:span></text:p>
          </table:table-cell>
          <table:table-cell table:style-name="ce681" office:value-type="string" calcext:value-type="string">
            <text:p>y<text:span text:style-name="T16">25</text:span></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ce769" office:value-type="float" office:value="-10" calcext:value-type="float">
            <text:p>-10</text:p>
          </table:table-cell>
          <table:table-cell table:style-name="ce763" table:formula="of:=INDIRECT(CONCATENATE(INDEX([.$D$230:.$AB$230];[.$D$233]);ROW([.D235])))" office:value-type="float" office:value="-1.90909090909091" calcext:value-type="float">
            <text:p>-1,90909090909091</text:p>
          </table:table-cell>
          <table:table-cell table:style-name="ce629" table:formula="of:=IF([.B235]&lt;&gt;[.$E$208];([.$A$208]*[.B235]+[.$B$208])/([.$C$208]*[.B235]+[.$D$208]);&quot;&quot;)" office:value-type="float" office:value="-1.90909090909091" calcext:value-type="float">
            <text:p>-1,90909090909091</text:p>
          </table:table-cell>
          <table:table-cell table:style-name="ce629" table:number-columns-repeated="10"/>
          <table:table-cell table:style-name="ce763"/>
          <table:table-cell table:style-name="ce629" table:number-columns-repeated="13"/>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ce720" office:value-type="float" office:value="-9.9" calcext:value-type="float">
            <text:p>-9,9</text:p>
          </table:table-cell>
          <table:table-cell table:style-name="ce696" table:formula="of:=INDIRECT(CONCATENATE(INDEX([.$D$230:.$AB$230];[.$D$233]);ROW([.D236])))" office:value-type="float" office:value="-1.90825688073395" calcext:value-type="float">
            <text:p>-1,90825688073395</text:p>
          </table:table-cell>
          <table:table-cell table:style-name="ce696" table:formula="of:=IF([.B236]&lt;&gt;[.$E$208];([.$A$208]*[.B236]+[.$B$208])/([.$C$208]*[.B236]+[.$D$208]);&quot;&quot;)" office:value-type="float" office:value="-1.90825688073395" calcext:value-type="float">
            <text:p>-1,90825688073395</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ce769" office:value-type="float" office:value="-9.8" calcext:value-type="float">
            <text:p>-9,8</text:p>
          </table:table-cell>
          <table:table-cell table:style-name="ce695" table:formula="of:=INDIRECT(CONCATENATE(INDEX([.$D$230:.$AB$230];[.$D$233]);ROW([.D237])))" office:value-type="float" office:value="-1.90740740740741" calcext:value-type="float">
            <text:p>-1,90740740740741</text:p>
          </table:table-cell>
          <table:table-cell table:style-name="ce695" table:formula="of:=IF([.B237]&lt;&gt;[.$E$208];([.$A$208]*[.B237]+[.$B$208])/([.$C$208]*[.B237]+[.$D$208]);&quot;&quot;)" office:value-type="float" office:value="-1.90740740740741" calcext:value-type="float">
            <text:p>-1,90740740740741</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7" calcext:value-type="float">
            <text:p>-9,7</text:p>
          </table:table-cell>
          <table:table-cell table:style-name="ce696" table:formula="of:=INDIRECT(CONCATENATE(INDEX([.$D$230:.$AB$230];[.$D$233]);ROW([.D238])))" office:value-type="float" office:value="-1.90654205607477" calcext:value-type="float">
            <text:p>-1,90654205607477</text:p>
          </table:table-cell>
          <table:table-cell table:style-name="ce696" table:formula="of:=IF([.B238]&lt;&gt;[.$E$208];([.$A$208]*[.B238]+[.$B$208])/([.$C$208]*[.B238]+[.$D$208]);&quot;&quot;)" office:value-type="float" office:value="-1.90654205607477" calcext:value-type="float">
            <text:p>-1,90654205607477</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6" calcext:value-type="float">
            <text:p>-9,6</text:p>
          </table:table-cell>
          <table:table-cell table:style-name="ce697" table:formula="of:=INDIRECT(CONCATENATE(INDEX([.$D$230:.$AB$230];[.$D$233]);ROW([.D239])))" office:value-type="float" office:value="-1.90566037735849" calcext:value-type="float">
            <text:p>-1,90566037735849</text:p>
          </table:table-cell>
          <table:table-cell table:style-name="ce697" table:formula="of:=IF([.B239]&lt;&gt;[.$E$208];([.$A$208]*[.B239]+[.$B$208])/([.$C$208]*[.B239]+[.$D$208]);&quot;&quot;)" office:value-type="float" office:value="-1.90566037735849" calcext:value-type="float">
            <text:p>-1,90566037735849</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5" calcext:value-type="float">
            <text:p>-9,5</text:p>
          </table:table-cell>
          <table:table-cell table:style-name="ce696" table:formula="of:=INDIRECT(CONCATENATE(INDEX([.$D$230:.$AB$230];[.$D$233]);ROW([.D240])))" office:value-type="float" office:value="-1.9047619047619" calcext:value-type="float">
            <text:p>-1,9047619047619</text:p>
          </table:table-cell>
          <table:table-cell table:style-name="ce696" table:formula="of:=IF([.B240]&lt;&gt;[.$E$208];([.$A$208]*[.B240]+[.$B$208])/([.$C$208]*[.B240]+[.$D$208]);&quot;&quot;)" office:value-type="float" office:value="-1.9047619047619" calcext:value-type="float">
            <text:p>-1,9047619047619</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4" calcext:value-type="float">
            <text:p>-9,4</text:p>
          </table:table-cell>
          <table:table-cell table:style-name="ce697" table:formula="of:=INDIRECT(CONCATENATE(INDEX([.$D$230:.$AB$230];[.$D$233]);ROW([.D241])))" office:value-type="float" office:value="-1.90384615384615" calcext:value-type="float">
            <text:p>-1,90384615384615</text:p>
          </table:table-cell>
          <table:table-cell table:style-name="ce697" table:formula="of:=IF([.B241]&lt;&gt;[.$E$208];([.$A$208]*[.B241]+[.$B$208])/([.$C$208]*[.B241]+[.$D$208]);&quot;&quot;)" office:value-type="float" office:value="-1.90384615384615" calcext:value-type="float">
            <text:p>-1,90384615384615</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3" calcext:value-type="float">
            <text:p>-9,3</text:p>
          </table:table-cell>
          <table:table-cell table:style-name="ce696" table:formula="of:=INDIRECT(CONCATENATE(INDEX([.$D$230:.$AB$230];[.$D$233]);ROW([.D242])))" office:value-type="float" office:value="-1.90291262135922" calcext:value-type="float">
            <text:p>-1,90291262135922</text:p>
          </table:table-cell>
          <table:table-cell table:style-name="ce696" table:formula="of:=IF([.B242]&lt;&gt;[.$E$208];([.$A$208]*[.B242]+[.$B$208])/([.$C$208]*[.B242]+[.$D$208]);&quot;&quot;)" office:value-type="float" office:value="-1.90291262135922" calcext:value-type="float">
            <text:p>-1,90291262135922</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2" calcext:value-type="float">
            <text:p>-9,2</text:p>
          </table:table-cell>
          <table:table-cell table:style-name="ce695" table:formula="of:=INDIRECT(CONCATENATE(INDEX([.$D$230:.$AB$230];[.$D$233]);ROW([.D243])))" office:value-type="float" office:value="-1.90196078431373" calcext:value-type="float">
            <text:p>-1,90196078431373</text:p>
          </table:table-cell>
          <table:table-cell table:style-name="ce695" table:formula="of:=IF([.B243]&lt;&gt;[.$E$208];([.$A$208]*[.B243]+[.$B$208])/([.$C$208]*[.B243]+[.$D$208]);&quot;&quot;)" office:value-type="float" office:value="-1.90196078431373" calcext:value-type="float">
            <text:p>-1,90196078431373</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1" calcext:value-type="float">
            <text:p>-9,1</text:p>
          </table:table-cell>
          <table:table-cell table:style-name="ce698" table:formula="of:=INDIRECT(CONCATENATE(INDEX([.$D$230:.$AB$230];[.$D$233]);ROW([.D244])))" office:value-type="float" office:value="-1.9009900990099" calcext:value-type="float">
            <text:p>-1,9009900990099</text:p>
          </table:table-cell>
          <table:table-cell table:style-name="ce698" table:formula="of:=IF([.B244]&lt;&gt;[.$E$208];([.$A$208]*[.B244]+[.$B$208])/([.$C$208]*[.B244]+[.$D$208]);&quot;&quot;)" office:value-type="float" office:value="-1.9009900990099" calcext:value-type="float">
            <text:p>-1,9009900990099</text:p>
          </table:table-cell>
          <table:table-cell table:style-name="ce698"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 calcext:value-type="float">
            <text:p>-9</text:p>
          </table:table-cell>
          <table:table-cell table:style-name="ce695" table:formula="of:=INDIRECT(CONCATENATE(INDEX([.$D$230:.$AB$230];[.$D$233]);ROW([.D245])))" office:value-type="float" office:value="-1.9" calcext:value-type="float">
            <text:p>-1,9</text:p>
          </table:table-cell>
          <table:table-cell table:style-name="ce695" table:formula="of:=IF([.B245]&lt;&gt;[.$E$208];([.$A$208]*[.B245]+[.$B$208])/([.$C$208]*[.B245]+[.$D$208]);&quot;&quot;)" office:value-type="float" office:value="-1.9" calcext:value-type="float">
            <text:p>-1,9</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9" calcext:value-type="float">
            <text:p>-8,9</text:p>
          </table:table-cell>
          <table:table-cell table:style-name="ce696" table:formula="of:=INDIRECT(CONCATENATE(INDEX([.$D$230:.$AB$230];[.$D$233]);ROW([.D246])))" office:value-type="float" office:value="-1.8989898989899" calcext:value-type="float">
            <text:p>-1,8989898989899</text:p>
          </table:table-cell>
          <table:table-cell table:style-name="ce696" table:formula="of:=IF([.B246]&lt;&gt;[.$E$208];([.$A$208]*[.B246]+[.$B$208])/([.$C$208]*[.B246]+[.$D$208]);&quot;&quot;)" office:value-type="float" office:value="-1.8989898989899" calcext:value-type="float">
            <text:p>-1,8989898989899</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8" calcext:value-type="float">
            <text:p>-8,8</text:p>
          </table:table-cell>
          <table:table-cell table:style-name="ce697" table:formula="of:=INDIRECT(CONCATENATE(INDEX([.$D$230:.$AB$230];[.$D$233]);ROW([.D247])))" office:value-type="float" office:value="-1.89795918367347" calcext:value-type="float">
            <text:p>-1,89795918367347</text:p>
          </table:table-cell>
          <table:table-cell table:style-name="ce697" table:formula="of:=IF([.B247]&lt;&gt;[.$E$208];([.$A$208]*[.B247]+[.$B$208])/([.$C$208]*[.B247]+[.$D$208]);&quot;&quot;)" office:value-type="float" office:value="-1.89795918367347" calcext:value-type="float">
            <text:p>-1,89795918367347</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7" calcext:value-type="float">
            <text:p>-8,7</text:p>
          </table:table-cell>
          <table:table-cell table:style-name="ce698" table:formula="of:=INDIRECT(CONCATENATE(INDEX([.$D$230:.$AB$230];[.$D$233]);ROW([.D248])))" office:value-type="float" office:value="-1.89690721649485" calcext:value-type="float">
            <text:p>-1,89690721649485</text:p>
          </table:table-cell>
          <table:table-cell table:style-name="ce698" table:formula="of:=IF([.B248]&lt;&gt;[.$E$208];([.$A$208]*[.B248]+[.$B$208])/([.$C$208]*[.B248]+[.$D$208]);&quot;&quot;)" office:value-type="float" office:value="-1.89690721649485" calcext:value-type="float">
            <text:p>-1,89690721649485</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6" calcext:value-type="float">
            <text:p>-8,6</text:p>
          </table:table-cell>
          <table:table-cell table:style-name="ce697" table:formula="of:=INDIRECT(CONCATENATE(INDEX([.$D$230:.$AB$230];[.$D$233]);ROW([.D249])))" office:value-type="float" office:value="-1.89583333333333" calcext:value-type="float">
            <text:p>-1,89583333333333</text:p>
          </table:table-cell>
          <table:table-cell table:style-name="ce697" table:formula="of:=IF([.B249]&lt;&gt;[.$E$208];([.$A$208]*[.B249]+[.$B$208])/([.$C$208]*[.B249]+[.$D$208]);&quot;&quot;)" office:value-type="float" office:value="-1.89583333333333" calcext:value-type="float">
            <text:p>-1,89583333333333</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5" calcext:value-type="float">
            <text:p>-8,5</text:p>
          </table:table-cell>
          <table:table-cell table:style-name="ce698" table:formula="of:=INDIRECT(CONCATENATE(INDEX([.$D$230:.$AB$230];[.$D$233]);ROW([.D250])))" office:value-type="float" office:value="-1.89473684210526" calcext:value-type="float">
            <text:p>-1,89473684210526</text:p>
          </table:table-cell>
          <table:table-cell table:style-name="ce698" table:formula="of:=IF([.B250]&lt;&gt;[.$E$208];([.$A$208]*[.B250]+[.$B$208])/([.$C$208]*[.B250]+[.$D$208]);&quot;&quot;)" office:value-type="float" office:value="-1.89473684210526" calcext:value-type="float">
            <text:p>-1,89473684210526</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4" calcext:value-type="float">
            <text:p>-8,4</text:p>
          </table:table-cell>
          <table:table-cell table:style-name="ce697" table:formula="of:=INDIRECT(CONCATENATE(INDEX([.$D$230:.$AB$230];[.$D$233]);ROW([.D251])))" office:value-type="float" office:value="-1.8936170212766" calcext:value-type="float">
            <text:p>-1,8936170212766</text:p>
          </table:table-cell>
          <table:table-cell table:style-name="ce697" table:formula="of:=IF([.B251]&lt;&gt;[.$E$208];([.$A$208]*[.B251]+[.$B$208])/([.$C$208]*[.B251]+[.$D$208]);&quot;&quot;)" office:value-type="float" office:value="-1.8936170212766" calcext:value-type="float">
            <text:p>-1,8936170212766</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3" calcext:value-type="float">
            <text:p>-8,3</text:p>
          </table:table-cell>
          <table:table-cell table:style-name="ce698" table:formula="of:=INDIRECT(CONCATENATE(INDEX([.$D$230:.$AB$230];[.$D$233]);ROW([.D252])))" office:value-type="float" office:value="-1.89247311827957" calcext:value-type="float">
            <text:p>-1,89247311827957</text:p>
          </table:table-cell>
          <table:table-cell table:style-name="ce698" table:formula="of:=IF([.B252]&lt;&gt;[.$E$208];([.$A$208]*[.B252]+[.$B$208])/([.$C$208]*[.B252]+[.$D$208]);&quot;&quot;)" office:value-type="float" office:value="-1.89247311827957" calcext:value-type="float">
            <text:p>-1,8924731182795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2" calcext:value-type="float">
            <text:p>-8,2</text:p>
          </table:table-cell>
          <table:table-cell table:style-name="ce697" table:formula="of:=INDIRECT(CONCATENATE(INDEX([.$D$230:.$AB$230];[.$D$233]);ROW([.D253])))" office:value-type="float" office:value="-1.89130434782609" calcext:value-type="float">
            <text:p>-1,89130434782609</text:p>
          </table:table-cell>
          <table:table-cell table:style-name="ce697" table:formula="of:=IF([.B253]&lt;&gt;[.$E$208];([.$A$208]*[.B253]+[.$B$208])/([.$C$208]*[.B253]+[.$D$208]);&quot;&quot;)" office:value-type="float" office:value="-1.89130434782609" calcext:value-type="float">
            <text:p>-1,8913043478260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1" calcext:value-type="float">
            <text:p>-8,1</text:p>
          </table:table-cell>
          <table:table-cell table:style-name="ce698" table:formula="of:=INDIRECT(CONCATENATE(INDEX([.$D$230:.$AB$230];[.$D$233]);ROW([.D254])))" office:value-type="float" office:value="-1.89010989010989" calcext:value-type="float">
            <text:p>-1,89010989010989</text:p>
          </table:table-cell>
          <table:table-cell table:style-name="ce698" table:formula="of:=IF([.B254]&lt;&gt;[.$E$208];([.$A$208]*[.B254]+[.$B$208])/([.$C$208]*[.B254]+[.$D$208]);&quot;&quot;)" office:value-type="float" office:value="-1.89010989010989" calcext:value-type="float">
            <text:p>-1,89010989010989</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 calcext:value-type="float">
            <text:p>-8</text:p>
          </table:table-cell>
          <table:table-cell table:style-name="ce697" table:formula="of:=INDIRECT(CONCATENATE(INDEX([.$D$230:.$AB$230];[.$D$233]);ROW([.D255])))" office:value-type="float" office:value="-1.88888888888889" calcext:value-type="float">
            <text:p>-1,88888888888889</text:p>
          </table:table-cell>
          <table:table-cell table:style-name="ce697" table:formula="of:=IF([.B255]&lt;&gt;[.$E$208];([.$A$208]*[.B255]+[.$B$208])/([.$C$208]*[.B255]+[.$D$208]);&quot;&quot;)" office:value-type="float" office:value="-1.88888888888889" calcext:value-type="float">
            <text:p>-1,8888888888888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9" calcext:value-type="float">
            <text:p>-7,9</text:p>
          </table:table-cell>
          <table:table-cell table:style-name="ce698" table:formula="of:=INDIRECT(CONCATENATE(INDEX([.$D$230:.$AB$230];[.$D$233]);ROW([.D256])))" office:value-type="float" office:value="-1.8876404494382" calcext:value-type="float">
            <text:p>-1,8876404494382</text:p>
          </table:table-cell>
          <table:table-cell table:style-name="ce698" table:formula="of:=IF([.B256]&lt;&gt;[.$E$208];([.$A$208]*[.B256]+[.$B$208])/([.$C$208]*[.B256]+[.$D$208]);&quot;&quot;)" office:value-type="float" office:value="-1.8876404494382" calcext:value-type="float">
            <text:p>-1,8876404494382</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8" calcext:value-type="float">
            <text:p>-7,8</text:p>
          </table:table-cell>
          <table:table-cell table:style-name="ce697" table:formula="of:=INDIRECT(CONCATENATE(INDEX([.$D$230:.$AB$230];[.$D$233]);ROW([.D257])))" office:value-type="float" office:value="-1.88636363636364" calcext:value-type="float">
            <text:p>-1,88636363636364</text:p>
          </table:table-cell>
          <table:table-cell table:style-name="ce697" table:formula="of:=IF([.B257]&lt;&gt;[.$E$208];([.$A$208]*[.B257]+[.$B$208])/([.$C$208]*[.B257]+[.$D$208]);&quot;&quot;)" office:value-type="float" office:value="-1.88636363636364" calcext:value-type="float">
            <text:p>-1,88636363636364</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7" calcext:value-type="float">
            <text:p>-7,7</text:p>
          </table:table-cell>
          <table:table-cell table:style-name="ce698" table:formula="of:=INDIRECT(CONCATENATE(INDEX([.$D$230:.$AB$230];[.$D$233]);ROW([.D258])))" office:value-type="float" office:value="-1.88505747126437" calcext:value-type="float">
            <text:p>-1,88505747126437</text:p>
          </table:table-cell>
          <table:table-cell table:style-name="ce698" table:formula="of:=IF([.B258]&lt;&gt;[.$E$208];([.$A$208]*[.B258]+[.$B$208])/([.$C$208]*[.B258]+[.$D$208]);&quot;&quot;)" office:value-type="float" office:value="-1.88505747126437" calcext:value-type="float">
            <text:p>-1,8850574712643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6" calcext:value-type="float">
            <text:p>-7,6</text:p>
          </table:table-cell>
          <table:table-cell table:style-name="ce697" table:formula="of:=INDIRECT(CONCATENATE(INDEX([.$D$230:.$AB$230];[.$D$233]);ROW([.D259])))" office:value-type="float" office:value="-1.88372093023256" calcext:value-type="float">
            <text:p>-1,88372093023256</text:p>
          </table:table-cell>
          <table:table-cell table:style-name="ce697" table:formula="of:=IF([.B259]&lt;&gt;[.$E$208];([.$A$208]*[.B259]+[.$B$208])/([.$C$208]*[.B259]+[.$D$208]);&quot;&quot;)" office:value-type="float" office:value="-1.88372093023256" calcext:value-type="float">
            <text:p>-1,88372093023256</text:p>
          </table:table-cell>
          <table:table-cell table:style-name="ce697" table:number-columns-repeated="7"/>
          <table:table-cell table:style-name="ce535" table:number-columns-repeated="17"/>
          <table:table-cell table:style-name="ce1029"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5" calcext:value-type="float">
            <text:p>-7,5</text:p>
          </table:table-cell>
          <table:table-cell table:style-name="ce696" table:formula="of:=INDIRECT(CONCATENATE(INDEX([.$D$230:.$AB$230];[.$D$233]);ROW([.D260])))" office:value-type="float" office:value="-1.88235294117647" calcext:value-type="float">
            <text:p>-1,88235294117647</text:p>
          </table:table-cell>
          <table:table-cell table:style-name="ce696" table:formula="of:=IF([.B260]&lt;&gt;[.$E$208];([.$A$208]*[.B260]+[.$B$208])/([.$C$208]*[.B260]+[.$D$208]);&quot;&quot;)" office:value-type="float" office:value="-1.88235294117647" calcext:value-type="float">
            <text:p>-1,88235294117647</text:p>
          </table:table-cell>
          <table:table-cell table:style-name="ce696" table:number-columns-repeated="24"/>
          <table:table-cell table:style-name="ce1197"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4" calcext:value-type="float">
            <text:p>-7,4</text:p>
          </table:table-cell>
          <table:table-cell table:style-name="ce695" table:formula="of:=INDIRECT(CONCATENATE(INDEX([.$D$230:.$AB$230];[.$D$233]);ROW([.D261])))" office:value-type="float" office:value="-1.88095238095238" calcext:value-type="float">
            <text:p>-1,88095238095238</text:p>
          </table:table-cell>
          <table:table-cell table:style-name="ce695" table:formula="of:=IF([.B261]&lt;&gt;[.$E$208];([.$A$208]*[.B261]+[.$B$208])/([.$C$208]*[.B261]+[.$D$208]);&quot;&quot;)" office:value-type="float" office:value="-1.88095238095238" calcext:value-type="float">
            <text:p>-1,88095238095238</text:p>
          </table:table-cell>
          <table:table-cell table:style-name="ce695" table:number-columns-repeated="24"/>
          <table:table-cell table:style-name="ce931"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3" calcext:value-type="float">
            <text:p>-7,3</text:p>
          </table:table-cell>
          <table:table-cell table:style-name="ce696" table:formula="of:=INDIRECT(CONCATENATE(INDEX([.$D$230:.$AB$230];[.$D$233]);ROW([.D262])))" office:value-type="float" office:value="-1.87951807228916" calcext:value-type="float">
            <text:p>-1,87951807228916</text:p>
          </table:table-cell>
          <table:table-cell table:style-name="ce696" table:formula="of:=IF([.B262]&lt;&gt;[.$E$208];([.$A$208]*[.B262]+[.$B$208])/([.$C$208]*[.B262]+[.$D$208]);&quot;&quot;)" office:value-type="float" office:value="-1.87951807228916" calcext:value-type="float">
            <text:p>-1,87951807228916</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2" calcext:value-type="float">
            <text:p>-7,2</text:p>
          </table:table-cell>
          <table:table-cell table:style-name="ce697" table:formula="of:=INDIRECT(CONCATENATE(INDEX([.$D$230:.$AB$230];[.$D$233]);ROW([.D263])))" office:value-type="float" office:value="-1.87804878048781" calcext:value-type="float">
            <text:p>-1,87804878048781</text:p>
          </table:table-cell>
          <table:table-cell table:style-name="ce697" table:formula="of:=IF([.B263]&lt;&gt;[.$E$208];([.$A$208]*[.B263]+[.$B$208])/([.$C$208]*[.B263]+[.$D$208]);&quot;&quot;)" office:value-type="float" office:value="-1.87804878048781" calcext:value-type="float">
            <text:p>-1,87804878048781</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1" calcext:value-type="float">
            <text:p>-7,1</text:p>
          </table:table-cell>
          <table:table-cell table:style-name="ce696" table:formula="of:=INDIRECT(CONCATENATE(INDEX([.$D$230:.$AB$230];[.$D$233]);ROW([.D264])))" office:value-type="float" office:value="-1.87654320987654" calcext:value-type="float">
            <text:p>-1,87654320987654</text:p>
          </table:table-cell>
          <table:table-cell table:style-name="ce696" table:formula="of:=IF([.B264]&lt;&gt;[.$E$208];([.$A$208]*[.B264]+[.$B$208])/([.$C$208]*[.B264]+[.$D$208]);&quot;&quot;)" office:value-type="float" office:value="-1.87654320987654" calcext:value-type="float">
            <text:p>-1,87654320987654</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 calcext:value-type="float">
            <text:p>-7</text:p>
          </table:table-cell>
          <table:table-cell table:style-name="ce697" table:formula="of:=INDIRECT(CONCATENATE(INDEX([.$D$230:.$AB$230];[.$D$233]);ROW([.D265])))" office:value-type="float" office:value="-1.875" calcext:value-type="float">
            <text:p>-1,875</text:p>
          </table:table-cell>
          <table:table-cell table:style-name="ce697" table:formula="of:=IF([.B265]&lt;&gt;[.$E$208];([.$A$208]*[.B265]+[.$B$208])/([.$C$208]*[.B265]+[.$D$208]);&quot;&quot;)" office:value-type="float" office:value="-1.875" calcext:value-type="float">
            <text:p>-1,875</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9" calcext:value-type="float">
            <text:p>-6,9</text:p>
          </table:table-cell>
          <table:table-cell table:style-name="ce696" table:formula="of:=INDIRECT(CONCATENATE(INDEX([.$D$230:.$AB$230];[.$D$233]);ROW([.D266])))" office:value-type="float" office:value="-1.87341772151899" calcext:value-type="float">
            <text:p>-1,87341772151899</text:p>
          </table:table-cell>
          <table:table-cell table:style-name="ce696" table:formula="of:=IF([.B266]&lt;&gt;[.$E$208];([.$A$208]*[.B266]+[.$B$208])/([.$C$208]*[.B266]+[.$D$208]);&quot;&quot;)" office:value-type="float" office:value="-1.87341772151899" calcext:value-type="float">
            <text:p>-1,8734177215189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8" calcext:value-type="float">
            <text:p>-6,8</text:p>
          </table:table-cell>
          <table:table-cell table:style-name="ce695" table:formula="of:=INDIRECT(CONCATENATE(INDEX([.$D$230:.$AB$230];[.$D$233]);ROW([.D267])))" office:value-type="float" office:value="-1.87179487179487" calcext:value-type="float">
            <text:p>-1,87179487179487</text:p>
          </table:table-cell>
          <table:table-cell table:style-name="ce695" table:formula="of:=IF([.B267]&lt;&gt;[.$E$208];([.$A$208]*[.B267]+[.$B$208])/([.$C$208]*[.B267]+[.$D$208]);&quot;&quot;)" office:value-type="float" office:value="-1.87179487179487" calcext:value-type="float">
            <text:p>-1,87179487179487</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7" calcext:value-type="float">
            <text:p>-6,7</text:p>
          </table:table-cell>
          <table:table-cell table:style-name="ce698" table:formula="of:=INDIRECT(CONCATENATE(INDEX([.$D$230:.$AB$230];[.$D$233]);ROW([.D268])))" office:value-type="float" office:value="-1.87012987012987" calcext:value-type="float">
            <text:p>-1,87012987012987</text:p>
          </table:table-cell>
          <table:table-cell table:style-name="ce698" table:formula="of:=IF([.B268]&lt;&gt;[.$E$208];([.$A$208]*[.B268]+[.$B$208])/([.$C$208]*[.B268]+[.$D$208]);&quot;&quot;)" office:value-type="float" office:value="-1.87012987012987" calcext:value-type="float">
            <text:p>-1,87012987012987</text:p>
          </table:table-cell>
          <table:table-cell table:style-name="ce698"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6" calcext:value-type="float">
            <text:p>-6,6</text:p>
          </table:table-cell>
          <table:table-cell table:style-name="ce695" table:formula="of:=INDIRECT(CONCATENATE(INDEX([.$D$230:.$AB$230];[.$D$233]);ROW([.D269])))" office:value-type="float" office:value="-1.86842105263158" calcext:value-type="float">
            <text:p>-1,86842105263158</text:p>
          </table:table-cell>
          <table:table-cell table:style-name="ce695" table:formula="of:=IF([.B269]&lt;&gt;[.$E$208];([.$A$208]*[.B269]+[.$B$208])/([.$C$208]*[.B269]+[.$D$208]);&quot;&quot;)" office:value-type="float" office:value="-1.86842105263158" calcext:value-type="float">
            <text:p>-1,86842105263158</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5" calcext:value-type="float">
            <text:p>-6,5</text:p>
          </table:table-cell>
          <table:table-cell table:style-name="ce696" table:formula="of:=INDIRECT(CONCATENATE(INDEX([.$D$230:.$AB$230];[.$D$233]);ROW([.D270])))" office:value-type="float" office:value="-1.86666666666667" calcext:value-type="float">
            <text:p>-1,86666666666667</text:p>
          </table:table-cell>
          <table:table-cell table:style-name="ce696" table:formula="of:=IF([.B270]&lt;&gt;[.$E$208];([.$A$208]*[.B270]+[.$B$208])/([.$C$208]*[.B270]+[.$D$208]);&quot;&quot;)" office:value-type="float" office:value="-1.86666666666667" calcext:value-type="float">
            <text:p>-1,8666666666666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4" calcext:value-type="float">
            <text:p>-6,4</text:p>
          </table:table-cell>
          <table:table-cell table:style-name="ce697" table:formula="of:=INDIRECT(CONCATENATE(INDEX([.$D$230:.$AB$230];[.$D$233]);ROW([.D271])))" office:value-type="float" office:value="-1.86486486486487" calcext:value-type="float">
            <text:p>-1,86486486486487</text:p>
          </table:table-cell>
          <table:table-cell table:style-name="ce697" table:formula="of:=IF([.B271]&lt;&gt;[.$E$208];([.$A$208]*[.B271]+[.$B$208])/([.$C$208]*[.B271]+[.$D$208]);&quot;&quot;)" office:value-type="float" office:value="-1.86486486486487" calcext:value-type="float">
            <text:p>-1,86486486486487</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3" calcext:value-type="float">
            <text:p>-6,3</text:p>
          </table:table-cell>
          <table:table-cell table:style-name="ce698" table:formula="of:=INDIRECT(CONCATENATE(INDEX([.$D$230:.$AB$230];[.$D$233]);ROW([.D272])))" office:value-type="float" office:value="-1.86301369863014" calcext:value-type="float">
            <text:p>-1,86301369863014</text:p>
          </table:table-cell>
          <table:table-cell table:style-name="ce698" table:formula="of:=IF([.B272]&lt;&gt;[.$E$208];([.$A$208]*[.B272]+[.$B$208])/([.$C$208]*[.B272]+[.$D$208]);&quot;&quot;)" office:value-type="float" office:value="-1.86301369863014" calcext:value-type="float">
            <text:p>-1,8630136986301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2" calcext:value-type="float">
            <text:p>-6,2</text:p>
          </table:table-cell>
          <table:table-cell table:style-name="ce697" table:formula="of:=INDIRECT(CONCATENATE(INDEX([.$D$230:.$AB$230];[.$D$233]);ROW([.D273])))" office:value-type="float" office:value="-1.86111111111111" calcext:value-type="float">
            <text:p>-1,86111111111111</text:p>
          </table:table-cell>
          <table:table-cell table:style-name="ce697" table:formula="of:=IF([.B273]&lt;&gt;[.$E$208];([.$A$208]*[.B273]+[.$B$208])/([.$C$208]*[.B273]+[.$D$208]);&quot;&quot;)" office:value-type="float" office:value="-1.86111111111111" calcext:value-type="float">
            <text:p>-1,86111111111111</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1" calcext:value-type="float">
            <text:p>-6,1</text:p>
          </table:table-cell>
          <table:table-cell table:style-name="ce698" table:formula="of:=INDIRECT(CONCATENATE(INDEX([.$D$230:.$AB$230];[.$D$233]);ROW([.D274])))" office:value-type="float" office:value="-1.85915492957746" calcext:value-type="float">
            <text:p>-1,85915492957746</text:p>
          </table:table-cell>
          <table:table-cell table:style-name="ce698" table:formula="of:=IF([.B274]&lt;&gt;[.$E$208];([.$A$208]*[.B274]+[.$B$208])/([.$C$208]*[.B274]+[.$D$208]);&quot;&quot;)" office:value-type="float" office:value="-1.85915492957746" calcext:value-type="float">
            <text:p>-1,85915492957746</text:p>
          </table:table-cell>
          <table:table-cell table:style-name="ce698" table:number-columns-repeated="7"/>
          <table:table-cell table:style-name="ce634" table:number-columns-repeated="17"/>
          <table:table-cell table:style-name="ce685" table:number-columns-repeated="5"/>
          <table:table-cell table:style-name="ce1029" table:number-columns-repeated="5"/>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 calcext:value-type="float">
            <text:p>-6</text:p>
          </table:table-cell>
          <table:table-cell table:style-name="ce697" table:formula="of:=INDIRECT(CONCATENATE(INDEX([.$D$230:.$AB$230];[.$D$233]);ROW([.D275])))" office:value-type="float" office:value="-1.85714285714286" calcext:value-type="float">
            <text:p>-1,85714285714286</text:p>
          </table:table-cell>
          <table:table-cell table:style-name="ce697" table:formula="of:=IF([.B275]&lt;&gt;[.$E$208];([.$A$208]*[.B275]+[.$B$208])/([.$C$208]*[.B275]+[.$D$208]);&quot;&quot;)" office:value-type="float" office:value="-1.85714285714286" calcext:value-type="float">
            <text:p>-1,85714285714286</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9" calcext:value-type="float">
            <text:p>-5,9</text:p>
          </table:table-cell>
          <table:table-cell table:style-name="ce698" table:formula="of:=INDIRECT(CONCATENATE(INDEX([.$D$230:.$AB$230];[.$D$233]);ROW([.D276])))" office:value-type="float" office:value="-1.85507246376812" calcext:value-type="float">
            <text:p>-1,85507246376812</text:p>
          </table:table-cell>
          <table:table-cell table:style-name="ce698" table:formula="of:=IF([.B276]&lt;&gt;[.$E$208];([.$A$208]*[.B276]+[.$B$208])/([.$C$208]*[.B276]+[.$D$208]);&quot;&quot;)" office:value-type="float" office:value="-1.85507246376812" calcext:value-type="float">
            <text:p>-1,8550724637681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8" calcext:value-type="float">
            <text:p>-5,8</text:p>
          </table:table-cell>
          <table:table-cell table:style-name="ce697" table:formula="of:=INDIRECT(CONCATENATE(INDEX([.$D$230:.$AB$230];[.$D$233]);ROW([.D277])))" office:value-type="float" office:value="-1.85294117647059" calcext:value-type="float">
            <text:p>-1,85294117647059</text:p>
          </table:table-cell>
          <table:table-cell table:style-name="ce697" table:formula="of:=IF([.B277]&lt;&gt;[.$E$208];([.$A$208]*[.B277]+[.$B$208])/([.$C$208]*[.B277]+[.$D$208]);&quot;&quot;)" office:value-type="float" office:value="-1.85294117647059" calcext:value-type="float">
            <text:p>-1,85294117647059</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7" calcext:value-type="float">
            <text:p>-5,7</text:p>
          </table:table-cell>
          <table:table-cell table:style-name="ce698" table:formula="of:=INDIRECT(CONCATENATE(INDEX([.$D$230:.$AB$230];[.$D$233]);ROW([.D278])))" office:value-type="float" office:value="-1.85074626865672" calcext:value-type="float">
            <text:p>-1,85074626865672</text:p>
          </table:table-cell>
          <table:table-cell table:style-name="ce698" table:formula="of:=IF([.B278]&lt;&gt;[.$E$208];([.$A$208]*[.B278]+[.$B$208])/([.$C$208]*[.B278]+[.$D$208]);&quot;&quot;)" office:value-type="float" office:value="-1.85074626865672" calcext:value-type="float">
            <text:p>-1,8507462686567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6" calcext:value-type="float">
            <text:p>-5,6</text:p>
          </table:table-cell>
          <table:table-cell table:style-name="ce697" table:formula="of:=INDIRECT(CONCATENATE(INDEX([.$D$230:.$AB$230];[.$D$233]);ROW([.D279])))" office:value-type="float" office:value="-1.84848484848485" calcext:value-type="float">
            <text:p>-1,84848484848485</text:p>
          </table:table-cell>
          <table:table-cell table:style-name="ce697" table:formula="of:=IF([.B279]&lt;&gt;[.$E$208];([.$A$208]*[.B279]+[.$B$208])/([.$C$208]*[.B279]+[.$D$208]);&quot;&quot;)" office:value-type="float" office:value="-1.84848484848485" calcext:value-type="float">
            <text:p>-1,8484848484848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5" calcext:value-type="float">
            <text:p>-5,5</text:p>
          </table:table-cell>
          <table:table-cell table:style-name="ce698" table:formula="of:=INDIRECT(CONCATENATE(INDEX([.$D$230:.$AB$230];[.$D$233]);ROW([.D280])))" office:value-type="float" office:value="-1.84615384615385" calcext:value-type="float">
            <text:p>-1,84615384615385</text:p>
          </table:table-cell>
          <table:table-cell table:style-name="ce698" table:formula="of:=IF([.B280]&lt;&gt;[.$E$208];([.$A$208]*[.B280]+[.$B$208])/([.$C$208]*[.B280]+[.$D$208]);&quot;&quot;)" office:value-type="float" office:value="-1.84615384615385" calcext:value-type="float">
            <text:p>-1,84615384615385</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4" calcext:value-type="float">
            <text:p>-5,4</text:p>
          </table:table-cell>
          <table:table-cell table:style-name="ce697" table:formula="of:=INDIRECT(CONCATENATE(INDEX([.$D$230:.$AB$230];[.$D$233]);ROW([.D281])))" office:value-type="float" office:value="-1.84375" calcext:value-type="float">
            <text:p>-1,84375</text:p>
          </table:table-cell>
          <table:table-cell table:style-name="ce697" table:formula="of:=IF([.B281]&lt;&gt;[.$E$208];([.$A$208]*[.B281]+[.$B$208])/([.$C$208]*[.B281]+[.$D$208]);&quot;&quot;)" office:value-type="float" office:value="-1.84375" calcext:value-type="float">
            <text:p>-1,8437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3" calcext:value-type="float">
            <text:p>-5,3</text:p>
          </table:table-cell>
          <table:table-cell table:style-name="ce698" table:formula="of:=INDIRECT(CONCATENATE(INDEX([.$D$230:.$AB$230];[.$D$233]);ROW([.D282])))" office:value-type="float" office:value="-1.84126984126984" calcext:value-type="float">
            <text:p>-1,84126984126984</text:p>
          </table:table-cell>
          <table:table-cell table:style-name="ce698" table:formula="of:=IF([.B282]&lt;&gt;[.$E$208];([.$A$208]*[.B282]+[.$B$208])/([.$C$208]*[.B282]+[.$D$208]);&quot;&quot;)" office:value-type="float" office:value="-1.84126984126984" calcext:value-type="float">
            <text:p>-1,8412698412698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2" calcext:value-type="float">
            <text:p>-5,2</text:p>
          </table:table-cell>
          <table:table-cell table:style-name="ce697" table:formula="of:=INDIRECT(CONCATENATE(INDEX([.$D$230:.$AB$230];[.$D$233]);ROW([.D283])))" office:value-type="float" office:value="-1.83870967741935" calcext:value-type="float">
            <text:p>-1,83870967741935</text:p>
          </table:table-cell>
          <table:table-cell table:style-name="ce697" table:formula="of:=IF([.B283]&lt;&gt;[.$E$208];([.$A$208]*[.B283]+[.$B$208])/([.$C$208]*[.B283]+[.$D$208]);&quot;&quot;)" office:value-type="float" office:value="-1.83870967741935" calcext:value-type="float">
            <text:p>-1,8387096774193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1" calcext:value-type="float">
            <text:p>-5,1</text:p>
          </table:table-cell>
          <table:table-cell table:style-name="ce696" table:formula="of:=INDIRECT(CONCATENATE(INDEX([.$D$230:.$AB$230];[.$D$233]);ROW([.D284])))" office:value-type="float" office:value="-1.83606557377049" calcext:value-type="float">
            <text:p>-1,83606557377049</text:p>
          </table:table-cell>
          <table:table-cell table:style-name="ce696" table:formula="of:=IF([.B284]&lt;&gt;[.$E$208];([.$A$208]*[.B284]+[.$B$208])/([.$C$208]*[.B284]+[.$D$208]);&quot;&quot;)" office:value-type="float" office:value="-1.83606557377049" calcext:value-type="float">
            <text:p>-1,8360655737704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 calcext:value-type="float">
            <text:p>-5</text:p>
          </table:table-cell>
          <table:table-cell table:style-name="ce695" table:formula="of:=INDIRECT(CONCATENATE(INDEX([.$D$230:.$AB$230];[.$D$233]);ROW([.D285])))" office:value-type="float" office:value="-1.83333333333333" calcext:value-type="float">
            <text:p>-1,83333333333333</text:p>
          </table:table-cell>
          <table:table-cell table:style-name="ce695" table:formula="of:=IF([.B285]&lt;&gt;[.$E$208];([.$A$208]*[.B285]+[.$B$208])/([.$C$208]*[.B285]+[.$D$208]);&quot;&quot;)" office:value-type="float" office:value="-1.83333333333333" calcext:value-type="float">
            <text:p>-1,83333333333333</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9" calcext:value-type="float">
            <text:p>-4,9</text:p>
          </table:table-cell>
          <table:table-cell table:style-name="ce696" table:formula="of:=INDIRECT(CONCATENATE(INDEX([.$D$230:.$AB$230];[.$D$233]);ROW([.D286])))" office:value-type="float" office:value="-1.83050847457627" calcext:value-type="float">
            <text:p>-1,83050847457627</text:p>
          </table:table-cell>
          <table:table-cell table:style-name="ce696" table:formula="of:=IF([.B286]&lt;&gt;[.$E$208];([.$A$208]*[.B286]+[.$B$208])/([.$C$208]*[.B286]+[.$D$208]);&quot;&quot;)" office:value-type="float" office:value="-1.83050847457627" calcext:value-type="float">
            <text:p>-1,8305084745762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4.8" calcext:value-type="float">
            <text:p>-4,8</text:p>
          </table:table-cell>
          <table:table-cell table:style-name="ce697" table:formula="of:=INDIRECT(CONCATENATE(INDEX([.$D$230:.$AB$230];[.$D$233]);ROW([.D287])))" office:value-type="float" office:value="-1.82758620689655" calcext:value-type="float">
            <text:p>-1,82758620689655</text:p>
          </table:table-cell>
          <table:table-cell table:style-name="ce697" table:formula="of:=IF([.B287]&lt;&gt;[.$E$208];([.$A$208]*[.B287]+[.$B$208])/([.$C$208]*[.B287]+[.$D$208]);&quot;&quot;)" office:value-type="float" office:value="-1.82758620689655" calcext:value-type="float">
            <text:p>-1,82758620689655</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7" calcext:value-type="float">
            <text:p>-4,7</text:p>
          </table:table-cell>
          <table:table-cell table:style-name="ce696" table:formula="of:=INDIRECT(CONCATENATE(INDEX([.$D$230:.$AB$230];[.$D$233]);ROW([.D288])))" office:value-type="float" office:value="-1.82456140350877" calcext:value-type="float">
            <text:p>-1,82456140350877</text:p>
          </table:table-cell>
          <table:table-cell table:style-name="ce696" table:formula="of:=IF([.B288]&lt;&gt;[.$E$208];([.$A$208]*[.B288]+[.$B$208])/([.$C$208]*[.B288]+[.$D$208]);&quot;&quot;)" office:value-type="float" office:value="-1.82456140350877" calcext:value-type="float">
            <text:p>-1,82456140350877</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4.6" calcext:value-type="float">
            <text:p>-4,6</text:p>
          </table:table-cell>
          <table:table-cell table:style-name="ce697" table:formula="of:=INDIRECT(CONCATENATE(INDEX([.$D$230:.$AB$230];[.$D$233]);ROW([.D289])))" office:value-type="float" office:value="-1.82142857142857" calcext:value-type="float">
            <text:p>-1,82142857142857</text:p>
          </table:table-cell>
          <table:table-cell table:style-name="ce697" table:formula="of:=IF([.B289]&lt;&gt;[.$E$208];([.$A$208]*[.B289]+[.$B$208])/([.$C$208]*[.B289]+[.$D$208]);&quot;&quot;)" office:value-type="float" office:value="-1.82142857142857" calcext:value-type="float">
            <text:p>-1,82142857142857</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5" calcext:value-type="float">
            <text:p>-4,5</text:p>
          </table:table-cell>
          <table:table-cell table:style-name="ce696" table:formula="of:=INDIRECT(CONCATENATE(INDEX([.$D$230:.$AB$230];[.$D$233]);ROW([.D290])))" office:value-type="float" office:value="-1.81818181818182" calcext:value-type="float">
            <text:p>-1,81818181818182</text:p>
          </table:table-cell>
          <table:table-cell table:style-name="ce696" table:formula="of:=IF([.B290]&lt;&gt;[.$E$208];([.$A$208]*[.B290]+[.$B$208])/([.$C$208]*[.B290]+[.$D$208]);&quot;&quot;)" office:value-type="float" office:value="-1.81818181818182" calcext:value-type="float">
            <text:p>-1,81818181818182</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4.4" calcext:value-type="float">
            <text:p>-4,4</text:p>
          </table:table-cell>
          <table:table-cell table:style-name="ce695" table:formula="of:=INDIRECT(CONCATENATE(INDEX([.$D$230:.$AB$230];[.$D$233]);ROW([.D291])))" office:value-type="float" office:value="-1.81481481481482" calcext:value-type="float">
            <text:p>-1,81481481481482</text:p>
          </table:table-cell>
          <table:table-cell table:style-name="ce695" table:formula="of:=IF([.B291]&lt;&gt;[.$E$208];([.$A$208]*[.B291]+[.$B$208])/([.$C$208]*[.B291]+[.$D$208]);&quot;&quot;)" office:value-type="float" office:value="-1.81481481481482" calcext:value-type="float">
            <text:p>-1,81481481481482</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3" calcext:value-type="float">
            <text:p>-4,3</text:p>
          </table:table-cell>
          <table:table-cell table:style-name="ce698" table:formula="of:=INDIRECT(CONCATENATE(INDEX([.$D$230:.$AB$230];[.$D$233]);ROW([.D292])))" office:value-type="float" office:value="-1.81132075471698" calcext:value-type="float">
            <text:p>-1,81132075471698</text:p>
          </table:table-cell>
          <table:table-cell table:style-name="ce698" table:formula="of:=IF([.B292]&lt;&gt;[.$E$208];([.$A$208]*[.B292]+[.$B$208])/([.$C$208]*[.B292]+[.$D$208]);&quot;&quot;)" office:value-type="float" office:value="-1.81132075471698" calcext:value-type="float">
            <text:p>-1,8113207547169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2" calcext:value-type="float">
            <text:p>-4,2</text:p>
          </table:table-cell>
          <table:table-cell table:style-name="ce695" table:formula="of:=INDIRECT(CONCATENATE(INDEX([.$D$230:.$AB$230];[.$D$233]);ROW([.D293])))" office:value-type="float" office:value="-1.80769230769231" calcext:value-type="float">
            <text:p>-1,80769230769231</text:p>
          </table:table-cell>
          <table:table-cell table:style-name="ce695" table:formula="of:=IF([.B293]&lt;&gt;[.$E$208];([.$A$208]*[.B293]+[.$B$208])/([.$C$208]*[.B293]+[.$D$208]);&quot;&quot;)" office:value-type="float" office:value="-1.80769230769231" calcext:value-type="float">
            <text:p>-1,80769230769231</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1" calcext:value-type="float">
            <text:p>-4,1</text:p>
          </table:table-cell>
          <table:table-cell table:style-name="ce696" table:formula="of:=INDIRECT(CONCATENATE(INDEX([.$D$230:.$AB$230];[.$D$233]);ROW([.D294])))" office:value-type="float" office:value="-1.80392156862745" calcext:value-type="float">
            <text:p>-1,80392156862745</text:p>
          </table:table-cell>
          <table:table-cell table:style-name="ce696" table:formula="of:=IF([.B294]&lt;&gt;[.$E$208];([.$A$208]*[.B294]+[.$B$208])/([.$C$208]*[.B294]+[.$D$208]);&quot;&quot;)" office:value-type="float" office:value="-1.80392156862745" calcext:value-type="float">
            <text:p>-1,80392156862745</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 calcext:value-type="float">
            <text:p>-4</text:p>
          </table:table-cell>
          <table:table-cell table:style-name="ce697" table:formula="of:=INDIRECT(CONCATENATE(INDEX([.$D$230:.$AB$230];[.$D$233]);ROW([.D295])))" office:value-type="float" office:value="-1.8" calcext:value-type="float">
            <text:p>-1,8</text:p>
          </table:table-cell>
          <table:table-cell table:style-name="ce697" table:formula="of:=IF([.B295]&lt;&gt;[.$E$208];([.$A$208]*[.B295]+[.$B$208])/([.$C$208]*[.B295]+[.$D$208]);&quot;&quot;)" office:value-type="float" office:value="-1.8" calcext:value-type="float">
            <text:p>-1,8</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9" calcext:value-type="float">
            <text:p>-3,9</text:p>
          </table:table-cell>
          <table:table-cell table:style-name="ce698" table:formula="of:=INDIRECT(CONCATENATE(INDEX([.$D$230:.$AB$230];[.$D$233]);ROW([.D296])))" office:value-type="float" office:value="-1.79591836734694" calcext:value-type="float">
            <text:p>-1,79591836734694</text:p>
          </table:table-cell>
          <table:table-cell table:style-name="ce698" table:formula="of:=IF([.B296]&lt;&gt;[.$E$208];([.$A$208]*[.B296]+[.$B$208])/([.$C$208]*[.B296]+[.$D$208]);&quot;&quot;)" office:value-type="float" office:value="-1.79591836734694" calcext:value-type="float">
            <text:p>-1,7959183673469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8" calcext:value-type="float">
            <text:p>-3,8</text:p>
          </table:table-cell>
          <table:table-cell table:style-name="ce697" table:formula="of:=INDIRECT(CONCATENATE(INDEX([.$D$230:.$AB$230];[.$D$233]);ROW([.D297])))" office:value-type="float" office:value="-1.79166666666667" calcext:value-type="float">
            <text:p>-1,79166666666667</text:p>
          </table:table-cell>
          <table:table-cell table:style-name="ce697" table:formula="of:=IF([.B297]&lt;&gt;[.$E$208];([.$A$208]*[.B297]+[.$B$208])/([.$C$208]*[.B297]+[.$D$208]);&quot;&quot;)" office:value-type="float" office:value="-1.79166666666667" calcext:value-type="float">
            <text:p>-1,791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7" calcext:value-type="float">
            <text:p>-3,7</text:p>
          </table:table-cell>
          <table:table-cell table:style-name="ce698" table:formula="of:=INDIRECT(CONCATENATE(INDEX([.$D$230:.$AB$230];[.$D$233]);ROW([.D298])))" office:value-type="float" office:value="-1.78723404255319" calcext:value-type="float">
            <text:p>-1,78723404255319</text:p>
          </table:table-cell>
          <table:table-cell table:style-name="ce698" table:formula="of:=IF([.B298]&lt;&gt;[.$E$208];([.$A$208]*[.B298]+[.$B$208])/([.$C$208]*[.B298]+[.$D$208]);&quot;&quot;)" office:value-type="float" office:value="-1.78723404255319" calcext:value-type="float">
            <text:p>-1,7872340425531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6" calcext:value-type="float">
            <text:p>-3,6</text:p>
          </table:table-cell>
          <table:table-cell table:style-name="ce697" table:formula="of:=INDIRECT(CONCATENATE(INDEX([.$D$230:.$AB$230];[.$D$233]);ROW([.D299])))" office:value-type="float" office:value="-1.78260869565217" calcext:value-type="float">
            <text:p>-1,78260869565217</text:p>
          </table:table-cell>
          <table:table-cell table:style-name="ce697" table:formula="of:=IF([.B299]&lt;&gt;[.$E$208];([.$A$208]*[.B299]+[.$B$208])/([.$C$208]*[.B299]+[.$D$208]);&quot;&quot;)" office:value-type="float" office:value="-1.78260869565217" calcext:value-type="float">
            <text:p>-1,7826086956521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5" calcext:value-type="float">
            <text:p>-3,5</text:p>
          </table:table-cell>
          <table:table-cell table:style-name="ce698" table:formula="of:=INDIRECT(CONCATENATE(INDEX([.$D$230:.$AB$230];[.$D$233]);ROW([.D300])))" office:value-type="float" office:value="-1.77777777777778" calcext:value-type="float">
            <text:p>-1,77777777777778</text:p>
          </table:table-cell>
          <table:table-cell table:style-name="ce698" table:formula="of:=IF([.B300]&lt;&gt;[.$E$208];([.$A$208]*[.B300]+[.$B$208])/([.$C$208]*[.B300]+[.$D$208]);&quot;&quot;)" office:value-type="float" office:value="-1.77777777777778" calcext:value-type="float">
            <text:p>-1,7777777777777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4" calcext:value-type="float">
            <text:p>-3,4</text:p>
          </table:table-cell>
          <table:table-cell table:style-name="ce697" table:formula="of:=INDIRECT(CONCATENATE(INDEX([.$D$230:.$AB$230];[.$D$233]);ROW([.D301])))" office:value-type="float" office:value="-1.77272727272727" calcext:value-type="float">
            <text:p>-1,77272727272727</text:p>
          </table:table-cell>
          <table:table-cell table:style-name="ce697" table:formula="of:=IF([.B301]&lt;&gt;[.$E$208];([.$A$208]*[.B301]+[.$B$208])/([.$C$208]*[.B301]+[.$D$208]);&quot;&quot;)" office:value-type="float" office:value="-1.77272727272727" calcext:value-type="float">
            <text:p>-1,7727272727272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3" calcext:value-type="float">
            <text:p>-3,3</text:p>
          </table:table-cell>
          <table:table-cell table:style-name="ce698" table:formula="of:=INDIRECT(CONCATENATE(INDEX([.$D$230:.$AB$230];[.$D$233]);ROW([.D302])))" office:value-type="float" office:value="-1.76744186046512" calcext:value-type="float">
            <text:p>-1,76744186046512</text:p>
          </table:table-cell>
          <table:table-cell table:style-name="ce698" table:formula="of:=IF([.B302]&lt;&gt;[.$E$208];([.$A$208]*[.B302]+[.$B$208])/([.$C$208]*[.B302]+[.$D$208]);&quot;&quot;)" office:value-type="float" office:value="-1.76744186046512" calcext:value-type="float">
            <text:p>-1,7674418604651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2" calcext:value-type="float">
            <text:p>-3,2</text:p>
          </table:table-cell>
          <table:table-cell table:style-name="ce697" table:formula="of:=INDIRECT(CONCATENATE(INDEX([.$D$230:.$AB$230];[.$D$233]);ROW([.D303])))" office:value-type="float" office:value="-1.76190476190476" calcext:value-type="float">
            <text:p>-1,76190476190476</text:p>
          </table:table-cell>
          <table:table-cell table:style-name="ce697" table:formula="of:=IF([.B303]&lt;&gt;[.$E$208];([.$A$208]*[.B303]+[.$B$208])/([.$C$208]*[.B303]+[.$D$208]);&quot;&quot;)" office:value-type="float" office:value="-1.76190476190476" calcext:value-type="float">
            <text:p>-1,7619047619047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1" calcext:value-type="float">
            <text:p>-3,1</text:p>
          </table:table-cell>
          <table:table-cell table:style-name="ce698" table:formula="of:=INDIRECT(CONCATENATE(INDEX([.$D$230:.$AB$230];[.$D$233]);ROW([.D304])))" office:value-type="float" office:value="-1.75609756097561" calcext:value-type="float">
            <text:p>-1,75609756097561</text:p>
          </table:table-cell>
          <table:table-cell table:style-name="ce698" table:formula="of:=IF([.B304]&lt;&gt;[.$E$208];([.$A$208]*[.B304]+[.$B$208])/([.$C$208]*[.B304]+[.$D$208]);&quot;&quot;)" office:value-type="float" office:value="-1.75609756097561" calcext:value-type="float">
            <text:p>-1,7560975609756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 calcext:value-type="float">
            <text:p>-3</text:p>
          </table:table-cell>
          <table:table-cell table:style-name="ce697" table:formula="of:=INDIRECT(CONCATENATE(INDEX([.$D$230:.$AB$230];[.$D$233]);ROW([.D305])))" office:value-type="float" office:value="-1.75" calcext:value-type="float">
            <text:p>-1,75</text:p>
          </table:table-cell>
          <table:table-cell table:style-name="ce697" table:formula="of:=IF([.B305]&lt;&gt;[.$E$208];([.$A$208]*[.B305]+[.$B$208])/([.$C$208]*[.B305]+[.$D$208]);&quot;&quot;)" office:value-type="float" office:value="-1.75" calcext:value-type="float">
            <text:p>-1,7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9" calcext:value-type="float">
            <text:p>-2,9</text:p>
          </table:table-cell>
          <table:table-cell table:style-name="ce698" table:formula="of:=INDIRECT(CONCATENATE(INDEX([.$D$230:.$AB$230];[.$D$233]);ROW([.D306])))" office:value-type="float" office:value="-1.74358974358974" calcext:value-type="float">
            <text:p>-1,74358974358974</text:p>
          </table:table-cell>
          <table:table-cell table:style-name="ce698" table:formula="of:=IF([.B306]&lt;&gt;[.$E$208];([.$A$208]*[.B306]+[.$B$208])/([.$C$208]*[.B306]+[.$D$208]);&quot;&quot;)" office:value-type="float" office:value="-1.74358974358974" calcext:value-type="float">
            <text:p>-1,7435897435897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8" calcext:value-type="float">
            <text:p>-2,8</text:p>
          </table:table-cell>
          <table:table-cell table:style-name="ce697" table:formula="of:=INDIRECT(CONCATENATE(INDEX([.$D$230:.$AB$230];[.$D$233]);ROW([.D307])))" office:value-type="float" office:value="-1.73684210526316" calcext:value-type="float">
            <text:p>-1,73684210526316</text:p>
          </table:table-cell>
          <table:table-cell table:style-name="ce697" table:formula="of:=IF([.B307]&lt;&gt;[.$E$208];([.$A$208]*[.B307]+[.$B$208])/([.$C$208]*[.B307]+[.$D$208]);&quot;&quot;)" office:value-type="float" office:value="-1.73684210526316" calcext:value-type="float">
            <text:p>-1,7368421052631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7" calcext:value-type="float">
            <text:p>-2,7</text:p>
          </table:table-cell>
          <table:table-cell table:style-name="ce696" table:formula="of:=INDIRECT(CONCATENATE(INDEX([.$D$230:.$AB$230];[.$D$233]);ROW([.D308])))" office:value-type="float" office:value="-1.72972972972973" calcext:value-type="float">
            <text:p>-1,72972972972973</text:p>
          </table:table-cell>
          <table:table-cell table:style-name="ce696" table:formula="of:=IF([.B308]&lt;&gt;[.$E$208];([.$A$208]*[.B308]+[.$B$208])/([.$C$208]*[.B308]+[.$D$208]);&quot;&quot;)" office:value-type="float" office:value="-1.72972972972973" calcext:value-type="float">
            <text:p>-1,7297297297297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6" calcext:value-type="float">
            <text:p>-2,6</text:p>
          </table:table-cell>
          <table:table-cell table:style-name="ce695" table:formula="of:=INDIRECT(CONCATENATE(INDEX([.$D$230:.$AB$230];[.$D$233]);ROW([.D309])))" office:value-type="float" office:value="-1.72222222222222" calcext:value-type="float">
            <text:p>-1,72222222222222</text:p>
          </table:table-cell>
          <table:table-cell table:style-name="ce695" table:formula="of:=IF([.B309]&lt;&gt;[.$E$208];([.$A$208]*[.B309]+[.$B$208])/([.$C$208]*[.B309]+[.$D$208]);&quot;&quot;)" office:value-type="float" office:value="-1.72222222222222" calcext:value-type="float">
            <text:p>-1,7222222222222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5" calcext:value-type="float">
            <text:p>-2,5</text:p>
          </table:table-cell>
          <table:table-cell table:style-name="ce696" table:formula="of:=INDIRECT(CONCATENATE(INDEX([.$D$230:.$AB$230];[.$D$233]);ROW([.D310])))" office:value-type="float" office:value="-1.71428571428571" calcext:value-type="float">
            <text:p>-1,71428571428571</text:p>
          </table:table-cell>
          <table:table-cell table:style-name="ce696" table:formula="of:=IF([.B310]&lt;&gt;[.$E$208];([.$A$208]*[.B310]+[.$B$208])/([.$C$208]*[.B310]+[.$D$208]);&quot;&quot;)" office:value-type="float" office:value="-1.71428571428571" calcext:value-type="float">
            <text:p>-1,7142857142857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4" calcext:value-type="float">
            <text:p>-2,4</text:p>
          </table:table-cell>
          <table:table-cell table:style-name="ce697" table:formula="of:=INDIRECT(CONCATENATE(INDEX([.$D$230:.$AB$230];[.$D$233]);ROW([.D311])))" office:value-type="float" office:value="-1.70588235294118" calcext:value-type="float">
            <text:p>-1,70588235294118</text:p>
          </table:table-cell>
          <table:table-cell table:style-name="ce697" table:formula="of:=IF([.B311]&lt;&gt;[.$E$208];([.$A$208]*[.B311]+[.$B$208])/([.$C$208]*[.B311]+[.$D$208]);&quot;&quot;)" office:value-type="float" office:value="-1.70588235294118" calcext:value-type="float">
            <text:p>-1,70588235294118</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3" calcext:value-type="float">
            <text:p>-2,3</text:p>
          </table:table-cell>
          <table:table-cell table:style-name="ce696" table:formula="of:=INDIRECT(CONCATENATE(INDEX([.$D$230:.$AB$230];[.$D$233]);ROW([.D312])))" office:value-type="float" office:value="-1.6969696969697" calcext:value-type="float">
            <text:p>-1,6969696969697</text:p>
          </table:table-cell>
          <table:table-cell table:style-name="ce696" table:formula="of:=IF([.B312]&lt;&gt;[.$E$208];([.$A$208]*[.B312]+[.$B$208])/([.$C$208]*[.B312]+[.$D$208]);&quot;&quot;)" office:value-type="float" office:value="-1.6969696969697" calcext:value-type="float">
            <text:p>-1,696969696969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2" calcext:value-type="float">
            <text:p>-2,2</text:p>
          </table:table-cell>
          <table:table-cell table:style-name="ce697" table:formula="of:=INDIRECT(CONCATENATE(INDEX([.$D$230:.$AB$230];[.$D$233]);ROW([.D313])))" office:value-type="float" office:value="-1.6875" calcext:value-type="float">
            <text:p>-1,6875</text:p>
          </table:table-cell>
          <table:table-cell table:style-name="ce697" table:formula="of:=IF([.B313]&lt;&gt;[.$E$208];([.$A$208]*[.B313]+[.$B$208])/([.$C$208]*[.B313]+[.$D$208]);&quot;&quot;)" office:value-type="float" office:value="-1.6875" calcext:value-type="float">
            <text:p>-1,687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1" calcext:value-type="float">
            <text:p>-2,1</text:p>
          </table:table-cell>
          <table:table-cell table:style-name="ce696" table:formula="of:=INDIRECT(CONCATENATE(INDEX([.$D$230:.$AB$230];[.$D$233]);ROW([.D314])))" office:value-type="float" office:value="-1.67741935483871" calcext:value-type="float">
            <text:p>-1,67741935483871</text:p>
          </table:table-cell>
          <table:table-cell table:style-name="ce696" table:formula="of:=IF([.B314]&lt;&gt;[.$E$208];([.$A$208]*[.B314]+[.$B$208])/([.$C$208]*[.B314]+[.$D$208]);&quot;&quot;)" office:value-type="float" office:value="-1.67741935483871" calcext:value-type="float">
            <text:p>-1,6774193548387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 calcext:value-type="float">
            <text:p>-2</text:p>
          </table:table-cell>
          <table:table-cell table:style-name="ce695" table:formula="of:=INDIRECT(CONCATENATE(INDEX([.$D$230:.$AB$230];[.$D$233]);ROW([.D315])))" office:value-type="float" office:value="-1.66666666666667" calcext:value-type="float">
            <text:p>-1,66666666666667</text:p>
          </table:table-cell>
          <table:table-cell table:style-name="ce695" table:formula="of:=IF([.B315]&lt;&gt;[.$E$208];([.$A$208]*[.B315]+[.$B$208])/([.$C$208]*[.B315]+[.$D$208]);&quot;&quot;)" office:value-type="float" office:value="-1.66666666666667" calcext:value-type="float">
            <text:p>-1,66666666666667</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9" calcext:value-type="float">
            <text:p>-1,9</text:p>
          </table:table-cell>
          <table:table-cell table:style-name="ce698" table:formula="of:=INDIRECT(CONCATENATE(INDEX([.$D$230:.$AB$230];[.$D$233]);ROW([.D316])))" office:value-type="float" office:value="-1.6551724137931" calcext:value-type="float">
            <text:p>-1,6551724137931</text:p>
          </table:table-cell>
          <table:table-cell table:style-name="ce698" table:formula="of:=IF([.B316]&lt;&gt;[.$E$208];([.$A$208]*[.B316]+[.$B$208])/([.$C$208]*[.B316]+[.$D$208]);&quot;&quot;)" office:value-type="float" office:value="-1.6551724137931" calcext:value-type="float">
            <text:p>-1,6551724137931</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8" calcext:value-type="float">
            <text:p>-1,8</text:p>
          </table:table-cell>
          <table:table-cell table:style-name="ce695" table:formula="of:=INDIRECT(CONCATENATE(INDEX([.$D$230:.$AB$230];[.$D$233]);ROW([.D317])))" office:value-type="float" office:value="-1.64285714285714" calcext:value-type="float">
            <text:p>-1,64285714285714</text:p>
          </table:table-cell>
          <table:table-cell table:style-name="ce695" table:formula="of:=IF([.B317]&lt;&gt;[.$E$208];([.$A$208]*[.B317]+[.$B$208])/([.$C$208]*[.B317]+[.$D$208]);&quot;&quot;)" office:value-type="float" office:value="-1.64285714285714" calcext:value-type="float">
            <text:p>-1,64285714285714</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7" calcext:value-type="float">
            <text:p>-1,7</text:p>
          </table:table-cell>
          <table:table-cell table:style-name="ce696" table:formula="of:=INDIRECT(CONCATENATE(INDEX([.$D$230:.$AB$230];[.$D$233]);ROW([.D318])))" office:value-type="float" office:value="-1.62962962962963" calcext:value-type="float">
            <text:p>-1,62962962962963</text:p>
          </table:table-cell>
          <table:table-cell table:style-name="ce696" table:formula="of:=IF([.B318]&lt;&gt;[.$E$208];([.$A$208]*[.B318]+[.$B$208])/([.$C$208]*[.B318]+[.$D$208]);&quot;&quot;)" office:value-type="float" office:value="-1.62962962962963" calcext:value-type="float">
            <text:p>-1,6296296296296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6" calcext:value-type="float">
            <text:p>-1,6</text:p>
          </table:table-cell>
          <table:table-cell table:style-name="ce697" table:formula="of:=INDIRECT(CONCATENATE(INDEX([.$D$230:.$AB$230];[.$D$233]);ROW([.D319])))" office:value-type="float" office:value="-1.61538461538462" calcext:value-type="float">
            <text:p>-1,61538461538462</text:p>
          </table:table-cell>
          <table:table-cell table:style-name="ce697" table:formula="of:=IF([.B319]&lt;&gt;[.$E$208];([.$A$208]*[.B319]+[.$B$208])/([.$C$208]*[.B319]+[.$D$208]);&quot;&quot;)" office:value-type="float" office:value="-1.61538461538462" calcext:value-type="float">
            <text:p>-1,6153846153846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5" calcext:value-type="float">
            <text:p>-1,5</text:p>
          </table:table-cell>
          <table:table-cell table:style-name="ce698" table:formula="of:=INDIRECT(CONCATENATE(INDEX([.$D$230:.$AB$230];[.$D$233]);ROW([.D320])))" office:value-type="float" office:value="-1.6" calcext:value-type="float">
            <text:p>-1,6</text:p>
          </table:table-cell>
          <table:table-cell table:style-name="ce698" table:formula="of:=IF([.B320]&lt;&gt;[.$E$208];([.$A$208]*[.B320]+[.$B$208])/([.$C$208]*[.B320]+[.$D$208]);&quot;&quot;)" office:value-type="float" office:value="-1.6" calcext:value-type="float">
            <text:p>-1,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4" calcext:value-type="float">
            <text:p>-1,4</text:p>
          </table:table-cell>
          <table:table-cell table:style-name="ce697" table:formula="of:=INDIRECT(CONCATENATE(INDEX([.$D$230:.$AB$230];[.$D$233]);ROW([.D321])))" office:value-type="float" office:value="-1.58333333333333" calcext:value-type="float">
            <text:p>-1,58333333333333</text:p>
          </table:table-cell>
          <table:table-cell table:style-name="ce697" table:formula="of:=IF([.B321]&lt;&gt;[.$E$208];([.$A$208]*[.B321]+[.$B$208])/([.$C$208]*[.B321]+[.$D$208]);&quot;&quot;)" office:value-type="float" office:value="-1.58333333333333" calcext:value-type="float">
            <text:p>-1,583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3" calcext:value-type="float">
            <text:p>-1,3</text:p>
          </table:table-cell>
          <table:table-cell table:style-name="ce698" table:formula="of:=INDIRECT(CONCATENATE(INDEX([.$D$230:.$AB$230];[.$D$233]);ROW([.D322])))" office:value-type="float" office:value="-1.56521739130435" calcext:value-type="float">
            <text:p>-1,56521739130435</text:p>
          </table:table-cell>
          <table:table-cell table:style-name="ce698" table:formula="of:=IF([.B322]&lt;&gt;[.$E$208];([.$A$208]*[.B322]+[.$B$208])/([.$C$208]*[.B322]+[.$D$208]);&quot;&quot;)" office:value-type="float" office:value="-1.56521739130435" calcext:value-type="float">
            <text:p>-1,5652173913043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2" calcext:value-type="float">
            <text:p>-1,2</text:p>
          </table:table-cell>
          <table:table-cell table:style-name="ce697" table:formula="of:=INDIRECT(CONCATENATE(INDEX([.$D$230:.$AB$230];[.$D$233]);ROW([.D323])))" office:value-type="float" office:value="-1.54545454545455" calcext:value-type="float">
            <text:p>-1,54545454545455</text:p>
          </table:table-cell>
          <table:table-cell table:style-name="ce697" table:formula="of:=IF([.B323]&lt;&gt;[.$E$208];([.$A$208]*[.B323]+[.$B$208])/([.$C$208]*[.B323]+[.$D$208]);&quot;&quot;)" office:value-type="float" office:value="-1.54545454545455" calcext:value-type="float">
            <text:p>-1,5454545454545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1" calcext:value-type="float">
            <text:p>-1,1</text:p>
          </table:table-cell>
          <table:table-cell table:style-name="ce698" table:formula="of:=INDIRECT(CONCATENATE(INDEX([.$D$230:.$AB$230];[.$D$233]);ROW([.D324])))" office:value-type="float" office:value="-1.52380952380952" calcext:value-type="float">
            <text:p>-1,52380952380952</text:p>
          </table:table-cell>
          <table:table-cell table:style-name="ce698" table:formula="of:=IF([.B324]&lt;&gt;[.$E$208];([.$A$208]*[.B324]+[.$B$208])/([.$C$208]*[.B324]+[.$D$208]);&quot;&quot;)" office:value-type="float" office:value="-1.52380952380952" calcext:value-type="float">
            <text:p>-1,5238095238095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 calcext:value-type="float">
            <text:p>-1</text:p>
          </table:table-cell>
          <table:table-cell table:style-name="ce697" table:formula="of:=INDIRECT(CONCATENATE(INDEX([.$D$230:.$AB$230];[.$D$233]);ROW([.D325])))" office:value-type="float" office:value="-1.5" calcext:value-type="float">
            <text:p>-1,5</text:p>
          </table:table-cell>
          <table:table-cell table:style-name="ce697" table:formula="of:=IF([.B325]&lt;&gt;[.$E$208];([.$A$208]*[.B325]+[.$B$208])/([.$C$208]*[.B325]+[.$D$208]);&quot;&quot;)" office:value-type="float" office:value="-1.5" calcext:value-type="float">
            <text:p>-1,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900000000000003" calcext:value-type="float">
            <text:p>-0,900000000000003</text:p>
          </table:table-cell>
          <table:table-cell table:style-name="ce698" table:formula="of:=INDIRECT(CONCATENATE(INDEX([.$D$230:.$AB$230];[.$D$233]);ROW([.D326])))" office:value-type="float" office:value="-1.47368421052632" calcext:value-type="float">
            <text:p>-1,47368421052632</text:p>
          </table:table-cell>
          <table:table-cell table:style-name="ce698" table:formula="of:=IF([.B326]&lt;&gt;[.$E$208];([.$A$208]*[.B326]+[.$B$208])/([.$C$208]*[.B326]+[.$D$208]);&quot;&quot;)" office:value-type="float" office:value="-1.47368421052632" calcext:value-type="float">
            <text:p>-1,4736842105263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800000000000003" calcext:value-type="float">
            <text:p>-0,800000000000003</text:p>
          </table:table-cell>
          <table:table-cell table:style-name="ce697" table:formula="of:=INDIRECT(CONCATENATE(INDEX([.$D$230:.$AB$230];[.$D$233]);ROW([.D327])))" office:value-type="float" office:value="-1.44444444444445" calcext:value-type="float">
            <text:p>-1,44444444444445</text:p>
          </table:table-cell>
          <table:table-cell table:style-name="ce697" table:formula="of:=IF([.B327]&lt;&gt;[.$E$208];([.$A$208]*[.B327]+[.$B$208])/([.$C$208]*[.B327]+[.$D$208]);&quot;&quot;)" office:value-type="float" office:value="-1.44444444444445" calcext:value-type="float">
            <text:p>-1,444444444444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700000000000003" calcext:value-type="float">
            <text:p>-0,700000000000003</text:p>
          </table:table-cell>
          <table:table-cell table:style-name="ce698" table:formula="of:=INDIRECT(CONCATENATE(INDEX([.$D$230:.$AB$230];[.$D$233]);ROW([.D328])))" office:value-type="float" office:value="-1.41176470588235" calcext:value-type="float">
            <text:p>-1,41176470588235</text:p>
          </table:table-cell>
          <table:table-cell table:style-name="ce698" table:formula="of:=IF([.B328]&lt;&gt;[.$E$208];([.$A$208]*[.B328]+[.$B$208])/([.$C$208]*[.B328]+[.$D$208]);&quot;&quot;)" office:value-type="float" office:value="-1.41176470588235" calcext:value-type="float">
            <text:p>-1,4117647058823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600000000000003" calcext:value-type="float">
            <text:p>-0,600000000000003</text:p>
          </table:table-cell>
          <table:table-cell table:style-name="ce697" table:formula="of:=INDIRECT(CONCATENATE(INDEX([.$D$230:.$AB$230];[.$D$233]);ROW([.D329])))" office:value-type="float" office:value="-1.375" calcext:value-type="float">
            <text:p>-1,375</text:p>
          </table:table-cell>
          <table:table-cell table:style-name="ce697" table:formula="of:=IF([.B329]&lt;&gt;[.$E$208];([.$A$208]*[.B329]+[.$B$208])/([.$C$208]*[.B329]+[.$D$208]);&quot;&quot;)" office:value-type="float" office:value="-1.375" calcext:value-type="float">
            <text:p>-1,37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500000000000004" calcext:value-type="float">
            <text:p>-0,500000000000004</text:p>
          </table:table-cell>
          <table:table-cell table:style-name="ce698" table:formula="of:=INDIRECT(CONCATENATE(INDEX([.$D$230:.$AB$230];[.$D$233]);ROW([.D330])))" office:value-type="float" office:value="-1.33333333333334" calcext:value-type="float">
            <text:p>-1,33333333333334</text:p>
          </table:table-cell>
          <table:table-cell table:style-name="ce698" table:formula="of:=IF([.B330]&lt;&gt;[.$E$208];([.$A$208]*[.B330]+[.$B$208])/([.$C$208]*[.B330]+[.$D$208]);&quot;&quot;)" office:value-type="float" office:value="-1.33333333333334" calcext:value-type="float">
            <text:p>-1,3333333333333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400000000000003" calcext:value-type="float">
            <text:p>-0,400000000000003</text:p>
          </table:table-cell>
          <table:table-cell table:style-name="ce697" table:formula="of:=INDIRECT(CONCATENATE(INDEX([.$D$230:.$AB$230];[.$D$233]);ROW([.D331])))" office:value-type="float" office:value="-1.28571428571429" calcext:value-type="float">
            <text:p>-1,28571428571429</text:p>
          </table:table-cell>
          <table:table-cell table:style-name="ce697" table:formula="of:=IF([.B331]&lt;&gt;[.$E$208];([.$A$208]*[.B331]+[.$B$208])/([.$C$208]*[.B331]+[.$D$208]);&quot;&quot;)" office:value-type="float" office:value="-1.28571428571429" calcext:value-type="float">
            <text:p>-1,2857142857142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300000000000003" calcext:value-type="float">
            <text:p>-0,300000000000003</text:p>
          </table:table-cell>
          <table:table-cell table:style-name="ce696" table:formula="of:=INDIRECT(CONCATENATE(INDEX([.$D$230:.$AB$230];[.$D$233]);ROW([.D332])))" office:value-type="float" office:value="-1.23076923076923" calcext:value-type="float">
            <text:p>-1,23076923076923</text:p>
          </table:table-cell>
          <table:table-cell table:style-name="ce696" table:formula="of:=IF([.B332]&lt;&gt;[.$E$208];([.$A$208]*[.B332]+[.$B$208])/([.$C$208]*[.B332]+[.$D$208]);&quot;&quot;)" office:value-type="float" office:value="-1.23076923076923" calcext:value-type="float">
            <text:p>-1,2307692307692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200000000000003" calcext:value-type="float">
            <text:p>-0,200000000000003</text:p>
          </table:table-cell>
          <table:table-cell table:style-name="ce695" table:formula="of:=INDIRECT(CONCATENATE(INDEX([.$D$230:.$AB$230];[.$D$233]);ROW([.D333])))" office:value-type="float" office:value="-1.16666666666667" calcext:value-type="float">
            <text:p>-1,16666666666667</text:p>
          </table:table-cell>
          <table:table-cell table:style-name="ce695" table:formula="of:=IF([.B333]&lt;&gt;[.$E$208];([.$A$208]*[.B333]+[.$B$208])/([.$C$208]*[.B333]+[.$D$208]);&quot;&quot;)" office:value-type="float" office:value="-1.16666666666667" calcext:value-type="float">
            <text:p>-1,16666666666667</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100000000000003" calcext:value-type="float">
            <text:p>-0,100000000000003</text:p>
          </table:table-cell>
          <table:table-cell table:style-name="ce696" table:formula="of:=INDIRECT(CONCATENATE(INDEX([.$D$230:.$AB$230];[.$D$233]);ROW([.D334])))" office:value-type="float" office:value="-1.09090909090909" calcext:value-type="float">
            <text:p>-1,09090909090909</text:p>
          </table:table-cell>
          <table:table-cell table:style-name="ce696" table:formula="of:=IF([.B334]&lt;&gt;[.$E$208];([.$A$208]*[.B334]+[.$B$208])/([.$C$208]*[.B334]+[.$D$208]);&quot;&quot;)" office:value-type="float" office:value="-1.09090909090909" calcext:value-type="float">
            <text:p>-1,0909090909090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 calcext:value-type="float">
            <text:p>0</text:p>
          </table:table-cell>
          <table:table-cell table:style-name="ce697" table:formula="of:=INDIRECT(CONCATENATE(INDEX([.$D$230:.$AB$230];[.$D$233]);ROW([.D335])))" office:value-type="float" office:value="-1" calcext:value-type="float">
            <text:p>-1</text:p>
          </table:table-cell>
          <table:table-cell table:style-name="ce697" table:formula="of:=IF([.B335]&lt;&gt;[.$E$208];([.$A$208]*[.B335]+[.$B$208])/([.$C$208]*[.B335]+[.$D$208]);&quot;&quot;)" office:value-type="float" office:value="-1" calcext:value-type="float">
            <text:p>-1</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099999999999997" calcext:value-type="float">
            <text:p>0,099999999999997</text:p>
          </table:table-cell>
          <table:table-cell table:style-name="ce696" table:formula="of:=INDIRECT(CONCATENATE(INDEX([.$D$230:.$AB$230];[.$D$233]);ROW([.D336])))" office:value-type="float" office:value="-0.888888888888893" calcext:value-type="float">
            <text:p>-0,888888888888893</text:p>
          </table:table-cell>
          <table:table-cell table:style-name="ce696" table:formula="of:=IF([.B336]&lt;&gt;[.$E$208];([.$A$208]*[.B336]+[.$B$208])/([.$C$208]*[.B336]+[.$D$208]);&quot;&quot;)" office:value-type="float" office:value="-0.888888888888893" calcext:value-type="float">
            <text:p>-0,88888888888889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199999999999997" calcext:value-type="float">
            <text:p>0,199999999999997</text:p>
          </table:table-cell>
          <table:table-cell table:style-name="ce697" table:formula="of:=INDIRECT(CONCATENATE(INDEX([.$D$230:.$AB$230];[.$D$233]);ROW([.D337])))" office:value-type="float" office:value="-0.750000000000005" calcext:value-type="float">
            <text:p>-0,750000000000005</text:p>
          </table:table-cell>
          <table:table-cell table:style-name="ce697" table:formula="of:=IF([.B337]&lt;&gt;[.$E$208];([.$A$208]*[.B337]+[.$B$208])/([.$C$208]*[.B337]+[.$D$208]);&quot;&quot;)" office:value-type="float" office:value="-0.750000000000005" calcext:value-type="float">
            <text:p>-0,75000000000000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299999999999997" calcext:value-type="float">
            <text:p>0,299999999999997</text:p>
          </table:table-cell>
          <table:table-cell table:style-name="ce696" table:formula="of:=INDIRECT(CONCATENATE(INDEX([.$D$230:.$AB$230];[.$D$233]);ROW([.D338])))" office:value-type="float" office:value="-0.571428571428578" calcext:value-type="float">
            <text:p>-0,571428571428578</text:p>
          </table:table-cell>
          <table:table-cell table:style-name="ce696" table:formula="of:=IF([.B338]&lt;&gt;[.$E$208];([.$A$208]*[.B338]+[.$B$208])/([.$C$208]*[.B338]+[.$D$208]);&quot;&quot;)" office:value-type="float" office:value="-0.571428571428578" calcext:value-type="float">
            <text:p>-0,571428571428578</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399999999999997" calcext:value-type="float">
            <text:p>0,399999999999997</text:p>
          </table:table-cell>
          <table:table-cell table:style-name="ce695" table:formula="of:=INDIRECT(CONCATENATE(INDEX([.$D$230:.$AB$230];[.$D$233]);ROW([.D339])))" office:value-type="float" office:value="-0.333333333333342" calcext:value-type="float">
            <text:p>-0,333333333333342</text:p>
          </table:table-cell>
          <table:table-cell table:style-name="ce695" table:formula="of:=IF([.B339]&lt;&gt;[.$E$208];([.$A$208]*[.B339]+[.$B$208])/([.$C$208]*[.B339]+[.$D$208]);&quot;&quot;)" office:value-type="float" office:value="-0.333333333333342" calcext:value-type="float">
            <text:p>-0,33333333333334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499999999999997" calcext:value-type="float">
            <text:p>0,499999999999997</text:p>
          </table:table-cell>
          <table:table-cell table:style-name="ce698" table:formula="of:=INDIRECT(CONCATENATE(INDEX([.$D$230:.$AB$230];[.$D$233]);ROW([.D340])))" office:value-type="float" office:value="-0.0000000000000117683640610266" calcext:value-type="float">
            <text:p>-1,17683640610266E-14</text:p>
          </table:table-cell>
          <table:table-cell table:style-name="ce698" table:formula="of:=IF([.B340]&lt;&gt;[.$E$208];([.$A$208]*[.B340]+[.$B$208])/([.$C$208]*[.B340]+[.$D$208]);&quot;&quot;)" office:value-type="float" office:value="-0.0000000000000117683640610266" calcext:value-type="float">
            <text:p>-1,17683640610266E-14</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599999999999997" calcext:value-type="float">
            <text:p>0,599999999999997</text:p>
          </table:table-cell>
          <table:table-cell table:style-name="ce695" table:formula="of:=INDIRECT(CONCATENATE(INDEX([.$D$230:.$AB$230];[.$D$233]);ROW([.D341])))" office:value-type="float" office:value="0.499999999999982" calcext:value-type="float">
            <text:p>0,499999999999982</text:p>
          </table:table-cell>
          <table:table-cell table:style-name="ce695" table:formula="of:=IF([.B341]&lt;&gt;[.$E$208];([.$A$208]*[.B341]+[.$B$208])/([.$C$208]*[.B341]+[.$D$208]);&quot;&quot;)" office:value-type="float" office:value="0.499999999999982" calcext:value-type="float">
            <text:p>0,49999999999998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699999999999997" calcext:value-type="float">
            <text:p>0,699999999999997</text:p>
          </table:table-cell>
          <table:table-cell table:style-name="ce696" table:formula="of:=INDIRECT(CONCATENATE(INDEX([.$D$230:.$AB$230];[.$D$233]);ROW([.D342])))" office:value-type="float" office:value="1.3333333333333" calcext:value-type="float">
            <text:p>1,3333333333333</text:p>
          </table:table-cell>
          <table:table-cell table:style-name="ce696" table:formula="of:=IF([.B342]&lt;&gt;[.$E$208];([.$A$208]*[.B342]+[.$B$208])/([.$C$208]*[.B342]+[.$D$208]);&quot;&quot;)" office:value-type="float" office:value="1.3333333333333" calcext:value-type="float">
            <text:p>1,333333333333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799999999999997" calcext:value-type="float">
            <text:p>0,799999999999997</text:p>
          </table:table-cell>
          <table:table-cell table:style-name="ce697" table:formula="of:=INDIRECT(CONCATENATE(INDEX([.$D$230:.$AB$230];[.$D$233]);ROW([.D343])))" office:value-type="float" office:value="2.99999999999993" calcext:value-type="float">
            <text:p>2,99999999999993</text:p>
          </table:table-cell>
          <table:table-cell table:style-name="ce697" table:formula="of:=IF([.B343]&lt;&gt;[.$E$208];([.$A$208]*[.B343]+[.$B$208])/([.$C$208]*[.B343]+[.$D$208]);&quot;&quot;)" office:value-type="float" office:value="2.99999999999993" calcext:value-type="float">
            <text:p>2,9999999999999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899999999999997" calcext:value-type="float">
            <text:p>0,899999999999997</text:p>
          </table:table-cell>
          <table:table-cell table:style-name="ce698" table:formula="of:=INDIRECT(CONCATENATE(INDEX([.$D$230:.$AB$230];[.$D$233]);ROW([.D344])))" office:value-type="float" office:value="7.9999999999997" calcext:value-type="float">
            <text:p>7,9999999999997</text:p>
          </table:table-cell>
          <table:table-cell table:style-name="ce698" table:formula="of:=IF([.B344]&lt;&gt;[.$E$208];([.$A$208]*[.B344]+[.$B$208])/([.$C$208]*[.B344]+[.$D$208]);&quot;&quot;)" office:value-type="float" office:value="7.9999999999997" calcext:value-type="float">
            <text:p>7,9999999999997</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999999999999997" calcext:value-type="float">
            <text:p>0,999999999999997</text:p>
          </table:table-cell>
          <table:table-cell table:style-name="ce697" table:formula="of:=INDIRECT(CONCATENATE(INDEX([.$D$230:.$AB$230];[.$D$233]);ROW([.D345])))">
            <text:p/>
          </table:table-cell>
          <table:table-cell table:style-name="ce697" table:formula="of:=IF([.B345]&lt;&gt;[.$E$208];([.$A$208]*[.B345]+[.$B$208])/([.$C$208]*[.B345]+[.$D$208]);&quot;&quot;)">
            <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1" calcext:value-type="float">
            <text:p>1,1</text:p>
          </table:table-cell>
          <table:table-cell table:style-name="ce698" table:formula="of:=INDIRECT(CONCATENATE(INDEX([.$D$230:.$AB$230];[.$D$233]);ROW([.D346])))" office:value-type="float" office:value="-12" calcext:value-type="float">
            <text:p>-12</text:p>
          </table:table-cell>
          <table:table-cell table:style-name="ce698" table:formula="of:=IF([.B346]&lt;&gt;[.$E$208];([.$A$208]*[.B346]+[.$B$208])/([.$C$208]*[.B346]+[.$D$208]);&quot;&quot;)" office:value-type="float" office:value="-12" calcext:value-type="float">
            <text:p>-1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2" calcext:value-type="float">
            <text:p>1,2</text:p>
          </table:table-cell>
          <table:table-cell table:style-name="ce697" table:formula="of:=INDIRECT(CONCATENATE(INDEX([.$D$230:.$AB$230];[.$D$233]);ROW([.D347])))" office:value-type="float" office:value="-7" calcext:value-type="float">
            <text:p>-7</text:p>
          </table:table-cell>
          <table:table-cell table:style-name="ce697" table:formula="of:=IF([.B347]&lt;&gt;[.$E$208];([.$A$208]*[.B347]+[.$B$208])/([.$C$208]*[.B347]+[.$D$208]);&quot;&quot;)" office:value-type="float" office:value="-7" calcext:value-type="float">
            <text:p>-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3" calcext:value-type="float">
            <text:p>1,3</text:p>
          </table:table-cell>
          <table:table-cell table:style-name="ce698" table:formula="of:=INDIRECT(CONCATENATE(INDEX([.$D$230:.$AB$230];[.$D$233]);ROW([.D348])))" office:value-type="float" office:value="-5.33333333333333" calcext:value-type="float">
            <text:p>-5,33333333333333</text:p>
          </table:table-cell>
          <table:table-cell table:style-name="ce698" table:formula="of:=IF([.B348]&lt;&gt;[.$E$208];([.$A$208]*[.B348]+[.$B$208])/([.$C$208]*[.B348]+[.$D$208]);&quot;&quot;)" office:value-type="float" office:value="-5.33333333333333" calcext:value-type="float">
            <text:p>-5,3333333333333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4" calcext:value-type="float">
            <text:p>1,4</text:p>
          </table:table-cell>
          <table:table-cell table:style-name="ce697" table:formula="of:=INDIRECT(CONCATENATE(INDEX([.$D$230:.$AB$230];[.$D$233]);ROW([.D349])))" office:value-type="float" office:value="-4.5" calcext:value-type="float">
            <text:p>-4,5</text:p>
          </table:table-cell>
          <table:table-cell table:style-name="ce697" table:formula="of:=IF([.B349]&lt;&gt;[.$E$208];([.$A$208]*[.B349]+[.$B$208])/([.$C$208]*[.B349]+[.$D$208]);&quot;&quot;)" office:value-type="float" office:value="-4.5" calcext:value-type="float">
            <text:p>-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5" calcext:value-type="float">
            <text:p>1,5</text:p>
          </table:table-cell>
          <table:table-cell table:style-name="ce698" table:formula="of:=INDIRECT(CONCATENATE(INDEX([.$D$230:.$AB$230];[.$D$233]);ROW([.D350])))" office:value-type="float" office:value="-4" calcext:value-type="float">
            <text:p>-4</text:p>
          </table:table-cell>
          <table:table-cell table:style-name="ce698" table:formula="of:=IF([.B350]&lt;&gt;[.$E$208];([.$A$208]*[.B350]+[.$B$208])/([.$C$208]*[.B350]+[.$D$208]);&quot;&quot;)" office:value-type="float" office:value="-4" calcext:value-type="float">
            <text:p>-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6" calcext:value-type="float">
            <text:p>1,6</text:p>
          </table:table-cell>
          <table:table-cell table:style-name="ce697" table:formula="of:=INDIRECT(CONCATENATE(INDEX([.$D$230:.$AB$230];[.$D$233]);ROW([.D351])))" office:value-type="float" office:value="-3.66666666666667" calcext:value-type="float">
            <text:p>-3,66666666666667</text:p>
          </table:table-cell>
          <table:table-cell table:style-name="ce697" table:formula="of:=IF([.B351]&lt;&gt;[.$E$208];([.$A$208]*[.B351]+[.$B$208])/([.$C$208]*[.B351]+[.$D$208]);&quot;&quot;)" office:value-type="float" office:value="-3.66666666666667" calcext:value-type="float">
            <text:p>-3,66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7" calcext:value-type="float">
            <text:p>1,7</text:p>
          </table:table-cell>
          <table:table-cell table:style-name="ce698" table:formula="of:=INDIRECT(CONCATENATE(INDEX([.$D$230:.$AB$230];[.$D$233]);ROW([.D352])))" office:value-type="float" office:value="-3.42857142857143" calcext:value-type="float">
            <text:p>-3,42857142857143</text:p>
          </table:table-cell>
          <table:table-cell table:style-name="ce698" table:formula="of:=IF([.B352]&lt;&gt;[.$E$208];([.$A$208]*[.B352]+[.$B$208])/([.$C$208]*[.B352]+[.$D$208]);&quot;&quot;)" office:value-type="float" office:value="-3.42857142857143" calcext:value-type="float">
            <text:p>-3,4285714285714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8" calcext:value-type="float">
            <text:p>1,8</text:p>
          </table:table-cell>
          <table:table-cell table:style-name="ce697" table:formula="of:=INDIRECT(CONCATENATE(INDEX([.$D$230:.$AB$230];[.$D$233]);ROW([.D353])))" office:value-type="float" office:value="-3.25" calcext:value-type="float">
            <text:p>-3,25</text:p>
          </table:table-cell>
          <table:table-cell table:style-name="ce697" table:formula="of:=IF([.B353]&lt;&gt;[.$E$208];([.$A$208]*[.B353]+[.$B$208])/([.$C$208]*[.B353]+[.$D$208]);&quot;&quot;)" office:value-type="float" office:value="-3.25" calcext:value-type="float">
            <text:p>-3,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9" calcext:value-type="float">
            <text:p>1,9</text:p>
          </table:table-cell>
          <table:table-cell table:style-name="ce698" table:formula="of:=INDIRECT(CONCATENATE(INDEX([.$D$230:.$AB$230];[.$D$233]);ROW([.D354])))" office:value-type="float" office:value="-3.11111111111111" calcext:value-type="float">
            <text:p>-3,11111111111111</text:p>
          </table:table-cell>
          <table:table-cell table:style-name="ce698" table:formula="of:=IF([.B354]&lt;&gt;[.$E$208];([.$A$208]*[.B354]+[.$B$208])/([.$C$208]*[.B354]+[.$D$208]);&quot;&quot;)" office:value-type="float" office:value="-3.11111111111111" calcext:value-type="float">
            <text:p>-3,1111111111111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 calcext:value-type="float">
            <text:p>2</text:p>
          </table:table-cell>
          <table:table-cell table:style-name="ce697" table:formula="of:=INDIRECT(CONCATENATE(INDEX([.$D$230:.$AB$230];[.$D$233]);ROW([.D355])))" office:value-type="float" office:value="-3" calcext:value-type="float">
            <text:p>-3</text:p>
          </table:table-cell>
          <table:table-cell table:style-name="ce697" table:formula="of:=IF([.B355]&lt;&gt;[.$E$208];([.$A$208]*[.B355]+[.$B$208])/([.$C$208]*[.B355]+[.$D$208]);&quot;&quot;)" office:value-type="float" office:value="-3" calcext:value-type="float">
            <text:p>-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1" calcext:value-type="float">
            <text:p>2,1</text:p>
          </table:table-cell>
          <table:table-cell table:style-name="ce696" table:formula="of:=INDIRECT(CONCATENATE(INDEX([.$D$230:.$AB$230];[.$D$233]);ROW([.D356])))" office:value-type="float" office:value="-2.90909090909091" calcext:value-type="float">
            <text:p>-2,90909090909091</text:p>
          </table:table-cell>
          <table:table-cell table:style-name="ce696" table:formula="of:=IF([.B356]&lt;&gt;[.$E$208];([.$A$208]*[.B356]+[.$B$208])/([.$C$208]*[.B356]+[.$D$208]);&quot;&quot;)" office:value-type="float" office:value="-2.90909090909091" calcext:value-type="float">
            <text:p>-2,9090909090909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2" calcext:value-type="float">
            <text:p>2,2</text:p>
          </table:table-cell>
          <table:table-cell table:style-name="ce695" table:formula="of:=INDIRECT(CONCATENATE(INDEX([.$D$230:.$AB$230];[.$D$233]);ROW([.D357])))" office:value-type="float" office:value="-2.83333333333333" calcext:value-type="float">
            <text:p>-2,83333333333333</text:p>
          </table:table-cell>
          <table:table-cell table:style-name="ce695" table:formula="of:=IF([.B357]&lt;&gt;[.$E$208];([.$A$208]*[.B357]+[.$B$208])/([.$C$208]*[.B357]+[.$D$208]);&quot;&quot;)" office:value-type="float" office:value="-2.83333333333333" calcext:value-type="float">
            <text:p>-2,83333333333333</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3" calcext:value-type="float">
            <text:p>2,3</text:p>
          </table:table-cell>
          <table:table-cell table:style-name="ce696" table:formula="of:=INDIRECT(CONCATENATE(INDEX([.$D$230:.$AB$230];[.$D$233]);ROW([.D358])))" office:value-type="float" office:value="-2.76923076923077" calcext:value-type="float">
            <text:p>-2,76923076923077</text:p>
          </table:table-cell>
          <table:table-cell table:style-name="ce696" table:formula="of:=IF([.B358]&lt;&gt;[.$E$208];([.$A$208]*[.B358]+[.$B$208])/([.$C$208]*[.B358]+[.$D$208]);&quot;&quot;)" office:value-type="float" office:value="-2.76923076923077" calcext:value-type="float">
            <text:p>-2,7692307692307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4" calcext:value-type="float">
            <text:p>2,4</text:p>
          </table:table-cell>
          <table:table-cell table:style-name="ce697" table:formula="of:=INDIRECT(CONCATENATE(INDEX([.$D$230:.$AB$230];[.$D$233]);ROW([.D359])))" office:value-type="float" office:value="-2.71428571428571" calcext:value-type="float">
            <text:p>-2,71428571428571</text:p>
          </table:table-cell>
          <table:table-cell table:style-name="ce697" table:formula="of:=IF([.B359]&lt;&gt;[.$E$208];([.$A$208]*[.B359]+[.$B$208])/([.$C$208]*[.B359]+[.$D$208]);&quot;&quot;)" office:value-type="float" office:value="-2.71428571428571" calcext:value-type="float">
            <text:p>-2,71428571428571</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5" calcext:value-type="float">
            <text:p>2,5</text:p>
          </table:table-cell>
          <table:table-cell table:style-name="ce696" table:formula="of:=INDIRECT(CONCATENATE(INDEX([.$D$230:.$AB$230];[.$D$233]);ROW([.D360])))" office:value-type="float" office:value="-2.66666666666667" calcext:value-type="float">
            <text:p>-2,66666666666667</text:p>
          </table:table-cell>
          <table:table-cell table:style-name="ce696" table:formula="of:=IF([.B360]&lt;&gt;[.$E$208];([.$A$208]*[.B360]+[.$B$208])/([.$C$208]*[.B360]+[.$D$208]);&quot;&quot;)" office:value-type="float" office:value="-2.66666666666667" calcext:value-type="float">
            <text:p>-2,6666666666666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6" calcext:value-type="float">
            <text:p>2,6</text:p>
          </table:table-cell>
          <table:table-cell table:style-name="ce697" table:formula="of:=INDIRECT(CONCATENATE(INDEX([.$D$230:.$AB$230];[.$D$233]);ROW([.D361])))" office:value-type="float" office:value="-2.625" calcext:value-type="float">
            <text:p>-2,625</text:p>
          </table:table-cell>
          <table:table-cell table:style-name="ce697" table:formula="of:=IF([.B361]&lt;&gt;[.$E$208];([.$A$208]*[.B361]+[.$B$208])/([.$C$208]*[.B361]+[.$D$208]);&quot;&quot;)" office:value-type="float" office:value="-2.625" calcext:value-type="float">
            <text:p>-2,62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7" calcext:value-type="float">
            <text:p>2,7</text:p>
          </table:table-cell>
          <table:table-cell table:style-name="ce696" table:formula="of:=INDIRECT(CONCATENATE(INDEX([.$D$230:.$AB$230];[.$D$233]);ROW([.D362])))" office:value-type="float" office:value="-2.58823529411765" calcext:value-type="float">
            <text:p>-2,58823529411765</text:p>
          </table:table-cell>
          <table:table-cell table:style-name="ce696" table:formula="of:=IF([.B362]&lt;&gt;[.$E$208];([.$A$208]*[.B362]+[.$B$208])/([.$C$208]*[.B362]+[.$D$208]);&quot;&quot;)" office:value-type="float" office:value="-2.58823529411765" calcext:value-type="float">
            <text:p>-2,58823529411765</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8" calcext:value-type="float">
            <text:p>2,8</text:p>
          </table:table-cell>
          <table:table-cell table:style-name="ce695" table:formula="of:=INDIRECT(CONCATENATE(INDEX([.$D$230:.$AB$230];[.$D$233]);ROW([.D363])))" office:value-type="float" office:value="-2.55555555555556" calcext:value-type="float">
            <text:p>-2,55555555555556</text:p>
          </table:table-cell>
          <table:table-cell table:style-name="ce695" table:formula="of:=IF([.B363]&lt;&gt;[.$E$208];([.$A$208]*[.B363]+[.$B$208])/([.$C$208]*[.B363]+[.$D$208]);&quot;&quot;)" office:value-type="float" office:value="-2.55555555555556" calcext:value-type="float">
            <text:p>-2,55555555555556</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9" calcext:value-type="float">
            <text:p>2,9</text:p>
          </table:table-cell>
          <table:table-cell table:style-name="ce698" table:formula="of:=INDIRECT(CONCATENATE(INDEX([.$D$230:.$AB$230];[.$D$233]);ROW([.D364])))" office:value-type="float" office:value="-2.52631578947368" calcext:value-type="float">
            <text:p>-2,52631578947368</text:p>
          </table:table-cell>
          <table:table-cell table:style-name="ce698" table:formula="of:=IF([.B364]&lt;&gt;[.$E$208];([.$A$208]*[.B364]+[.$B$208])/([.$C$208]*[.B364]+[.$D$208]);&quot;&quot;)" office:value-type="float" office:value="-2.52631578947368" calcext:value-type="float">
            <text:p>-2,5263157894736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 calcext:value-type="float">
            <text:p>3</text:p>
          </table:table-cell>
          <table:table-cell table:style-name="ce695" table:formula="of:=INDIRECT(CONCATENATE(INDEX([.$D$230:.$AB$230];[.$D$233]);ROW([.D365])))" office:value-type="float" office:value="-2.5" calcext:value-type="float">
            <text:p>-2,5</text:p>
          </table:table-cell>
          <table:table-cell table:style-name="ce695" table:formula="of:=IF([.B365]&lt;&gt;[.$E$208];([.$A$208]*[.B365]+[.$B$208])/([.$C$208]*[.B365]+[.$D$208]);&quot;&quot;)" office:value-type="float" office:value="-2.5" calcext:value-type="float">
            <text:p>-2,5</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1" calcext:value-type="float">
            <text:p>3,1</text:p>
          </table:table-cell>
          <table:table-cell table:style-name="ce696" table:formula="of:=INDIRECT(CONCATENATE(INDEX([.$D$230:.$AB$230];[.$D$233]);ROW([.D366])))" office:value-type="float" office:value="-2.47619047619048" calcext:value-type="float">
            <text:p>-2,47619047619048</text:p>
          </table:table-cell>
          <table:table-cell table:style-name="ce696" table:formula="of:=IF([.B366]&lt;&gt;[.$E$208];([.$A$208]*[.B366]+[.$B$208])/([.$C$208]*[.B366]+[.$D$208]);&quot;&quot;)" office:value-type="float" office:value="-2.47619047619048" calcext:value-type="float">
            <text:p>-2,47619047619048</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2" calcext:value-type="float">
            <text:p>3,2</text:p>
          </table:table-cell>
          <table:table-cell table:style-name="ce697" table:formula="of:=INDIRECT(CONCATENATE(INDEX([.$D$230:.$AB$230];[.$D$233]);ROW([.D367])))" office:value-type="float" office:value="-2.45454545454545" calcext:value-type="float">
            <text:p>-2,45454545454545</text:p>
          </table:table-cell>
          <table:table-cell table:style-name="ce697" table:formula="of:=IF([.B367]&lt;&gt;[.$E$208];([.$A$208]*[.B367]+[.$B$208])/([.$C$208]*[.B367]+[.$D$208]);&quot;&quot;)" office:value-type="float" office:value="-2.45454545454545" calcext:value-type="float">
            <text:p>-2,454545454545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3" calcext:value-type="float">
            <text:p>3,3</text:p>
          </table:table-cell>
          <table:table-cell table:style-name="ce698" table:formula="of:=INDIRECT(CONCATENATE(INDEX([.$D$230:.$AB$230];[.$D$233]);ROW([.D368])))" office:value-type="float" office:value="-2.43478260869565" calcext:value-type="float">
            <text:p>-2,43478260869565</text:p>
          </table:table-cell>
          <table:table-cell table:style-name="ce698" table:formula="of:=IF([.B368]&lt;&gt;[.$E$208];([.$A$208]*[.B368]+[.$B$208])/([.$C$208]*[.B368]+[.$D$208]);&quot;&quot;)" office:value-type="float" office:value="-2.43478260869565" calcext:value-type="float">
            <text:p>-2,4347826086956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4" calcext:value-type="float">
            <text:p>3,4</text:p>
          </table:table-cell>
          <table:table-cell table:style-name="ce697" table:formula="of:=INDIRECT(CONCATENATE(INDEX([.$D$230:.$AB$230];[.$D$233]);ROW([.D369])))" office:value-type="float" office:value="-2.41666666666667" calcext:value-type="float">
            <text:p>-2,41666666666667</text:p>
          </table:table-cell>
          <table:table-cell table:style-name="ce697" table:formula="of:=IF([.B369]&lt;&gt;[.$E$208];([.$A$208]*[.B369]+[.$B$208])/([.$C$208]*[.B369]+[.$D$208]);&quot;&quot;)" office:value-type="float" office:value="-2.41666666666667" calcext:value-type="float">
            <text:p>-2,41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5" calcext:value-type="float">
            <text:p>3,5</text:p>
          </table:table-cell>
          <table:table-cell table:style-name="ce698" table:formula="of:=INDIRECT(CONCATENATE(INDEX([.$D$230:.$AB$230];[.$D$233]);ROW([.D370])))" office:value-type="float" office:value="-2.4" calcext:value-type="float">
            <text:p>-2,4</text:p>
          </table:table-cell>
          <table:table-cell table:style-name="ce698" table:formula="of:=IF([.B370]&lt;&gt;[.$E$208];([.$A$208]*[.B370]+[.$B$208])/([.$C$208]*[.B370]+[.$D$208]);&quot;&quot;)" office:value-type="float" office:value="-2.4" calcext:value-type="float">
            <text:p>-2,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6" calcext:value-type="float">
            <text:p>3,6</text:p>
          </table:table-cell>
          <table:table-cell table:style-name="ce697" table:formula="of:=INDIRECT(CONCATENATE(INDEX([.$D$230:.$AB$230];[.$D$233]);ROW([.D371])))" office:value-type="float" office:value="-2.38461538461538" calcext:value-type="float">
            <text:p>-2,38461538461538</text:p>
          </table:table-cell>
          <table:table-cell table:style-name="ce697" table:formula="of:=IF([.B371]&lt;&gt;[.$E$208];([.$A$208]*[.B371]+[.$B$208])/([.$C$208]*[.B371]+[.$D$208]);&quot;&quot;)" office:value-type="float" office:value="-2.38461538461538" calcext:value-type="float">
            <text:p>-2,38461538461538</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7" calcext:value-type="float">
            <text:p>3,7</text:p>
          </table:table-cell>
          <table:table-cell table:style-name="ce698" table:formula="of:=INDIRECT(CONCATENATE(INDEX([.$D$230:.$AB$230];[.$D$233]);ROW([.D372])))" office:value-type="float" office:value="-2.37037037037037" calcext:value-type="float">
            <text:p>-2,37037037037037</text:p>
          </table:table-cell>
          <table:table-cell table:style-name="ce698" table:formula="of:=IF([.B372]&lt;&gt;[.$E$208];([.$A$208]*[.B372]+[.$B$208])/([.$C$208]*[.B372]+[.$D$208]);&quot;&quot;)" office:value-type="float" office:value="-2.37037037037037" calcext:value-type="float">
            <text:p>-2,37037037037037</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8" calcext:value-type="float">
            <text:p>3,8</text:p>
          </table:table-cell>
          <table:table-cell table:style-name="ce697" table:formula="of:=INDIRECT(CONCATENATE(INDEX([.$D$230:.$AB$230];[.$D$233]);ROW([.D373])))" office:value-type="float" office:value="-2.35714285714286" calcext:value-type="float">
            <text:p>-2,35714285714286</text:p>
          </table:table-cell>
          <table:table-cell table:style-name="ce697" table:formula="of:=IF([.B373]&lt;&gt;[.$E$208];([.$A$208]*[.B373]+[.$B$208])/([.$C$208]*[.B373]+[.$D$208]);&quot;&quot;)" office:value-type="float" office:value="-2.35714285714286" calcext:value-type="float">
            <text:p>-2,3571428571428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9" calcext:value-type="float">
            <text:p>3,9</text:p>
          </table:table-cell>
          <table:table-cell table:style-name="ce698" table:formula="of:=INDIRECT(CONCATENATE(INDEX([.$D$230:.$AB$230];[.$D$233]);ROW([.D374])))" office:value-type="float" office:value="-2.3448275862069" calcext:value-type="float">
            <text:p>-2,3448275862069</text:p>
          </table:table-cell>
          <table:table-cell table:style-name="ce698" table:formula="of:=IF([.B374]&lt;&gt;[.$E$208];([.$A$208]*[.B374]+[.$B$208])/([.$C$208]*[.B374]+[.$D$208]);&quot;&quot;)" office:value-type="float" office:value="-2.3448275862069" calcext:value-type="float">
            <text:p>-2,344827586206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 calcext:value-type="float">
            <text:p>4</text:p>
          </table:table-cell>
          <table:table-cell table:style-name="ce697" table:formula="of:=INDIRECT(CONCATENATE(INDEX([.$D$230:.$AB$230];[.$D$233]);ROW([.D375])))" office:value-type="float" office:value="-2.33333333333333" calcext:value-type="float">
            <text:p>-2,33333333333333</text:p>
          </table:table-cell>
          <table:table-cell table:style-name="ce697" table:formula="of:=IF([.B375]&lt;&gt;[.$E$208];([.$A$208]*[.B375]+[.$B$208])/([.$C$208]*[.B375]+[.$D$208]);&quot;&quot;)" office:value-type="float" office:value="-2.33333333333333" calcext:value-type="float">
            <text:p>-2,333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1" calcext:value-type="float">
            <text:p>4,1</text:p>
          </table:table-cell>
          <table:table-cell table:style-name="ce698" table:formula="of:=INDIRECT(CONCATENATE(INDEX([.$D$230:.$AB$230];[.$D$233]);ROW([.D376])))" office:value-type="float" office:value="-2.32258064516129" calcext:value-type="float">
            <text:p>-2,32258064516129</text:p>
          </table:table-cell>
          <table:table-cell table:style-name="ce698" table:formula="of:=IF([.B376]&lt;&gt;[.$E$208];([.$A$208]*[.B376]+[.$B$208])/([.$C$208]*[.B376]+[.$D$208]);&quot;&quot;)" office:value-type="float" office:value="-2.32258064516129" calcext:value-type="float">
            <text:p>-2,3225806451612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2" calcext:value-type="float">
            <text:p>4,2</text:p>
          </table:table-cell>
          <table:table-cell table:style-name="ce697" table:formula="of:=INDIRECT(CONCATENATE(INDEX([.$D$230:.$AB$230];[.$D$233]);ROW([.D377])))" office:value-type="float" office:value="-2.3125" calcext:value-type="float">
            <text:p>-2,3125</text:p>
          </table:table-cell>
          <table:table-cell table:style-name="ce697" table:formula="of:=IF([.B377]&lt;&gt;[.$E$208];([.$A$208]*[.B377]+[.$B$208])/([.$C$208]*[.B377]+[.$D$208]);&quot;&quot;)" office:value-type="float" office:value="-2.3125" calcext:value-type="float">
            <text:p>-2,31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3" calcext:value-type="float">
            <text:p>4,3</text:p>
          </table:table-cell>
          <table:table-cell table:style-name="ce698" table:formula="of:=INDIRECT(CONCATENATE(INDEX([.$D$230:.$AB$230];[.$D$233]);ROW([.D378])))" office:value-type="float" office:value="-2.3030303030303" calcext:value-type="float">
            <text:p>-2,3030303030303</text:p>
          </table:table-cell>
          <table:table-cell table:style-name="ce698" table:formula="of:=IF([.B378]&lt;&gt;[.$E$208];([.$A$208]*[.B378]+[.$B$208])/([.$C$208]*[.B378]+[.$D$208]);&quot;&quot;)" office:value-type="float" office:value="-2.3030303030303" calcext:value-type="float">
            <text:p>-2,303030303030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4" calcext:value-type="float">
            <text:p>4,4</text:p>
          </table:table-cell>
          <table:table-cell table:style-name="ce697" table:formula="of:=INDIRECT(CONCATENATE(INDEX([.$D$230:.$AB$230];[.$D$233]);ROW([.D379])))" office:value-type="float" office:value="-2.29411764705882" calcext:value-type="float">
            <text:p>-2,29411764705882</text:p>
          </table:table-cell>
          <table:table-cell table:style-name="ce697" table:formula="of:=IF([.B379]&lt;&gt;[.$E$208];([.$A$208]*[.B379]+[.$B$208])/([.$C$208]*[.B379]+[.$D$208]);&quot;&quot;)" office:value-type="float" office:value="-2.29411764705882" calcext:value-type="float">
            <text:p>-2,2941176470588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5" calcext:value-type="float">
            <text:p>4,5</text:p>
          </table:table-cell>
          <table:table-cell table:style-name="ce696" table:formula="of:=INDIRECT(CONCATENATE(INDEX([.$D$230:.$AB$230];[.$D$233]);ROW([.D380])))" office:value-type="float" office:value="-2.28571428571429" calcext:value-type="float">
            <text:p>-2,28571428571429</text:p>
          </table:table-cell>
          <table:table-cell table:style-name="ce696" table:formula="of:=IF([.B380]&lt;&gt;[.$E$208];([.$A$208]*[.B380]+[.$B$208])/([.$C$208]*[.B380]+[.$D$208]);&quot;&quot;)" office:value-type="float" office:value="-2.28571428571429" calcext:value-type="float">
            <text:p>-2,2857142857142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6" calcext:value-type="float">
            <text:p>4,6</text:p>
          </table:table-cell>
          <table:table-cell table:style-name="ce695" table:formula="of:=INDIRECT(CONCATENATE(INDEX([.$D$230:.$AB$230];[.$D$233]);ROW([.D381])))" office:value-type="float" office:value="-2.27777777777778" calcext:value-type="float">
            <text:p>-2,27777777777778</text:p>
          </table:table-cell>
          <table:table-cell table:style-name="ce695" table:formula="of:=IF([.B381]&lt;&gt;[.$E$208];([.$A$208]*[.B381]+[.$B$208])/([.$C$208]*[.B381]+[.$D$208]);&quot;&quot;)" office:value-type="float" office:value="-2.27777777777778" calcext:value-type="float">
            <text:p>-2,27777777777778</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7" calcext:value-type="float">
            <text:p>4,7</text:p>
          </table:table-cell>
          <table:table-cell table:style-name="ce696" table:formula="of:=INDIRECT(CONCATENATE(INDEX([.$D$230:.$AB$230];[.$D$233]);ROW([.D382])))" office:value-type="float" office:value="-2.27027027027027" calcext:value-type="float">
            <text:p>-2,27027027027027</text:p>
          </table:table-cell>
          <table:table-cell table:style-name="ce696" table:formula="of:=IF([.B382]&lt;&gt;[.$E$208];([.$A$208]*[.B382]+[.$B$208])/([.$C$208]*[.B382]+[.$D$208]);&quot;&quot;)" office:value-type="float" office:value="-2.27027027027027" calcext:value-type="float">
            <text:p>-2,2702702702702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8" calcext:value-type="float">
            <text:p>4,8</text:p>
          </table:table-cell>
          <table:table-cell table:style-name="ce697" table:formula="of:=INDIRECT(CONCATENATE(INDEX([.$D$230:.$AB$230];[.$D$233]);ROW([.D383])))" office:value-type="float" office:value="-2.26315789473684" calcext:value-type="float">
            <text:p>-2,26315789473684</text:p>
          </table:table-cell>
          <table:table-cell table:style-name="ce697" table:formula="of:=IF([.B383]&lt;&gt;[.$E$208];([.$A$208]*[.B383]+[.$B$208])/([.$C$208]*[.B383]+[.$D$208]);&quot;&quot;)" office:value-type="float" office:value="-2.26315789473684" calcext:value-type="float">
            <text:p>-2,26315789473684</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9" calcext:value-type="float">
            <text:p>4,9</text:p>
          </table:table-cell>
          <table:table-cell table:style-name="ce696" table:formula="of:=INDIRECT(CONCATENATE(INDEX([.$D$230:.$AB$230];[.$D$233]);ROW([.D384])))" office:value-type="float" office:value="-2.25641025641026" calcext:value-type="float">
            <text:p>-2,25641025641026</text:p>
          </table:table-cell>
          <table:table-cell table:style-name="ce696" table:formula="of:=IF([.B384]&lt;&gt;[.$E$208];([.$A$208]*[.B384]+[.$B$208])/([.$C$208]*[.B384]+[.$D$208]);&quot;&quot;)" office:value-type="float" office:value="-2.25641025641026" calcext:value-type="float">
            <text:p>-2,25641025641026</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 calcext:value-type="float">
            <text:p>5</text:p>
          </table:table-cell>
          <table:table-cell table:style-name="ce697" table:formula="of:=INDIRECT(CONCATENATE(INDEX([.$D$230:.$AB$230];[.$D$233]);ROW([.D385])))" office:value-type="float" office:value="-2.25" calcext:value-type="float">
            <text:p>-2,25</text:p>
          </table:table-cell>
          <table:table-cell table:style-name="ce697" table:formula="of:=IF([.B385]&lt;&gt;[.$E$208];([.$A$208]*[.B385]+[.$B$208])/([.$C$208]*[.B385]+[.$D$208]);&quot;&quot;)" office:value-type="float" office:value="-2.25" calcext:value-type="float">
            <text:p>-2,2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1" calcext:value-type="float">
            <text:p>5,1</text:p>
          </table:table-cell>
          <table:table-cell table:style-name="ce696" table:formula="of:=INDIRECT(CONCATENATE(INDEX([.$D$230:.$AB$230];[.$D$233]);ROW([.D386])))" office:value-type="float" office:value="-2.24390243902439" calcext:value-type="float">
            <text:p>-2,24390243902439</text:p>
          </table:table-cell>
          <table:table-cell table:style-name="ce696" table:formula="of:=IF([.B386]&lt;&gt;[.$E$208];([.$A$208]*[.B386]+[.$B$208])/([.$C$208]*[.B386]+[.$D$208]);&quot;&quot;)" office:value-type="float" office:value="-2.24390243902439" calcext:value-type="float">
            <text:p>-2,2439024390243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2" calcext:value-type="float">
            <text:p>5,2</text:p>
          </table:table-cell>
          <table:table-cell table:style-name="ce695" table:formula="of:=INDIRECT(CONCATENATE(INDEX([.$D$230:.$AB$230];[.$D$233]);ROW([.D387])))" office:value-type="float" office:value="-2.23809523809524" calcext:value-type="float">
            <text:p>-2,23809523809524</text:p>
          </table:table-cell>
          <table:table-cell table:style-name="ce695" table:formula="of:=IF([.B387]&lt;&gt;[.$E$208];([.$A$208]*[.B387]+[.$B$208])/([.$C$208]*[.B387]+[.$D$208]);&quot;&quot;)" office:value-type="float" office:value="-2.23809523809524" calcext:value-type="float">
            <text:p>-2,23809523809524</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3" calcext:value-type="float">
            <text:p>5,3</text:p>
          </table:table-cell>
          <table:table-cell table:style-name="ce698" table:formula="of:=INDIRECT(CONCATENATE(INDEX([.$D$230:.$AB$230];[.$D$233]);ROW([.D388])))" office:value-type="float" office:value="-2.23255813953488" calcext:value-type="float">
            <text:p>-2,23255813953488</text:p>
          </table:table-cell>
          <table:table-cell table:style-name="ce698" table:formula="of:=IF([.B388]&lt;&gt;[.$E$208];([.$A$208]*[.B388]+[.$B$208])/([.$C$208]*[.B388]+[.$D$208]);&quot;&quot;)" office:value-type="float" office:value="-2.23255813953488" calcext:value-type="float">
            <text:p>-2,2325581395348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4" calcext:value-type="float">
            <text:p>5,4</text:p>
          </table:table-cell>
          <table:table-cell table:style-name="ce695" table:formula="of:=INDIRECT(CONCATENATE(INDEX([.$D$230:.$AB$230];[.$D$233]);ROW([.D389])))" office:value-type="float" office:value="-2.22727272727273" calcext:value-type="float">
            <text:p>-2,22727272727273</text:p>
          </table:table-cell>
          <table:table-cell table:style-name="ce695" table:formula="of:=IF([.B389]&lt;&gt;[.$E$208];([.$A$208]*[.B389]+[.$B$208])/([.$C$208]*[.B389]+[.$D$208]);&quot;&quot;)" office:value-type="float" office:value="-2.22727272727273" calcext:value-type="float">
            <text:p>-2,22727272727273</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5" calcext:value-type="float">
            <text:p>5,5</text:p>
          </table:table-cell>
          <table:table-cell table:style-name="ce696" table:formula="of:=INDIRECT(CONCATENATE(INDEX([.$D$230:.$AB$230];[.$D$233]);ROW([.D390])))" office:value-type="float" office:value="-2.22222222222222" calcext:value-type="float">
            <text:p>-2,22222222222222</text:p>
          </table:table-cell>
          <table:table-cell table:style-name="ce696" table:formula="of:=IF([.B390]&lt;&gt;[.$E$208];([.$A$208]*[.B390]+[.$B$208])/([.$C$208]*[.B390]+[.$D$208]);&quot;&quot;)" office:value-type="float" office:value="-2.22222222222222" calcext:value-type="float">
            <text:p>-2,22222222222222</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6" calcext:value-type="float">
            <text:p>5,6</text:p>
          </table:table-cell>
          <table:table-cell table:style-name="ce697" table:formula="of:=INDIRECT(CONCATENATE(INDEX([.$D$230:.$AB$230];[.$D$233]);ROW([.D391])))" office:value-type="float" office:value="-2.21739130434783" calcext:value-type="float">
            <text:p>-2,21739130434783</text:p>
          </table:table-cell>
          <table:table-cell table:style-name="ce697" table:formula="of:=IF([.B391]&lt;&gt;[.$E$208];([.$A$208]*[.B391]+[.$B$208])/([.$C$208]*[.B391]+[.$D$208]);&quot;&quot;)" office:value-type="float" office:value="-2.21739130434783" calcext:value-type="float">
            <text:p>-2,2173913043478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7" calcext:value-type="float">
            <text:p>5,7</text:p>
          </table:table-cell>
          <table:table-cell table:style-name="ce698" table:formula="of:=INDIRECT(CONCATENATE(INDEX([.$D$230:.$AB$230];[.$D$233]);ROW([.D392])))" office:value-type="float" office:value="-2.21276595744681" calcext:value-type="float">
            <text:p>-2,21276595744681</text:p>
          </table:table-cell>
          <table:table-cell table:style-name="ce698" table:formula="of:=IF([.B392]&lt;&gt;[.$E$208];([.$A$208]*[.B392]+[.$B$208])/([.$C$208]*[.B392]+[.$D$208]);&quot;&quot;)" office:value-type="float" office:value="-2.21276595744681" calcext:value-type="float">
            <text:p>-2,2127659574468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8" calcext:value-type="float">
            <text:p>5,8</text:p>
          </table:table-cell>
          <table:table-cell table:style-name="ce697" table:formula="of:=INDIRECT(CONCATENATE(INDEX([.$D$230:.$AB$230];[.$D$233]);ROW([.D393])))" office:value-type="float" office:value="-2.20833333333333" calcext:value-type="float">
            <text:p>-2,20833333333333</text:p>
          </table:table-cell>
          <table:table-cell table:style-name="ce697" table:formula="of:=IF([.B393]&lt;&gt;[.$E$208];([.$A$208]*[.B393]+[.$B$208])/([.$C$208]*[.B393]+[.$D$208]);&quot;&quot;)" office:value-type="float" office:value="-2.20833333333333" calcext:value-type="float">
            <text:p>-2,208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9" calcext:value-type="float">
            <text:p>5,9</text:p>
          </table:table-cell>
          <table:table-cell table:style-name="ce698" table:formula="of:=INDIRECT(CONCATENATE(INDEX([.$D$230:.$AB$230];[.$D$233]);ROW([.D394])))" office:value-type="float" office:value="-2.20408163265306" calcext:value-type="float">
            <text:p>-2,20408163265306</text:p>
          </table:table-cell>
          <table:table-cell table:style-name="ce698" table:formula="of:=IF([.B394]&lt;&gt;[.$E$208];([.$A$208]*[.B394]+[.$B$208])/([.$C$208]*[.B394]+[.$D$208]);&quot;&quot;)" office:value-type="float" office:value="-2.20408163265306" calcext:value-type="float">
            <text:p>-2,2040816326530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 calcext:value-type="float">
            <text:p>6</text:p>
          </table:table-cell>
          <table:table-cell table:style-name="ce697" table:formula="of:=INDIRECT(CONCATENATE(INDEX([.$D$230:.$AB$230];[.$D$233]);ROW([.D395])))" office:value-type="float" office:value="-2.2" calcext:value-type="float">
            <text:p>-2,2</text:p>
          </table:table-cell>
          <table:table-cell table:style-name="ce697" table:formula="of:=IF([.B395]&lt;&gt;[.$E$208];([.$A$208]*[.B395]+[.$B$208])/([.$C$208]*[.B395]+[.$D$208]);&quot;&quot;)" office:value-type="float" office:value="-2.2" calcext:value-type="float">
            <text:p>-2,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1" calcext:value-type="float">
            <text:p>6,1</text:p>
          </table:table-cell>
          <table:table-cell table:style-name="ce698" table:formula="of:=INDIRECT(CONCATENATE(INDEX([.$D$230:.$AB$230];[.$D$233]);ROW([.D396])))" office:value-type="float" office:value="-2.19607843137255" calcext:value-type="float">
            <text:p>-2,19607843137255</text:p>
          </table:table-cell>
          <table:table-cell table:style-name="ce698" table:formula="of:=IF([.B396]&lt;&gt;[.$E$208];([.$A$208]*[.B396]+[.$B$208])/([.$C$208]*[.B396]+[.$D$208]);&quot;&quot;)" office:value-type="float" office:value="-2.19607843137255" calcext:value-type="float">
            <text:p>-2,1960784313725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2" calcext:value-type="float">
            <text:p>6,2</text:p>
          </table:table-cell>
          <table:table-cell table:style-name="ce697" table:formula="of:=INDIRECT(CONCATENATE(INDEX([.$D$230:.$AB$230];[.$D$233]);ROW([.D397])))" office:value-type="float" office:value="-2.19230769230769" calcext:value-type="float">
            <text:p>-2,19230769230769</text:p>
          </table:table-cell>
          <table:table-cell table:style-name="ce697" table:formula="of:=IF([.B397]&lt;&gt;[.$E$208];([.$A$208]*[.B397]+[.$B$208])/([.$C$208]*[.B397]+[.$D$208]);&quot;&quot;)" office:value-type="float" office:value="-2.19230769230769" calcext:value-type="float">
            <text:p>-2,1923076923076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3" calcext:value-type="float">
            <text:p>6,3</text:p>
          </table:table-cell>
          <table:table-cell table:style-name="ce698" table:formula="of:=INDIRECT(CONCATENATE(INDEX([.$D$230:.$AB$230];[.$D$233]);ROW([.D398])))" office:value-type="float" office:value="-2.18867924528302" calcext:value-type="float">
            <text:p>-2,18867924528302</text:p>
          </table:table-cell>
          <table:table-cell table:style-name="ce698" table:formula="of:=IF([.B398]&lt;&gt;[.$E$208];([.$A$208]*[.B398]+[.$B$208])/([.$C$208]*[.B398]+[.$D$208]);&quot;&quot;)" office:value-type="float" office:value="-2.18867924528302" calcext:value-type="float">
            <text:p>-2,1886792452830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4" calcext:value-type="float">
            <text:p>6,4</text:p>
          </table:table-cell>
          <table:table-cell table:style-name="ce697" table:formula="of:=INDIRECT(CONCATENATE(INDEX([.$D$230:.$AB$230];[.$D$233]);ROW([.D399])))" office:value-type="float" office:value="-2.18518518518519" calcext:value-type="float">
            <text:p>-2,18518518518519</text:p>
          </table:table-cell>
          <table:table-cell table:style-name="ce697" table:formula="of:=IF([.B399]&lt;&gt;[.$E$208];([.$A$208]*[.B399]+[.$B$208])/([.$C$208]*[.B399]+[.$D$208]);&quot;&quot;)" office:value-type="float" office:value="-2.18518518518519" calcext:value-type="float">
            <text:p>-2,1851851851851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5" calcext:value-type="float">
            <text:p>6,5</text:p>
          </table:table-cell>
          <table:table-cell table:style-name="ce698" table:formula="of:=INDIRECT(CONCATENATE(INDEX([.$D$230:.$AB$230];[.$D$233]);ROW([.D400])))" office:value-type="float" office:value="-2.18181818181818" calcext:value-type="float">
            <text:p>-2,18181818181818</text:p>
          </table:table-cell>
          <table:table-cell table:style-name="ce698" table:formula="of:=IF([.B400]&lt;&gt;[.$E$208];([.$A$208]*[.B400]+[.$B$208])/([.$C$208]*[.B400]+[.$D$208]);&quot;&quot;)" office:value-type="float" office:value="-2.18181818181818" calcext:value-type="float">
            <text:p>-2,1818181818181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6" calcext:value-type="float">
            <text:p>6,6</text:p>
          </table:table-cell>
          <table:table-cell table:style-name="ce697" table:formula="of:=INDIRECT(CONCATENATE(INDEX([.$D$230:.$AB$230];[.$D$233]);ROW([.D401])))" office:value-type="float" office:value="-2.17857142857143" calcext:value-type="float">
            <text:p>-2,17857142857143</text:p>
          </table:table-cell>
          <table:table-cell table:style-name="ce697" table:formula="of:=IF([.B401]&lt;&gt;[.$E$208];([.$A$208]*[.B401]+[.$B$208])/([.$C$208]*[.B401]+[.$D$208]);&quot;&quot;)" office:value-type="float" office:value="-2.17857142857143" calcext:value-type="float">
            <text:p>-2,1785714285714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7" calcext:value-type="float">
            <text:p>6,7</text:p>
          </table:table-cell>
          <table:table-cell table:style-name="ce698" table:formula="of:=INDIRECT(CONCATENATE(INDEX([.$D$230:.$AB$230];[.$D$233]);ROW([.D402])))" office:value-type="float" office:value="-2.17543859649123" calcext:value-type="float">
            <text:p>-2,17543859649123</text:p>
          </table:table-cell>
          <table:table-cell table:style-name="ce698" table:formula="of:=IF([.B402]&lt;&gt;[.$E$208];([.$A$208]*[.B402]+[.$B$208])/([.$C$208]*[.B402]+[.$D$208]);&quot;&quot;)" office:value-type="float" office:value="-2.17543859649123" calcext:value-type="float">
            <text:p>-2,1754385964912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8" calcext:value-type="float">
            <text:p>6,8</text:p>
          </table:table-cell>
          <table:table-cell table:style-name="ce697" table:formula="of:=INDIRECT(CONCATENATE(INDEX([.$D$230:.$AB$230];[.$D$233]);ROW([.D403])))" office:value-type="float" office:value="-2.17241379310345" calcext:value-type="float">
            <text:p>-2,17241379310345</text:p>
          </table:table-cell>
          <table:table-cell table:style-name="ce697" table:formula="of:=IF([.B403]&lt;&gt;[.$E$208];([.$A$208]*[.B403]+[.$B$208])/([.$C$208]*[.B403]+[.$D$208]);&quot;&quot;)" office:value-type="float" office:value="-2.17241379310345" calcext:value-type="float">
            <text:p>-2,172413793103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9" calcext:value-type="float">
            <text:p>6,9</text:p>
          </table:table-cell>
          <table:table-cell table:style-name="ce698" table:formula="of:=INDIRECT(CONCATENATE(INDEX([.$D$230:.$AB$230];[.$D$233]);ROW([.D404])))" office:value-type="float" office:value="-2.16949152542373" calcext:value-type="float">
            <text:p>-2,16949152542373</text:p>
          </table:table-cell>
          <table:table-cell table:style-name="ce698" table:formula="of:=IF([.B404]&lt;&gt;[.$E$208];([.$A$208]*[.B404]+[.$B$208])/([.$C$208]*[.B404]+[.$D$208]);&quot;&quot;)" office:value-type="float" office:value="-2.16949152542373" calcext:value-type="float">
            <text:p>-2,1694915254237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 calcext:value-type="float">
            <text:p>7</text:p>
          </table:table-cell>
          <table:table-cell table:style-name="ce697" table:formula="of:=INDIRECT(CONCATENATE(INDEX([.$D$230:.$AB$230];[.$D$233]);ROW([.D405])))" office:value-type="float" office:value="-2.16666666666667" calcext:value-type="float">
            <text:p>-2,16666666666667</text:p>
          </table:table-cell>
          <table:table-cell table:style-name="ce697" table:formula="of:=IF([.B405]&lt;&gt;[.$E$208];([.$A$208]*[.B405]+[.$B$208])/([.$C$208]*[.B405]+[.$D$208]);&quot;&quot;)" office:value-type="float" office:value="-2.16666666666667" calcext:value-type="float">
            <text:p>-2,16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1" calcext:value-type="float">
            <text:p>7,1</text:p>
          </table:table-cell>
          <table:table-cell table:style-name="ce698" table:formula="of:=INDIRECT(CONCATENATE(INDEX([.$D$230:.$AB$230];[.$D$233]);ROW([.D406])))" office:value-type="float" office:value="-2.16393442622951" calcext:value-type="float">
            <text:p>-2,16393442622951</text:p>
          </table:table-cell>
          <table:table-cell table:style-name="ce698" table:formula="of:=IF([.B406]&lt;&gt;[.$E$208];([.$A$208]*[.B406]+[.$B$208])/([.$C$208]*[.B406]+[.$D$208]);&quot;&quot;)" office:value-type="float" office:value="-2.16393442622951" calcext:value-type="float">
            <text:p>-2,1639344262295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2" calcext:value-type="float">
            <text:p>7,2</text:p>
          </table:table-cell>
          <table:table-cell table:style-name="ce697" table:formula="of:=INDIRECT(CONCATENATE(INDEX([.$D$230:.$AB$230];[.$D$233]);ROW([.D407])))" office:value-type="float" office:value="-2.16129032258064" calcext:value-type="float">
            <text:p>-2,16129032258064</text:p>
          </table:table-cell>
          <table:table-cell table:style-name="ce697" table:formula="of:=IF([.B407]&lt;&gt;[.$E$208];([.$A$208]*[.B407]+[.$B$208])/([.$C$208]*[.B407]+[.$D$208]);&quot;&quot;)" office:value-type="float" office:value="-2.16129032258064" calcext:value-type="float">
            <text:p>-2,1612903225806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3" calcext:value-type="float">
            <text:p>7,3</text:p>
          </table:table-cell>
          <table:table-cell table:style-name="ce698" table:formula="of:=INDIRECT(CONCATENATE(INDEX([.$D$230:.$AB$230];[.$D$233]);ROW([.D408])))" office:value-type="float" office:value="-2.15873015873016" calcext:value-type="float">
            <text:p>-2,15873015873016</text:p>
          </table:table-cell>
          <table:table-cell table:style-name="ce698" table:formula="of:=IF([.B408]&lt;&gt;[.$E$208];([.$A$208]*[.B408]+[.$B$208])/([.$C$208]*[.B408]+[.$D$208]);&quot;&quot;)" office:value-type="float" office:value="-2.15873015873016" calcext:value-type="float">
            <text:p>-2,1587301587301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4" calcext:value-type="float">
            <text:p>7,4</text:p>
          </table:table-cell>
          <table:table-cell table:style-name="ce697" table:formula="of:=INDIRECT(CONCATENATE(INDEX([.$D$230:.$AB$230];[.$D$233]);ROW([.D409])))" office:value-type="float" office:value="-2.15625" calcext:value-type="float">
            <text:p>-2,15625</text:p>
          </table:table-cell>
          <table:table-cell table:style-name="ce697" table:formula="of:=IF([.B409]&lt;&gt;[.$E$208];([.$A$208]*[.B409]+[.$B$208])/([.$C$208]*[.B409]+[.$D$208]);&quot;&quot;)" office:value-type="float" office:value="-2.15625" calcext:value-type="float">
            <text:p>-2,156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5" calcext:value-type="float">
            <text:p>7,5</text:p>
          </table:table-cell>
          <table:table-cell table:style-name="ce698" table:formula="of:=INDIRECT(CONCATENATE(INDEX([.$D$230:.$AB$230];[.$D$233]);ROW([.D410])))" office:value-type="float" office:value="-2.15384615384615" calcext:value-type="float">
            <text:p>-2,15384615384615</text:p>
          </table:table-cell>
          <table:table-cell table:style-name="ce698" table:formula="of:=IF([.B410]&lt;&gt;[.$E$208];([.$A$208]*[.B410]+[.$B$208])/([.$C$208]*[.B410]+[.$D$208]);&quot;&quot;)" office:value-type="float" office:value="-2.15384615384615" calcext:value-type="float">
            <text:p>-2,1538461538461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6" calcext:value-type="float">
            <text:p>7,6</text:p>
          </table:table-cell>
          <table:table-cell table:style-name="ce697" table:formula="of:=INDIRECT(CONCATENATE(INDEX([.$D$230:.$AB$230];[.$D$233]);ROW([.D411])))" office:value-type="float" office:value="-2.15151515151515" calcext:value-type="float">
            <text:p>-2,15151515151515</text:p>
          </table:table-cell>
          <table:table-cell table:style-name="ce697" table:formula="of:=IF([.B411]&lt;&gt;[.$E$208];([.$A$208]*[.B411]+[.$B$208])/([.$C$208]*[.B411]+[.$D$208]);&quot;&quot;)" office:value-type="float" office:value="-2.15151515151515" calcext:value-type="float">
            <text:p>-2,1515151515151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7" calcext:value-type="float">
            <text:p>7,7</text:p>
          </table:table-cell>
          <table:table-cell table:style-name="ce698" table:formula="of:=INDIRECT(CONCATENATE(INDEX([.$D$230:.$AB$230];[.$D$233]);ROW([.D412])))" office:value-type="float" office:value="-2.14925373134328" calcext:value-type="float">
            <text:p>-2,14925373134328</text:p>
          </table:table-cell>
          <table:table-cell table:style-name="ce698" table:formula="of:=IF([.B412]&lt;&gt;[.$E$208];([.$A$208]*[.B412]+[.$B$208])/([.$C$208]*[.B412]+[.$D$208]);&quot;&quot;)" office:value-type="float" office:value="-2.14925373134328" calcext:value-type="float">
            <text:p>-2,1492537313432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8" calcext:value-type="float">
            <text:p>7,8</text:p>
          </table:table-cell>
          <table:table-cell table:style-name="ce697" table:formula="of:=INDIRECT(CONCATENATE(INDEX([.$D$230:.$AB$230];[.$D$233]);ROW([.D413])))" office:value-type="float" office:value="-2.14705882352941" calcext:value-type="float">
            <text:p>-2,14705882352941</text:p>
          </table:table-cell>
          <table:table-cell table:style-name="ce697" table:formula="of:=IF([.B413]&lt;&gt;[.$E$208];([.$A$208]*[.B413]+[.$B$208])/([.$C$208]*[.B413]+[.$D$208]);&quot;&quot;)" office:value-type="float" office:value="-2.14705882352941" calcext:value-type="float">
            <text:p>-2,14705882352941</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9" calcext:value-type="float">
            <text:p>7,9</text:p>
          </table:table-cell>
          <table:table-cell table:style-name="ce698" table:formula="of:=INDIRECT(CONCATENATE(INDEX([.$D$230:.$AB$230];[.$D$233]);ROW([.D414])))" office:value-type="float" office:value="-2.14492753623188" calcext:value-type="float">
            <text:p>-2,14492753623188</text:p>
          </table:table-cell>
          <table:table-cell table:style-name="ce698" table:formula="of:=IF([.B414]&lt;&gt;[.$E$208];([.$A$208]*[.B414]+[.$B$208])/([.$C$208]*[.B414]+[.$D$208]);&quot;&quot;)" office:value-type="float" office:value="-2.14492753623188" calcext:value-type="float">
            <text:p>-2,1449275362318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 calcext:value-type="float">
            <text:p>8</text:p>
          </table:table-cell>
          <table:table-cell table:style-name="ce697" table:formula="of:=INDIRECT(CONCATENATE(INDEX([.$D$230:.$AB$230];[.$D$233]);ROW([.D415])))" office:value-type="float" office:value="-2.14285714285714" calcext:value-type="float">
            <text:p>-2,14285714285714</text:p>
          </table:table-cell>
          <table:table-cell table:style-name="ce697" table:formula="of:=IF([.B415]&lt;&gt;[.$E$208];([.$A$208]*[.B415]+[.$B$208])/([.$C$208]*[.B415]+[.$D$208]);&quot;&quot;)" office:value-type="float" office:value="-2.14285714285714" calcext:value-type="float">
            <text:p>-2,1428571428571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1" calcext:value-type="float">
            <text:p>8,1</text:p>
          </table:table-cell>
          <table:table-cell table:style-name="ce698" table:formula="of:=INDIRECT(CONCATENATE(INDEX([.$D$230:.$AB$230];[.$D$233]);ROW([.D416])))" office:value-type="float" office:value="-2.14084507042253" calcext:value-type="float">
            <text:p>-2,14084507042253</text:p>
          </table:table-cell>
          <table:table-cell table:style-name="ce698" table:formula="of:=IF([.B416]&lt;&gt;[.$E$208];([.$A$208]*[.B416]+[.$B$208])/([.$C$208]*[.B416]+[.$D$208]);&quot;&quot;)" office:value-type="float" office:value="-2.14084507042253" calcext:value-type="float">
            <text:p>-2,1408450704225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2" calcext:value-type="float">
            <text:p>8,2</text:p>
          </table:table-cell>
          <table:table-cell table:style-name="ce697" table:formula="of:=INDIRECT(CONCATENATE(INDEX([.$D$230:.$AB$230];[.$D$233]);ROW([.D417])))" office:value-type="float" office:value="-2.13888888888889" calcext:value-type="float">
            <text:p>-2,13888888888889</text:p>
          </table:table-cell>
          <table:table-cell table:style-name="ce697" table:formula="of:=IF([.B417]&lt;&gt;[.$E$208];([.$A$208]*[.B417]+[.$B$208])/([.$C$208]*[.B417]+[.$D$208]);&quot;&quot;)" office:value-type="float" office:value="-2.13888888888889" calcext:value-type="float">
            <text:p>-2,1388888888888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3" calcext:value-type="float">
            <text:p>8,3</text:p>
          </table:table-cell>
          <table:table-cell table:style-name="ce698" table:formula="of:=INDIRECT(CONCATENATE(INDEX([.$D$230:.$AB$230];[.$D$233]);ROW([.D418])))" office:value-type="float" office:value="-2.13698630136986" calcext:value-type="float">
            <text:p>-2,13698630136986</text:p>
          </table:table-cell>
          <table:table-cell table:style-name="ce698" table:formula="of:=IF([.B418]&lt;&gt;[.$E$208];([.$A$208]*[.B418]+[.$B$208])/([.$C$208]*[.B418]+[.$D$208]);&quot;&quot;)" office:value-type="float" office:value="-2.13698630136986" calcext:value-type="float">
            <text:p>-2,1369863013698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4" calcext:value-type="float">
            <text:p>8,4</text:p>
          </table:table-cell>
          <table:table-cell table:style-name="ce697" table:formula="of:=INDIRECT(CONCATENATE(INDEX([.$D$230:.$AB$230];[.$D$233]);ROW([.D419])))" office:value-type="float" office:value="-2.13513513513513" calcext:value-type="float">
            <text:p>-2,13513513513513</text:p>
          </table:table-cell>
          <table:table-cell table:style-name="ce697" table:formula="of:=IF([.B419]&lt;&gt;[.$E$208];([.$A$208]*[.B419]+[.$B$208])/([.$C$208]*[.B419]+[.$D$208]);&quot;&quot;)" office:value-type="float" office:value="-2.13513513513513" calcext:value-type="float">
            <text:p>-2,1351351351351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5" calcext:value-type="float">
            <text:p>8,5</text:p>
          </table:table-cell>
          <table:table-cell table:style-name="ce698" table:formula="of:=INDIRECT(CONCATENATE(INDEX([.$D$230:.$AB$230];[.$D$233]);ROW([.D420])))" office:value-type="float" office:value="-2.13333333333333" calcext:value-type="float">
            <text:p>-2,13333333333333</text:p>
          </table:table-cell>
          <table:table-cell table:style-name="ce698" table:formula="of:=IF([.B420]&lt;&gt;[.$E$208];([.$A$208]*[.B420]+[.$B$208])/([.$C$208]*[.B420]+[.$D$208]);&quot;&quot;)" office:value-type="float" office:value="-2.13333333333333" calcext:value-type="float">
            <text:p>-2,1333333333333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6" calcext:value-type="float">
            <text:p>8,6</text:p>
          </table:table-cell>
          <table:table-cell table:style-name="ce697" table:formula="of:=INDIRECT(CONCATENATE(INDEX([.$D$230:.$AB$230];[.$D$233]);ROW([.D421])))" office:value-type="float" office:value="-2.13157894736842" calcext:value-type="float">
            <text:p>-2,13157894736842</text:p>
          </table:table-cell>
          <table:table-cell table:style-name="ce697" table:formula="of:=IF([.B421]&lt;&gt;[.$E$208];([.$A$208]*[.B421]+[.$B$208])/([.$C$208]*[.B421]+[.$D$208]);&quot;&quot;)" office:value-type="float" office:value="-2.13157894736842" calcext:value-type="float">
            <text:p>-2,1315789473684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7" calcext:value-type="float">
            <text:p>8,7</text:p>
          </table:table-cell>
          <table:table-cell table:style-name="ce698" table:formula="of:=INDIRECT(CONCATENATE(INDEX([.$D$230:.$AB$230];[.$D$233]);ROW([.D422])))" office:value-type="float" office:value="-2.12987012987013" calcext:value-type="float">
            <text:p>-2,12987012987013</text:p>
          </table:table-cell>
          <table:table-cell table:style-name="ce698" table:formula="of:=IF([.B422]&lt;&gt;[.$E$208];([.$A$208]*[.B422]+[.$B$208])/([.$C$208]*[.B422]+[.$D$208]);&quot;&quot;)" office:value-type="float" office:value="-2.12987012987013" calcext:value-type="float">
            <text:p>-2,1298701298701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8" calcext:value-type="float">
            <text:p>8,8</text:p>
          </table:table-cell>
          <table:table-cell table:style-name="ce697" table:formula="of:=INDIRECT(CONCATENATE(INDEX([.$D$230:.$AB$230];[.$D$233]);ROW([.D423])))" office:value-type="float" office:value="-2.12820512820513" calcext:value-type="float">
            <text:p>-2,12820512820513</text:p>
          </table:table-cell>
          <table:table-cell table:style-name="ce697" table:formula="of:=IF([.B423]&lt;&gt;[.$E$208];([.$A$208]*[.B423]+[.$B$208])/([.$C$208]*[.B423]+[.$D$208]);&quot;&quot;)" office:value-type="float" office:value="-2.12820512820513" calcext:value-type="float">
            <text:p>-2,1282051282051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9" calcext:value-type="float">
            <text:p>8,9</text:p>
          </table:table-cell>
          <table:table-cell table:style-name="ce698" table:formula="of:=INDIRECT(CONCATENATE(INDEX([.$D$230:.$AB$230];[.$D$233]);ROW([.D424])))" office:value-type="float" office:value="-2.12658227848101" calcext:value-type="float">
            <text:p>-2,12658227848101</text:p>
          </table:table-cell>
          <table:table-cell table:style-name="ce698" table:formula="of:=IF([.B424]&lt;&gt;[.$E$208];([.$A$208]*[.B424]+[.$B$208])/([.$C$208]*[.B424]+[.$D$208]);&quot;&quot;)" office:value-type="float" office:value="-2.12658227848101" calcext:value-type="float">
            <text:p>-2,1265822784810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 calcext:value-type="float">
            <text:p>9</text:p>
          </table:table-cell>
          <table:table-cell table:style-name="ce697" table:formula="of:=INDIRECT(CONCATENATE(INDEX([.$D$230:.$AB$230];[.$D$233]);ROW([.D425])))" office:value-type="float" office:value="-2.125" calcext:value-type="float">
            <text:p>-2,125</text:p>
          </table:table-cell>
          <table:table-cell table:style-name="ce697" table:formula="of:=IF([.B425]&lt;&gt;[.$E$208];([.$A$208]*[.B425]+[.$B$208])/([.$C$208]*[.B425]+[.$D$208]);&quot;&quot;)" office:value-type="float" office:value="-2.125" calcext:value-type="float">
            <text:p>-2,1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1" calcext:value-type="float">
            <text:p>9,1</text:p>
          </table:table-cell>
          <table:table-cell table:style-name="ce698" table:formula="of:=INDIRECT(CONCATENATE(INDEX([.$D$230:.$AB$230];[.$D$233]);ROW([.D426])))" office:value-type="float" office:value="-2.12345679012346" calcext:value-type="float">
            <text:p>-2,12345679012346</text:p>
          </table:table-cell>
          <table:table-cell table:style-name="ce698" table:formula="of:=IF([.B426]&lt;&gt;[.$E$208];([.$A$208]*[.B426]+[.$B$208])/([.$C$208]*[.B426]+[.$D$208]);&quot;&quot;)" office:value-type="float" office:value="-2.12345679012346" calcext:value-type="float">
            <text:p>-2,1234567901234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2" calcext:value-type="float">
            <text:p>9,2</text:p>
          </table:table-cell>
          <table:table-cell table:style-name="ce697" table:formula="of:=INDIRECT(CONCATENATE(INDEX([.$D$230:.$AB$230];[.$D$233]);ROW([.D427])))" office:value-type="float" office:value="-2.1219512195122" calcext:value-type="float">
            <text:p>-2,1219512195122</text:p>
          </table:table-cell>
          <table:table-cell table:style-name="ce697" table:formula="of:=IF([.B427]&lt;&gt;[.$E$208];([.$A$208]*[.B427]+[.$B$208])/([.$C$208]*[.B427]+[.$D$208]);&quot;&quot;)" office:value-type="float" office:value="-2.1219512195122" calcext:value-type="float">
            <text:p>-2,121951219512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3" calcext:value-type="float">
            <text:p>9,3</text:p>
          </table:table-cell>
          <table:table-cell table:style-name="ce698" table:formula="of:=INDIRECT(CONCATENATE(INDEX([.$D$230:.$AB$230];[.$D$233]);ROW([.D428])))" office:value-type="float" office:value="-2.12048192771084" calcext:value-type="float">
            <text:p>-2,12048192771084</text:p>
          </table:table-cell>
          <table:table-cell table:style-name="ce698" table:formula="of:=IF([.B428]&lt;&gt;[.$E$208];([.$A$208]*[.B428]+[.$B$208])/([.$C$208]*[.B428]+[.$D$208]);&quot;&quot;)" office:value-type="float" office:value="-2.12048192771084" calcext:value-type="float">
            <text:p>-2,1204819277108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4" calcext:value-type="float">
            <text:p>9,4</text:p>
          </table:table-cell>
          <table:table-cell table:style-name="ce697" table:formula="of:=INDIRECT(CONCATENATE(INDEX([.$D$230:.$AB$230];[.$D$233]);ROW([.D429])))" office:value-type="float" office:value="-2.11904761904762" calcext:value-type="float">
            <text:p>-2,11904761904762</text:p>
          </table:table-cell>
          <table:table-cell table:style-name="ce697" table:formula="of:=IF([.B429]&lt;&gt;[.$E$208];([.$A$208]*[.B429]+[.$B$208])/([.$C$208]*[.B429]+[.$D$208]);&quot;&quot;)" office:value-type="float" office:value="-2.11904761904762" calcext:value-type="float">
            <text:p>-2,1190476190476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5" calcext:value-type="float">
            <text:p>9,5</text:p>
          </table:table-cell>
          <table:table-cell table:style-name="ce698" table:formula="of:=INDIRECT(CONCATENATE(INDEX([.$D$230:.$AB$230];[.$D$233]);ROW([.D430])))" office:value-type="float" office:value="-2.11764705882353" calcext:value-type="float">
            <text:p>-2,11764705882353</text:p>
          </table:table-cell>
          <table:table-cell table:style-name="ce698" table:formula="of:=IF([.B430]&lt;&gt;[.$E$208];([.$A$208]*[.B430]+[.$B$208])/([.$C$208]*[.B430]+[.$D$208]);&quot;&quot;)" office:value-type="float" office:value="-2.11764705882353" calcext:value-type="float">
            <text:p>-2,1176470588235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6" calcext:value-type="float">
            <text:p>9,6</text:p>
          </table:table-cell>
          <table:table-cell table:style-name="ce697" table:formula="of:=INDIRECT(CONCATENATE(INDEX([.$D$230:.$AB$230];[.$D$233]);ROW([.D431])))" office:value-type="float" office:value="-2.11627906976744" calcext:value-type="float">
            <text:p>-2,11627906976744</text:p>
          </table:table-cell>
          <table:table-cell table:style-name="ce697" table:formula="of:=IF([.B431]&lt;&gt;[.$E$208];([.$A$208]*[.B431]+[.$B$208])/([.$C$208]*[.B431]+[.$D$208]);&quot;&quot;)" office:value-type="float" office:value="-2.11627906976744" calcext:value-type="float">
            <text:p>-2,1162790697674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7" calcext:value-type="float">
            <text:p>9,7</text:p>
          </table:table-cell>
          <table:table-cell table:style-name="ce698" table:formula="of:=INDIRECT(CONCATENATE(INDEX([.$D$230:.$AB$230];[.$D$233]);ROW([.D432])))" office:value-type="float" office:value="-2.11494252873563" calcext:value-type="float">
            <text:p>-2,11494252873563</text:p>
          </table:table-cell>
          <table:table-cell table:style-name="ce698" table:formula="of:=IF([.B432]&lt;&gt;[.$E$208];([.$A$208]*[.B432]+[.$B$208])/([.$C$208]*[.B432]+[.$D$208]);&quot;&quot;)" office:value-type="float" office:value="-2.11494252873563" calcext:value-type="float">
            <text:p>-2,1149425287356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8" calcext:value-type="float">
            <text:p>9,8</text:p>
          </table:table-cell>
          <table:table-cell table:style-name="ce697" table:formula="of:=INDIRECT(CONCATENATE(INDEX([.$D$230:.$AB$230];[.$D$233]);ROW([.D433])))" office:value-type="float" office:value="-2.11363636363636" calcext:value-type="float">
            <text:p>-2,11363636363636</text:p>
          </table:table-cell>
          <table:table-cell table:style-name="ce697" table:formula="of:=IF([.B433]&lt;&gt;[.$E$208];([.$A$208]*[.B433]+[.$B$208])/([.$C$208]*[.B433]+[.$D$208]);&quot;&quot;)" office:value-type="float" office:value="-2.11363636363636" calcext:value-type="float">
            <text:p>-2,1136363636363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9" calcext:value-type="float">
            <text:p>9,9</text:p>
          </table:table-cell>
          <table:table-cell table:style-name="ce698" table:formula="of:=INDIRECT(CONCATENATE(INDEX([.$D$230:.$AB$230];[.$D$233]);ROW([.D434])))" office:value-type="float" office:value="-2.1123595505618" calcext:value-type="float">
            <text:p>-2,1123595505618</text:p>
          </table:table-cell>
          <table:table-cell table:style-name="ce698" table:formula="of:=IF([.B434]&lt;&gt;[.$E$208];([.$A$208]*[.B434]+[.$B$208])/([.$C$208]*[.B434]+[.$D$208]);&quot;&quot;)" office:value-type="float" office:value="-2.1123595505618" calcext:value-type="float">
            <text:p>-2,112359550561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0" calcext:value-type="float">
            <text:p>10</text:p>
          </table:table-cell>
          <table:table-cell table:style-name="ce697" table:formula="of:=INDIRECT(CONCATENATE(INDEX([.$D$230:.$AB$230];[.$D$233]);ROW([.D435])))" office:value-type="float" office:value="-2.11111111111111" calcext:value-type="float">
            <text:p>-2,11111111111111</text:p>
          </table:table-cell>
          <table:table-cell table:style-name="ce697" table:formula="of:=IF([.B435]&lt;&gt;[.$E$208];([.$A$208]*[.B435]+[.$B$208])/([.$C$208]*[.B435]+[.$D$208]);&quot;&quot;)" office:value-type="float" office:value="-2.11111111111111" calcext:value-type="float">
            <text:p>-2,11111111111111</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number-rows-repeated="6">
          <table:table-cell/>
          <table:table-cell table:style-name="ce722"/>
          <table:table-cell table:number-columns-repeated="52"/>
          <table:table-cell table:style-name="ce1118"/>
          <table:table-cell table:style-name="ce989"/>
          <table:table-cell table:number-columns-repeated="37"/>
        </table:table-row>
        <table:table-row table:style-name="ro5" table:number-rows-repeated="8">
          <table:table-cell table:number-columns-repeated="54"/>
          <table:table-cell table:style-name="ce1118"/>
          <table:table-cell table:style-name="ce989"/>
          <table:table-cell table:number-columns-repeated="37"/>
        </table:table-row>
        <table:table-row table:style-name="ro5" table:number-rows-repeated="200">
          <table:table-cell table:number-columns-repeated="55"/>
          <table:table-cell table:style-name="ce987"/>
          <table:table-cell table:number-columns-repeated="37"/>
        </table:table-row>
        <table:table-row table:style-name="ro5" table:number-rows-repeated="124">
          <table:table-cell table:number-columns-repeated="55"/>
          <table:table-cell table:style-name="ce985"/>
          <table:table-cell table:number-columns-repeated="37"/>
        </table:table-row>
        <table:table-row table:style-name="ro5" table:number-rows-repeated="1047802">
          <table:table-cell table:number-columns-repeated="93"/>
        </table:table-row>
        <table:table-row table:style-name="ro5">
          <table:table-cell table:number-columns-repeated="93"/>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l2Z8uLvnF9Ig4wEwVzNf7j/Iiag=" table:protection-key-digest-algorithm="http://www.w3.org/2000/09/xmldsig#sha1">
        <loext:table-protection loext:select-unprotected-cells="true"/>
        <office:forms form:automatic-focus="false" form:apply-design-mode="false"/>
        <table:table-column table:style-name="co36" table:default-cell-style-name="ce1245"/>
        <table:table-column table:style-name="co37" table:default-cell-style-name="ce1245"/>
        <table:table-column table:style-name="co38" table:default-cell-style-name="ce1245"/>
        <table:table-column table:style-name="co39" table:default-cell-style-name="ce1245"/>
        <table:table-column table:style-name="co40" table:default-cell-style-name="ce1245"/>
        <table:table-column table:style-name="co41" table:default-cell-style-name="ce1245"/>
        <table:table-column table:style-name="co1" table:default-cell-style-name="ce1245"/>
        <table:table-column table:style-name="co42" table:default-cell-style-name="ce1245"/>
        <table:table-column table:style-name="co43" table:default-cell-style-name="ce1245"/>
        <table:table-column table:style-name="co1" table:number-columns-repeated="55" table:default-cell-style-name="ce1245"/>
        <table:table-row table:style-name="ro20">
          <table:table-cell table:style-name="ce1210" table:formula="of:=IF([.$G$1];&quot;Niveau&quot;;&quot;&quot;)" office:value-type="string" office:string-value="Niveau" calcext:value-type="string" table:number-columns-spanned="2" table:number-rows-spanned="1">
            <text:p>Niveau</text:p>
          </table:table-cell>
          <table:covered-table-cell table:style-name="ce1217"/>
          <table:table-cell table:style-name="ce1249" table:formula="of:=IF([.$G$1];&quot;Notes&quot;;&quot;&quot;)" office:value-type="string" office:string-value="Notes" calcext:value-type="string">
            <text:p>Notes</text:p>
          </table:table-cell>
          <table:table-cell table:style-name="ce1249" table:formula="of:=IF([.$G$1];&quot;Faît&quot;;&quot;&quot;)" office:value-type="string" office:string-value="Faît" calcext:value-type="string">
            <text:p>Faît</text:p>
          </table:table-cell>
          <table:table-cell table:style-name="ce1249" table:formula="of:=IF([.$G$1];&quot;Coefficient&quot;;&quot;&quot;)" office:value-type="string" office:string-value="Coefficient" calcext:value-type="string">
            <text:p>Coefficient</text:p>
          </table:table-cell>
          <table:table-cell table:style-name="ce1227"/>
          <table:table-cell table:style-name="ce1232" table:formula="of:=IF([.A14]=[.B100];1;0)" office:value-type="float" office:value="1" calcext:value-type="float">
            <text:p>1</text:p>
          </table:table-cell>
          <table:table-cell table:style-name="ce1264" table:formula="of:=IF([.$G$1];&quot;Note&quot;;&quot;&quot;)" office:value-type="string" office:string-value="Note" calcext:value-type="string" table:number-columns-spanned="2" table:number-rows-spanned="2">
            <text:p>Note</text:p>
          </table:table-cell>
          <table:covered-table-cell table:style-name="ce1217"/>
          <table:table-cell table:number-columns-repeated="55"/>
        </table:table-row>
        <table:table-row table:style-name="ro20">
          <table:table-cell table:style-name="ce1211" table:formula="of:=IF([.$G$1];&quot;1&quot;;&quot;&quot;)" office:value-type="string" office:string-value="1" calcext:value-type="string">
            <text:p>1</text:p>
          </table:table-cell>
          <table:table-cell table:style-name="ce1211" table:formula="of:=IF([.$G$1];&quot;Droite&quot;;&quot;&quot;)" office:value-type="string" office:string-value="Droite" calcext:value-type="string">
            <text:p>Droite</text:p>
          </table:table-cell>
          <table:table-cell table:style-name="ce1219" table:formula="of:=IF([.$G$1];[$Données.$G$17];&quot;&quot;)" office:value-type="float" office:value="0" calcext:value-type="float">
            <text:p>0,00</text:p>
          </table:table-cell>
          <table:table-cell table:style-name="ce1219" table:formula="of:=IF([.$G$1];IF(COUNTA([$Droite.$B$6];[$Droite.$B$13:.$E$17])&lt;&gt;0;&quot;Oui&quot;;&quot;Non&quot;);&quot;&quot;)" office:value-type="string" office:string-value="Non" calcext:value-type="string">
            <text:p>Non</text:p>
          </table:table-cell>
          <table:table-cell table:style-name="ce1225" table:formula="of:=IF([.$G$1];IF(COUNTA([$Droite.$B$6];[$Droite.$B$13:.$E$17])&lt;&gt;0;1;0);&quot;&quot;)" office:value-type="float" office:value="0" calcext:value-type="float">
            <text:p>0</text:p>
          </table:table-cell>
          <table:table-cell table:style-name="ce1227"/>
          <table:table-cell/>
          <table:covered-table-cell table:style-name="ce1249"/>
          <table:covered-table-cell table:style-name="ce1225"/>
          <table:table-cell table:number-columns-repeated="55"/>
        </table:table-row>
        <table:table-row table:style-name="ro20">
          <table:table-cell table:style-name="ce1212" table:formula="of:=IF([.$G$1];&quot;2&quot;;&quot;&quot;)" office:value-type="string" office:string-value="2" calcext:value-type="string">
            <text:p>2</text:p>
          </table:table-cell>
          <table:table-cell table:style-name="ce1212" table:formula="of:=IF([.$G$1];&quot;Parabole&quot;;&quot;&quot;)" office:value-type="string" office:string-value="Parabole" calcext:value-type="string">
            <text:p>Parabole</text:p>
          </table:table-cell>
          <table:table-cell table:style-name="ce1220" table:formula="of:=IF([.$G$1];[$Données.$H$43];&quot;&quot;)" office:value-type="float" office:value="0" calcext:value-type="float">
            <text:p>0,00</text:p>
          </table:table-cell>
          <table:table-cell table:style-name="ce1224" table:formula="of:=IF([.$G$1];IF(COUNTA([$Parabole.$B$6:.$D$6];[$Parabole.$B$13:.$H$17])&lt;&gt;0;&quot;Oui&quot;;&quot;Non&quot;);&quot;&quot;)" office:value-type="string" office:string-value="Non" calcext:value-type="string">
            <text:p>Non</text:p>
          </table:table-cell>
          <table:table-cell table:style-name="ce1224" table:formula="of:=IF([.$G$1];IF(COUNTA([$Parabole.$B$6:.$D$6];[$Parabole.$B$13:.$H$17])&lt;&gt;0;1;0);&quot;&quot;)" office:value-type="float" office:value="0" calcext:value-type="float">
            <text:p>0</text:p>
          </table:table-cell>
          <table:table-cell table:number-columns-repeated="2"/>
          <table:table-cell table:style-name="ce1234" table:formula="of:=IF([.$G$1];IF(SUM([.E2:.E7])=0;0;ROUND(2*SUMPRODUCT([.C2:.C7];[.E2:.E7])/SUM([.E2:.E7]);0)/2);&quot;&quot;)" office:value-type="float" office:value="0" calcext:value-type="float" table:number-columns-spanned="1" table:number-rows-spanned="2">
            <text:p>0</text:p>
          </table:table-cell>
          <table:table-cell table:style-name="ce1264" table:formula="of:=IF([.$G$1];&quot;/20&quot;;&quot;&quot;)" office:value-type="string" office:string-value="/20" calcext:value-type="string" table:number-columns-spanned="1" table:number-rows-spanned="2">
            <text:p>/20</text:p>
          </table:table-cell>
          <table:table-cell table:number-columns-repeated="55"/>
        </table:table-row>
        <table:table-row table:style-name="ro20">
          <table:table-cell table:style-name="ce1211" table:formula="of:=IF([.$G$1];&quot;3&quot;;&quot;&quot;)" office:value-type="string" office:string-value="3" calcext:value-type="string">
            <text:p>3</text:p>
          </table:table-cell>
          <table:table-cell table:style-name="ce1211" table:formula="of:=IF([.$G$1];&quot;Tableaux de signes et de variations&quot;;&quot;&quot;)" office:value-type="string" office:string-value="Tableaux de signes et de variations" calcext:value-type="string">
            <text:p>Tableaux de signes et de variations</text:p>
          </table:table-cell>
          <table:table-cell table:style-name="ce1219" table:formula="of:=IF([.$G$1];20*[$Données.$H$97]/[$Données.$G$97];&quot;&quot;)" office:value-type="float" office:value="0" calcext:value-type="float">
            <text:p>0,00</text:p>
          </table:table-cell>
          <table:table-cell table:style-name="ce1225" table:formula="of:=IF([.$G$1];IF(COUNTA([$'Tableaux de signes et de variations'.$B$5:.L6];[$'Tableaux de signes et de variations'.$B$14:.$L$17])&lt;&gt;0;&quot;Oui&quot;;&quot;Non&quot;);&quot;&quot;)" office:value-type="string" office:string-value="Non" calcext:value-type="string">
            <text:p>Non</text:p>
          </table:table-cell>
          <table:table-cell table:style-name="ce1225" table:formula="of:=IF([.$G$1];IF(COUNTA([$'Tableaux de signes et de variations'.C5:.M6];[$'Tableaux de signes et de variations'.C14:.M17])&lt;&gt;0;1;0);&quot;&quot;)" office:value-type="float" office:value="0" calcext:value-type="float">
            <text:p>0</text:p>
          </table:table-cell>
          <table:table-cell table:style-name="ce1228"/>
          <table:table-cell/>
          <table:covered-table-cell table:style-name="ce226"/>
          <table:covered-table-cell table:style-name="ce240"/>
          <table:table-cell table:number-columns-repeated="55"/>
        </table:table-row>
        <table:table-row table:style-name="ro20">
          <table:table-cell table:style-name="ce1212" table:formula="of:=IF([.$G$1];&quot;4&quot;;&quot;&quot;)" office:value-type="string" office:string-value="4" calcext:value-type="string">
            <text:p>4</text:p>
          </table:table-cell>
          <table:table-cell table:style-name="ce1212" table:formula="of:=IF([.$G$1];&quot;(In)équation niveau 1&quot;;&quot;&quot;)" office:value-type="string" office:string-value="(In)équation niveau 1" calcext:value-type="string">
            <text:p>(In)équation niveau 1</text:p>
          </table:table-cell>
          <table:table-cell table:style-name="ce1220" table:formula="of:=IF([.$G$1];[$Données.$AG$76];&quot;&quot;)" office:value-type="float" office:value="0" calcext:value-type="float">
            <text:p>0,00</text:p>
          </table:table-cell>
          <table:table-cell table:style-name="ce1224" table:formula="of:=IF([.$G$1];IF(COUNTA([$'(In)équation niveau 1'.$C$6:.$G$6];[$'(In)équation niveau 1'.$C$14:.$M$14];[$'(In)équation niveau 1'.$C$19:.$M$19])&lt;&gt;0;&quot;Oui&quot;;&quot;Non&quot;);&quot;&quot;)" office:value-type="string" office:string-value="Non" calcext:value-type="string">
            <text:p>Non</text:p>
          </table:table-cell>
          <table:table-cell table:style-name="ce1224" table:formula="of:=IF([.$G$1];IF(COUNTA([$'(In)équation niveau 1'.$C$6:.$G$6];[$'(In)équation niveau 1'.$C$14:.$M$14];[$'(In)équation niveau 1'.$C$19:.$M$19])&lt;&gt;0;1;0);&quot;&quot;)" office:value-type="float" office:value="0" calcext:value-type="float">
            <text:p>0</text:p>
          </table:table-cell>
          <table:table-cell table:style-name="ce1228"/>
          <table:table-cell table:number-columns-repeated="2"/>
          <table:table-cell table:style-name="ce1235"/>
          <table:table-cell table:number-columns-repeated="55"/>
        </table:table-row>
        <table:table-row table:style-name="ro20">
          <table:table-cell table:style-name="ce1211" table:formula="of:=IF([.$G$1];&quot;5&quot;;&quot;&quot;)" office:value-type="string" office:string-value="5" calcext:value-type="string">
            <text:p>5</text:p>
          </table:table-cell>
          <table:table-cell table:style-name="ce1211" table:formula="of:=IF([.$G$1];&quot;(In)équation niveau 2&quot;;&quot;&quot;)" office:value-type="string" office:string-value="(In)équation niveau 2" calcext:value-type="string">
            <text:p>(In)équation niveau 2</text:p>
          </table:table-cell>
          <table:table-cell table:style-name="ce1219" table:formula="of:=IF([.$G$1];[$Données.$M$76];&quot;&quot;)" office:value-type="float" office:value="0" calcext:value-type="float">
            <text:p>0,00</text:p>
          </table:table-cell>
          <table:table-cell table:style-name="ce1225" table:formula="of:=IF([.$G$1];IF(COUNTA([$'(In)équation niveau 2'.$C$6:.$G$6];[$'(In)équation niveau 2'.$C$14:.$M$14];[$'(In)équation niveau 2'.$C$19:.$M$19])&lt;&gt;0;&quot;Oui&quot;;&quot;Non&quot;);&quot;&quot;)" office:value-type="string" office:string-value="Non" calcext:value-type="string">
            <text:p>Non</text:p>
          </table:table-cell>
          <table:table-cell table:style-name="ce1225" table:formula="of:=IF([.$G$1];IF(COUNTA([$'(In)équation niveau 2'.$C$6:.$G$6];[$'(In)équation niveau 2'.$C$14:.$M$14];[$'(In)équation niveau 2'.$C$19:.$M$19])&lt;&gt;0;1;0);&quot;&quot;)" office:value-type="float" office:value="0" calcext:value-type="float">
            <text:p>0</text:p>
          </table:table-cell>
          <table:table-cell table:style-name="ce1228"/>
          <table:table-cell table:number-columns-repeated="2"/>
          <table:table-cell table:style-name="ce1235"/>
          <table:table-cell table:number-columns-repeated="55"/>
        </table:table-row>
        <table:table-row table:style-name="ro20">
          <table:table-cell table:style-name="ce1212" table:formula="of:=IF([.$G$1];&quot;6&quot;;&quot;&quot;)" office:value-type="string" office:string-value="6" calcext:value-type="string">
            <text:p>6</text:p>
          </table:table-cell>
          <table:table-cell table:style-name="ce1212" table:formula="of:=IF([.$G$1];&quot;Fonction homographique&quot;;&quot;&quot;)" office:value-type="string" office:string-value="Fonction homographique" calcext:value-type="string">
            <text:p>Fonction homographique</text:p>
          </table:table-cell>
          <table:table-cell table:style-name="ce1220"/>
          <table:table-cell table:style-name="ce1224" table:number-columns-repeated="2"/>
          <table:table-cell table:style-name="ce1228"/>
          <table:table-cell table:number-columns-repeated="58"/>
        </table:table-row>
        <table:table-row table:style-name="ro20">
          <table:table-cell table:style-name="ce1213" table:number-columns-repeated="2"/>
          <table:table-cell table:style-name="ce1221"/>
          <table:table-cell table:style-name="ce1226"/>
          <table:table-cell table:style-name="ce1213"/>
          <table:table-cell table:style-name="ce1229"/>
          <table:table-cell table:style-name="ce1231" table:number-columns-repeated="58"/>
        </table:table-row>
        <table:table-row table:style-name="ro20">
          <table:table-cell table:style-name="ce1213" table:number-columns-repeated="2"/>
          <table:table-cell table:style-name="ce1221"/>
          <table:table-cell table:style-name="ce1226"/>
          <table:table-cell table:style-name="ce1213"/>
          <table:table-cell table:style-name="ce1230"/>
          <table:table-cell table:style-name="ce1231" table:number-columns-repeated="58"/>
        </table:table-row>
        <table:table-row table:style-name="ro20">
          <table:table-cell table:style-name="ce1213" table:number-columns-repeated="2"/>
          <table:table-cell table:style-name="ce1222"/>
          <table:table-cell table:style-name="ce1226"/>
          <table:table-cell table:style-name="ce1213"/>
          <table:table-cell table:style-name="ce1230"/>
          <table:table-cell table:style-name="ce1231" table:number-columns-repeated="58"/>
        </table:table-row>
        <table:table-row table:style-name="ro20">
          <table:table-cell table:style-name="ce1213" table:number-columns-repeated="2"/>
          <table:table-cell table:style-name="ce1221"/>
          <table:table-cell table:style-name="ce1226"/>
          <table:table-cell table:style-name="ce1213"/>
          <table:table-cell table:style-name="ce1231" table:number-columns-repeated="59"/>
        </table:table-row>
        <table:table-row table:style-name="ro20">
          <table:table-cell table:style-name="ce1213" table:number-columns-repeated="2"/>
          <table:table-cell table:style-name="ce1221"/>
          <table:table-cell table:style-name="ce1226" table:number-columns-repeated="2"/>
          <table:table-cell table:style-name="ce1231" table:number-columns-repeated="59"/>
        </table:table-row>
        <table:table-row table:style-name="ro21">
          <table:table-cell table:number-columns-repeated="64"/>
        </table:table-row>
        <table:table-row table:style-name="ro21">
          <table:table-cell table:style-name="ce1215" office:value-type="string" calcext:value-type="string" table:number-columns-spanned="5" table:number-rows-spanned="2">
            <text:p>KELLER Stéphane</text:p>
          </table:table-cell>
          <table:covered-table-cell table:number-columns-repeated="4"/>
          <table:table-cell table:number-columns-repeated="59"/>
        </table:table-row>
        <table:table-row table:style-name="ro21">
          <table:covered-table-cell table:number-columns-repeated="5"/>
          <table:table-cell table:number-columns-repeated="59"/>
        </table:table-row>
        <table:table-row table:style-name="ro21">
          <table:table-cell table:number-columns-repeated="64"/>
        </table:table-row>
        <table:table-row table:style-name="ro21">
          <table:table-cell table:number-columns-repeated="2"/>
          <table:table-cell table:style-name="ce1223"/>
          <table:table-cell table:number-columns-repeated="61"/>
        </table:table-row>
        <table:table-row table:style-name="ro21">
          <table:table-cell table:number-columns-repeated="64"/>
        </table:table-row>
        <table:table-row table:style-name="ro21">
          <table:table-cell table:style-name="ce902" table:number-columns-repeated="2"/>
          <table:table-cell table:number-columns-repeated="62"/>
        </table:table-row>
        <table:table-row table:style-name="ro21" table:number-rows-repeated="80">
          <table:table-cell table:number-columns-repeated="64"/>
        </table:table-row>
        <table:table-row table:style-name="ro21">
          <table:table-cell table:style-name="ce1216" office:value-type="string" calcext:value-type="string">
            <text:p>MDP :</text:p>
          </table:table-cell>
          <table:table-cell table:style-name="ce1216" office:value-type="string" calcext:value-type="string">
            <text:p>KELLER Stéphane</text:p>
          </table:table-cell>
          <table:table-cell table:number-columns-repeated="62"/>
        </table:table-row>
        <table:table-row table:style-name="ro21" table:number-rows-repeated="1048475">
          <table:table-cell table:number-columns-repeated="64"/>
        </table:table-row>
        <table:table-row table:style-name="ro21">
          <table:table-cell table:number-columns-repeated="6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mic Sans MS1" svg:font-family="'Comic Sans MS'"/>
    <style:font-face style:name="Times New Roman1" svg:font-family="'Times New Roman'"/>
    <style:font-face style:name="Wingdings 31" svg:font-family="'Wingdings 3'"/>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loext:max-denominator-value="9"/>
    </number:number-style>
    <number:number-style style:name="N108">
      <number:fraction number:min-numerator-digits="2" loext:max-numerator-digits="2" number:min-denominator-digits="2" loext:max-denominator-value="99"/>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loext:min-decimal-places="0" number:min-integer-digits="0">
        <number:embedded-text number:position="1"> /</number:embedded-text>
      </number:number>
      <number:currency-symbol number:language="fr" number:country="FR">PI</number:currency-symbol>
    </number:currency-style>
    <number:currency-style style:name="N112">
      <number:number number:decimal-places="0" loext:min-decimal-places="0" number:min-integer-digits="0"/>
      <number:text> </number:text>
      <number:currency-symbol>/20</number:currency-symbol>
    </number:currency-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number number:decimal-places="0" loext:min-decimal-places="0" number:min-integer-digits="0"/>
    </number:number-style>
    <number:number-style style:name="N143">
      <number:number number:decimal-places="1" loext:min-decimal-places="1" number:min-integer-digits="0"/>
    </number:number-style>
    <number:number-style style:name="N144">
      <number:fraction number:min-integer-digits="0" number:min-numerator-digits="1" loext:max-numerator-digits="1" number:min-denominator-digits="1" loext:max-denominator-value="9"/>
    </number:number-style>
    <number:number-style style:name="N145">
      <number:number number:decimal-places="3" loext:min-decimal-places="0" number:min-integer-digits="1" number:decimal-replacement=""/>
    </number:number-style>
    <number:number-style style:name="N146">
      <number:number number:decimal-places="6" loext:min-decimal-places="0" number:min-integer-digits="1" number:decimal-replacement=""/>
    </number:number-style>
    <number:number-style style:name="N147">
      <number:number number:decimal-places="14" loext:min-decimal-places="14" number:min-integer-digits="1"/>
    </number:number-style>
    <number:number-style style:name="N148">
      <number:number number:decimal-places="13" loext:min-decimal-places="13" number:min-integer-digits="1"/>
    </number:number-style>
    <number:number-style style:name="N149">
      <number:number number:decimal-places="12" loext:min-decimal-places="12" number:min-integer-digits="1"/>
    </number:number-style>
    <number:number-style style:name="N150">
      <number:number number:decimal-places="11" loext:min-decimal-places="11" number:min-integer-digits="1"/>
    </number:number-style>
    <number:number-style style:name="N151">
      <number:scientific-number number:decimal-places="2" loext:min-decimal-places="0" number:min-integer-digits="1" number:min-exponent-digits="2" loext:exponent-interval="1" loext:forced-exponent-sign="true"/>
    </number:number-style>
    <number:number-style style:name="N152">
      <number:number number:decimal-places="9" loext:min-decimal-places="0" number:min-integer-digits="1" number:decimal-replacement="" number:grouping="true"/>
    </number:number-style>
    <number:number-style style:name="N153">
      <number:number number:decimal-places="2" loext:min-decimal-places="0" number:min-integer-digits="0" number:decimal-replacement="" number:grouping="true"/>
    </number:number-style>
    <number:number-style style:name="N154">
      <number:number number:decimal-places="2" loext:min-decimal-places="0" number:min-integer-digits="1" number:decimal-replacement="" number:grouping="true"/>
    </number:number-style>
    <number:number-style style:name="N155">
      <number:scientific-number number:decimal-places="2" loext:min-decimal-places="0" number:min-integer-digits="1" number:min-exponent-digits="1" loext:exponent-interval="1" loext:forced-exponent-sign="true"/>
    </number:number-style>
    <number:number-style style:name="N156">
      <number:number number:decimal-places="3" loext:min-decimal-places="0" number:min-integer-digits="0" number:decimal-replacement="" number:grouping="true"/>
    </number:number-style>
    <number:number-style style:name="N157">
      <number:number number:decimal-places="3" loext:min-decimal-places="0" number:min-integer-digits="1" number:decimal-replacement="" number:grouping="true"/>
    </number:number-style>
    <number:number-style style:name="N158">
      <number:number number:decimal-places="9" loext:min-decimal-places="0" number:min-integer-digits="4" number:decimal-replacement="" number:grouping="true"/>
    </number:number-style>
    <number:number-style style:name="N159">
      <number:scientific-number number:decimal-places="8" loext:min-decimal-places="0" number:min-integer-digits="1" number:min-exponent-digits="2" loext:exponent-interval="1" loext:forced-exponent-sign="true"/>
    </number:number-style>
    <number:number-style style:name="N160">
      <number:number number:decimal-places="12" loext:min-decimal-places="0" number:min-integer-digits="1" number:decimal-replacement=""/>
    </number:number-style>
    <number:number-style style:name="N161">
      <number:number number:decimal-places="12" loext:min-decimal-places="12" number:min-integer-digits="1" number:grouping="true"/>
    </number:number-style>
    <number:number-style style:name="N162">
      <number:fraction number:min-integer-digits="0" number:min-numerator-digits="2" loext:max-numerator-digits="2" number:min-denominator-digits="1" loext:max-denominator-value="9"/>
    </number:number-style>
    <number:number-style style:name="N163">
      <number:number number:decimal-places="2" loext:min-decimal-places="0" number:min-integer-digits="1" number:decimal-replacement=""/>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percentage-style style:name="N177">
      <number:number number:decimal-places="1" loext:min-decimal-places="1" number:min-integer-digits="1"/>
      <number:text>%</number:text>
    </number:percentage-style>
    <number:number-style style:name="N178">
      <number:number number:decimal-places="1" loext:min-decimal-places="1" number:min-integer-digits="1" number:display-factor="1000"/>
      <number:text>%</number:text>
    </number:number-style>
    <number:number-style style:name="N179">
      <number:number number:decimal-places="1" loext:min-decimal-places="1" number:min-integer-digits="1"/>
      <number:text> %</number:text>
    </number:number-style>
    <number:number-style style:name="N180">
      <number:number number:decimal-places="0" loext:min-decimal-places="0" number:min-integer-digits="1"/>
      <number:text> %</number:text>
    </number:number-style>
    <number:percentage-style style:name="N181">
      <number:number number:decimal-places="0" loext:min-decimal-places="0" number:min-integer-digits="1" number:display-factor="1000"/>
      <number:text>%</number:text>
    </number:percentage-style>
    <number:percentage-style style:name="N182">
      <number:number number:decimal-places="3" loext:min-decimal-places="3" number:min-integer-digits="1"/>
      <number:text>%</number:text>
    </number:percentage-style>
    <number:percentage-style style:name="N183">
      <number:number number:decimal-places="4" loext:min-decimal-places="4" number:min-integer-digits="1"/>
      <number:text>%</number:text>
    </number:percentage-style>
    <number:percentage-style style:name="N184">
      <number:number number:decimal-places="2" loext:min-decimal-places="2" number:min-integer-digits="1"/>
      <number:text>%</number:text>
    </number:percentage-style>
    <number:number-style style:name="N185">
      <number:fraction number:min-integer-digits="0" number:min-numerator-digits="2" loext:max-numerator-digits="2" number:min-denominator-digits="2" loext:max-denominator-value="99"/>
    </number:number-style>
    <number:number-style style:name="N186">
      <number:fraction number:min-numerator-digits="3" loext:max-numerator-digits="3" number:min-denominator-digits="3" loext:max-denominator-value="999"/>
    </number:number-style>
    <number:number-style style:name="N187">
      <number:fraction number:min-numerator-digits="1" loext:max-numerator-digits="4" number:min-denominator-digits="5" loext:max-denominator-value="99999"/>
    </number:number-style>
    <number:number-style style:name="N188">
      <number:fraction number:min-numerator-digits="1" loext:max-numerator-digits="5" number:min-denominator-digits="5" loext:max-denominator-value="999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4">00/00/0000</text:date>, <text:time style:data-style-name="N2" text:time-value="11:50:37.76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4T19:12:35.527000000</meta:creation-date>
    <dc:date>2020-12-04T11:51:04.715000000</dc:date>
    <meta:editing-duration>P3DT13H55M33S</meta:editing-duration>
    <meta:editing-cycles>1006</meta:editing-cycles>
    <meta:generator>LibreOffice/6.4.6.2$Windows_x86 LibreOffice_project/0ce51a4fd21bff07a5c061082cc82c5ed232f115</meta:generator>
    <meta:document-statistic meta:table-count="9" meta:cell-count="3386" meta:object-count="51"/>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euille.GetCellRangeByName("B208").value = SK_Alea(1,9)
	Feuille.GetCellRangeByName("C208").value = SK_Alea(1,5)
	Feuille.GetCellRangeByName("E208").value = SK_Alea(-5,5)
	Feuille.GetCellRangeByName("F208").value = SK_Alea(-6,6)
	Feuille.GetCellRangeByName("D231").value = RND()
	Feuille.GetCellRangeByName("E231").value = RND()
	Feuille.GetCellRangeByName("F231").value = RND()
	Feuille.GetCellRangeByName("G231").value = RND()
	Feuille.GetCellRangeByName("H231").value = RND()
	Feuille.GetCellRangeByName("I231").value = RND()
	Feuille.GetCellRangeByName("J231").value = RND()
	Feuille.GetCellRangeByName("K231").value = RND()
	Feuille.GetCellRangeByName("L231").value = RND()
	Feuille.GetCellRangeByName("M231").value = RND()
	Feuille.GetCellRangeByName("N231").value = RND()
	Feuille.GetCellRangeByName("O231").value = RND()
	Feuille.GetCellRangeByName("P231").value = RND()
	Feuille.GetCellRangeByName("Q231").value = RND()
	Feuille.GetCellRangeByName("R231").value = RND()
	Feuille.GetCellRangeByName("S231").value = RND()
	Feuille.GetCellRangeByName("T231").value = RND()
	Feuille.GetCellRangeByName("U231").value = RND()
	Feuille.GetCellRangeByName("V231").value = RND()
	Feuille.GetCellRangeByName("W231").value = RND()
	Feuille.GetCellRangeByName("X231").value = RND()
	Feuille.GetCellRangeByName("Y231").value = RND()
	Feuille.GetCellRangeByName("Z231").value = RND()
	Feuille.GetCellRangeByName("AA231").value = RND()
	Feuille.GetCellRangeByName("AB231").value = R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ooo: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6">
                <text:p>-6</text:p>
                <draw:g>
                  <svg:desc>Données.D101:Données.T101</svg:desc>
                </draw:g>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2.29610059419054">
                <text:p>-2.29610059419054</text:p>
              </table:table-cell>
              <table:table-cell office:value-type="float" office:value="-4.24264068711929">
                <text:p>-4.24264068711929</text:p>
              </table:table-cell>
              <table:table-cell office:value-type="float" office:value="-5.54327719506772">
                <text:p>-5.54327719506772</text:p>
              </table:table-cell>
              <table:table-cell office:value-type="float" office:value="-6">
                <text:p>-6</text:p>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 LibreOffice_project/0ce51a4fd21bff07a5c061082cc82c5ed232f115</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ooo: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6">
                <text:p>-6</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5.54327719506772">
                <text:p>-5.54327719506772</text:p>
              </table:table-cell>
            </table:table-row>
            <table:table-row>
              <table:table-cell office:value-type="string">
                <text:p>3</text:p>
              </table:table-cell>
              <table:table-cell office:value-type="float" office:value="-6">
                <text:p>-6</text:p>
              </table:table-cell>
              <table:table-cell office:value-type="float" office:value="-4.24264068711929">
                <text:p>-4.24264068711929</text:p>
              </table:table-cell>
            </table:table-row>
            <table:table-row>
              <table:table-cell office:value-type="string">
                <text:p>4</text:p>
              </table:table-cell>
              <table:table-cell office:value-type="float" office:value="-5">
                <text:p>-5</text:p>
              </table:table-cell>
              <table:table-cell office:value-type="float" office:value="-2.29610059419054">
                <text:p>-2.29610059419054</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2.29610059419054">
                <text:p>-2.29610059419054</text:p>
              </table:table-cell>
            </table:table-row>
            <table:table-row>
              <table:table-cell office:value-type="string">
                <text:p>7</text:p>
              </table:table-cell>
              <table:table-cell office:value-type="float" office:value="-2">
                <text:p>-2</text:p>
              </table:table-cell>
              <table:table-cell office:value-type="float" office:value="-4.24264068711929">
                <text:p>-4.24264068711929</text:p>
              </table:table-cell>
            </table:table-row>
            <table:table-row>
              <table:table-cell office:value-type="string">
                <text:p>8</text:p>
              </table:table-cell>
              <table:table-cell office:value-type="float" office:value="-1">
                <text:p>-1</text:p>
              </table:table-cell>
              <table:table-cell office:value-type="float" office:value="-5.54327719506772">
                <text:p>-5.54327719506772</text:p>
              </table:table-cell>
            </table:table-row>
            <table:table-row>
              <table:table-cell office:value-type="string">
                <text:p>9</text:p>
              </table:table-cell>
              <table:table-cell office:value-type="float" office:value="0">
                <text:p>0</text:p>
              </table:table-cell>
              <table:table-cell office:value-type="float" office:value="-6">
                <text:p>-6</text:p>
              </table:table-cell>
            </table:table-row>
            <table:table-row>
              <table:table-cell office:value-type="string">
                <text:p>10</text:p>
              </table:table-cell>
              <table:table-cell office:value-type="float" office:value="1">
                <text:p>1</text:p>
              </table:table-cell>
              <table:table-cell office:value-type="float" office:value="-5.54327719506772">
                <text:p>-5.54327719506772</text:p>
              </table:table-cell>
            </table:table-row>
            <table:table-row>
              <table:table-cell office:value-type="string">
                <text:p>11</text:p>
              </table:table-cell>
              <table:table-cell office:value-type="float" office:value="2">
                <text:p>2</text:p>
              </table:table-cell>
              <table:table-cell office:value-type="float" office:value="-4.24264068711929">
                <text:p>-4.24264068711929</text:p>
              </table:table-cell>
            </table:table-row>
            <table:table-row>
              <table:table-cell office:value-type="string">
                <text:p>12</text:p>
              </table:table-cell>
              <table:table-cell office:value-type="float" office:value="3">
                <text:p>3</text:p>
              </table:table-cell>
              <table:table-cell office:value-type="float" office:value="-2.29610059419054">
                <text:p>-2.29610059419054</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3.44415089128581">
                <text:p>-3.44415089128581</text:p>
              </table:table-cell>
            </table:table-row>
            <table:table-row>
              <table:table-cell office:value-type="string">
                <text:p>15</text:p>
              </table:table-cell>
              <table:table-cell office:value-type="float" office:value="6">
                <text:p>6</text:p>
              </table:table-cell>
              <table:table-cell office:value-type="float" office:value="-6.36396103067893">
                <text:p>-6.36396103067893</text:p>
              </table:table-cell>
            </table:table-row>
            <table:table-row>
              <table:table-cell office:value-type="string">
                <text:p>16</text:p>
              </table:table-cell>
              <table:table-cell office:value-type="float" office:value="7">
                <text:p>7</text:p>
              </table:table-cell>
              <table:table-cell office:value-type="float" office:value="-8.31491579260158">
                <text:p>-8.31491579260158</text:p>
              </table:table-cell>
            </table:table-row>
            <table:table-row>
              <table:table-cell office:value-type="string">
                <text:p>17</text:p>
              </table:table-cell>
              <table:table-cell office:value-type="float" office:value="8">
                <text:p>8</text:p>
              </table:table-cell>
              <table:table-cell office:value-type="float" office:value="-9">
                <text:p>-9</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 LibreOffice_project/0ce51a4fd21bff07a5c061082cc82c5ed232f11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69">
      <number:fraction number:min-numerator-digits="1" loext:max-numerator-digits="6" number:min-denominator-digits="1" loext: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55FED2B9C604A8DC.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55FED2B9C604A8DC.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0" style:family="chart">
      <style:chart-properties chart:solid-type="cuboid" chart:symbol-type="image" chart:symbol-width="0.3cm" chart:symbol-height="0.3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ooo: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series>
          <chart:series chart:style-name="ch9" chart:values-cell-range-address="Données.O25:Données.O25" loext:label-string="&quot;Point droite&quot;" chart:class="chart:scatter">
            <chart:domain table:cell-range-address="Données.N25:Données.N25"/>
            <chart:data-point chart:style-name="ch10"/>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1.32544378698225">
                <text:p>-1.32544378698225</text:p>
                <draw:g>
                  <svg:desc>Données.O5:Données.O25</svg:desc>
                </draw:g>
              </table:table-cell>
              <table:table-cell office:value-type="float" office:value="-10">
                <text:p>-10</text:p>
                <draw:g>
                  <svg:desc>Données.N5:Données.N5</svg:desc>
                </draw:g>
              </table:table-cell>
              <table:table-cell office:value-type="float" office:value="-1.32544378698225">
                <text:p>-1.32544378698225</text:p>
                <draw:g>
                  <svg:desc>Données.O5:Données.O5</svg:desc>
                </draw:g>
              </table:table-cell>
              <table:table-cell office:value-type="float" office:value="10">
                <text:p>10</text:p>
                <draw:g>
                  <svg:desc>Données.N25:Données.N25</svg:desc>
                </draw:g>
              </table:table-cell>
              <table:table-cell office:value-type="float" office:value="-10.792899408284">
                <text:p>-10.792899408284</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32544378698225">
                <text:p>-1.32544378698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4.54437869822485">
                <text:p>-4.544378698224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6.43786982248521">
                <text:p>-6.43786982248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8.5207100591716">
                <text:p>-8.5207100591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10.792899408284">
                <text:p>-10.7928994082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ooo: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1.0625">
                <text:p>-1.0625</text:p>
                <draw:g>
                  <svg:desc>Données.P50:Données.P70</svg:desc>
                </draw:g>
              </table:table-cell>
              <table:table-cell office:value-type="float" office:value="-10">
                <text:p>-10</text:p>
                <draw:g>
                  <svg:desc>Données.R50:Données.R52</svg:desc>
                </draw:g>
              </table:table-cell>
              <table:table-cell office:value-type="float" office:value="-14">
                <text:p>-14</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5.890625">
                <text:p>-5.890625</text:p>
              </table:table-cell>
              <table:table-cell office:value-type="float" office:value="0">
                <text:p>0</text:p>
              </table:table-cell>
              <table:table-cell office:value-type="float" office:value="6">
                <text:p>6</text:p>
              </table:table-cell>
            </table:table-row>
            <table:table-row>
              <table:table-cell office:value-type="string">
                <text:p>3</text:p>
              </table:table-cell>
              <table:table-cell office:value-type="float" office:value="-8">
                <text:p>-8</text:p>
              </table:table-cell>
              <table:table-cell office:value-type="float" office:value="-10">
                <text:p>-10</text:p>
              </table:table-cell>
              <table:table-cell office:value-type="float" office:value="10">
                <text:p>10</text:p>
              </table:table-cell>
              <table:table-cell office:value-type="float" office:value="26">
                <text:p>26</text:p>
              </table:table-cell>
            </table:table-row>
            <table:table-row>
              <table:table-cell office:value-type="string">
                <text:p>4</text:p>
              </table:table-cell>
              <table:table-cell office:value-type="float" office:value="-7">
                <text:p>-7</text:p>
              </table:table-cell>
              <table:table-cell office:value-type="float" office:value="-13.390625">
                <text:p>-13.390625</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6.0625">
                <text:p>-16.062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18.015625">
                <text:p>-18.01562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9.25">
                <text:p>-19.2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9.765625">
                <text:p>-19.76562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19.5625">
                <text:p>-19.562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8.640625">
                <text:p>-18.64062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17">
                <text:p>-1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14.640625">
                <text:p>-14.640625</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1.5625">
                <text:p>-11.5625</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7.765625">
                <text:p>-7.765625</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984375">
                <text:p>1.984375</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7.9375">
                <text:p>7.9375</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4.609375">
                <text:p>14.609375</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30.109375">
                <text:p>30.109375</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38.9375">
                <text:p>38.93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ooo: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4">
                <text:p>4</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6">
                <text:p>-16</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8pt" fo:font-weight="bold" style:font-size-asian="10pt" style:font-size-complex="10pt"/>
    </style:style>
    <style:style style:name="ch4" style:family="chart">
      <style:graphic-properties svg:stroke-color="#009900"/>
    </style:style>
    <style:style style:name="ch5" style:family="chart">
      <style:graphic-properties svg:stroke-color="#dddddd"/>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66.39cm" svg:height="34.664cm" xlink:href=".." xlink:type="simple" chart:class="chart:scatter" chart:style-name="ch1">
        <chart:plot-area chart:style-name="ch2" table:cell-range-address="Données.I208:Données.N208 Aide.A1:Aide.A1 Données.C235:Données.C435" chart:data-source-has-labels="row" svg:x="1.327cm" svg:y="0.693cm" svg:width="63.736cm" svg:height="33.278cm">
          <chartooo:coordinate-region svg:x="1.777cm" svg:y="1.051cm" svg:width="62.94cm" svg:height="32.563cm"/>
          <chart:axis chart:dimension="x" chart:name="primary-x" chart:style-name="ch3">
            <chart:grid chart:style-name="ch4" chart:class="major"/>
            <chart:grid chart:style-name="ch5" chart:class="minor"/>
          </chart:axis>
          <chart:axis chart:dimension="y" chart:name="primary-y" chart:style-name="ch3">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40610266">
                <text:p>-0.00000000000001176836406102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 LibreOffice_project/0ce51a4fd21bff07a5c061082cc82c5ed232f115</meta:generator>
  </office:meta>
</office:document-meta>
</file>

<file path=Object 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I208:Données.N208 Aide.A1:Aide.A1 Données.C235:Données.C435" chart:data-source-has-labels="row" svg:x="0.54cm" svg:y="0.285cm" svg:width="25.961cm" svg:height="13.727cm">
          <chartooo: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40610266">
                <text:p>-0.00000000000001176836406102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 LibreOffice_project/0ce51a4fd21bff07a5c061082cc82c5ed232f115</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5cm" svg:width="20.74cm" svg:height="14.016cm">
          <chartooo: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13.3333333333333">
                <text:p>-13.3333333333333</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10.3703703703704">
                <text:p>-10.3703703703704</text:p>
              </table:table-cell>
            </table:table-row>
            <table:table-row>
              <table:table-cell office:value-type="string">
                <text:p>3</text:p>
              </table:table-cell>
              <table:table-cell office:value-type="float" office:value="-8">
                <text:p>-8</text:p>
              </table:table-cell>
              <table:table-cell office:value-type="float" office:value="-7.7037037037037">
                <text:p>-7.7037037037037</text:p>
              </table:table-cell>
            </table:table-row>
            <table:table-row>
              <table:table-cell office:value-type="string">
                <text:p>4</text:p>
              </table:table-cell>
              <table:table-cell office:value-type="float" office:value="-7">
                <text:p>-7</text:p>
              </table:table-cell>
              <table:table-cell office:value-type="float" office:value="-5.33333333333333">
                <text:p>-5.33333333333333</text:p>
              </table:table-cell>
            </table:table-row>
            <table:table-row>
              <table:table-cell office:value-type="string">
                <text:p>5</text:p>
              </table:table-cell>
              <table:table-cell office:value-type="float" office:value="-6">
                <text:p>-6</text:p>
              </table:table-cell>
              <table:table-cell office:value-type="float" office:value="-3.25925925925926">
                <text:p>-3.25925925925926</text:p>
              </table:table-cell>
            </table:table-row>
            <table:table-row>
              <table:table-cell office:value-type="string">
                <text:p>6</text:p>
              </table:table-cell>
              <table:table-cell office:value-type="float" office:value="-5">
                <text:p>-5</text:p>
              </table:table-cell>
              <table:table-cell office:value-type="float" office:value="-1.48148148148148">
                <text:p>-1.48148148148148</text:p>
              </table:table-cell>
            </table:table-row>
            <table:table-row>
              <table:table-cell office:value-type="string">
                <text:p>7</text:p>
              </table:table-cell>
              <table:table-cell office:value-type="float" office:value="-4">
                <text:p>-4</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1.18518518518519">
                <text:p>1.18518518518519</text:p>
              </table:table-cell>
            </table:table-row>
            <table:table-row>
              <table:table-cell office:value-type="string">
                <text:p>9</text:p>
              </table:table-cell>
              <table:table-cell office:value-type="float" office:value="-2">
                <text:p>-2</text:p>
              </table:table-cell>
              <table:table-cell office:value-type="float" office:value="2.07407407407407">
                <text:p>2.07407407407407</text:p>
              </table:table-cell>
            </table:table-row>
            <table:table-row>
              <table:table-cell office:value-type="string">
                <text:p>10</text:p>
              </table:table-cell>
              <table:table-cell office:value-type="float" office:value="-1">
                <text:p>-1</text:p>
              </table:table-cell>
              <table:table-cell office:value-type="float" office:value="2.66666666666667">
                <text:p>2.66666666666667</text:p>
              </table:table-cell>
            </table:table-row>
            <table:table-row>
              <table:table-cell office:value-type="string">
                <text:p>11</text:p>
              </table:table-cell>
              <table:table-cell office:value-type="float" office:value="0">
                <text:p>0</text:p>
              </table:table-cell>
              <table:table-cell office:value-type="float" office:value="2.96296296296296">
                <text:p>2.96296296296296</text:p>
              </table:table-cell>
            </table:table-row>
            <table:table-row>
              <table:table-cell office:value-type="string">
                <text:p>12</text:p>
              </table:table-cell>
              <table:table-cell office:value-type="float" office:value="1">
                <text:p>1</text:p>
              </table:table-cell>
              <table:table-cell office:value-type="float" office:value="2.96296296296296">
                <text:p>2.96296296296296</text:p>
              </table:table-cell>
            </table:table-row>
            <table:table-row>
              <table:table-cell office:value-type="string">
                <text:p>13</text:p>
              </table:table-cell>
              <table:table-cell office:value-type="float" office:value="2">
                <text:p>2</text:p>
              </table:table-cell>
              <table:table-cell office:value-type="float" office:value="2.66666666666667">
                <text:p>2.66666666666667</text:p>
              </table:table-cell>
            </table:table-row>
            <table:table-row>
              <table:table-cell office:value-type="string">
                <text:p>14</text:p>
              </table:table-cell>
              <table:table-cell office:value-type="float" office:value="3">
                <text:p>3</text:p>
              </table:table-cell>
              <table:table-cell office:value-type="float" office:value="2.07407407407407">
                <text:p>2.07407407407407</text:p>
              </table:table-cell>
            </table:table-row>
            <table:table-row>
              <table:table-cell office:value-type="string">
                <text:p>15</text:p>
              </table:table-cell>
              <table:table-cell office:value-type="float" office:value="4">
                <text:p>4</text:p>
              </table:table-cell>
              <table:table-cell office:value-type="float" office:value="1.18518518518519">
                <text:p>1.18518518518519</text:p>
              </table:table-cell>
            </table:table-row>
            <table:table-row>
              <table:table-cell office:value-type="string">
                <text:p>16</text:p>
              </table:table-cell>
              <table:table-cell office:value-type="float" office:value="5">
                <text:p>5</text:p>
              </table:table-cell>
              <table:table-cell office:value-type="float" office:value="0">
                <text:p>0</text:p>
              </table:table-cell>
            </table:table-row>
            <table:table-row>
              <table:table-cell office:value-type="string">
                <text:p>17</text:p>
              </table:table-cell>
              <table:table-cell office:value-type="float" office:value="6">
                <text:p>6</text:p>
              </table:table-cell>
              <table:table-cell office:value-type="float" office:value="-1.48148148148148">
                <text:p>-1.48148148148148</text:p>
              </table:table-cell>
            </table:table-row>
            <table:table-row>
              <table:table-cell office:value-type="string">
                <text:p>18</text:p>
              </table:table-cell>
              <table:table-cell office:value-type="float" office:value="7">
                <text:p>7</text:p>
              </table:table-cell>
              <table:table-cell office:value-type="float" office:value="-3.25925925925926">
                <text:p>-3.25925925925926</text:p>
              </table:table-cell>
            </table:table-row>
            <table:table-row>
              <table:table-cell office:value-type="string">
                <text:p>19</text:p>
              </table:table-cell>
              <table:table-cell office:value-type="float" office:value="8">
                <text:p>8</text:p>
              </table:table-cell>
              <table:table-cell office:value-type="float" office:value="-5.33333333333333">
                <text:p>-5.33333333333333</text:p>
              </table:table-cell>
            </table:table-row>
            <table:table-row>
              <table:table-cell office:value-type="string">
                <text:p>20</text:p>
              </table:table-cell>
              <table:table-cell office:value-type="float" office:value="9">
                <text:p>9</text:p>
              </table:table-cell>
              <table:table-cell office:value-type="float" office:value="-7.7037037037037">
                <text:p>-7.7037037037037</text:p>
              </table:table-cell>
            </table:table-row>
            <table:table-row>
              <table:table-cell office:value-type="string">
                <text:p>21</text:p>
              </table:table-cell>
              <table:table-cell office:value-type="float" office:value="10">
                <text:p>10</text:p>
              </table:table-cell>
              <table:table-cell office:value-type="float" office:value="-10.3703703703704">
                <text:p>-10.3703703703704</text:p>
              </table:table-cell>
            </table:table-row>
          </table:table-rows>
        </table:table>
      </chart:chart>
    </office:chart>
  </office:body>
</office:document-content>
</file>

<file path=Object 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